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美光在中国被禁后　投资三十六亿美元日本设厂</text:span>
</text:h>
      <text:p text:style-name="P4">
Author: None</text:p>
      <text:p text:style-name="P4">
Publisher: Radio Free Asia (Organization)</text:p>
      <text:p text:style-name="P4">
Published Time: 2023-05-22T04:11:00-04:00</text:p>
      <text:p text:style-name="P4">
Modified Time: 2023-05-23T07:08:49-04:00</text:p>
      <text:p text:style-name="P4">
Description: None</text:p>
      <text:p text:style-name="P4">
Videos: []</text:p>
      <text:p text:style-name="P4">
Audios: ["<text:a xlink:type="simple" xlink:href="https://www.rfa.org/mandarin/yataibaodao/jingmao/gt2-052220230410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 text:anchor-type="as-char" svg:width="6.9236in" svg:height="4.57851in" draw:z-index="0">
<draw:image xlink:href="../Images/rfamandarin/2023-05-22T04-11-00-04-00/000000.png" xlink:type="simple" xlink:show="embed" xlink:actuate="onLoad" draw:mime-type="image/png"/>
</draw:frame>
 中国发出通告称因安全因素禁止销售美光的芯片。 <text:a xlink:type="simple" xlink:href="https://www.rfa.org/mandarin/yataibaodao/jingmao/gt2-05222023041046.html/@@images/image" text:style-name="Internet_20_link" text:visited-style-name="Visited_20_Internet_20_Link">
</text:a>
路透资料  <text:a xlink:type="simple" xlink:href="https://www.rfa.org/mandarin/yataibaodao/jingmao/gt2-05222023041046.html/@@stream" text:style-name="Internet_20_link" text:visited-style-name="Visited_20_Internet_20_Link">
</text:a>
</text:p>
      <text:p text:style-name="P4">
中国网信办日前宣布，美国美光公司产品存在网络安全隐患，要求中国国内客商停止采购美光产品。与此同时，美光科技公司宣布在日本投资三十六亿美元，用于先进制程存储芯片生产。</text:p>
      <ul>
        <li>
<text:span text:style-name="T4">
<text:a xlink:type="simple" xlink:href="https://www.rfa.org/mandarin/Xinwen/10-05212023161607.html" text:style-name="Internet_20_link" text:visited-style-name="Visited_20_Internet_20_Link">
 </text:a>
 </text:span>
  * <text:span text:style-name="T4">
<text:a xlink:type="simple" xlink:href="https://www.rfa.org/mandarin/yataibaodao/jingmao/gt1-04032023030956.html" text:style-name="Internet_20_link" text:visited-style-name="Visited_20_Internet_20_Link">
 </text:a>
 </text:span>
</li>
      </ul>
      <text:p text:style-name="P4">
网信办中国微信公众号本周日晚间公布，审查发现，美光公司产品存在较严重网络安全问题隐患，对中国关键资讯基础设施供应链造成重大安全风险，影响中国国家安全。因此，网络安全审查办公室依法作出不予通过网络安全审查的结论。还称，按照《网络安全法》等法律法规，中国国内关键资讯基础设施的运营者，应停止采购美光公司产品。</text:p>
      <text:p text:style-name="Quotations">

<text:p text:style-name="P4">
【中国网信办要求运营者停止采购美光产品】  &gt;
  中国网信办日前宣布，美国 <text:a xlink:type="simple" xlink:href="https://twitter.com/hashtag/%E7%BE%8E%E5%85%89" text:style-name="Internet_20_link" text:visited-style-name="Visited_20_Internet_20_Link">
&gt;
 </text:a>
&gt;
 公司产品存在较严重网络安全隐患，要求中国国内关键资讯基础设施运营者应停止采购美光产品。还称，这是按照《 <text:a xlink:type="simple" xlink:href="https://twitter.com/hashtag/%E7%BD%91%E7%BB%9C%E5%AE%89%E5%85%A8%E6%B3%95" text:style-name="Internet_20_link" text:visited-style-name="Visited_20_Internet_20_Link">
&gt;
 </text:a>
&gt;
 》等做出的决定。 <text:a xlink:type="simple" xlink:href="https://t.co/UZ5R7PPft2" text:style-name="Internet_20_link" text:visited-style-name="Visited_20_Internet_20_Link">
 </text:a>
&gt;
&gt;
 — 自由亚洲电台 (@RFA_Chinese) <text:a xlink:type="simple" xlink:href="https://twitter.com/RFA_Chinese/status/1660820430343618561" text:style-name="Internet_20_link" text:visited-style-name="Visited_20_Internet_20_Link">
&gt;
 </text:a>
</text:p>

</text:p>
      <text:p text:style-name="P4">
不愿公开身份的半导体业人士陈女士，本周一（22日）接受本台查询时说，美国、日本等国限制高端芯片和一部分半导体材料卖给中国企业：“美光在华公司也在执行美国的政策，不会卖受美国政府管制的高阶纳米芯片和高新技术给中国。这次网信办禁止国内企业购买美光的产品，美光在华销售金额会有所下降，但是中国企业购买美光同类产品的成本将会上升。”</text:p>
      <text:p text:style-name="P4">
<text:span text:style-name="T4">
禁美光产品转购同类产品更贵</text:span>
</text:p>
      <text:p text:style-name="P4">
陈女士还说：“比如最普通的动态随机存取存储器、闪存等产品都是当前业内急需品，现在要向外国其它公司购买，价格可能更贵，所谓杀敌一万，自损八千，现在看来可能不止‘八千’。”</text:p>
      <text:p text:style-name="P4">
法新社报道，美光发布声明说，已接获中国网信办通知上述审查结论，美光将评估结论内容与后续行动。记者询问美光是否会提出申诉时，美光发言人表示："我们期待继续与中国当局进行讨论。"</text:p>
      <text:p text:style-name="P4">
<draw:frame draw:style-name="fr1" draw:name="Image3" text:anchor-type="as-char" svg:width="6.9236in" svg:height="4.696509in" draw:z-index="0">
<draw:image xlink:href="../Images/rfamandarin/2023-05-22T04-11-00-04-00/000001.png" xlink:type="simple" xlink:show="embed" xlink:actuate="onLoad" draw:mime-type="image/png"/>
</draw:frame>
 美光科技公司 (Micron TechnologyInc., MU)（路透社）  <text:a xlink:type="simple" xlink:href="https://www.rfa.org/mandarin/yataibaodao/jingmao/gt2-05222023041046.html/image.jpeg" text:style-name="Internet_20_link" text:visited-style-name="Visited_20_Internet_20_Link">
</text:a>
</text:p>
      <text:p text:style-name="P4">
美光公司去年营业额在全球半导体公司排名第六，去年营收达308亿美元，其中约10%来自中国。不过，分析师指出，美光在中国销售的产品有很大部分是由外国制造商购买，目前还不清楚网信办的决定是否会影响这些外国买家。</text:p>
      <text:p text:style-name="P4">
<text:span text:style-name="T4">
禁美光在华销售做给国内百姓看</text:span>
</text:p>
      <text:p text:style-name="P4">
关注中国半导体行业发展的李昂接受本台采访时说，美光的关键产品早已停止向中国销售，因此网信办的禁令没有实际意义。他说：“人家美国人早就说了不给中国提供芯片了，如果你在美国没说之前这么说，我认为你（中国）可能是在抵制他。它是做个姿态而已，主要是做给国内的民众看的，它给国内百姓要有一个交代。”</text:p>
      <text:p text:style-name="P4">
中国每年需要从外国进口大量芯片用以生产手机、无人机等电子产品。去年，中国用于向外国购买芯片的金额达数千亿美元，相同于购买原油、天然气的金额。</text:p>
      <text:p text:style-name="P4">
<text:span text:style-name="T4">
美国公司芯片制造移师日本</text:span>
</text:p>
      <text:p text:style-name="P4">
美光科技公司代表上周四在日本宣布，在日本政府支持下，该公司将在日本投资约36亿美元，用于先进制程存储芯片生产。该公司说，此项投资的尖端存储芯片将在2025年投产。</text:p>
      <text:p text:style-name="P4">
记者：古亭 责编：陈美华 许书婷 嘉远 网编：瑞哲</text:p>
      <text:p text:style-name="P4">
Source: <text:a xlink:type="simple" xlink:href="https://www.rfa.org/mandarin/yataibaodao/jingmao/gt2-05222023041046.html" text:style-name="Internet_20_link" text:visited-style-name="Visited_20_Internet_20_Link">
https://www.rfa.org/mandarin/yataibaodao/jingmao/gt2-05222023041046.html</text:a>
</text:p>
      <!--NEWS-->
      <text:h text:style-name="P10" text:outline-level="1">
<text:span text:style-name="T4">
中国再度阻挠台湾参加世卫大会</text:span>
</text:h>
      <text:p text:style-name="P4">
Author: None</text:p>
      <text:p text:style-name="P4">
Publisher: Radio Free Asia (Organization)</text:p>
      <text:p text:style-name="P4">
Published Time: 2023-05-22T11:11:00-04:00</text:p>
      <text:p text:style-name="P4">
Modified Time: 2023-05-23T07:06:40-04:00</text:p>
      <text:p text:style-name="P4">
Description: None</text:p>
      <text:p text:style-name="P4">
Videos: []</text:p>
      <text:p text:style-name="P4">
Audios: ["<text:a xlink:type="simple" xlink:href="https://www.rfa.org/mandarin/yataibaodao/junshiwaijiao/ck-0522202311101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 text:anchor-type="as-char" svg:width="6.9236in" svg:height="3.897317in" draw:z-index="0">
<draw:image xlink:href="../Images/rfamandarin/2023-05-22T11-11-00-04-00/000000.png" xlink:type="simple" xlink:show="embed" xlink:actuate="onLoad" draw:mime-type="image/png"/>
</draw:frame>
台湾新北市议员陈乃瑜向世卫组织总干事谭德塞表达台湾盼参与的诉求。 <text:a xlink:type="simple" xlink:href="https://www.rfa.org/mandarin/yataibaodao/junshiwaijiao/ck-05222023111017.html/@@images/image" text:style-name="Internet_20_link" text:visited-style-name="Visited_20_Internet_20_Link">
</text:a>
陈乃瑜提供  <text:a xlink:type="simple" xlink:href="https://www.rfa.org/mandarin/yataibaodao/junshiwaijiao/ck-05222023111017.html/@@stream" text:style-name="Internet_20_link" text:visited-style-name="Visited_20_Internet_20_Link">
</text:a>
</text:p>
      <text:p text:style-name="P4">
第七十六届世界卫生大会5月21日至30日在瑞士日内瓦举办。 受到中国打压，台湾今年再度没收到世卫大会的邀请函。不过，台湾各界并没有因此气馁，台湾侨界和民间团体特地组织游行表达诉求。</text:p>
      <ul>
        <li>
<text:span text:style-name="T4">
<text:a xlink:type="simple" xlink:href="https://www.rfa.org/mandarin/Xinwen/10-05132023162834.html" text:style-name="Internet_20_link" text:visited-style-name="Visited_20_Internet_20_Link">
 </text:a>
 </text:span>
  * <text:a xlink:type="simple" xlink:href="https://www.rfa.org/mandarin/yataibaodao/gangtai/hcm-05102023082329.html" text:style-name="Internet_20_link" text:visited-style-name="Visited_20_Internet_20_Link">
 <text:span text:style-name="T4">
美国务卿布林肯支持台湾参与WHA 中方“坚决反对”</text:span>
 </text:a>
  * <text:span text:style-name="T4">
<text:a xlink:type="simple" xlink:href="https://www.rfa.org/mandarin/Xinwen/5-05092023141025.html" text:style-name="Internet_20_link" text:visited-style-name="Visited_20_Internet_20_Link">
 </text:a>
 </text:span>
</li>
      </ul>
      <text:p text:style-name="P4">
世界卫生大会5月21日下午在瑞士日内瓦举行。 开议前，世卫举办的“为健康而走大游行 ” （Walk theTalk）中，台湾的游行队伍意外遇到世卫组织总干事谭德塞（Tedros AdhanomGhebreyesus），游行民众抓紧机会问谭德塞，支持台湾进入世卫组织吗？ 但谭德塞并未正面回应。</text:p>
      <text:p text:style-name="Quotations">

<text:p text:style-name="P4">
【台湾侨界直面 <text:a xlink:type="simple" xlink:href="https://twitter.com/hashtag/%E8%B0%AD%E5%BE%B7%E5%A1%9E" text:style-name="Internet_20_link" text:visited-style-name="Visited_20_Internet_20_Link">
&gt;
 </text:a>
&gt;
 ：“TAIWAN FOR WHO！”】  &gt;
  第七十六届世卫大会5月21日至30日在瑞士日内瓦举办。 受中国打压，台湾今年再度没收到 <text:a xlink:type="simple" xlink:href="https://twitter.com/hashtag/%E4%B8%96%E5%8D%AB%E5%A4%A7%E4%BC%9A" text:style-name="Internet_20_link" text:visited-style-name="Visited_20_Internet_20_Link">
&gt;
 </text:a>
&gt;
 的邀请函。台湾侨界和民间团体特地在瑞士日内瓦组织游行表达诉求。 <text:a xlink:type="simple" xlink:href="https://t.co/AprfVJ5jBy" text:style-name="Internet_20_link" text:visited-style-name="Visited_20_Internet_20_Link">
 </text:a>
&gt;
&gt;
 — 自由亚洲电台 (@RFA_Chinese) <text:a xlink:type="simple" xlink:href="https://twitter.com/RFA_Chinese/status/1660818971447156743" text:style-name="Internet_20_link" text:visited-style-name="Visited_20_Internet_20_Link">
&gt;
 </text:a>
</text:p>

</text:p>
      <text:p text:style-name="P4">
台湾牙医师史书华：“你支持台湾进入世卫吗？”</text:p>
      <text:p text:style-name="P4">
世卫组织总干事谭德塞：“你知道，这是成员国的决议，会员国要投赞成票，台湾要跟他们好好谈谈。”</text:p>
      <text:p text:style-name="P4">
谭德塞的回答如同打太极，参加游行的台湾人无法接受，围着谭德塞高喊“TAIWAN FOR WHO 为台湾加油”的口号。</text:p>
      <text:p text:style-name="P4">
台湾新北市议员陈乃瑜：“来自美国跟欧洲在地的侨胞，在谭德塞身边不断的喊口号，TAIWAN FOR WHO，我就再回谭德塞，病毒是不能用投票表决的，人权也不能用投票来表决的，我们台湾人的人命，我们的健康人权，当然也是不能用投票来表决的。”</text:p>
      <text:p text:style-name="P4">
<draw:frame draw:style-name="fr1" draw:name="Image5" text:anchor-type="as-char" svg:width="6.9236in" svg:height="5.193872in" draw:z-index="0">
<draw:image xlink:href="../Images/rfamandarin/2023-05-22T11-11-00-04-00/000001.png" xlink:type="simple" xlink:show="embed" xlink:actuate="onLoad" draw:mime-type="image/png"/>
</draw:frame>
 台湾立法委员自组考察团参与游行活动。（陈乃瑜独家提供）  <text:a xlink:type="simple" xlink:href="https://www.rfa.org/mandarin/yataibaodao/junshiwaijiao/ck-05222023111017.html/foto24e43745c.jpg" text:style-name="Internet_20_link" text:visited-style-name="Visited_20_Internet_20_Link">
</text:a>
</text:p>
      <text:p text:style-name="P4">
来自世界各地的台湾侨胞、民间、医生团体，这次组织将近500人，除了21日上午的大游行外，19号开始，便在联合国三脚椅广场上举行游行示威活动。</text:p>
      <text:p text:style-name="P4">
台湾全国医师医疗产业工会理事长吴欣岱：“在过去三年间，因为中国新冠肺炎病毒，做了多少的牺牲，多少的努力，才让台湾的防疫成绩成为世界第一，这样的成绩，WHA不让我们加入，还有天理吗？”</text:p>
      <text:p text:style-name="P4">
而这次也吸引不少非台湾籍的外国人权工作者站台支持。</text:p>
      <text:p text:style-name="P4">
<draw:frame draw:style-name="fr1" draw:name="Image6" text:anchor-type="as-char" svg:width="6.9236in" svg:height="9.231467in" draw:z-index="0">
<draw:image xlink:href="../Images/rfamandarin/2023-05-22T11-11-00-04-00/000002.png" xlink:type="simple" xlink:show="embed" xlink:actuate="onLoad" draw:mime-type="image/png"/>
</draw:frame>
台湾侨界、民间团体组织游行队伍，在世卫“为健康而走大游行”（Walk the Walk）中表达诉求，图为游行队伍在联合国三角椅广场举办的游行活动。（人权画家淋漓淋浪独家提供）  <text:a xlink:type="simple" xlink:href="https://www.rfa.org/mandarin/yataibaodao/junshiwaijiao/ck-05222023111017.html/foto357284e0989d2690596c65408.jpg" text:style-name="Internet_20_link" text:visited-style-name="Visited_20_Internet_20_Link">
</text:a>
</text:p>
      <text:p text:style-name="P4">
香港人权画家淋漓：“在香港，在2019年，在那一年人们说，今日香港，明日台湾，因此我们支持台湾进入世卫组织。”</text:p>
      <text:p text:style-name="P4">
香港人权画家淋浪：“香港不是中国，香港为台湾发声，我们支持台湾加入世卫，总有一天能打倒中国。”</text:p>
      <text:p text:style-name="P4">
<text:span text:style-name="T4">
国际力挺台湾入世卫 中国又打压</text:span>
</text:p>
      <text:p text:style-name="P4">
事实上，从2009年到2016年，台湾曾以观察员的身份参加世卫大会，2017年后，在中国的打压下，至今已经连续七年，被拒于世卫组织门外。但近几年，鉴于各国反中，再加上台湾防疫成果，受到世界肯定，因此今年欧洲议会、欧盟27国、七大工业国（G7）、美、澳、英等八国驻台机构都支持台湾参与世卫事务，并以观察员身份参加世界卫生大会。虽然本届国际支持层级提高，但台湾还是没有收到邀请函。</text:p>
      <text:p text:style-name="P4">
记者 ：郭宸绮 责编：嘉远 网编：瑞哲</text:p>
      <text:p text:style-name="P4">
Source: <text:a xlink:type="simple" xlink:href="https://www.rfa.org/mandarin/yataibaodao/junshiwaijiao/ck-05222023111017.html" text:style-name="Internet_20_link" text:visited-style-name="Visited_20_Internet_20_Link">
https://www.rfa.org/mandarin/yataibaodao/junshiwaijiao/ck-05222023111017.html</text:a>
</text:p>
      <!--NEWS-->
      <text:h text:style-name="P10" text:outline-level="1">
<text:span text:style-name="T4">
各国在德投资:  美国蝉联榜首 中国排名下滑</text:span>
</text:h>
      <text:p text:style-name="P4">
Author: None (Language: zh)</text:p>
      <text:p text:style-name="P4">
Publisher: None</text:p>
      <text:p text:style-name="P4">
Time: 2023-05-22T11:42:00Z</text:p>
      <text:p text:style-name="P4">
Description: 据德国联邦外贸与投资署统计，尽管有战争和能源危机的影响，2022年外国企业在德国投资项目数量仍保持稳定，总投资额大幅增长。其中美国仍然是投资最多的国家，瑞士和英国分列第二第三，中国则滑落到第四名。来自中国的投资项目数量跌至2014年以来的最低水平。</text:p>
      <text:p text:style-name="P4">
Videos: []</text:p>
      <text:p text:style-name="P4">
Images: ["<text:a xlink:type="simple" xlink:href="https://static.dw.com/image/65439935_303.jpg" text:style-name="Internet_20_link" text:visited-style-name="Visited_20_Internet_20_Link">
65439935_303.jpg</text:a>
"]</text:p>
      <text:p text:style-name="P4">
Subject: 经济纵横</text:p>
      <text:p text:style-name="P4">
Subjects: ['德中关系', '奥巴马', '欧债危机', '欧盟', '岛屿主权争端', '专题报道：全景观看“习马会”', '德国', '能源转型', '中国', '留学德国']</text:p>
      <text:p text:style-name="P4">
Keywords: ['德国', '投资', '在德投资', '美国', '中国', '经贸', '德国经济', '外国投资', '英特尔', '半导体', '可再生能源', '区位优势']</text:p>
      <text:p text:style-name="P4">
ID: 65697529</text:p>
      <!--METADATA-->
      <text:p text:style-name="P4">
<text:a xlink:type="simple" xlink:href="https://www.dw.com/zh/overlay/image/article/65697529/65439935" text:style-name="Internet_20_link" text:visited-style-name="Visited_20_Internet_20_Link">
 <draw:frame draw:style-name="fr1" draw:name="Image7" text:anchor-type="as-char" svg:width="6.9236in" svg:height="3.896998in" draw:z-index="0">
<draw:image xlink:href="../Images/dwzh/2023-05-22T11-42-00Z/65439935_303.jpg" xlink:type="simple" xlink:show="embed" xlink:actuate="onLoad" draw:mime-type="image/jpeg"/>
</draw:frame>
</text:a>
</text:p>
      <text:p text:style-name="P4">
外国已宣布的新增在德投资总额达到250亿美元，其中一大部分来自美国半导体加工企业英特尔（Intel）</text:p>
      <text:p text:style-name="P4">
（德国之声中文网）尽管发生能源危机，德国所吸引的外国投资水平仍然得以保持稳定，这要归功于来自美国、英国和土耳其企业的浓厚兴趣。 <text:a xlink:type="simple" xlink:href="https://www.gtai.de/cn/invest" text:style-name="Internet_20_link" text:visited-style-name="Visited_20_Internet_20_Link">
</text:a>
，在过去一年里外国企业在德国新注册分支机构以及扩展现有业务的项目共有1783个。这虽然比2021年的总量减少23个，但是却比2020年多了101个。</text:p>
      <text:p text:style-name="P4">
联邦外贸与投资署总经理赫尔曼（RobertHermann）周一对路透社表示：“鉴于目前的不利情况——乌克兰战争、能源危机和疫情后遗症，能达到这样的水准已经是成功了。”</text:p>
      <text:p text:style-name="P4">
<text:a xlink:type="simple" xlink:href="https://www.dw.com/zh/zh/德国仍然对投资者具有吸引力/a-64235264" text:style-name="Internet_20_link" text:visited-style-name="Visited_20_Internet_20_Link">
 </text:a>
这也体现在外国企业加大对未来科技的投资上——比如半导体产业、电池制造和循环利用等产业。大约15%的国际企业都希望在德国设立生产线，或者进行研发工作。</text:p>
      <text:p text:style-name="P4">
在德国投资最多的国家仍然是美国，有279个投资项目都来自美企。“这是值得关注的现象，毕竟美国在出台所谓《通货膨胀削减法案》（InflationReduction Act）之后，对本土投资进行了大力扶植”，赫尔曼指出。</text:p>
      <text:p text:style-name="P4">
排名第二和第三的是瑞士和英国，分别有208和170个投资项目。“这两个国家都不属于欧盟，但是都希望在欧盟市场立足，也经常选择德国作为落脚点。”</text:p>
      <text:p text:style-name="P4">
<text:a xlink:type="simple" xlink:href="https://www.dw.com/zh/zh/中资在欧洲投资总体大幅退潮/a-47791396" text:style-name="Internet_20_link" text:visited-style-name="Visited_20_Internet_20_Link">
 </text:a>
</text:p>
      <text:p text:style-name="P4">
“新冠疫情肯定对此造成了一定影响”，赫尔曼表示。在中国实行严格清零防疫政策期间，中德之间的商务旅行几乎无法进行，这给企业达成交易制造了困难，会导致项目进展延迟甚至受阻。</text:p>
      <text:p text:style-name="P4">
土耳其则以创纪录的139个投资项目跻身第五名。</text:p>
      <text:h text:style-name="P12" text:outline-level="3">
<text:span text:style-name="T4">
德国工业怎样依赖中国？</text:span>
</text:h>
      <text:h text:style-name="P12" text:outline-level="3">
<text:span text:style-name="T4">
德国优势与劣势</text:span>
</text:h>
      <text:p text:style-name="P4">
这些在德国的投资项目所创造的新就业岗位达到33500个，增幅达到10%左右。已宣布的新增投资总额达到250亿美元，其中一大部分来自美国半导体加工企业英特尔（Intel）。不过赫尔曼也指出，即使刨去这一桩投资，余下的总投资数额也还有80亿欧元，比2021年的水平多出10亿欧元。他说：“这是非常出色的数字。”</text:p>
      <text:p text:style-name="P4">
在招徕投资方面，可再生能源的使用渠道变得日益重要，比如风能和太阳能。</text:p>
      <text:p text:style-name="P4">
“不管是微软、苹果，还是规模小一些的数据中心运营商或者像Northvolt这样的电池制造商——可再生能源都是他们做出选择的一个重要理由”，德国联邦外贸与投资署的专家哈尔蒂希（AchimHartig）说， <text:a xlink:type="simple" xlink:href="https://www.dw.com/zh/zh/德国绿色能源比例创新高/a-51917232" text:style-name="Internet_20_link" text:visited-style-name="Visited_20_Internet_20_Link">
 </text:a>
2022年，德国可再生能源在能源消费总量中所占比例提高到了46%，到2030年，这一占比还将提高到至少80%。</text:p>
      <text:p text:style-name="P4">
相比之下，土地面积不足是德国的一个劣势。“厂区空间可用性是一个问题”，联邦外贸与投资署总经理赫尔曼指出，像英特尔或者特斯拉这样的大企业在德国投资，往往需要占地100公顷甚至更大的整块地皮，而这样的工业用地尤其在德国西部各州几乎已经找不到了。而专业技术人才的稀缺则并非阻止企业在德国投资的因素，“因为所有欧洲国家都有这个问题”，专家哈尔蒂希指出。</text:p>
      <text:p text:style-name="P4">
（路透社）</text:p>
      <text:p text:style-name="P4">
Source: <text:a xlink:type="simple" xlink:href="https://www.dw.com/zh/各国在德投资-美国蝉联榜首-中国排名下滑/a-65697529" text:style-name="Internet_20_link" text:visited-style-name="Visited_20_Internet_20_Link">
https://www.dw.com/zh/各国在德投资-美国蝉联榜首-中国排名下滑/a-65697529?maca=chi-rss-chi-all-1127-rdf</text:a>
</text:p>
      <!--NEWS-->
      <text:h text:style-name="P10" text:outline-level="1">
<text:span text:style-name="T4">
评论 | 陈破空：从习近平雄安讲话，透视他不正常的思维</text:span>
</text:h>
      <text:p text:style-name="P4">
Author: None</text:p>
      <text:p text:style-name="P4">
Publisher: Radio Free Asia (Organization)</text:p>
      <text:p text:style-name="P4">
Published Time: 2023-05-22T14:02:00-04:00</text:p>
      <text:p text:style-name="P4">
Modified Time: 2023-05-22T18:22:35-04:00</text:p>
      <text:p text:style-name="P4">
Description: None</text:p>
      <text:p text:style-name="P4">
Videos: []</text:p>
      <text:p text:style-name="P4">
Audios: ["<text:a xlink:type="simple" xlink:href="https://www.rfa.org/mandarin/pinglun/chenpokong/js-052220231357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908484in" draw:z-index="0">
<draw:image xlink:href="../Images/rfamandarin/2023-05-22T14-02-00-04-00/000000.png" xlink:type="simple" xlink:show="embed" xlink:actuate="onLoad" draw:mime-type="image/png"/>
</draw:frame>
2023年5月10日，中共总书记习近平率领总理李强等高官到雄安新区视察。 <text:a xlink:type="simple" xlink:href="https://www.rfa.org/mandarin/pinglun/chenpokong/js-05222023135712.html/@@images/image" text:style-name="Internet_20_link" text:visited-style-name="Visited_20_Internet_20_Link">
</text:a>
（视频截图/CCTV）  <text:a xlink:type="simple" xlink:href="https://www.rfa.org/mandarin/pinglun/chenpokong/js-05222023135712.html/@@stream" text:style-name="Internet_20_link" text:visited-style-name="Visited_20_Internet_20_Link">
</text:a>
</text:p>
      <text:p text:style-name="P4">
2023年5月10日，习近平出现在雄安，且前呼后拥，阵势很大。这一消息本身就令人吃惊。因为，众所周知，所谓雄安新区已经成了习时代的重大烂尾工程之一。习近平竟毫不忌讳，公开亮相这片长满杂草的废弃之地？更令人吃惊的是习近平的讲话，不仅丝毫不承认雄安的失败，而且如此自夸：“2017年，我第一次来雄安，站在一片田埂上展开了新区规划图。短短6年里，雄安新区从无到有、从蓝图到实景，一座高水平现代化城市正在拔地而起，堪称奇迹。”</text:p>
      <text:p text:style-name="P4">
砸资八千亿！哪一片土地不能砸出一片新楼？哪怕在沙漠上、戈壁滩、荒无人烟之地，单纯靠砸钱，都能砸出一大片高楼大厦——所谓高水平现代化城市，俗称“鬼城”（如内蒙古鄂尔多斯）。这有什么奇迹可言？</text:p>
      <text:p text:style-name="P4">
习近平又说：“雄安新区功能定位，首先是疏解北京非首都功能的集中承载地，这是建设雄安新区的初心和使命。”当地人都说这是外行话。因为，北京是首都，另建雄安，就是要疏解北京的首都功能或部分首都功能；至于非首都功能，那是每个城市都具有的经济活动、民生保障和社会空间，只要上千万的北京市民还需要工作和吃饭，相关的非首都功能岂能疏解或转移？</text:p>
      <text:p text:style-name="P4">
说到北京众多单位和数百万人抵制搬迁到雄安，习近平说：“不能凭自身好恶，需要搬就得搬。不能搞‘纸面疏解’‘变相回流’，名义上疏解，结果回去了。更不能通过在京设立二级单位等方式边疏解边新增。”</text:p>
      <text:p text:style-name="P4">
好一个“自身好恶”，难道在习近平的决策背后，还有什么集体好恶？如果有集体好恶，那么，众多单位和数百万人拒绝迁移，本身不就是集体好恶？而所谓“自身好恶”，习近平拍脑袋的决策恰恰就是他个人的“自身好恶”，代表不了任何集体好恶。</text:p>
      <text:p text:style-name="P4">
习近平发话，在小圈子里听上去似乎有些道理，加上没人敢回嘴，造成的效果，仿佛他是权威，掌握了绝对真理。但仔细掂量，却只是：不正常的人说不正常的话。个人膨胀，头脑发热。不仅脱离现实，而且远离现实。</text:p>
      <text:p text:style-name="P4">
习近平声称建设雄安新区是“千年大计”，且不说如此定义的根据何在？千年后还有没有习近平、习家军和共产党？就说这千年工程，需要投资多少？党媒透露：30万亿！如今砸下8000亿而已。只是个零头，还有得砸。</text:p>
      <text:p text:style-name="P4">
习时代撑到十年，恰恰是毛泽东之后最缺钱的时代，整体经济下滑，所有省市自治区财政破产；公务员遭降薪、教师工资遭拖欠、白发老人被砍掉医保；外资外商陆续撤离、生产线和供应链转移他国，外汇储备虚空；中国社会进入高失业，年轻一代普遍躺平……就在这最缺钱的时候，居然还要砸巨资继续兴建“三天打鱼两天晒网”的雄安！</text:p>
      <text:p text:style-name="P4">
不由得让人联想到秦朝和秦始皇。一统天下之后，要修建浩大工程，长城和阿房宫，不惜耗尽天下人力物力财力。</text:p>
      <text:p text:style-name="P4">
秦始皇自我迷信，自以为，既然能够攻灭六国，一统天下，那就没有办不成的事，因为，没有什么比攻灭六国更难的事了，包括长生不老。结果，阿房宫还没有完工，秦始皇已经撒手归西。阿房宫被起义的项羽付之一炬、化为灰烬。长城则沦为千年摆设，为他人（其他朝代）做嫁衣裳。秦朝本身，传二世即亡，前后不过十五年。</text:p>
      <text:p text:style-name="P4">
习近平自我迷信，自以为，既然可以取得权力斗争的全胜，就没有办不成的事，因为，没有比扫平党内派系（即抢班夺权、篡党夺权、一派独大、一人专权）更难的事了，于是乎强行清零封城、强建雄安、强搞北交所、强来厕所工程、强推一带一路……习近平说出千年大计，隐约已经有秦始皇的味道。尽管，没人认为他拥有秦始皇的霸业和威仪。</text:p>
      <text:p text:style-name="P4">
习近平视察雄安，带上三名政治局常委：李强、蔡奇、丁薛祥，清一色的习家军人物。似乎终于实现家天下。罕见带上三名政治局常委亮相，其中的心理学，既有贬低，也有拔高。贬低了李强、蔡奇、丁薛祥，令他们的常委身份缩水，潜台词：如今的政治局常委，不过就是习近平的跟班，再也没有昔日的含金量。拔高了习近平，如今的这个总书记，超然于众常委之上，俨然一人独大的超级领袖，不再是七龙治水或九龙治水的集体领导。</text:p>
      <text:p text:style-name="P4">
但是，心理学的逻辑却是，贬低了别人，也降低了自己。习近平自以为，自己已经处于“会当凌绝顶，一览众山小”的巅峰状态，其实，不过是矮中拔高。竟不知？在世人口中，习大大已经沦为“武大郎开店”的经典人物。</text:p>
      <text:p text:style-name="P4">
（文章只代表特约评论员个人的立场和观点）</text:p>
      <text:p text:style-name="P4">
Source: <text:a xlink:type="simple" xlink:href="https://www.rfa.org/mandarin/pinglun/chenpokong/js-05222023135712.html" text:style-name="Internet_20_link" text:visited-style-name="Visited_20_Internet_20_Link">
https://www.rfa.org/mandarin/pinglun/chenpokong/js-05222023135712.html</text:a>
</text:p>
      <!--NEWS-->
      <text:h text:style-name="P10" text:outline-level="1">
<text:span text:style-name="T4">
台湾跆拳道选手领奖时手举五星红旗 台行政院长：彻查！</text:span>
</text:h>
      <text:p text:style-name="P4">
Author: None (Language: zh)</text:p>
      <text:p text:style-name="P4">
Publisher: None</text:p>
      <text:p text:style-name="P4">
Time: 2023-05-22T14:10:00Z</text:p>
      <text:p text:style-name="P4">
Description: 台湾跆拳道选手李东宪在韩国亚太大师运动会获得铜牌领奖时展示中国的国旗五星红旗，引发争议。事后他在接受中国媒体采访时再呛台湾是“鬼岛”，没有“言论自由”。台湾行政院长陈建仁回应称“相关单位务必要清查厘清”。</text:p>
      <text:p text:style-name="P4">
Videos: []</text:p>
      <text:p text:style-name="P4">
Images: ["<text:a xlink:type="simple" xlink:href="https://static.dw.com/image/58730760_303.jpg" text:style-name="Internet_20_link" text:visited-style-name="Visited_20_Internet_20_Link">
58730760_303.jpg</text:a>
"]</text:p>
      <text:p text:style-name="P4">
Subject: 时政风云</text:p>
      <text:p text:style-name="P4">
Subjects: ['德中关系', '岛屿主权争端', '马英九', '专题报道：全景观看“习马会”', '专题报道：2016年台湾大选', '中国', '台湾', '中共十九大']</text:p>
      <text:p text:style-name="P4">
Keywords: ['李东宪', '跆拳道', '五星红旗', '中国', '台湾', '两岸人民关系条例', '陈建仁']</text:p>
      <text:p text:style-name="P4">
ID: 65700819</text:p>
      <!--METADATA-->
      <text:p text:style-name="P4">
<text:a xlink:type="simple" xlink:href="https://www.dw.com/zh/overlay/image/article/65700819/58730760" text:style-name="Internet_20_link" text:visited-style-name="Visited_20_Internet_20_Link">
 <draw:frame draw:style-name="fr1" draw:name="Image9" text:anchor-type="as-char" svg:width="6.9236in" svg:height="3.896998in" draw:z-index="0">
<draw:image xlink:href="../Images/dwzh/2023-05-22T14-10-00Z/58730760_303.jpg" xlink:type="simple" xlink:show="embed" xlink:actuate="onLoad" draw:mime-type="image/jpeg"/>
</draw:frame>
</text:a>
</text:p>
      <text:p text:style-name="P4">
（德国之声中文网）来自台湾台南的 <text:a xlink:type="simple" xlink:href="https://www.dw.com/zh/zh/奥运成绩不佳台湾体委会挨批/a-16160005" text:style-name="Internet_20_link" text:visited-style-name="Visited_20_Internet_20_Link">
 </text:a>
选手李东宪本月在韩国举行的2023年亚太大师运动会上摘取铜牌。在领奖台上，身穿台湾比赛服的李东宪展示中国的国旗 <text:a xlink:type="simple" xlink:href="https://www.dw.com/zh/zh/台湾该不该禁止五星旗-正与反的公共讨论/a-41191715" text:style-name="Internet_20_link" text:visited-style-name="Visited_20_Internet_20_Link">
</text:a>
，引发热议。赛后他在接受采访时还说：“作为中国人，我感到非常骄傲自豪！”</text:p>
      <text:p text:style-name="P4">
台湾媒体报道称，李东宪生长于台南市，但长期在中国大陆生活工作，很少回台湾。还有报道称，李东宪已经加入共产党。</text:p>
      <text:p text:style-name="P4">
此次也不是李东宪首次在比赛后亮出五星红旗。2017年他曾经在马来西亚的世界俱乐部跆拳道组织大赛获得铜牌后，也曾手举五星红旗上台庆祝。</text:p>
      <text:p text:style-name="P4">
李东宪近日在接受中国大陆《海峡导报》采访时表示自己因领奖时手举中国国旗而遭到网络“围剿”。他说，台湾当局说台湾“民主自由”、“行为自由”，各种方面“自由”。“但是真的有言论自由吗？他同意有反对的声音在吗？如果他同意的话，那他应该不能去阻止我们这种小老百姓发言或做这个事情。”</text:p>
      <text:p text:style-name="P4">
他还说：“那如果我今天举的是韩国国旗，或日本国旗，或美国国旗，他们是不是给我拍掌？对吧。就因为我举的是一个他们不喜欢的（国旗），他们就借此发难群起围剿。他不允许有异己的声音，他不允许老百姓他去遵从自己内心的想法，去做他自己想做的事情。那我认为这样的话，那这个地方有什么好待的呢。就像台湾老百姓自己讲的，这真的就成为一个‘鬼岛’。”</text:p>
      <text:p text:style-name="P4">
李东宪还曾在2021年接受新华社采访时说过：“只有早日实现统一，台湾人民才能骄傲地抬起头。‘作为堂堂正正的中国人，我支持国家统一！’”</text:p>
      <text:p text:style-name="P4">
今天台湾行政院院长陈建仁今天在被问到如何看待李东宪的言论和做法时，他回应说：“李先生是自己报名参加在南韩的这个比赛，他既不是我们跆拳道协会派出，也不是我们国家的代表。他是否担任共产党员，然后在台湾发展相关的组织，我们要请相关单位务必要清查厘清，如果确实有从事这样的工作，我们会一定按照相关法律加以处理。”</text:p>
      <text:p text:style-name="P4">
他还强调：“希望李东宪的举动不要造成国人和全世界大家的误解，实际上台湾人都是热爱台湾，也不容许类似污蔑台湾的情形发生。”</text:p>
      <text:p text:style-name="P4">
台湾陆委会昨天也表示，李东宪是否加入中国共产党，或在台为中共发展组织等情事，“待政府有关机关厘清及确认事实后，依法处理”。</text:p>
      <text:p text:style-name="P4">
陆委会方面还呼吁台湾人“赴陆发展或从事两岸交流活动时，不应配合陆方统战宣传或成为陆方统战样板”。</text:p>
      <text:p text:style-name="P4">
根据《台湾地区与大陆地区人民关系条例（两岸条例）》第33条，台湾人民法人、团体或其他机构，不得担任经陆委会会商各该主管机关公告禁止之大陆地区党务、军事、行政或具政治性机关（构）、团体之职务或为其成员。</text:p>
      <text:p text:style-name="P4">
日前，陆委会已公告因违反两岸条例，对担任 <text:a xlink:type="simple" xlink:href="https://www.dw.com/zh/zh/墙外文摘57岁的台湾女孩/a-47952218" text:style-name="Internet_20_link" text:visited-style-name="Visited_20_Internet_20_Link">
 </text:a>
开罚新台币50万元。</text:p>
      <text:h text:style-name="P12" text:outline-level="3">
<text:span text:style-name="T4">
台灣民眾怎麼看「台灣省人大代表」？</text:span>
</text:h>
      <text:p text:style-name="P4">
Source: <text:a xlink:type="simple" xlink:href="https://www.dw.com/zh/台湾跆拳道选手领奖时手举五星红旗-台行政院长：彻查！/a-65700819" text:style-name="Internet_20_link" text:visited-style-name="Visited_20_Internet_20_Link">
https://www.dw.com/zh/台湾跆拳道选手领奖时手举五星红旗-台行政院长：彻查！/a-65700819?maca=chi-rss-chi-all-1127-rdf</text:a>
</text:p>
      <!--NEWS-->
      <text:h text:style-name="P10" text:outline-level="1">
<text:span text:style-name="T4">
德语媒体：对华政策的转折点</text:span>
</text:h>
      <text:p text:style-name="P4">
Author: None (Language: zh)</text:p>
      <text:p text:style-name="P4">
Publisher: None</text:p>
      <text:p text:style-name="P4">
Time: 2023-05-22T14:11:00Z</text:p>
      <text:p text:style-name="P4">
Description: 刚刚结束的七国集团峰会上，除了俄乌战争之外，如何同中国打交道也首次成为西方七国首脑的重要议题。在对华关系中"去风险"，显然已经成为各方的共识。</text:p>
      <text:p text:style-name="P4">
Videos: []</text:p>
      <text:p text:style-name="P4">
Images: ["<text:a xlink:type="simple" xlink:href="https://static.dw.com/image/65688748_303.jpg" text:style-name="Internet_20_link" text:visited-style-name="Visited_20_Internet_20_Link">
65688748_303.jpg</text:a>
", "<text:a xlink:type="simple" xlink:href="https://static.dw.com/image/65143584_401.jpg" text:style-name="Internet_20_link" text:visited-style-name="Visited_20_Internet_20_Link">
65143584_401.jpg</text:a>
"]</text:p>
      <text:p text:style-name="P4">
Subject: 评论分析</text:p>
      <text:p text:style-name="P4">
Subjects: ['德中关系', '岛屿主权争端', '专题报道：全景观看“习马会”', '中国', '日本', '中共十九大']</text:p>
      <text:p text:style-name="P4">
Keywords: ['中国', '七国峰会', '对华战略', '去风险', '日本', '经贸关系']</text:p>
      <text:p text:style-name="P4">
ID: 65700674</text:p>
      <!--METADATA-->
      <text:p text:style-name="P4">
<text:a xlink:type="simple" xlink:href="https://www.dw.com/zh/overlay/image/article/65700674/65688748" text:style-name="Internet_20_link" text:visited-style-name="Visited_20_Internet_20_Link">
 <draw:frame draw:style-name="fr1" draw:name="Image10" text:anchor-type="as-char" svg:width="6.9236in" svg:height="3.896998in" draw:z-index="0">
<draw:image xlink:href="../Images/dwzh/2023-05-22T14-11-00Z/65688748_303.jpg" xlink:type="simple" xlink:show="embed" xlink:actuate="onLoad" draw:mime-type="image/jpeg"/>
</draw:frame>
</text:a>
</text:p>
      <text:p text:style-name="P4">
（德国之声中文网）《商报》发表评论称，本次峰会可能会成为二十一世纪西方共同对华政策的一个重要转折点。这篇题为《西方对华政策的转折点》的评论写道：</text:p>
      <text:p text:style-name="P4">
"同峰会前各方的强硬措辞相比较，峰会声明中对华政策的描述可能过于温和、均衡和模糊。东道主日本同中国关系紧张，也许是此次峰会注重中国议题的原因之一。但总体而言，西方民主国家从未以如此明确的措辞对北京的军事和经济扩张提出过谴责，并在'去风险'的主题之下制定了共同对华战略的基本轮廓，在此问题上达成共识的速度之快，令人震惊。</text:p>
      <text:p text:style-name="P4">
加强外资管控和保护敏感技术的声明，标志着西方贸易政策的根本性转变，对中国而言，则是一块红布， <text:a xlink:type="simple" xlink:href="https://www.dw.com/zh/zh/不满g7-中国召见日本大使-批英国鹦鹉学舌/a-65696505" text:style-name="Internet_20_link" text:visited-style-name="Visited_20_Internet_20_Link">
</text:a>
在同中国打交道的问题上，一种新的现实主义正在西方占据上风。西方七国终于意识到，全球化时代已经终结，一个以西方和中国相互抗争为主线的时代正在来临。世界经济在未来不会变得更加开放，而是会变得更加区块化。这个新时代将比开放市场的时代更让人不舒服。但它也为西方提供了机会。中国正在日益变成一个破坏性的大国，这绝不仅仅表现在对台湾的威吓或在东海和南海的主权争议上。“</text:p>
      <text:p text:style-name="P4">
评论指出，新的对华战略绝不会在短期内达到预期效果，但西方各国并没有更好的选择。</text:p>
      <text:p text:style-name="P4">
"新的战略当然不会一帆风顺。 <text:a xlink:type="simple" xlink:href="https://www.dw.com/zh/zh/g7联合公报政策方针不是为了伤害中国/a-65684805" text:style-name="Internet_20_link" text:visited-style-name="Visited_20_Internet_20_Link">
 </text:a>
。拜登总统安全顾问苏利文的比喻恰到好处，他说西方七国是'自由世界的指导委员会'。七国集团正在从一个辩论沙龙演变成一台推动西方决策的政治机器。G20机制成立之初，曾有人断言G7就此寿终正寝。但现如今，G7也许已变得前所未有的重要。"</text:p>
      <text:p text:style-name="P4">
<draw:frame draw:style-name="fr1" draw:name="Image11" text:anchor-type="as-char" svg:width="6.9236in" svg:height="3.896998in" draw:z-index="0">
<draw:image xlink:href="../Images/dwzh/2023-05-22T14-11-00Z/65143584_401.jpg" xlink:type="simple" xlink:show="embed" xlink:actuate="onLoad" draw:mime-type="image/jpeg"/>
</draw:frame>
</text:p>
      <text:p text:style-name="P4">
七国集团：我们无意阻碍中国经济的发展。</text:p>
      <text:p text:style-name="P4">
对于刚刚在日本闭幕的G7峰会，《法兰克福汇报》发表评论写道：</text:p>
      <text:p text:style-name="P4">
"声明中的一些表述显得平淡无奇，但其意义却非同小可。七国集团闭会声明中写道，七国集团政策的目标并不是损害中国。'我们没有阻止中国经济发展和经济进步的意向。'特别是美国人也参与了这一表述，格外引人注目。毕竟美国出台的芯片及芯片制造设备出口禁令恰恰是出于这样的目的：阻止中国取代美国成为世界头号经济强国。对抗性的政策今后是否会有所缓和，还有待进一步观察。但已经发出了相应的信号。</text:p>
      <text:p text:style-name="P4">
希望德国即将出台的中国战略也会延续这一精神。减少在原料及药物等领域的对华依赖，当然是正确的。出于国家安全考量，严格审查中国国有企业的在德投资，这样做的意义也同样不容争辩。但是，德国政府绝不应屈从于美国的压力，将中国同西方高科技产品隔绝开来。因为这样做完全不符合国际贸易中的公平游戏原则。"</text:p>
      <text:p text:style-name="P4">
<text:span text:style-name="T5">
摘编自其他媒体的内容，不代表德国之声的立场或观点。</text:span>
</text:p>
      <text:p text:style-name="P4">
Source: <text:a xlink:type="simple" xlink:href="https://www.dw.com/zh/德语媒体：对华政策的转折点/a-65700674" text:style-name="Internet_20_link" text:visited-style-name="Visited_20_Internet_20_Link">
https://www.dw.com/zh/德语媒体：对华政策的转折点/a-65700674?maca=chi-rss-chi-all-1127-rdf</text:a>
</text:p>
      <!--NEWS-->
      <text:h text:style-name="P10" text:outline-level="1">
<text:span text:style-name="T4">
哪些国家禁止Tiktok？原因何在？</text:span>
</text:h>
      <text:p text:style-name="P4">
Author: None (Language: zh)</text:p>
      <text:p text:style-name="P4">
Publisher: None</text:p>
      <text:p text:style-name="P4">
Time: 2023-05-22T14:13:00Z</text:p>
      <text:p text:style-name="P4">
Description: 除担心Tiktok收集手机上大量数据，从而危及到安全和隐私之外，还有一些国家因别的原因禁止了该平台。</text:p>
      <text:p text:style-name="P4">
Videos: []</text:p>
      <text:p text:style-name="P4">
Images: ["<text:a xlink:type="simple" xlink:href="https://static.dw.com/image/65678412_303.jpg" text:style-name="Internet_20_link" text:visited-style-name="Visited_20_Internet_20_Link">
65678412_303.jpg</text:a>
", "<text:a xlink:type="simple" xlink:href="https://static.dw.com/image/64591922_401.jpg" text:style-name="Internet_20_link" text:visited-style-name="Visited_20_Internet_20_Link">
64591922_401.jpg</text:a>
"]</text:p>
      <text:p text:style-name="P4">
Subject: 时政风云</text:p>
      <text:p text:style-name="P4">
Subjects: []</text:p>
      <text:p text:style-name="P4">
Keywords: ['Tiktok', '禁令', '抖音', '字节跳动', '数据安全', '隐私', '间谍', '窃取数据']</text:p>
      <text:p text:style-name="P4">
ID: 65700672</text:p>
      <!--METADATA-->
      <text:p text:style-name="P4">
<text:a xlink:type="simple" xlink:href="https://www.dw.com/zh/overlay/image/article/65700672/65678412" text:style-name="Internet_20_link" text:visited-style-name="Visited_20_Internet_20_Link">
 <draw:frame draw:style-name="fr1" draw:name="Image12" text:anchor-type="as-char" svg:width="6.9236in" svg:height="3.896998in" draw:z-index="0">
<draw:image xlink:href="../Images/dwzh/2023-05-22T14-13-00Z/65678412_303.jpg" xlink:type="simple" xlink:show="embed" xlink:actuate="onLoad" draw:mime-type="image/jpeg"/>
</draw:frame>
</text:a>
</text:p>
      <text:p text:style-name="P4">
（德国之声中文网）Tiktok在世界各地有超过10亿用户，但在很多国家，它都被视为安全风险。 <text:a xlink:type="simple" xlink:href="https://www.dw.com/zh/zh/前高管指控字节跳动充当中国政府宣传工具/a-65612568" text:style-name="Internet_20_link" text:visited-style-name="Visited_20_Internet_20_Link">
</text:a>
。尽管北京予以否认，但该短视频平台仍在一些国家被限制使用。</text:p>
      <text:h text:style-name="P12" text:outline-level="3">
<text:span text:style-name="T4">
美国</text:span>
</text:h>
      <text:p text:style-name="P4">
拜登任下的美国政府禁止其工作人员在政府设备上使用该App。超过半数的联邦州以及美国国会、军方也有这样的规定。目前正在审查的是，是否能在整个美国禁止该平台。</text:p>
      <text:p text:style-name="P4">
<text:a xlink:type="simple" xlink:href="https://www.dw.com/zh/zh/法律戰開打-tiktok控告蒙大拿州違憲/a-65666897" text:style-name="Internet_20_link" text:visited-style-name="Visited_20_Internet_20_Link">
 </text:a>
。自2024年起，那里将不再允许下载Tiktok，以"防止公民受到中国共产党的监控"。但已安装该App的用户继续使用不会受到惩罚。</text:p>
      <text:h text:style-name="P12" text:outline-level="3">
<text:span text:style-name="T4">
加拿大</text:span>
</text:h>
      <text:p text:style-name="P4">
加拿大禁止在政府设备上使用Tiktok。理由是，该视频App能够获取手机上的大量内容。不过迄今尚无证据显示，加拿大政府的秘密信息被窃取。</text:p>
      <text:p text:style-name="P4">
<draw:frame draw:style-name="fr1" draw:name="Image13" text:anchor-type="as-char" svg:width="6.9236in" svg:height="3.896998in" draw:z-index="0">
<draw:image xlink:href="../Images/dwzh/2023-05-22T14-13-00Z/64591922_401.jpg" xlink:type="simple" xlink:show="embed" xlink:actuate="onLoad" draw:mime-type="image/jpeg"/>
</draw:frame>
</text:p>
      <text:p text:style-name="P4">
对Tiktok安全性的顾虑是大多数国家限制使用该App的原因</text:p>
      <text:h text:style-name="P12" text:outline-level="3">
<text:span text:style-name="T4">
欧洲</text:span>
</text:h>
      <text:p text:style-name="P4">
欧盟三大最重要机构：欧盟委员会、欧洲理事会和欧洲议会于2023年2月底禁止员工在工作设备上使用Tiktok，因担心中国政府可能获得设备上的数据。欧洲议会也禁止在私人设备上使用Tiktok，如果该设备上可读取议会的电邮或者与工作网络联网。</text:p>
      <text:p text:style-name="P4">
此后，多个欧盟国家效仿这一规定，禁止政府人员在工作设备上使用该App。这些国家包括比利时、爱沙尼亚、拉脱维亚和荷兰。</text:p>
      <text:p text:style-name="P4">
在德国，联邦政府并无原则性的规定禁止在工作手机上使用Tiktok，但政府设备上既未预装该App，也无法下载。</text:p>
      <text:p text:style-name="P4">
<text:a xlink:type="simple" xlink:href="https://www.dw.com/zh/zh/奥地利宣布禁止公务手机使用tiktok/a-65577074" text:style-name="Internet_20_link" text:visited-style-name="Visited_20_Internet_20_Link">
 </text:a>
，在工作手机上禁止使用Tiktok。</text:p>
      <text:p text:style-name="P4">
法国除禁止公务员在工作设备上使用Tiktok之外，还同时禁止使用twitter、Instagram、netflix和游戏candycrush。理由也是安全性的缺乏以及数据保护方面的顾虑。据法新社信息，这影响到法国250万公务员。</text:p>
      <text:p text:style-name="P4">
爱尔兰建议公务员在工作手机上不使用Tiktok。</text:p>
      <text:p text:style-name="P4">
丹麦禁止国防部工作人员使用该平台。</text:p>
      <text:p text:style-name="P4">
瑞典军方禁止在工作设备上使用该平台。</text:p>
      <text:p text:style-name="P4">
非欧盟成员国挪威因担心信息被窃取而禁止政府人员在工作设备上使用Tiktok或Telegram。</text:p>
      <text:p text:style-name="P4">
非欧盟国家英国也禁止在政府手机上使用Toktok，理由是"敏感的政府数据其安全必须列在首位"。该国公法广播机构BBC也向员工表示："如果您不是出于业务原因需要Tiktok，那您应当删除Tiktok。"不过，BBC自己也在该平台上有几个频道。</text:p>
      <text:h text:style-name="P12" text:outline-level="3">
<text:span text:style-name="T4">
大洋洲</text:span>
</text:h>
      <text:p text:style-name="P4">
新西兰3月也对Tiktok的使用作出限制，凡能接入议会网络的设备都禁止使用该App。</text:p>
      <text:p text:style-name="P4">
<text:a xlink:type="simple" xlink:href="https://www.dw.com/zh/zh/澳大利亞禁止政府設備使用tiktok/a-65222959" text:style-name="Internet_20_link" text:visited-style-name="Visited_20_Internet_20_Link">
 </text:a>
，理由是该App收集大量用户数据，对安全和隐私构成显著风险。</text:p>
      <text:h text:style-name="P12" text:outline-level="3">
<text:span text:style-name="T4">
亚洲</text:span>
</text:h>
      <text:p text:style-name="P4">
阿富汗自2022年完全禁止Tiktok。2021年在西方撤出该国后上台掌权的塔利班称，该平台让年轻人误入歧途。</text:p>
      <text:h text:style-name="P12" text:outline-level="3">
<text:span text:style-name="T4">
禁用TikTok 印度早已先行一步</text:span>
</text:h>
      <text:p text:style-name="P4">
印度则自2020年就已禁止该平台。当时中印军队在喜马拉雅争议边界生冲突，20名印度士兵死亡。之后不久印度宣布该禁令，称该App危及印度主权和安全。而印度本土的视频平台Moj和Josh则取而代之取得很大成功。</text:p>
      <text:p text:style-name="P4">
约旦自2022年12月禁止Tiktok。当时，该国因燃料价格大幅上涨而爆发抗议，导致一名警察死亡，40余名安全力量受伤。一名政府发言人指责该平台发布大量视频"呼吁谋杀和混乱"。有报道称，Tiktok公司和约旦政府仍在谈判中。</text:p>
      <text:h text:style-name="P12" text:outline-level="3">
<text:span text:style-name="T4">
TikTok在台灣：兩岸統一的「先鋒」？</text:span>
</text:h>
      <text:p text:style-name="P4">
2022年底，台湾禁止政府工作人员在手机、平板电脑和电脑设备上使用Tiktok等其它中国社交网络。据台北时报报道，教育部试图向民众宣导，中国政府有可能使用该平台传播错误的信息，也包括有关台湾的信息。</text:p>
      <text:p text:style-name="P4">
Source: <text:a xlink:type="simple" xlink:href="https://www.dw.com/zh/哪些国家禁止tiktok？原因何在？/a-65700672" text:style-name="Internet_20_link" text:visited-style-name="Visited_20_Internet_20_Link">
https://www.dw.com/zh/哪些国家禁止tiktok？原因何在？/a-65700672?maca=chi-rss-chi-all-1127-rdf</text:a>
</text:p>
      <!--NEWS-->
      <text:h text:style-name="P10" text:outline-level="1">
<text:span text:style-name="T4">
中俄举行安全会谈</text:span>
</text:h>
      <text:p text:style-name="P4">
Author: None</text:p>
      <text:p text:style-name="P4">
Publisher: Radio Free Asia (Organization)</text:p>
      <text:p text:style-name="P4">
Published Time: 2023-05-22T16:55:00-04:00</text:p>
      <text:p text:style-name="P4">
Modified Time: 2023-05-23T15:56: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495301in" draw:z-index="0">
<draw:image xlink:href="../Images/rfamandarin/2023-05-22T16-55-00-04-00/000000.png" xlink:type="simple" xlink:show="embed" xlink:actuate="onLoad" draw:mime-type="image/png"/>
</draw:frame>
 罗斯联邦安全会议秘书帕特鲁舍夫（NikolaiPatrushev）和中共中央政治局委员陈文清 <text:a xlink:type="simple" xlink:href="https://www.rfa.org/mandarin/Xinwen/10-05222023164822.html/@@images/image" text:style-name="Internet_20_link" text:visited-style-name="Visited_20_Internet_20_Link">
</text:a>
法新社资料图片法新社/RFA合成</text:p>
      <text:p text:style-name="P4">
俄罗斯联邦安全会议秘书帕特鲁舍夫（Nikolai Patrushev）和中共中央政治局委员陈文清，本周一在莫斯科举行安全会谈。</text:p>
      <text:p text:style-name="P4">
中国外交部日前仅称陈文清于5月21日前往俄罗斯，出席国际会议，同时举行中俄执法合作机制会谈。</text:p>
      <text:p text:style-name="P4">
路透社指这是帕特鲁舍夫与陈文清首次会面。陈文清去年10月出任中共中央政法委员会书记，而帕特鲁舍夫为俄罗斯联邦安全局内部安全部门前负责人，被广泛视为俄罗斯总统普京（VladimirPutin ）核心圈中最鹰派的成员之一。</text:p>
      <text:p text:style-name="P4">
外界估计，双方在会上重点讨论乌克兰局势，同时重点讨论针对七国集团峰会商定的对中俄强硬立场，，可能采取的反制和合作措施。目前为止中俄两国外交部并没有发布会后说明或相关细节。</text:p>
      <text:p text:style-name="P4">
责编：陈品洁</text:p>
      <text:p text:style-name="P4">
Source: <text:a xlink:type="simple" xlink:href="https://www.rfa.org/mandarin/Xinwen/10-05222023164822.html" text:style-name="Internet_20_link" text:visited-style-name="Visited_20_Internet_20_Link">
https://www.rfa.org/mandarin/Xinwen/10-05222023164822.html</text:a>
</text:p>
      <!--NEWS-->
      <text:h text:style-name="P10" text:outline-level="1">
<text:span text:style-name="T4">
法国拚减碳 废除部分国内短程航线</text:span>
</text:h>
      <text:p text:style-name="P4">
Publisher: 法新社</text:p>
      <text:p text:style-name="P4">
Published Time: 2023-05-23T-1:32:08+00:00</text:p>
      <text:p text:style-name="P4">
Modified Time: 2023-05-23T12:05:02+00:00</text:p>
      <text:p text:style-name="P4">
Description: （法新社巴黎23日电） 根据法国政府今天颁布的一项法令，法国已禁止部分国内短程航线。只要两地之间的旅程能靠火车在2.5小时内完成，相关航线即遭废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23T-1-32-08-00-00/000000.png" xlink:type="simple" xlink:show="embed" xlink:actuate="onLoad" draw:mime-type="image/png"/>
</draw:frame>
</text:p>
      <text:p text:style-name="P4">
法新社报导，先前，法国政府为对抗气候变迁，推出一套影响广泛、总统马克宏（EmmanuelMacron）力挺的法案，取消短程国内航线即为整套法案中的一环。尽管此举已纳入2021年气候法，并已付诸实践，但部分航空公司正要求欧洲联盟执行委员会（EuropeanCommission）调查相关规定是否合法。</text:p>
      <text:p text:style-name="P4">
新法实施后，巴黎到南特（Nantes）、里昂（Lyon）和波尔多（Bordeaux）之间的国内航线都将废除，惟转机航班不在此限。</text:p>
      <text:p text:style-name="P4">
批评人士指出，取消距离相当于火车车程2.5小时的短程航线还不够，应纳入相当于搭乘高铁3小时车程的航线，如巴黎到南部大城马赛（Marseille）的航线。</text:p>
      <text:p text:style-name="P4">
新法规定，替代取消航线的火车班次必须足够频繁、及时且连接良好，以满足原本乘坐飞机旅客的需求，并能够吸收更多乘客。</text:p>
      <text:p text:style-name="P4">
进行此类旅行的旅客应可在同一天内完成火车往返旅行，并可在目的地停留8小时。</text:p>
      <text:p text:style-name="P4">
法国政府已知会法国航空（AirFrance）删减短程航班相关事宜，以获得公共纾困金，度过2019冠状病毒疾病（COVID-19）防疫封锁措施导致的经济难关。且航线取消后，其他航空公司也不能要求执飞这些航线。</text:p>
      <text:p text:style-name="P4">
与此同时，法国政界人士也一直在讨论如何减少私人飞机的碳排放。</text:p>
      <text:p text:style-name="P4">
Source: <text:a xlink:type="simple" xlink:href="https://www.rfi.fr/cn/%E5%9B%BD%E9%99%85%E6%8A%A5%E9%81%93/20230523-%E6%B3%95%E5%9B%BD%E6%8B%9A%E5%87%8F%E7%A2%B3-%E5%BA%9F%E9%99%A4%E9%83%A8%E5%88%86%E5%9B%BD%E5%86%85%E7%9F%AD%E7%A8%8B%E8%88%AA%E7%BA%BF" text:style-name="Internet_20_link" text:visited-style-name="Visited_20_Internet_20_Link">
https://www.rfi.fr/cn/%E5%9B%BD%E9%99%85%E6%8A%A5%E9%81%93/20230523-%E6%B3%95%E5%9B%BD%E6%8B%9A%E5%87%8F%E7%A2%B3-%E5%BA%9F%E9%99%A4%E9%83%A8%E5%88%86%E5%9B%BD%E5%86%85%E7%9F%AD%E7%A8%8B%E8%88%AA%E7%BA%BF</text:a>
</text:p>
      <!--NEWS-->
      <text:h text:style-name="P10" text:outline-level="1">
<text:span text:style-name="T4">
六四前夕维稳　中国多地警方要求调查青少年手机</text:span>
</text:h>
      <text:p text:style-name="P4">
Author: None</text:p>
      <text:p text:style-name="P4">
Publisher: Radio Free Asia (Organization)</text:p>
      <text:p text:style-name="P4">
Published Time: 2023-05-23T-10:01:00-04:00</text:p>
      <text:p text:style-name="P4">
Modified Time: 2023-05-23T12:25:36-04:00</text:p>
      <text:p text:style-name="P4">
Description: None</text:p>
      <text:p text:style-name="P4">
Videos: []</text:p>
      <text:p text:style-name="P4">
Audios: ["<text:a xlink:type="simple" xlink:href="https://www.rfa.org/mandarin/yataibaodao/meiti/hx1-0523202309283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6" text:anchor-type="as-char" svg:width="6.9236in" svg:height="5.326705in" draw:z-index="0">
<draw:image xlink:href="../Images/rfamandarin/2023-05-23T-10-01-00-04-00/000000.png" xlink:type="simple" xlink:show="embed" xlink:actuate="onLoad" draw:mime-type="image/png"/>
</draw:frame>
中国多地警方发布通知，要求家长、老师检查孩子手机是否安装Telegram、Twitter等海外通讯软件。 <text:a xlink:type="simple" xlink:href="https://www.rfa.org/mandarin/yataibaodao/meiti/hx1-05232023092839.html/@@images/image" text:style-name="Internet_20_link" text:visited-style-name="Visited_20_Internet_20_Link">
</text:a>
网路截图  <text:a xlink:type="simple" xlink:href="https://www.rfa.org/mandarin/yataibaodao/meiti/hx1-05232023092839.html/@@stream" text:style-name="Internet_20_link" text:visited-style-name="Visited_20_Internet_20_Link">
</text:a>
</text:p>
      <text:p text:style-name="P4">
近日，中国多地警方发出通知，要求家长、老师检查孩子手机是否安装海外通讯软件。有评论认为，当局此举疑似防范在六四前夕出现类似白纸运动的学潮。</text:p>
      <text:p text:style-name="P4">
<text:a xlink:type="simple" xlink:href="https://www.rfa.org/mandarin/Xinwen/4-05212023113915.html" text:style-name="Internet_20_link" text:visited-style-name="Visited_20_Internet_20_Link">
 <text:span text:style-name="T4">
孩子手机不能装“电报” 中国多地警方对家长提要求</text:span>
 </text:a>
</text:p>
      <text:p text:style-name="P4">
中国媒体报道，多地公安局近日发布公告称，近期境外电信网络诈骗嫌疑人利用“纸飞机（电报 Telegram）”、“WhatsAPP”、“海鸥（推特twitter）、“密聊猫”、“蝙蝠”、“事密达”等境外手机聊天软件，诱导未成年人从事电信网路诈骗，帮助犯罪。公告称，老师、家长需检查孩子的手机中是否安装有此类软件，如果有，“那你的孩子有可能正在协助境外诈骗人员从事违法犯罪”。</text:p>
      <text:p text:style-name="P4">
警方公告还称：“如果发现孩子已经安装，要高度重视，告知其危害，并带孩子到最近公安机关查清孩子是否有从事违法犯罪情况。”公告警告说：“作为孩子（尤其是初中、高职学生）的监护人，千万不要等孩子违法犯罪，影响前途才后悔莫及。”</text:p>
      <text:p text:style-name="P4">
<draw:frame draw:style-name="fr1" draw:name="Image17" text:anchor-type="as-char" svg:width="6.9236in" svg:height="9.637092in" draw:z-index="0">
<draw:image xlink:href="../Images/rfamandarin/2023-05-23T-10-01-00-04-00/000001.png" xlink:type="simple" xlink:show="embed" xlink:actuate="onLoad" draw:mime-type="image/png"/>
</draw:frame>
中国多地警方发布通知，要求家长、老师检查孩子手机是否安装Telegram、Twitter等海外通讯软件。（网路截图）  <text:a xlink:type="simple" xlink:href="https://www.rfa.org/mandarin/yataibaodao/meiti/hx1-05232023092839.html/4e00.jpg" text:style-name="Internet_20_link" text:visited-style-name="Visited_20_Internet_20_Link">
</text:a>
</text:p>
      <text:p text:style-name="P4">
<text:span text:style-name="T4">
专家痛批侵权 怀疑六四前夕防范形成白纸运动学潮</text:span>
</text:p>
      <text:p text:style-name="P4">
社团法人台湾少年权益与福利促进联盟副秘书长林于圣接受自由亚洲电台采访指出：“这违反比例原则，就像买个菜刀就表示要去砍人吗？因噎废食。中国对人民、对青少年恐惧严重到什么程度，光是加密通讯软件他们都不放心，会不会六四快到了，学生是国家社会的良心，会不会他们觉得学生团体、学生族群会得到一些他们想掩盖事实真相的东西，他们就不放心？因为他们很害怕人民知道真相。”</text:p>
      <text:p text:style-name="P4">
林于圣强调，安装软件本身不犯法，要求强制带去警局则侵犯人身自由、隐私权，也违反法治国家原则。《联合国儿童权利公约》规定，必须有明确犯罪事实才能对青少年采取强制措施。站在保护、尊重隐私的立场，家长连孩子的日记都不能偷看，而中国政府对侵犯公民隐私已成习惯。</text:p>
      <text:p text:style-name="P4">
<text:span text:style-name="T4">
资安专家：中国网管无能才要家长老师查小孩手机</text:span>
</text:p>
      <text:p text:style-name="P4">
台湾资安工作者吴伊婷接受自由亚洲电台采访分析：“中国这样做，反过来相对对这些软件背书，代表他们的网路监控层对这些软件的侧录和关键字过滤没办法抓的太准确，只能从最土、最原始方式做这件事；也显示中国网管无能，才要家长老师帮忙解决这事。中国是家长比较多，还是警察比较多？中国警察对家长灌输用这些软体不ok，叫小孩删，以后政府叫他做什么他也会做。”</text:p>
      <text:p text:style-name="P4">
吴伊婷反问，从“预防犯罪”角度，中国很多诈骗事件是在微信、QQ上进行，为何不见当局针对境内软件去查？</text:p>
      <text:p text:style-name="P4">
自由亚洲电台近日披露，Skype打到中国各地呈现“讯号太弱”的问题。吴伊婷说，这些都是中国当局故意拦截境外资讯，最终目的是为巩固其具国家特色的区域网。</text:p>
      <text:p text:style-name="P4">
吴伊婷指出，中国当局也借此警告民众不能使用这些软体。之前传出，有些在中国境内可持续通讯的软件，国安、网警禁止不了。被以煽颠罪名判处7年徒刑的“编程随想”等一些知名案件中，就是采用境外软件，被捕时手机被扣清查。白纸运动时，很多抗争者都使用Telegram、Twitter联系，向外界传播视频和图片。</text:p>
      <text:p text:style-name="P4">
<text:span text:style-name="T4">
家长：倡导互相举报犹如文革时期</text:span>
</text:p>
      <text:p text:style-name="P4">
逃离中国移居美国的任瑞婷接受自由亚洲电台采访说，小孩也会跟大人使用境外软体，她就使用WhatsAPP、Telegram等中共较接触不到的软件。海外民运人士如王丹等会建群，发布纪念六四、民主宪政、拥抱自由等讯息活动；很多网民提到，接触推特才醒悟共产党这么坏。而中共就是利用亲人互相检举，把网路监管不到的地方统统抓起来，完全隔绝掉。</text:p>
      <text:p text:style-name="P4">
任瑞婷批评当局意在倡导互相举报的社会风气就像文革时期：“最可怕是家长和老师要去检查孩子手机，家长可以不给手机，但给了再去检查，给人很大侮辱性的感觉，破坏家长和孩子之间的信任。今天家长检查完了可带去警察局，过几天，孩子也可偷看爸妈手机，去告他的爸妈。”</text:p>
      <text:p text:style-name="P4">
任瑞婷发现，Telegram有超多盗号，“不确定是不是共产党恶意攻击盗了，很多群被盗，朋友几乎都失联。中共恶意灌垃圾东西，另引导社会进入检举层面，有些盗号说不定就是学生在做，甚至有可能有人刻意教学生怎么盗号，给你多少钱，成了协助境外诈骗，再警告家长老师查学生手机抓犯罪，他一箭双雕。”</text:p>
      <text:p text:style-name="P4">
记者：夏小华 责编：许书婷 何平 网编：瑞哲</text:p>
      <text:p text:style-name="P4">
Source: <text:a xlink:type="simple" xlink:href="https://www.rfa.org/mandarin/yataibaodao/meiti/hx1-05232023092839.html" text:style-name="Internet_20_link" text:visited-style-name="Visited_20_Internet_20_Link">
https://www.rfa.org/mandarin/yataibaodao/meiti/hx1-05232023092839.html</text:a>
</text:p>
      <!--NEWS-->
      <text:h text:style-name="P10" text:outline-level="1">
<text:span text:style-name="T4">
泰国暴风雨致学校屋顶坍塌 含4童共7死</text:span>
</text:h>
      <text:p text:style-name="P4">
Publisher: 法新社</text:p>
      <text:p text:style-name="P4">
Published Time: 2023-05-23T-14:32:08+00:00</text:p>
      <text:p text:style-name="P4">
Modified Time: 2023-05-23T09:05:01+00:00</text:p>
      <text:p text:style-name="P4">
Description: （法新社曼谷23日电） 泰国北部披集省昨天一场暴风雨，导致一间学校的运动场屋顶坍塌，压死4名6至13岁的孩童与3名大人。当时这处四边无墙的建物内除了有孩子在玩，还有一些人在旁边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5-23T-14-32-08-00-00/000000.png" xlink:type="simple" xlink:show="embed" xlink:actuate="onLoad" draw:mime-type="image/png"/>
</draw:frame>
</text:p>
      <text:p text:style-name="P4">
泰国学校里常会看到加盖屋顶的运动场，好让孩子游戏时不受热带烈日照射。</text:p>
      <text:p text:style-name="P4">
根据泰国媒体，暴风雨在昨晚6时30分左右来袭，强风豪雨导致屋顶突然坍塌。</text:p>
      <text:p text:style-name="P4">
披集省（Phichit）公关办公室告诉法新社，3名死亡成人中的两人是家长，一人为工友，另有18人受伤。</text:p>
      <text:p text:style-name="P4">
一名6岁男童紧急送医后伤重不治，其余伤者留在两家医院内接受治疗，据悉伤势都不严重。</text:p>
      <text:p text:style-name="P4">
一名目击者告诉泰国公视（ThaiPBS）：「我在一眨眼之间，听到好像打仗的声音，5秒内暴风雨就到我这里了。」</text:p>
      <text:p text:style-name="P4">
当地公关单位在脸书分享的影像显示，现场有一堆扭曲的金属，柱子和铁皮都倒落地面。</text:p>
      <text:p text:style-name="P4">
警方告诉法新社，这场暴风雨也毁损三昂县（Sam Ngam）多栋住宅。</text:p>
      <text:p text:style-name="P4">
现在泰国即将步入雨季，预料未来几天国内许多地区都会下大雨。</text:p>
      <text:p text:style-name="P4">
Source: <text:a xlink:type="simple" xlink:href="https://www.rfi.fr/cn/%E5%9B%BD%E9%99%85%E6%8A%A5%E9%81%93/20230523-%E6%B3%B0%E5%9B%BD%E6%9A%B4%E9%A3%8E%E9%9B%A8%E8%87%B4%E5%AD%A6%E6%A0%A1%E5%B1%8B%E9%A1%B6%E5%9D%8D%E5%A1%8C-%E5%90%AB4%E7%AB%A5%E5%85%B17%E6%AD%BB" text:style-name="Internet_20_link" text:visited-style-name="Visited_20_Internet_20_Link">
https://www.rfi.fr/cn/%E5%9B%BD%E9%99%85%E6%8A%A5%E9%81%93/20230523-%E6%B3%B0%E5%9B%BD%E6%9A%B4%E9%A3%8E%E9%9B%A8%E8%87%B4%E5%AD%A6%E6%A0%A1%E5%B1%8B%E9%A1%B6%E5%9D%8D%E5%A1%8C-%E5%90%AB4%E7%AB%A5%E5%85%B17%E6%AD%BB</text:a>
</text:p>
      <!--NEWS-->
      <text:h text:style-name="P10" text:outline-level="1">
<text:span text:style-name="T4">
东帝汶国会选举在野党胜出 首任总统有望再掌权</text:span>
</text:h>
      <text:p text:style-name="P4">
Publisher: 法新社</text:p>
      <text:p text:style-name="P4">
Published Time: 2023-05-23T-16:32:08+00:00</text:p>
      <text:p text:style-name="P4">
Modified Time: 2023-05-23T09:05:02+00:00</text:p>
      <text:p text:style-name="P4">
Description: （法新社东帝汶首都狄力23日电） 根据东帝汶今天的官方计票结果，被视为独立英雄的前总统古斯茂（Xanana Gusmao）率领「东帝汶重建全国大会党」（CNRT）赢得国会选举，但未达绝对多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 text:anchor-type="as-char" svg:width="6.9236in" svg:height="3.617581in" draw:z-index="0">
<draw:image xlink:href="../Images/rficn/2023-05-23T-16-32-08-00-00/000000.png" xlink:type="simple" xlink:show="embed" xlink:actuate="onLoad" draw:mime-type="image/png"/>
</draw:frame>
</text:p>
      <text:p text:style-name="P4">
选民这次选出65席国会议员，希望终结多年政治僵局。</text:p>
      <text:p text:style-name="P4">
选举委员会数据显示，在野的「东帝汶重建全国大会党」以41.6%的得票率胜出，主导现任执政联盟的「东帝汶独立革命阵线」（Fretilin）则获得25.7%。</text:p>
      <text:p text:style-name="P4">
这场选举于本月21日举行，计票结果意味着76岁的古斯茂若能组成执政联盟，将可重掌大权。他曾于2002年至2007年担任东帝汶第一任总统。</text:p>
      <text:p text:style-name="P4">
依据东帝汶宪法，如果没有任何政党获得绝对多数，则由得票率最高的政党组成执政联盟。</text:p>
      <text:p text:style-name="P4">
「东帝汶重建全国大会党」去年赢得总统选举，由古斯茂的盟友、诺贝尔和平奖得主霍塔（Jose Ramos-Horta）出任总统；这次这个政党在国会选举中取得31席，将必须与其他16个政党中的至少一党合作。</text:p>
      <text:p text:style-name="P4">
东帝汶曾是葡萄牙殖民地，后来被印尼占领。在占领期间，「东帝汶独立革命阵线」致力反抗印尼，古斯茂曾是其中一员，但于2007年退出，另外成立「东帝汶重建全国大会党」；同年，他就任总理，直到2015年卸任为止。</text:p>
      <text:p text:style-name="P4">
数十年来，古斯茂和「东帝汶独立革命阵线」秘书长阿卡提里（Mari Alkatiri）宿怨未解。阿卡提里曾任总理，也是独立运动重要人物。</text:p>
      <text:p text:style-name="P4">
东帝汶独立迄今，历经COVID-19（2019冠状病毒疾病）疫情和多场天灾，始终摆脱不了贫穷，其中2021年一波气旋灾情在约有130万人口的东帝汶夺走至少40条人命。</text:p>
      <text:p text:style-name="P4">
东帝汶的预算极度仰赖输出石油所获得的收入，但预期现有化石燃料计画的收益很快就会枯竭。下一任政府必须就「大日出」（GreaterSunrise）天然气计画做出决定，看是否要开采数以兆计立方英尺的天然气。</text:p>
      <text:p text:style-name="P4">
东帝汶有65%的人口不到30岁，年轻选民占比很高。许多人透过这次选举传达期待，希望下一任政府能把注意力放在打击贫穷、改善基础设施上。</text:p>
      <text:p text:style-name="P4">
Source: <text:a xlink:type="simple" xlink:href="https://www.rfi.fr/cn/%E5%9B%BD%E9%99%85%E6%8A%A5%E9%81%93/20230523-%E4%B8%9C%E5%B8%9D%E6%B1%B6%E5%9B%BD%E4%BC%9A%E9%80%89%E4%B8%BE%E5%9C%A8%E9%87%8E%E5%85%9A%E8%83%9C%E5%87%BA-%E9%A6%96%E4%BB%BB%E6%80%BB%E7%BB%9F%E6%9C%89%E6%9C%9B%E5%86%8D%E6%8E%8C%E6%9D%83" text:style-name="Internet_20_link" text:visited-style-name="Visited_20_Internet_20_Link">
https://www.rfi.fr/cn/%E5%9B%BD%E9%99%85%E6%8A%A5%E9%81%93/20230523-%E4%B8%9C%E5%B8%9D%E6%B1%B6%E5%9B%BD%E4%BC%9A%E9%80%89%E4%B8%BE%E5%9C%A8%E9%87%8E%E5%85%9A%E8%83%9C%E5%87%BA-%E9%A6%96%E4%BB%BB%E6%80%BB%E7%BB%9F%E6%9C%89%E6%9C%9B%E5%86%8D%E6%8E%8C%E6%9D%83</text:a>
</text:p>
      <!--NEWS-->
      <text:h text:style-name="P10" text:outline-level="1">
<text:span text:style-name="T4">
史考特宣布参选 盼成首位非裔共和党籍总统</text:span>
</text:h>
      <text:p text:style-name="P4">
Publisher: 法新社</text:p>
      <text:p text:style-name="P4">
Published Time: 2023-05-23T-24:32:08+00:00</text:p>
      <text:p text:style-name="P4">
Modified Time: 2023-05-23T07:05:06+00:00</text:p>
      <text:p text:style-name="P4">
Description: （法新社华盛顿22日电） 美国南卡罗来纳州联邦参议员史考特（Tim Scott）今天正式投入总统选战，朝成为美国首位非裔共和党籍总统迈进。他矢言恢复遭到民主党籍总统拜登威胁的美国生活方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5-23T-24-32-08-00-00/000000.png" xlink:type="simple" xlink:show="embed" xlink:actuate="onLoad" draw:mime-type="image/png"/>
</draw:frame>
</text:p>
      <text:p text:style-name="P4">
57岁的史考特生平激励人心，他成长于单亲家庭、家境清贫，如今成为美国最具影响力的保守派人士之一。</text:p>
      <text:p text:style-name="P4">
他在家乡北查尔斯（NorthCharleston）对欢呼的支持者说：「拜登和激进的左派正在攻击帮我向上爬的每一个阶梯，这就是为什么我今天会宣布竞选美国总统。」</text:p>
      <text:p text:style-name="P4">
「他们正在攻击美国价值观、我们的学校、我们的经济和安全，但那在我的监督下不会发生，那是行不通的，我不能在美国被这样对待时袖手旁观。」</text:p>
      <text:p text:style-name="P4">
史考特花了数月时间奔走全国各地初选关键票仓，设法趁早取得支持，他强调自己的基督教信仰，以及身为共和党唯一非裔联邦参议员的独特观点。</text:p>
      <text:p text:style-name="P4">
他将与包含前总统川普在内的多人在初选中竞争，但要赶上川普的知名度仍相当困难。</text:p>
      <text:p text:style-name="P4">
近期民调显示，史考特的支持度仅有不到2%，远远落后川普的54%。</text:p>
      <text:p text:style-name="P4">
Source: <text:a xlink:type="simple" xlink:href="https://www.rfi.fr/cn/%E5%9B%BD%E9%99%85%E6%8A%A5%E9%81%93/20230523-%E5%8F%B2%E8%80%83%E7%89%B9%E5%AE%A3%E5%B8%83%E5%8F%82%E9%80%89-%E7%9B%BC%E6%88%90%E9%A6%96%E4%BD%8D%E9%9D%9E%E8%A3%94%E5%85%B1%E5%92%8C%E5%85%9A%E7%B1%8D%E6%80%BB%E7%BB%9F" text:style-name="Internet_20_link" text:visited-style-name="Visited_20_Internet_20_Link">
https://www.rfi.fr/cn/%E5%9B%BD%E9%99%85%E6%8A%A5%E9%81%93/20230523-%E5%8F%B2%E8%80%83%E7%89%B9%E5%AE%A3%E5%B8%83%E5%8F%82%E9%80%89-%E7%9B%BC%E6%88%90%E9%A6%96%E4%BD%8D%E9%9D%9E%E8%A3%94%E5%85%B1%E5%92%8C%E5%85%9A%E7%B1%8D%E6%80%BB%E7%BB%9F</text:a>
</text:p>
      <!--NEWS-->
      <text:h text:style-name="P10" text:outline-level="1">
<text:span text:style-name="T4">
科罗拉多河干涸 美西部州就减少用水达协议</text:span>
</text:h>
      <text:p text:style-name="P4">
Publisher: 法新社</text:p>
      <text:p text:style-name="P4">
Published Time: 2023-05-23T-26:32:08+00:00</text:p>
      <text:p text:style-name="P4">
Modified Time: 2023-05-23T07:05:05+00:00</text:p>
      <text:p text:style-name="P4">
Description: （法新社洛杉矶22日电） 美国科罗拉多河（Colorado River）受到25年干旱以及气候环境恶化威胁逐渐干涸，西部数州今天表示，已对减少用水取得共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5-23T-26-32-08-00-00/000000.png" xlink:type="simple" xlink:show="embed" xlink:actuate="onLoad" draw:mime-type="image/png"/>
</draw:frame>
</text:p>
      <text:p text:style-name="P4">
根据这项提案，联邦政府据传将支付12亿美元给水区、原住民部落以及加州、内华达州和亚利桑那州城市，让他们在未来3年减少用水。</text:p>
      <text:p text:style-name="P4">
这些州也会自行减少用水，但不会得到补偿。</text:p>
      <text:p text:style-name="P4">
这些减水措施将减少科罗拉多河300万英亩-英尺（acre-feet）供水量，相当于其供水总量的约13%。</text:p>
      <text:p text:style-name="P4">
加州州长纽松（Gavin Newsom）今天在新闻稿中表示：「整个美国西部都处于气候变迁的前线，我们必须共同努力因应气候危机，以及干旱和洪水的极端天气。」</text:p>
      <text:p text:style-name="P4">
美国总统拜登盛赞这份协议是「我们在面对气候变迁和历史性干旱状况时，朝着保护科罗拉多河水系稳定迈出的重要一步」。</text:p>
      <text:p text:style-name="P4">
Source: <text:a xlink:type="simple" xlink:href="https://www.rfi.fr/cn/%E7%A7%91%E5%AD%A6%E6%96%B0%E7%9F%A5/20230523-%E7%A7%91%E7%BD%97%E6%8B%89%E5%A4%9A%E6%B2%B3%E5%B9%B2%E6%B6%B8-%E7%BE%8E%E8%A5%BF%E9%83%A8%E5%B7%9E%E5%B0%B1%E5%87%8F%E5%B0%91%E7%94%A8%E6%B0%B4%E8%BE%BE%E5%8D%8F%E8%AE%AE" text:style-name="Internet_20_link" text:visited-style-name="Visited_20_Internet_20_Link">
https://www.rfi.fr/cn/%E7%A7%91%E5%AD%A6%E6%96%B0%E7%9F%A5/20230523-%E7%A7%91%E7%BD%97%E6%8B%89%E5%A4%9A%E6%B2%B3%E5%B9%B2%E6%B6%B8-%E7%BE%8E%E8%A5%BF%E9%83%A8%E5%B7%9E%E5%B0%B1%E5%87%8F%E5%B0%91%E7%94%A8%E6%B0%B4%E8%BE%BE%E5%8D%8F%E8%AE%AE</text:a>
</text:p>
      <!--NEWS-->
      <text:h text:style-name="P10" text:outline-level="1">
<text:span text:style-name="T4">
美蒙大拿州率先祭禁令 TikTok提告反击</text:span>
</text:h>
      <text:p text:style-name="P4">
Publisher: 法新社</text:p>
      <text:p text:style-name="P4">
Published Time: 2023-05-23T-28:32:08+00:00</text:p>
      <text:p text:style-name="P4">
Modified Time: 2023-05-23T07:05:01+00:00</text:p>
      <text:p text:style-name="P4">
Description: （法新社旧金山22日电） 中国北京字节跳动旗下短影音应用程式TikTok今天在美国联邦法院提出告诉，企图阻止蒙大拿州对TikTok实施全面封杀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5-23T-28-32-08-00-00/000000.png" xlink:type="simple" xlink:show="embed" xlink:actuate="onLoad" draw:mime-type="image/png"/>
</draw:frame>
</text:p>
      <text:p text:style-name="P4">
TikTok在诉讼中主张，这项预计2024年1月1日生效、前所未见的禁令，违反了宪法保障言论自由的权利。</text:p>
      <text:p text:style-name="P4">
TikTok发言人告诉法新社：「我们认为，基于无比强大的前例及事实，我们将会打赢官司。」</text:p>
      <text:p text:style-name="P4">
蒙大拿州共和党籍州长强佛特（GregGianforte）本月17日签署在州内封杀TikTok的法案。强佛特指出，新法将进一步推动「我们保护蒙大拿州民众免受中国共产党监视的共同优先要务」。</text:p>
      <text:p text:style-name="P4">
依据禁令，科技企业谷歌（Google）和苹果（Apple Inc）的应用程式商店在蒙大拿州提供TikTok属非法行为，5名用户因而提告，试图挡下这项法律。</text:p>
      <text:p text:style-name="P4">
Source: <text:a xlink:type="simple" xlink:href="https://www.rfi.fr/cn/%E8%B4%A2%E7%BB%8F%E5%BF%AB%E8%AE%AF/20230523-%E7%BE%8E%E8%92%99%E5%A4%A7%E6%8B%BF%E5%B7%9E%E7%8E%87%E5%85%88%E7%A5%AD%E7%A6%81%E4%BB%A4-tiktok%E6%8F%90%E5%91%8A%E5%8F%8D%E5%87%BB" text:style-name="Internet_20_link" text:visited-style-name="Visited_20_Internet_20_Link">
https://www.rfi.fr/cn/%E8%B4%A2%E7%BB%8F%E5%BF%AB%E8%AE%AF/20230523-%E7%BE%8E%E8%92%99%E5%A4%A7%E6%8B%BF%E5%B7%9E%E7%8E%87%E5%85%88%E7%A5%AD%E7%A6%81%E4%BB%A4-tiktok%E6%8F%90%E5%91%8A%E5%8F%8D%E5%87%BB</text:a>
</text:p>
      <!--NEWS-->
      <text:h text:style-name="P10" text:outline-level="1">
<text:span text:style-name="T4">
尼泊尔向导28度攻顶圣母峰 刷新世界纪录</text:span>
</text:h>
      <text:p text:style-name="P4">
Publisher: 法新社</text:p>
      <text:p text:style-name="P4">
Published Time: 2023-05-23T-5:02:08+00:00</text:p>
      <text:p text:style-name="P4">
Modified Time: 2023-05-23T10:50:02+00:00</text:p>
      <text:p text:style-name="P4">
Description: （法新社加德满都23日电） 尼泊尔登山向导卡米．瑞塔今天第28度登顶圣母峰，刷新圣母峰登顶次数纪录。另一名尼泊尔登山向导帕桑．达瓦昨天才追平卡米．瑞塔保持的27次纪录，立刻又被超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5-23T-5-02-08-00-00/000000.png" xlink:type="simple" xlink:show="embed" xlink:actuate="onLoad" draw:mime-type="image/png"/>
</draw:frame>
</text:p>
      <text:p text:style-name="P4">
向导服务公司「七峰跋涉」（Seven Summit Treks）成员古拉干（Thaneshwor Guragain）告诉法新社：「卡米．瑞塔（KamiRita Sherpa）今天早上（本季）第2度抵达圣母峰顶峰。这是他的第28次。」</text:p>
      <text:p text:style-name="P4">
就在一天前，46岁的登山向导帕桑．达瓦（Pasang Dawa Sherpa）才刚追平卡米．瑞塔上周缔造的27次登顶新纪录。</text:p>
      <text:p text:style-name="P4">
两人本季都已经两度攀登海拔8849公尺的圣母峰。两人间紧追不舍的较量受到登山界屏息关注。</text:p>
      <text:p text:style-name="P4">
53岁的卡米．瑞塔担任向导超过20年，有「圣母峰男人」（EverestMan）的封号。他在1994年首度登顶圣母峰，当时他正为一支商业探险队工作。此后，他几乎每年攀登圣母峰。</text:p>
      <text:p text:style-name="P4">
尼泊尔拥有世界10座最高峰中的8座，每年春天都会迎来数百名冒险家，这个时候气温温和，喜马拉雅山的风势通常比较平静。</text:p>
      <text:p text:style-name="P4">
尼泊尔本季已向外国登山者发放478张攀登圣母峰的许可证，一直持续到6月初。由于大多数登山者需要向导，预计总共会有超过900人尝试登顶。</text:p>
      <text:p text:style-name="P4">
尼泊尔向导通常是居住在圣母峰周围山谷的雪巴人（Sherpas），他们被认为是这个行业的支柱，承担着搬运设备和食物、固定绳索和修理梯子的巨大风险。</text:p>
      <text:p text:style-name="P4">
根据尼泊尔观光部门统计，本季已有超过500名登山者攀登圣母峰。但这座山峰的危险性也反映在死亡人数上，这周末又有2名登山者丧命，使得4月以来的死亡人数累计至11人。（译者：林沂锋/核稿：戴雅真）</text:p>
      <text:p text:style-name="P4">
Source: <text:a xlink:type="simple" xlink:href="https://www.rfi.fr/cn/%E5%9B%BD%E9%99%85%E6%8A%A5%E9%81%93/20230523-%E5%B0%BC%E6%B3%8A%E5%B0%94%E5%90%91%E5%AF%BC28%E5%BA%A6%E6%94%BB%E9%A1%B6%E5%9C%A3%E6%AF%8D%E5%B3%B0-%E5%88%B7%E6%96%B0%E4%B8%96%E7%95%8C%E7%BA%AA%E5%BD%95" text:style-name="Internet_20_link" text:visited-style-name="Visited_20_Internet_20_Link">
https://www.rfi.fr/cn/%E5%9B%BD%E9%99%85%E6%8A%A5%E9%81%93/20230523-%E5%B0%BC%E6%B3%8A%E5%B0%94%E5%90%91%E5%AF%BC28%E5%BA%A6%E6%94%BB%E9%A1%B6%E5%9C%A3%E6%AF%8D%E5%B3%B0-%E5%88%B7%E6%96%B0%E4%B8%96%E7%95%8C%E7%BA%AA%E5%BD%95</text:a>
</text:p>
      <!--NEWS-->
      <text:h text:style-name="P10" text:outline-level="1">
<text:span text:style-name="T4">
俄罗斯侵略乌克兰 促使北约大幅改革防御</text:span>
</text:h>
      <text:p text:style-name="P4">
Publisher: 法新社</text:p>
      <text:p text:style-name="P4">
Published Time: 2023-05-23T-7:02:08+00:00</text:p>
      <text:p text:style-name="P4">
Modified Time: 2023-05-23T10:35:02+00:00</text:p>
      <text:p text:style-name="P4">
Description: （法新社爱沙尼亚首都塔林23日电） 俄乌开战迄今已15个月，眼看莫斯科当局将冷战后数十年以来建立的秩序摧毁殆尽，北大西洋公约组织（NATO）正在就防御及相关规划进行近30年来最大规模改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5-23T-7-02-08-00-00/000000.png" xlink:type="simple" xlink:show="embed" xlink:actuate="onLoad" draw:mime-type="image/png"/>
</draw:frame>
</text:p>
      <text:p text:style-name="P4">
北约将在一个月后于立陶宛首都维尔纽斯（Vilnius）召开领袖峰会，目前正在加紧强化东部的防御能力。</text:p>
      <text:p text:style-name="P4">
美国部队演练空袭、英国海军陆战队进行夜间抢滩登陆、法国伞兵在飞越欧洲后从天而降。在俄罗斯对乌克兰开战的阴影下，北约在东翼成员国爱沙尼亚展开训练。</text:p>
      <text:p text:style-name="P4">
此举传达的讯息相当明确。参与北约「春季风暴」（Spring Storm）联合军演的法国驻爱沙尼亚部队指挥官布罗斯（EdouardBros）中校表示：「这代表我们能在短时间内非常快速部署。」</text:p>
      <text:p text:style-name="P4">
北约欧洲盟军最高统帅卡沃里（ChristopherCavoli）本月表示：「这项改变，将使我们从一个为了区域外突发任务进行最佳化的联盟，转变为一个适于大规模行动目的以保卫盟国每寸领土的联盟。」</text:p>
      <text:p text:style-name="P4">
爱沙尼亚国防部政策规划处主管迈伊（Kristjan Mae）说：「很明显地，北约改变了战略。...集体防御是最重要的任务，我们有必要让自己的家园恢复秩序。」</text:p>
      <text:p text:style-name="P4">
自从俄罗斯去年2月全面入侵乌克兰以来，北约已在东翼增派数千名士兵。早在俄国2014年强夺克里米亚（Crimea）后，北约便派兵进驻波兰和波罗的海国家与俄国的边境；如今又已在斯洛伐克、匈牙利、罗马尼亚及保加利亚部署4个多国「战斗群」。</text:p>
      <text:p text:style-name="P4">
北约成员国目前正在规划如何将部署在波罗的海国家和波兰的兵力扩大到旅级规模，这意味将在「必要的地点和时间」增派数千名士兵。</text:p>
      <text:p text:style-name="P4">
北约也正在东翼预先部署军事装备，以防拖行这些装备横跨欧洲大陆费时又费力；同时也加紧进行操练。</text:p>
      <text:p text:style-name="P4">
英国则为了能增援已派驻在爱沙尼亚的约1000名英国及法国部队，将让驻扎在英国境内军事基地的部队处于待命状态，以便随时能赶往当地。</text:p>
      <text:p text:style-name="P4">
负责北约相关部署行动的英国指挥官哈里斯（Giles Harris）准将说：「这是一项关键转变，让已就位的部队在冲突爆发前及时加入额外一层战力。」</text:p>
      <text:p text:style-name="P4">
Source: <text:a xlink:type="simple" xlink:href="https://www.rfi.fr/cn/%E5%9B%BD%E9%99%85%E6%8A%A5%E9%81%93/20230523-%E4%BF%84%E7%BD%97%E6%96%AF%E4%BE%B5%E7%95%A5%E4%B9%8C%E5%85%8B%E5%85%B0-%E4%BF%83%E4%BD%BF%E5%8C%97%E7%BA%A6%E5%A4%A7%E5%B9%85%E6%94%B9%E9%9D%A9%E9%98%B2%E5%BE%A1" text:style-name="Internet_20_link" text:visited-style-name="Visited_20_Internet_20_Link">
https://www.rfi.fr/cn/%E5%9B%BD%E9%99%85%E6%8A%A5%E9%81%93/20230523-%E4%BF%84%E7%BD%97%E6%96%AF%E4%BE%B5%E7%95%A5%E4%B9%8C%E5%85%8B%E5%85%B0-%E4%BF%83%E4%BD%BF%E5%8C%97%E7%BA%A6%E5%A4%A7%E5%B9%85%E6%94%B9%E9%9D%A9%E9%98%B2%E5%BE%A1</text:a>
</text:p>
      <!--NEWS-->
      <text:h text:style-name="P10" text:outline-level="1">
<text:span text:style-name="T4">
中國封殺美光 美：反對無事實根據的限制</text:span>
</text:h>
      <text:p text:style-name="P4">
Author: None (Language: zh)</text:p>
      <text:p text:style-name="P4">
Publisher: None</text:p>
      <text:p text:style-name="P4">
Time: 2023-05-23T00:32:00Z</text:p>
      <text:p text:style-name="P4">
Description: 中國政府週日要求「關鍵信息基礎設施」運營者應停止採購美國半導體企業美光的產品，認定其威脅國家安全。此舉對美光衝擊幾何？美國政府有什麼回應？</text:p>
      <text:p text:style-name="P4">
Videos: []</text:p>
      <text:p text:style-name="P4">
Images: ["<text:a xlink:type="simple" xlink:href="https://static.dw.com/image/65224851_303.jpeg" text:style-name="Internet_20_link" text:visited-style-name="Visited_20_Internet_20_Link">
65224851_303....</text:a>
", "<text:a xlink:type="simple" xlink:href="https://static.dw.com/image/65224835_401.jpeg" text:style-name="Internet_20_link" text:visited-style-name="Visited_20_Internet_20_Link">
65224835_401....</text:a>
", "<text:a xlink:type="simple" xlink:href="https://static.dw.com/image/56683753_401.jpg" text:style-name="Internet_20_link" text:visited-style-name="Visited_20_Internet_20_Link">
56683753_401.jpg</text:a>
", "<text:a xlink:type="simple" xlink:href="https://static.dw.com/image/65688748_401.jpg" text:style-name="Internet_20_link" text:visited-style-name="Visited_20_Internet_20_Link">
65688748_401.jpg</text:a>
"]</text:p>
      <text:p text:style-name="P4">
Subject: 经济纵横</text:p>
      <text:p text:style-name="P4">
Subjects: ['奥巴马', '美国']</text:p>
      <text:p text:style-name="P4">
Keywords: ['晶片', '半导体', '美光', '美国', '出口管制', '网路', '审查']</text:p>
      <text:p text:style-name="P4">
ID: 65693360</text:p>
      <!--METADATA-->
      <text:p text:style-name="P4">
<text:a xlink:type="simple" xlink:href="https://www.dw.com/zh/overlay/image/article/65693360/65224851" text:style-name="Internet_20_link" text:visited-style-name="Visited_20_Internet_20_Link">
 <draw:frame draw:style-name="fr1" draw:name="Image25" text:anchor-type="as-char" svg:width="6.9236in" svg:height="3.896998in" draw:z-index="0">
<draw:image xlink:href="../Images/dwzh/2023-05-23T00-32-00Z/65224851_303.jpeg" xlink:type="simple" xlink:show="embed" xlink:actuate="onLoad" draw:mime-type="image/jpeg"/>
</draw:frame>
</text:a>
</text:p>
      <text:p text:style-name="P4">
G7領袖峰會期間，中國宣布美光公司的網路安全審查未通過，專家認為此時機點不是巧合。（資料照）</text:p>
      <text:p text:style-name="P4">
（德國之聲中文網）中國互聯網信息辦公室（簡稱網信辦）週日（5月21日）發布消息稱，美國半導體公司美光（Micron）的產品「存在較嚴重網絡安全問題隱患」，對中國的關鍵信息基礎設施供應鏈構成重大風險、影響國家安全，因此網路安全審查未通過，<text:a xlink:type="simple" xlink:href="https://www.dw.com/zh/zh/北京恐禁美光芯片-媒體美籲韓勿填補缺口/a-65414199" text:style-name="Internet_20_link" text:visited-style-name="Visited_20_Internet_20_Link">
 </text:a>
 。</text:p>
      <text:p text:style-name="P4">
中國網信辦表示，審查美光是「維護國家安全的必要措施」，並稱外國企業「只要遵守中國法律法規要求」，都歡迎進入中國市場。</text:p>
      <text:p text:style-name="P4">
美光財務長墨菲（Mark Murphy）22日表示，還不清楚中國政府的疑慮是什麼。他說，美光對總部在中國的公司的直接與間接銷售，佔美光收益的四分之一左右。</text:p>
      <text:p text:style-name="P4">
墨菲說：「我們目前估計的影響範圍，在低端市場方面，佔全公司營收比例在個位數的前段（low single-digitpercentage），高端部分佔全公司營收則是個位數的後段（high single-digit percentage）。」</text:p>
      <text:p text:style-name="P4">
路透社指出，墨菲的言論有助美光止血，該公司週一收盤股價下滑2.8%，跌到每股66.23美元。</text:p>
      <text:h text:style-name="P12" text:outline-level="3">
<text:span text:style-name="T4">
美國的回應</text:span>
</text:h>
      <text:p text:style-name="P4">
美國政府表示，堅定反對「沒有事實根據的限制措施」。美國商務部的發言人21日說：「此舉還有近期 <text:a xlink:type="simple" xlink:href="https://www.dw.com/zh/zh/中國加強反間諜-諮詢公司涉危害國安遭查/a-65557271" text:style-name="Internet_20_link" text:visited-style-name="Visited_20_Internet_20_Link">
</text:a>
，跟（中國）主張要開放市場、致力於打造透明監管框架的說法並不一致。」</text:p>
      <text:p text:style-name="P4">
美國商務部說，將直接與北京政府溝通、釐清此事，並與盟友接觸，以確保能夠密切協調，「因應中國的做法對記憶體晶片市場造成的扭曲」。</text:p>
      <text:p text:style-name="P4">
中國美國商會總裁何邁可（Michael Hart）認為，美光產品遭禁一事， <text:a xlink:type="simple" xlink:href="https://www.dw.com/zh/zh/中國突擊美企上海辦公室-掀外商憂慮/a-65447816" text:style-name="Internet_20_link" text:visited-style-name="Visited_20_Internet_20_Link">
</text:a>
。美國眾議院外交事務委員會主席麥考爾（Michael McCaul）則形容，中國的法律體系如同「黑手黨」，批評北京「霸凌美國企業」。</text:p>
      <text:p text:style-name="P4">
<draw:frame draw:style-name="fr1" draw:name="Image26" text:anchor-type="as-char" svg:width="6.9236in" svg:height="3.896998in" draw:z-index="0">
<draw:image xlink:href="../Images/dwzh/2023-05-23T00-32-00Z/65224835_401.jpeg" xlink:type="simple" xlink:show="embed" xlink:actuate="onLoad" draw:mime-type="image/jpeg"/>
</draw:frame>
</text:p>
      <text:p text:style-name="P4">
圖為美光在愛達荷州的工廠。（資料照）</text:p>
      <text:h text:style-name="P12" text:outline-level="3">
<text:span text:style-name="T4">
中國的說法</text:span>
</text:h>
      <text:p text:style-name="P4">
針對美光未通過中國網路安全審查一事，中國外交部發言人毛寧22日重申中國立場：「有關審查是為了防範產品網絡安全問題危害國家關鍵信息基礎設施安全，是維護國家安全的必要措施。」</text:p>
      <text:p text:style-name="P4">
同日，中國商務部長王文濤在上海主持召開座談會，聽取美資企業在華經營情況。據中國媒體報導，上海美國商會以及強生、3M、陶氏、默克、霍尼韋爾等美資企業代表參加了座談。</text:p>
      <text:p text:style-name="P4">
王文濤說，中國堅定不移推進高水平對外開放，加快構建新發展格局，把吸引外資放在更加重要的位置，穩步擴大規則、規制、管理、標準等制度型開放。</text:p>
      <text:p text:style-name="P4">
他表示，當前，中國經濟運行保持恢復向好態勢，市場潛力持續釋放，這些都將為包括美資企業在內的各國企業來華髮展提供更多機遇。商務部將依法保護外商投資權益，打造市場化、法治化、國際化一流營商環境，與各國企業共享中國龐大市場和開放發展的紅利。</text:p>
      <text:p text:style-name="P4">
他還強調，中美兩國經濟深度融合，雙方在相互尊重，互惠互利的基礎上開展經貿合作，符合兩國和兩國人民的根本利益，也有利於整個世界。中方將繼續歡迎美資企業在華髮展，實現共贏。</text:p>
      <text:h text:style-name="P12" text:outline-level="3">
<text:span text:style-name="T4">
新措施可能影響有限</text:span>
</text:h>
      <text:p text:style-name="P4">
中國網信辦並沒有公布其發現的具體國安風險為何，也未提及哪些美光產品將受影響。美光公司21日表示，已收到審查結果通知，目前正在評估並考慮下一步。被問及是否將對此提出異議，美光發言人回應：「我們期盼繼續與中國政府討論此事。」</text:p>
      <text:p text:style-name="P4">
美光是美國記憶體晶片大廠，路透社指出，隨著美中之間的晶片科技戰升級，中國網信辦此舉可能影響運輸、金融等產業。根據中國國務院2021年8月發布的定義，「關鍵信息基礎設施」涉及能源、交通、水利、金融等領域。</text:p>
      <text:p text:style-name="P4">
根據美光的數據，該公司去年308億美元的營收約有10%來自中國。不過，法新社引述分析師說法稱，美光在中國的銷售很大一部分是賣給非中國廠商，目前並不清楚中國網信辦的決定是否影響外國企業。</text:p>
      <text:p text:style-name="P4">
投資諮詢公司杰富瑞（Jefferies）的分析師認為，此事對美光的影響相當有限，因為它在中國的主要客戶是製造智慧型手機與電腦等消費性電子的企業，而非基礎設施供應商。</text:p>
      <text:p text:style-name="P4">
杰富瑞的說明寫道：「美光的動態隨機存取記憶體（DRAM）和NAND閃存晶片產品，比較少用在伺服器上，因此我們認為該公司在中國大部分收入不是來自電信公司和政府。」</text:p>
      <text:p text:style-name="P4">
美光生產DRAM和NAND閃存晶片，與韓國的三星電子、SK海力士以及日本東芝旗下的鎧俠公司有競爭關係。</text:p>
      <text:p text:style-name="P4">
<draw:frame draw:style-name="fr1" draw:name="Image27" text:anchor-type="as-char" svg:width="6.9236in" svg:height="3.896998in" draw:z-index="0">
<draw:image xlink:href="../Images/dwzh/2023-05-23T00-32-00Z/56683753_401.jpg" xlink:type="simple" xlink:show="embed" xlink:actuate="onLoad" draw:mime-type="image/jpeg"/>
</draw:frame>
</text:p>
      <text:p text:style-name="P4">
晶片成為美中科技戰的核心。圖為美國總統拜登2021年2月簽署一項關於關鍵供應鏈的行政命令時，手上拿著微晶片。</text:p>
      <text:h text:style-name="P12" text:outline-level="3">
<text:span text:style-name="T4">
時機「不是巧合」</text:span>
</text:h>
      <text:p text:style-name="P4">
著有《晶片戰爭》一書的美國塔夫茨大學（Tufts University）教授米勒（ChristopherMiller）認為，中國網信辦此一決定宣布的時機很重要，也就是七國集團（G7）領袖在日本舉行峰會之際。</text:p>
      <text:p text:style-name="P4">
路透社引述米勒的說法：「中國選在G7峰會的時候......報復美國的晶片大廠，這不是巧合。」</text:p>
      <text:p text:style-name="P4">
美國總統拜登21日表示，G7各國都贊同 <text:a xlink:type="simple" xlink:href="https://www.dw.com/zh/zh/g7联合公报政策方针不是为了伤害中国/a-65684805" text:style-name="Internet_20_link" text:visited-style-name="Visited_20_Internet_20_Link">
</text:a>
要「去風險化」，且應該是「多樣化」的。各國還達成協議，將建立一個 <text:a xlink:type="simple" xlink:href="https://www.dw.com/zh/zh/分析g7對中更強硬-調停戰爭不單靠北京/a-65689524" text:style-name="Internet_20_link" text:visited-style-name="Visited_20_Internet_20_Link">
 </text:a>
 。米勒表示，針對這方面的努力，美光事件對G7而言可能會是初步考驗。</text:p>
      <text:p text:style-name="P4">
<draw:frame draw:style-name="fr1" draw:name="Image28" text:anchor-type="as-char" svg:width="6.9236in" svg:height="3.896998in" draw:z-index="0">
<draw:image xlink:href="../Images/dwzh/2023-05-23T00-32-00Z/65688748_401.jpg" xlink:type="simple" xlink:show="embed" xlink:actuate="onLoad" draw:mime-type="image/jpeg"/>
</draw:frame>
</text:p>
      <text:p text:style-name="P4">
21日，G7、歐盟與烏克蘭的領袖齊聚廣島。同一天，中國宣布美光的網路安全審查未通過。</text:p>
      <text:h text:style-name="P12" text:outline-level="3">
<text:span text:style-name="T4">
美中科技戰</text:span>
</text:h>
      <text:p text:style-name="P4">
<text:a xlink:type="simple" xlink:href="https://www.dw.com/zh/zh/反制美國北京以國安為由審查美晶片商/a-65224796" text:style-name="Internet_20_link" text:visited-style-name="Visited_20_Internet_20_Link">
 </text:a>
；美光公司隨後表示，正全力配合調查，但在中國的業務仍正常運作。針對中國21日的新措施，美國官員並未立即回應路透社的置評請求。</text:p>
      <text:p text:style-name="P4">
此前，美國對中國的晶片製造科技祭出一系列出口管制，並採取行動阻止美光的競爭對手長江存儲公司購買特定的美國零件。</text:p>
      <text:p text:style-name="P4">
美國也在 <text:a xlink:type="simple" xlink:href="https://www.dw.com/zh/zh/美日荷協議限制芯片出口中國要求澄清/a-65232052" text:style-name="Internet_20_link" text:visited-style-name="Visited_20_Internet_20_Link">
 </text:a>
；荷蘭與日本近期皆宣布新的半導體技術出口限制，但並未直接點名中國。對此，中國外交部曾批評美國以金融霸權為後盾進行「長臂管轄」，「泛化國家安全概念，濫用出口管制措施」，並要求荷蘭等國對此事的負面影響「保持清醒認識」，如果措施損害到中方，中國就會「採取行動維護自身利益」。</text:p>
      <text:p text:style-name="P4">
（綜合報導）</text:p>
      <text:p text:style-name="P4">
Source: <text:a xlink:type="simple" xlink:href="https://www.dw.com/zh/中國封殺美光-美：反對無事實根據的限制/a-65693360" text:style-name="Internet_20_link" text:visited-style-name="Visited_20_Internet_20_Link">
https://www.dw.com/zh/中國封殺美光-美：反對無事實根據的限制/a-65693360?maca=chi-rss-chi-all-1127-rdf</text:a>
</text:p>
      <!--NEWS-->
      <text:h text:style-name="P10" text:outline-level="1">
<text:span text:style-name="T4">
法律戰開打 TikTok控告蒙大拿州違憲</text:span>
</text:h>
      <text:p text:style-name="P4">
Author: None (Language: zh)</text:p>
      <text:p text:style-name="P4">
Publisher: None</text:p>
      <text:p text:style-name="P4">
Time: 2023-05-23T01:43:00Z</text:p>
      <text:p text:style-name="P4">
Description: 蒙大拿州開出全美第一槍，簽署立法全面禁止政府及一般用戶下載及使用TikTok。繼5名用戶兼創作者之後，TikTok公司也提起訴訟，指控此禁令違憲。該法案有何規定？</text:p>
      <text:p text:style-name="P4">
Videos: []</text:p>
      <text:p text:style-name="P4">
Images: ["<text:a xlink:type="simple" xlink:href="https://static.dw.com/image/65678373_303.jpg" text:style-name="Internet_20_link" text:visited-style-name="Visited_20_Internet_20_Link">
65678373_303.jpg</text:a>
", "<text:a xlink:type="simple" xlink:href="https://static.dw.com/image/65003694_401.jpg" text:style-name="Internet_20_link" text:visited-style-name="Visited_20_Internet_20_Link">
65003694_401.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5678373" text:style-name="Internet_20_link" text:visited-style-name="Visited_20_Internet_20_Link">
 <draw:frame draw:style-name="fr1" draw:name="Image29" text:anchor-type="as-char" svg:width="6.9236in" svg:height="3.896998in" draw:z-index="0">
<draw:image xlink:href="../Images/dwzh/2023-05-23T01-43-00Z/65678373_303.jpg" xlink:type="simple" xlink:show="embed" xlink:actuate="onLoad" draw:mime-type="image/jpeg"/>
</draw:frame>
</text:a>
</text:p>
      <text:p text:style-name="P4">
美國國會和州政府對TikTok的警戒日益升高，他們擔心中國政府對該平台具有潛在影響力</text:p>
      <text:p text:style-name="P4">
（德國之聲中文網）TikTok週一（5月22日）向美國聯邦法院提起訴訟，要求阻止蒙大拿州對TikTok實施全面禁令。該公司主張，此禁令違反了美國憲法保護的言論自由權。一名發言人告訴法新社：「基於一系列有力的先例和事實，我們認為我們會贏得這場法律戰。」</text:p>
      <text:p text:style-name="P4">
TikTok在訴狀中寫道：「該州制定這種特別的、前所未有的措施，是基於毫無根據的猜測。」該平台發言人奧伯維特（BrookeOberwetter）17日曾稱該法案違憲，「侵犯了蒙大拿州人民的言論自由」。她說：「我們想向蒙大拿州人民保證，他們可以繼續使用TikTok來表達自己、謀生、加入社群，因為我們繼續努力捍衛蒙大拿州內外用戶的權利。」</text:p>
      <text:p text:style-name="P4">
18日，有5名TikTok用戶兼創作者亦提起訴訟，盼能阻止這項禁令被實際執行。提告的TikTok用戶認為，該州試圖「行使蒙大拿州沒有的國家安全權力，並禁止蒙大拿州無權壓制的言論自由」，已侵犯了由美國憲法保障的公民基本權利。</text:p>
      <text:p text:style-name="P4">
該訴訟將交由民主黨法官莫羅伊（Donald Molloy）審理；莫羅伊在1995年被美國民主黨前總統人柯林頓（BillClinton）提名為法官。部分民主黨人士對TikTok態度較不強硬。</text:p>
      <text:p text:style-name="P4">
<draw:frame draw:style-name="fr1" draw:name="Image30" text:anchor-type="as-char" svg:width="6.9236in" svg:height="3.896998in" draw:z-index="0">
<draw:image xlink:href="../Images/dwzh/2023-05-23T01-43-00Z/65003694_401.jpg" xlink:type="simple" xlink:show="embed" xlink:actuate="onLoad" draw:mime-type="image/jpeg"/>
</draw:frame>
</text:p>
      <text:p text:style-name="P4">
TikTok向美國聯邦法院提起訴訟，控告蒙大拿州的禁令違憲。</text:p>
      <text:p text:style-name="P4">
蒙大拿州州長吉安福特（GregGianforte）本月17日正式簽署立法，禁止TikTok在該州運營，稱此舉將進一步「保護蒙大拿人免受中共監控」。該法案明年初生效後， <text:a xlink:type="simple" xlink:href="https://www.dw.com/zh/zh/全面禁止tiktok美国蒙大拿州先行一步/a-65333928" text:style-name="Internet_20_link" text:visited-style-name="Visited_20_Internet_20_Link">
</text:a>
 。</text:p>
      <text:p text:style-name="P4">
蒙大拿州司法部發言人弗勒（Emily Flower）17日表示：「我們預計會有法律挑戰，並已做好充分準備為法律辯護。」</text:p>
      <text:p text:style-name="P4">
法新社引述里奇蒙大學（University of Richmond）法學者托比亞斯（CarlTobias）觀點，認為這些案件在法庭的進展應該很快，因為其核心的法律問題並不需要收集大量證據。</text:p>
      <text:p text:style-name="P4">
「這些憲法論據非常令人信服，有利於起訴方。」托比亞斯說：「首先是言論自由，其次，如果禁令以國家安全為正當性的理由，那就是聯邦政府的事，而非任何一州。」</text:p>
      <text:p text:style-name="P4">
2020年，時任美國總統特朗普（DonaldTrump）試圖透過商務部的規範禁止下載TikTok和微信，就被多個法院阻止，從未生效；而美國公民自由聯盟（ACLU）等捍衛憲法團體和 <text:a xlink:type="simple" xlink:href="https://www.dw.com/zh/zh/全盘禁止tiktok-美国民主党内有反对声音/a-65213817" text:style-name="Internet_20_link" text:visited-style-name="Visited_20_Internet_20_Link">
</text:a>
，也都支持美國用戶保有使用TikTok的權利，以行使言論自由。</text:p>
      <text:h text:style-name="P12" text:outline-level="3">
<text:span text:style-name="T4">
禁用TikTok 印度早已先行一步</text:span>
</text:h>
      <text:h text:style-name="P12" text:outline-level="3">
<text:span text:style-name="T4">
TikTok禁令可行嗎？</text:span>
</text:h>
      <text:p text:style-name="P4">
禁令規定，蒙大拿州境內將不得下載TikTok，這意味著谷歌和蘋果等應用商店也不得「非法」提供TikTok。每當有人使用TikTok，不論是「被提供使用這個應用程式的能力」、或是「下載它」，TikTok或應用商店即觸法，將面臨每日高達1萬美元的罰款。</text:p>
      <text:p text:style-name="P4">
此法案預計2024年1月1日生效，懲罰將不適用於用戶端。</text:p>
      <text:p text:style-name="P4">
美聯社援引網路安全專家說法分析，此禁令除了祭出罰款之外，沒有任何激勵措施使相關公司願意遵守規定，因此「充分執法將非常困難」。</text:p>
      <text:p text:style-name="P4">
此外，相較於中國對公民訪問網路的控制，美國並沒有任何類似的手段或工具。該法令也將網路服務提供商排除在外。</text:p>
      <text:p text:style-name="P4">
成員包含蘋果和谷歌的貿易集團TechNet的一名代表告訴美聯社，應用商店沒有能力在不同的州對特定應用進行「地理圍欄」，因此不可能阻止TikTok在蒙大拿州被下載。該組織還表示，應該由應用程式本身來決定運行範圍，而非應用商店。</text:p>
      <text:p text:style-name="P4">
網路安全公司Check Point的產品漏洞研究主管瓦努努（OdedVanunu）也認為，應用商店很難隔離單一國家的應用下載。他建議由TikTok來遵守規定更為可行，因為該應用本身才有權「根據用戶的地理位置或IP地址來調整設置」。</text:p>
      <text:p text:style-name="P4">
<draw:frame draw:style-name="fr1" draw:name="Image31" text:anchor-type="as-char" svg:width="6.9236in" svg:height="3.896998in" draw:z-index="0">
<draw:image xlink:href="../Images/dwzh/2023-05-23T01-43-00Z/65096240_401.jpg" xlink:type="simple" xlink:show="embed" xlink:actuate="onLoad" draw:mime-type="image/jpeg"/>
</draw:frame>
</text:p>
      <text:p text:style-name="P4">
今年3月，TikTok執行長周受資赴美國國會作證，聽證會長達近6小時</text:p>
      <text:h text:style-name="P12" text:outline-level="3">
<text:span text:style-name="T4">
美國加緊禁用TikTok</text:span>
</text:h>
      <text:p text:style-name="P4">
<text:a xlink:type="simple" xlink:href="https://www.dw.com/zh/zh/德语媒体不断升级的tiktok之争/a-65171272" text:style-name="Internet_20_link" text:visited-style-name="Visited_20_Internet_20_Link">
 </text:a>
，他們擔心中國政府對該平台具有潛在影響力，因而要求在全國範圍內禁止該應用程式。然而，光是要在人口超過100萬的蒙大拿州實行禁令，即面臨諸多困難；若要將禁令範圍擴大至全美超過1.5億TikTok用戶，絕非易事。</text:p>
      <text:p text:style-name="P4">
今年3月， <text:a xlink:type="simple" xlink:href="https://www.dw.com/zh/zh/抖音执行长赴美国会作证前夕-专家怎么说/a-65078532" text:style-name="Internet_20_link" text:visited-style-name="Visited_20_Internet_20_Link">
 </text:a>
，聽證會長達近6小時，氣氛劍拔弩張。國會兩黨議員都提出質疑，認為TikTok母公司字節跳動（ByteDance）將使中國政府能獲取用戶數據，或影響美國用戶在該應用上發表的內容。</text:p>
      <text:p text:style-name="P4">
對此，TikTok不斷否認它曾與中國政府共享數據，並表示如果被要求，該平台也不會這樣做。</text:p>
      <text:p text:style-name="P4">
目前，TikTok正在進行一項名為「德克薩斯項目」（ProjectTexas）的倡議，欲創建了一個獨立實體，將美國用戶的數據儲存在美國的服務器上，由美國科技公司甲骨文運營。</text:p>
      <text:p text:style-name="P4">
（綜合報導）</text:p>
      <text:p text:style-name="P4">
Source: <text:a xlink:type="simple" xlink:href="https://www.dw.com/zh/法律戰開打-tiktok控告蒙大拿州違憲/a-65666897" text:style-name="Internet_20_link" text:visited-style-name="Visited_20_Internet_20_Link">
https://www.dw.com/zh/法律戰開打-tiktok控告蒙大拿州違憲/a-65666897?maca=chi-rss-chi-all-1127-rdf</text:a>
</text:p>
      <!--NEWS-->
      <text:h text:style-name="P10" text:outline-level="1">
<text:span text:style-name="T4">
中印摩擦：傳北京欲在爭議邊界再設緩衝區</text:span>
</text:h>
      <text:p text:style-name="P4">
Author: None (Language: zh)</text:p>
      <text:p text:style-name="P4">
Publisher: None</text:p>
      <text:p text:style-name="P4">
Time: 2023-05-23T02:35:00Z</text:p>
      <text:p text:style-name="P4">
Description: 印度媒體引述消息報導，中國軍隊日前要求在中印爭議邊境的拉達克東部地區、印度宣稱的邊界線內，設立緩衝區，作為雙方脫離接觸的前提條件。有印度國會議員批評莫迪政府，放任邊境爭議局勢惡化，呼籲堅決反對中國。</text:p>
      <text:p text:style-name="P4">
Videos: []</text:p>
      <text:p text:style-name="P4">
Images: ["<text:a xlink:type="simple" xlink:href="https://static.dw.com/image/63183594_303.jpg" text:style-name="Internet_20_link" text:visited-style-name="Visited_20_Internet_20_Link">
63183594_303.jpg</text:a>
", "<text:a xlink:type="simple" xlink:href="https://static.dw.com/image/53841818_303.jpg" text:style-name="Internet_20_link" text:visited-style-name="Visited_20_Internet_20_Link">
53841818_303.jpg</text:a>
", "<text:a xlink:type="simple" xlink:href="https://static.dw.com/image/16287599_303.jpg" text:style-name="Internet_20_link" text:visited-style-name="Visited_20_Internet_20_Link">
16287599_303.jpg</text:a>
", "<text:a xlink:type="simple" xlink:href="https://static.dw.com/image/53825848_303.png" text:style-name="Internet_20_link" text:visited-style-name="Visited_20_Internet_20_Link">
53825848_303.png</text:a>
", "<text:a xlink:type="simple" xlink:href="https://static.dw.com/image/41124050_303.jpg" text:style-name="Internet_20_link" text:visited-style-name="Visited_20_Internet_20_Link">
41124050_303.jpg</text:a>
", "<text:a xlink:type="simple" xlink:href="https://static.dw.com/image/16162720_303.jpg" text:style-name="Internet_20_link" text:visited-style-name="Visited_20_Internet_20_Link">
16162720_303.jpg</text:a>
", "<text:a xlink:type="simple" xlink:href="https://static.dw.com/image/53862211_303.jpg" text:style-name="Internet_20_link" text:visited-style-name="Visited_20_Internet_20_Link">
53862211_303.jpg</text:a>
", "<text:a xlink:type="simple" xlink:href="https://static.dw.com/image/50806090_303.jpg" text:style-name="Internet_20_link" text:visited-style-name="Visited_20_Internet_20_Link">
50806090_303.jpg</text:a>
", "<text:a xlink:type="simple" xlink:href="https://static.dw.com/image/17710314_303.jpg" text:style-name="Internet_20_link" text:visited-style-name="Visited_20_Internet_20_Link">
17710314_303.jpg</text:a>
", "<text:a xlink:type="simple" xlink:href="https://static.dw.com/image/53842067_303.jpg" text:style-name="Internet_20_link" text:visited-style-name="Visited_20_Internet_20_Link">
53842067_303.jpg</text:a>
", "<text:a xlink:type="simple" xlink:href="https://static.dw.com/image/65693876_401.jpg" text:style-name="Internet_20_link" text:visited-style-name="Visited_20_Internet_20_Link">
65693876_401.jpg</text:a>
"]</text:p>
      <text:p text:style-name="P4">
Subject: 时政风云</text:p>
      <text:p text:style-name="P4">
Subjects: ['德中关系', '岛屿主权争端', '专题报道：全景观看“习马会”', '印度', '中国', '中共十九大']</text:p>
      <text:p text:style-name="P4">
Keywords: ['中国', '印度', '中印边界冲突', '拉达克', '二十国集团']</text:p>
      <text:p text:style-name="P4">
ID: 65704799</text:p>
      <!--METADATA-->
      <text:p text:style-name="P4">
<text:a xlink:type="simple" xlink:href="https://www.dw.com/zh/overlay/image/article/65704799/63183594" text:style-name="Internet_20_link" text:visited-style-name="Visited_20_Internet_20_Link">
 <draw:frame draw:style-name="fr1" draw:name="Image32" text:anchor-type="as-char" svg:width="6.9236in" svg:height="3.896998in" draw:z-index="0">
<draw:image xlink:href="../Images/dwzh/2023-05-23T02-35-00Z/63183594_303.jpg" xlink:type="simple" xlink:show="embed" xlink:actuate="onLoad" draw:mime-type="image/jpeg"/>
</draw:frame>
</text:a>
</text:p>
      <text:p text:style-name="P4">
拉達克是中印有爭議的邊界地區。圖為印度軍隊於拉達克地區內。</text:p>
      <text:p text:style-name="P4">
（德國之聲中文網）中國與印度上月就邊界軍事對峙，舉行了第18輪軍長級會議。印度《電訊報》（TheTelegraph）週一（5月22日）引述情報部門消息獨家報導，中方在會議中要求在印度宣稱的邊界線內，建立一個15至20公里的緩衝區，作為雙方不再交戰脫離接觸（Disengagement）的前提條件。</text:p>
      <text:p text:style-name="P4">
該報引述「印藏邊境警察部隊」（ITBP）的情報官員消息稱，中方希望在拉達克（Ladakh）東部地區的德普桑平原（Depsang）上、印度宣稱的邊界線內設立緩衝區，「在談判中，印度拒絕了此一要求，同意設立3到4公里的緩衝區，但中國拒絕讓步」。</text:p>
      <text:p text:style-name="P4">
一名印度國防部官員向該報表示，印度拒絕了中國「不公正」要求，正在進行談判以解決對峙問題。</text:p>
      <text:p text:style-name="P4">
該名ITBP官員向印度《電訊報》透露，中方在第18輪軍長級會議提出要求後，又在之後的低級別軍事會議中重申要求。該名匿名官員表示：「中國軍隊已經在印度宣稱的防線內盤踞了18公里，現在又想要一個15至20公里的緩衝區。很明顯，他們正在積極努力地沿著該地區的實際控制線，試圖建立一個新的現狀。」</text:p>
      <text:p text:style-name="P4">
拉達克為中國與印度存有主權爭議的敏感地區。2019年，印度將克什米爾地區內的拉達克地區劃為中央直轄區，引發中國強烈不滿； <text:a xlink:type="simple" xlink:href="https://www.dw.com/zh/zh/中印45年来首度致命冲突-印方死者升至20人/a-53836917" text:style-name="Internet_20_link" text:visited-style-name="Visited_20_Internet_20_Link">
</text:a>
，軍事對峙至今未能完全緩解，雙方為此舉辦多輪軍長級會議談判。</text:p>
      <text:p text:style-name="P4">
印度《電訊報》指出，位於拉達克東部的德普桑平原，是2020年中印邊境衝突以來，唯一一個雙方沒有脫離接觸的摩擦地帶。</text:p>
      <ul>
        <li>
          <draw:frame draw:style-name="fr1" draw:name="Image33" text:anchor-type="as-char" svg:width="6.9236in" svg:height="3.896998in" draw:z-index="0">
            <draw:image xlink:href="../Images/dwzh/2023-05-23T02-35-00Z/53841818_303.jpg" xlink:type="simple" xlink:show="embed" xlink:actuate="onLoad" draw:mime-type="image/jpeg"/>
          </draw:frame>
        </li>
      </ul>
      <h5>
中印边境冲突的渊源</h5>
      <text:h text:style-name="P12" text:outline-level="3">
<text:span text:style-name="T4">
中印2000公里边境, 12万平方公里纠纷</text:span>
</text:h>
      <text:p text:style-name="P4">
中印边界总长近2000公里，另外还有12万平方公里的区域存在领土纠纷。有领土纠纷的边界涉及西段（600公里）、中段（450公里）和东段（650公里）3个部分。2020年5月，中印在锡金北部发生冲突（中段）；6月16日，中印在拉达克的巴勒万河谷（西段）发生士兵肢体冲突，造成数十人伤亡，至少印方称有20名士兵死亡。</text:p>
      <ul>
        <li>
          <draw:frame draw:style-name="fr1" draw:name="Image34" text:anchor-type="as-char" svg:width="6.9236in" svg:height="3.896998in" draw:z-index="0">
            <draw:image xlink:href="../Images/dwzh/2023-05-23T02-35-00Z/16287599_303.jpg" xlink:type="simple" xlink:show="embed" xlink:actuate="onLoad" draw:mime-type="image/jpeg"/>
          </draw:frame>
        </li>
      </ul>
      <h5>
中印边境冲突的渊源</h5>
      <text:h text:style-name="P12" text:outline-level="3">
<text:span text:style-name="T4">
麦克马洪线</text:span>
</text:h>
      <text:p text:style-name="P4">
马克马洪线(McMahonLine，东段线)是一条英国探险家测量印度时画下的一条英属印度同西藏之间的边界。1914年，英国外交官麦克马洪召集中、印、藏三方会议，由于中华民国不同意分割西藏的麦克马洪线、藏方未能得到事先秘议的独立转而也放弃承认麦克马红线，结果中藏均没有签署《西姆拉条约》。印度和缅甸则认为麦克马洪线是历史疆界。时至今日，中华人民共和国虽然拒绝承认麦克马洪线，但把它看作是实际控制线。1962年中印之战中，中国军队虽然一度占领了该地重镇达旺，但后来撤回到实际控制线以北。</text:p>
      <ul>
        <li>
          <draw:frame draw:style-name="fr1" draw:name="Image35" text:anchor-type="as-char" svg:width="6.9236in" svg:height="3.896998in" draw:z-index="0">
            <draw:image xlink:href="../Images/dwzh/2023-05-23T02-35-00Z/53825848_303.png" xlink:type="simple" xlink:show="embed" xlink:actuate="onLoad" draw:mime-type="image/png"/>
          </draw:frame>
        </li>
      </ul>
      <h5>
中印边境冲突的渊源</h5>
      <text:h text:style-name="P12" text:outline-level="3">
<text:span text:style-name="T4">
藏南（印度：阿鲁纳恰尔邦）</text:span>
</text:h>
      <text:p text:style-name="P4">
藏南在印度被称为“阿鲁纳恰尔邦”（ArunachalPradesh，东段线），面积约为6万平方公里，位于喜马拉雅山脉的南侧。它的西面是不丹，东面是缅甸，向南是印度，北边是中国的西藏。中国称该地为藏南，属于西藏自治区行政区划。不过，按照“麦克马洪线”的划分，该地属于印度，印度也实际控制该地，只是藏方以及中华民国当年均拒绝在条约上签字。中华人民共和国成立后延续这一路线。1948年，刚刚独立的印度开始派兵进入这个地区，1960年，印度完全占领了麦线以南部分，中国控制麦线以北。1972年，印度在该地成立阿鲁纳恰尔中央直辖区，1987年，该区改为“阿鲁纳恰尔邦”。</text:p>
      <ul>
        <li>
          <draw:frame draw:style-name="fr1" draw:name="Image36" text:anchor-type="as-char" svg:width="6.9236in" svg:height="3.896998in" draw:z-index="0">
            <draw:image xlink:href="../Images/dwzh/2023-05-23T02-35-00Z/41124050_303.jpg" xlink:type="simple" xlink:show="embed" xlink:actuate="onLoad" draw:mime-type="image/jpeg"/>
          </draw:frame>
        </li>
      </ul>
      <h5>
中印边境冲突的渊源</h5>
      <text:h text:style-name="P12" text:outline-level="3">
<text:span text:style-name="T4">
锡金问题</text:span>
</text:h>
      <text:p text:style-name="P4">
英国于1887年强占锡金国，次年出兵西藏。1950年，独立之后的印度称为锡金的保护国，1975年正式将其纳为“锡金邦”。2003年，印度总理瓦杰帕伊访问中国后，北京承认新德里对锡金的主权，同时印度亦承认中国对西藏主权。2005年之后中国出版的地图上已不再将锡金标注成主权国家。</text:p>
      <ul>
        <li>
          <draw:frame draw:style-name="fr1" draw:name="Image37" text:anchor-type="as-char" svg:width="6.9236in" svg:height="3.896998in" draw:z-index="0">
            <draw:image xlink:href="../Images/dwzh/2023-05-23T02-35-00Z/16162720_303.jpg" xlink:type="simple" xlink:show="embed" xlink:actuate="onLoad" draw:mime-type="image/jpeg"/>
          </draw:frame>
        </li>
      </ul>
      <h5>
中印边境冲突的渊源</h5>
      <text:h text:style-name="P12" text:outline-level="3">
<text:span text:style-name="T4">
1962年中印之战: 印度总理尼赫鲁大败</text:span>
</text:h>
      <text:p text:style-name="P4">
1960年4月，中印两国政府为寻求解决领土争端，由中国总理周恩来与印度总理尼赫鲁在新德里会谈，但未取得共识。1962年中印边境战争爆发。中国军队当年10月20日从边境的东西两处同时发起进攻时，兵力是印度军队的5至10倍。中国军队当时一直深入到印度今天的阿鲁纳恰尔邦省和喜马拉雅地区。整个战争延续了一个月，总共造成2000人丧生。1962年11月20日，中国单方宣布停火，并撤至麦克马洪线后20公里处。战争之后中印关系因边界冲突走入低谷。</text:p>
      <ul>
        <li>
          <draw:frame draw:style-name="fr1" draw:name="Image38" text:anchor-type="as-char" svg:width="6.9236in" svg:height="3.896998in" draw:z-index="0">
            <draw:image xlink:href="../Images/dwzh/2023-05-23T02-35-00Z/53862211_303.jpg" xlink:type="simple" xlink:show="embed" xlink:actuate="onLoad" draw:mime-type="image/jpeg"/>
          </draw:frame>
        </li>
      </ul>
      <h5>
中印边境冲突的渊源</h5>
      <text:h text:style-name="P12" text:outline-level="3">
<text:span text:style-name="T4">
中印关系改善，甘地总理开启总理互访</text:span>
</text:h>
      <text:p text:style-name="P4">
1988年12月19日至23日，印度总理拉吉夫·甘地对中国进行正式访问并与邓小平会晤。这是34年来印度总理首次访问中国。这次访问被看作是中印关系经过多年的紧张期之后开始转暖的标志。1993年，印度总理拉奥（NarasimhaRao）访华期间，双方签署了《关于在中印边境实际控制线地区保持和平与安宁的协定》。这次访问标志着中印关系开启了一个新的时代。自上世纪九十年代以来，中印双方共签署了5个有关和平解决边境冲突的协定。</text:p>
      <ul>
        <li>
          <draw:frame draw:style-name="fr1" draw:name="Image39" text:anchor-type="as-char" svg:width="6.9236in" svg:height="3.896998in" draw:z-index="0">
            <draw:image xlink:href="../Images/dwzh/2023-05-23T02-35-00Z/50806090_303.jpg" xlink:type="simple" xlink:show="embed" xlink:actuate="onLoad" draw:mime-type="image/jpeg"/>
          </draw:frame>
        </li>
      </ul>
      <h5>
中印边境冲突的渊源</h5>
      <text:h text:style-name="P12" text:outline-level="3">
<text:span text:style-name="T4">
特别代表会晤机制，习莫频繁会晤</text:span>
</text:h>
      <text:p text:style-name="P4">
自2003年中印建立边界问题特别代表会晤机制以来，双方已举行22轮特代会晤。印方的特别代表是国家安全顾问，中方最高代表则多为外交部长。中国国家主席习近平同印度总理莫迪之间的互动相当频繁。</text:p>
      <ul>
        <li>
          <draw:frame draw:style-name="fr1" draw:name="Image40" text:anchor-type="as-char" svg:width="6.9236in" svg:height="3.896998in" draw:z-index="0">
            <draw:image xlink:href="../Images/dwzh/2023-05-23T02-35-00Z/17710314_303.jpg" xlink:type="simple" xlink:show="embed" xlink:actuate="onLoad" draw:mime-type="image/jpeg"/>
          </draw:frame>
        </li>
      </ul>
      <h5>
中印边境冲突的渊源</h5>
      <text:h text:style-name="P12" text:outline-level="3">
<text:span text:style-name="T4">
2017年中印洞朗地区对峙</text:span>
</text:h>
      <text:p text:style-name="P4">
占地约100平方公里的洞朗（Doklam）是中国和不丹之间存有争议的地区，印度也从未对该地宣示过主权。2017年6月，印度以“接到不丹政府的求助”、“支持不丹主权”为由，派兵越过中印边界，阻止中国在那里修筑公路，形成同中国军队长达71天的对峙。不丹是中国14个邻国中唯一一个没有与中国建交的国家，其国家的外交权和防务权掌握在印度手中。2014年莫迪以总理身份第一个访问的国家便是不丹。</text:p>
      <ul>
        <li>
          <draw:frame draw:style-name="fr1" draw:name="Image41" text:anchor-type="as-char" svg:width="6.9236in" svg:height="3.896998in" draw:z-index="0">
            <draw:image xlink:href="../Images/dwzh/2023-05-23T02-35-00Z/53842067_303.jpg" xlink:type="simple" xlink:show="embed" xlink:actuate="onLoad" draw:mime-type="image/jpeg"/>
          </draw:frame>
        </li>
      </ul>
      <h5>
中印边境冲突的渊源</h5>
      <text:h text:style-name="P12" text:outline-level="3">
<text:span text:style-name="T4">
2020年中印冲突又起</text:span>
</text:h>
      <text:p text:style-name="P4">
5月5日，在位于拉达克地区的海拔四千多米的班公错湖（Pangong Tsolake，西段），中国和印度军方人员相互投掷石块、木棒、铁棍等，双方都有人员受伤。5月9日，印度锡金邦那图拉山口（中段），中印军人相互投石并发生肢体冲突，有数十人受伤。6月16日，在加勒万河谷（Galwanvalley，西段）的中印士兵冲突中，有3名印度士兵在与解放军的冲突中死亡。当天稍晚时，印度军方宣布印度士兵的死亡人数提升至20人。</text:p>
      <text:p text:style-name="P4">
作者: 李鱼</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印度國內不滿聲音</text:span>
</text:h>
      <text:p text:style-name="P4">
一名印度陸軍官員表示，中國軍隊要求建立15至20公里緩衝區的「非法」要求，永遠不會被接受；一名前中將則批評，印度在處理中國對拉達克的入侵時，採取「雙重標準」，損害了該國的主權和領土完整。他說：「莫迪政府迄今為止一直否認中國對拉達克的任何入侵，同時又心甘情願地接受中國軍隊的條件，從陣地上撤退，在印度境內建立緩衝區。」</text:p>
      <text:p text:style-name="P4">
另一名退役少將表示： 「政府已經屈服了，同意了緩衝區，把更多的領土交給了中國人；現在他們（中國人）想在德普桑平原得到更多。」</text:p>
      <text:p text:style-name="P4">
對此，印度國防部稱，中印邊境的緩衝區「是暫時的，印度沒有放棄對這些地區的權利」。</text:p>
      <text:p text:style-name="P4">
根據該報導，印度安全警察部隊（IPS）一名官員今年初提交的研究報告指出，中印近年爆發邊境衝突以來，印度失去了在拉達克東部65個巡邏點中的26個。</text:p>
      <text:p text:style-name="P4">
除了軍方出現不滿聲音，亦有印度國會議員為此批評莫迪政府。《印度教徒報》（The Hindu）報導，消息見報後，印度國會議員拉梅什（JairamRamesh）表示，他對德普桑平原的邊境爭議感到擔憂。他透過聲明表示：「現在我們了解到，在侵入我們合法邊界18公里之後，中國人非但沒有撤退，反而要求在印度領土內再開闢15到20公里的『緩衝區』。」</text:p>
      <text:p text:style-name="P4">
拉梅什批評，印度總理莫迪對中國談判的姿態，極大地削弱了印度的談判地位，「莫迪政府在過去3年未能恢復現狀就已經夠糟糕的了，讓它惡化更是不可原諒」。</text:p>
      <text:p text:style-name="P4">
至截稿前，中國與印度官方並未就該報導內容做出公開回應。</text:p>
      <text:p text:style-name="P4">
<draw:frame draw:style-name="fr1" draw:name="Image42" text:anchor-type="as-char" svg:width="6.9236in" svg:height="3.896998in" draw:z-index="0">
<draw:image xlink:href="../Images/dwzh/2023-05-23T02-35-00Z/65693876_401.jpg" xlink:type="simple" xlink:show="embed" xlink:actuate="onLoad" draw:mime-type="image/jpeg"/>
</draw:frame>
</text:p>
      <text:p text:style-name="P4">
莫迪受到印度國內部分聲音批評，在邊界問題上對中國不夠有力。</text:p>
      <text:h text:style-name="P12" text:outline-level="3">
<text:span text:style-name="T4">
中印摩擦不斷</text:span>
</text:h>
      <text:p text:style-name="P4">
除了德普桑平原的邊境摩擦，擔任二十國集團（G20）輪值主席的印度， <text:a xlink:type="simple" xlink:href="https://www.dw.com/zh/zh/中国反对印度在克什米尔举行g20会议/a-65685118" text:style-name="Internet_20_link" text:visited-style-name="Visited_20_Internet_20_Link">
</text:a>
 。</text:p>
      <text:p text:style-name="P4">
中國外交部發言人汪文斌上週已表態：「中方堅決反對在領土爭議地區舉辦任何形式的G20會議，也不會出席這種會議。」</text:p>
      <text:p text:style-name="P4">
G20旅遊會議於22日開幕，路透社報導，有數百人當日在巴基斯坦控制的克什米爾地區舉行集會表達抗議。印度警方表示，已在當地加強安保工作，「以避免在G20會議期間發生任何恐怖襲擊的機會」。</text:p>
      <text:p text:style-name="P4">
巴基斯坦外交部長札達里（Bilawal BhuttoZardari）則批評，印度在有爭議的地區舉辦G20會議是「非法的」，指控印度是為了對爭議地區的控制尋求合法性，「濫用其G20主席地位」。</text:p>
      <text:p text:style-name="P4">
印度外交部並沒有對路透社的置評請求作出回應。</text:p>
      <text:p text:style-name="P4">
（《電訊報》、《印度教徒報》、路透社等）</text:p>
      <text:p text:style-name="P4">
Source: <text:a xlink:type="simple" xlink:href="https://www.dw.com/zh/中印摩擦：傳北京欲在爭議邊界再設緩衝區/a-65704799" text:style-name="Internet_20_link" text:visited-style-name="Visited_20_Internet_20_Link">
https://www.dw.com/zh/中印摩擦：傳北京欲在爭議邊界再設緩衝區/a-65704799?maca=chi-rss-chi-all-1127-rdf</text:a>
</text:p>
      <!--NEWS-->
      <text:h text:style-name="P10" text:outline-level="1">
<text:span text:style-name="T4">
抖音网民掀"反对崇洋媚外"挑战　百万人参与反被禁言</text:span>
</text:h>
      <text:p text:style-name="P4">
Author: None</text:p>
      <text:p text:style-name="P4">
Publisher: Radio Free Asia (Organization)</text:p>
      <text:p text:style-name="P4">
Published Time: 2023-05-23T03:24:00-04:00</text:p>
      <text:p text:style-name="P4">
Modified Time: 2023-05-23T13:35:27-04:00</text:p>
      <text:p text:style-name="P4">
Description: None</text:p>
      <text:p text:style-name="P4">
Videos: []</text:p>
      <text:p text:style-name="P4">
Audios: ["<text:a xlink:type="simple" xlink:href="https://www.rfa.org/mandarin/yataibaodao/meiti/gt1-0523202303242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43" text:anchor-type="as-char" svg:width="6.9236in" svg:height="3.88615in" draw:z-index="0">
<draw:image xlink:href="../Images/rfamandarin/2023-05-23T03-24-00-04-00/000000.png" xlink:type="simple" xlink:show="embed" xlink:actuate="onLoad" draw:mime-type="image/png"/>
</draw:frame>
 抖音上掀起“反对崇洋媚外”的活动。 <text:a xlink:type="simple" xlink:href="https://www.rfa.org/mandarin/yataibaodao/meiti/gt1-05232023032427.html/@@images/image" text:style-name="Internet_20_link" text:visited-style-name="Visited_20_Internet_20_Link">
</text:a>
网络截图/古亭提供  <text:a xlink:type="simple" xlink:href="https://www.rfa.org/mandarin/yataibaodao/meiti/gt1-05232023032427.html/@@stream" text:style-name="Internet_20_link" text:visited-style-name="Visited_20_Internet_20_Link">
</text:a>
</text:p>
      <text:p text:style-name="P4">
在中国社交平台抖音，有网民发起"反崇洋媚外"挑战，然而，当参与挑战者人数接近一百万人时，本周二凌晨，网管当局却删除了相关内容。</text:p>
      <ul>
        <li>
<text:span text:style-name="T4">
<text:a xlink:type="simple" xlink:href="https://www.rfa.org/mandarin/yataibaodao/zhengzhi/kw-10282022115040.html" text:style-name="Internet_20_link" text:visited-style-name="Visited_20_Internet_20_Link">
 </text:a>
 </text:span>
  * <text:a xlink:type="simple" xlink:href="https://www.rfa.org/mandarin/ytbdzhuantixilie/xijinping-zheshinian/wy3-09272022091751.html" text:style-name="Internet_20_link" text:visited-style-name="Visited_20_Internet_20_Link">
 <text:span text:style-name="T4">
【习近平这十年】之三：民族主义十年：从“中国梦”到权力的温柔乡</text:span>
 </text:a>
  * <text:a xlink:type="simple" xlink:href="https://www.rfa.org/mandarin/yataibaodao/shehui/ql1-06192019062455.html" text:style-name="Internet_20_link" text:visited-style-name="Visited_20_Internet_20_Link">
 <text:span text:style-name="T4">
各地禁止“崇洋媚外” 禁用外国地名命名</text:span>
 </text:a>
</li>
      </ul>
      <text:p text:style-name="P4">
最近一周，抖音平台有网民发起带有强烈民族主义色彩的反西方活动，名为“反崇洋媚外”挑战。该活动得到了数以十万计网民响应，截至本周一（22日）晚，参与者超过八十万人。</text:p>
      <text:p text:style-name="P4">
本台记者在抖音上搜索，仍然有网民发布带有浓厚民族色彩的视频，比如抗日电视剧中的口号：“中华民族万岁，中华民族必胜......将和人民的命运留在一起，我们今天所做的一切无上光荣。”</text:p>
      <text:p text:style-name="P4">
周二凌晨，当参与挑战人数达一百万时，网民发现相关话题被删除。抖音网民“无悔”发帖称，刚刷到一个昨天发的“反崇洋媚外”挑战被删了......真不知道平台是怎么想的，今天继续挑战“爱我中华强我国威”。</text:p>
      <text:p text:style-name="P4">
<draw:frame draw:style-name="fr1" draw:name="Image44" text:anchor-type="as-char" svg:width="6.9236in" svg:height="4.416555in" draw:z-index="0">
<draw:image xlink:href="../Images/rfamandarin/2023-05-23T03-24-00-04-00/000001.png" xlink:type="simple" xlink:show="embed" xlink:actuate="onLoad" draw:mime-type="image/png"/>
</draw:frame>
 左图：中国有网民呼吁政府出台政策，处罚与外国人结婚。中图：网民发起“反崇洋媚外”挑战被删，改为“爱我中华强我国威”。 右图：有网民抱怨近一百万人加入“反崇洋媚外”挑战被禁。（网络图片/古亭提供）  <text:a xlink:type="simple" xlink:href="https://www.rfa.org/mandarin/yataibaodao/meiti/gt1-05232023032427.html/m0523-gt1p234.jpg" text:style-name="Internet_20_link" text:visited-style-name="Visited_20_Internet_20_Link">
</text:a>
</text:p>
      <text:p text:style-name="P4">
<text:span text:style-name="T4">
中国政府从幼儿园时期以民族主义教育幼童</text:span>
</text:p>
      <text:p text:style-name="P4">
对此，抖音网民张女士周二接受自由亚洲电台采访时说，中国人从进入幼儿园就接受民族主义和所谓的爱国爱中华教育，不允许说西方国家比中国好：“官方的意思是，凡说美国好、西方好、日本好，这些国家比中国好，都是崇洋媚外。官方觉得崇洋媚外不好，这和爱国主义是联系在一起的，一些人真的相信官方的说话，也有可能是为了蹭流量。”</text:p>
      <text:p text:style-name="P4">
在抖音评论区，有网民发帖称，希望政府出台政策，自愿和外国人结婚的视为自愿放弃中国国籍。一位称为“艾跃进教授”的网民发视频称：“你把任何美国总统叫到中国来，他连县长都干不了，别说别的，光喝酒就喝死他，你还崇洋媚外，而当今世界，我们崇洋媚外到什么情况，染黄头发，连我们的口头语言，看看出彩中国人三个评委，范冰冰，她说好不是好，wo、wo跟狗叫似的......”</text:p>
      <text:p text:style-name="P4">
<text:span text:style-name="T4">
禁止爱国活动意在阻止事态失控</text:span>
</text:p>
      <text:p text:style-name="P4">
至于当局为何要禁止宣扬所谓爱国主义的活动，时事评论人士郑旭光对本台说，在中国，任何超出官方控制的行动，即便是宣传“爱国主义”，当局也会禁止。他举例说：“比如像你在天安门广场发起拥护中国共产党的集会，你试试看。不管是什么话题，一旦显示出极强的组织性、煽动性，因为这种运动很容易把矛头指向党国。他们最主要第一怕你上街，第二怕你有组织。他不在于你搞活动的内容，而在于你的形式和能量。”</text:p>
      <text:p text:style-name="P4">
1949年中共自从建政以来，民族主义和爱国主义成为对民众进行政治教育的一项重要内容。据维基百科介绍，1994年8月23日中共中央宣传部起草、中共中央委员会颁布的《爱国主义教育实施纲要》。次年，民政部即确定了第一批爱国主义教育基地，中宣部、共青团中央等多部委联合发布百种爱国主义教育图书。由于纲要中明确提出爱国主义教育以中国特色社会主义和党的基本路线为指导，因而被海外学界认为是共产主义崩溃背景下，中国共产党主导的务实民族主义政策，对象主要针对青少年。</text:p>
      <text:p text:style-name="P4">
记者：古亭 责编：陈美华 许书婷 嘉远 网编：瑞哲</text:p>
      <text:p text:style-name="P4">
Source: <text:a xlink:type="simple" xlink:href="https://www.rfa.org/mandarin/yataibaodao/meiti/gt1-05232023032427.html" text:style-name="Internet_20_link" text:visited-style-name="Visited_20_Internet_20_Link">
https://www.rfa.org/mandarin/yataibaodao/meiti/gt1-05232023032427.html</text:a>
</text:p>
      <!--NEWS-->
      <text:h text:style-name="P10" text:outline-level="1">
<text:span text:style-name="T4">
"520"中国结婚人数骤降　离婚证书供不应求</text:span>
</text:h>
      <text:p text:style-name="P4">
Author: None</text:p>
      <text:p text:style-name="P4">
Publisher: Radio Free Asia (Organization)</text:p>
      <text:p text:style-name="P4">
Published Time: 2023-05-23T03:30:00-04:00</text:p>
      <text:p text:style-name="P4">
Modified Time: 2023-05-23T13:34:33-04:00</text:p>
      <text:p text:style-name="P4">
Description: None</text:p>
      <text:p text:style-name="P4">
Videos: []</text:p>
      <text:p text:style-name="P4">
Audios: ["<text:a xlink:type="simple" xlink:href="https://www.rfa.org/mandarin/yataibaodao/huanjing/gt2-0523202303294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5" text:anchor-type="as-char" svg:width="6.9236in" svg:height="3.88615in" draw:z-index="0">
<draw:image xlink:href="../Images/rfamandarin/2023-05-23T03-30-00-04-00/000000.png" xlink:type="simple" xlink:show="embed" xlink:actuate="onLoad" draw:mime-type="image/png"/>
</draw:frame>
每年5月20日被多数中国人选为登记结婚的良辰吉日，因为520寓意“我爱你”。 <text:a xlink:type="simple" xlink:href="https://www.rfa.org/mandarin/yataibaodao/huanjing/gt2-05232023032947.html/@@images/image" text:style-name="Internet_20_link" text:visited-style-name="Visited_20_Internet_20_Link">
</text:a>
美联社资料图片  <text:a xlink:type="simple" xlink:href="https://www.rfa.org/mandarin/yataibaodao/huanjing/gt2-05232023032947.html/@@stream" text:style-name="Internet_20_link" text:visited-style-name="Visited_20_Internet_20_Link">
</text:a>
</text:p>
      <text:p text:style-name="P4">
每年的5月20日被多数中国人选为登记结婚的良辰吉日，因为520寓意"我爱你"。不过，中国多地民政部数据显示，今年的520登记结婚人数大不如前，其中四川减少超过三成，贵州五成，而离婚人数则快速增加。</text:p>
      <ul>
        <li>
<text:span text:style-name="T4">
<text:a xlink:type="simple" xlink:href="https://www.rfa.org/mandarin/Xinwen/6-05182023144646.html" text:style-name="Internet_20_link" text:visited-style-name="Visited_20_Internet_20_Link">
 </text:a>
 </text:span>
  * <text:span text:style-name="T4">
<text:a xlink:type="simple" xlink:href="https://www.rfa.org/mandarin/Xinwen/3-05212023113309.html" text:style-name="Internet_20_link" text:visited-style-name="Visited_20_Internet_20_Link">
 </text:a>
 </text:span>
  * <text:a xlink:type="simple" xlink:href="https://www.rfa.org/mandarin/yataibaodao/huanjing/sc-08302022134205.html" text:style-name="Internet_20_link" text:visited-style-name="Visited_20_Internet_20_Link">
 <text:span text:style-name="T4">
中国结婚人数越来越少，婚龄越来越大</text:span>
 </text:a>
  * <text:a xlink:type="simple" xlink:href="https://www.rfa.org/mandarin/yataibaodao/huanjing/gl-11102021064235.html" text:style-name="Internet_20_link" text:visited-style-name="Visited_20_Internet_20_Link">
 <text:span text:style-name="T4">
中国青年选择躺平不成家 第三季度结婚人数创历史新低</text:span>
 </text:a>
</li>
      </ul>
      <text:p text:style-name="P4">
今年5月20日，中国结婚登记人数比去年大幅减少。时代财经根据各省民政部门进行不完全统计，贵州“520”结婚登记数减少幅度最大，对比去年减少53.8%；其中广东、福建、四川同比减少幅度差距不大，分别减少40.41%、38.28%、36%，而江苏结婚登记数同比减少25.6%。</text:p>
      <text:p text:style-name="P4">
统计显示，5月20日，江苏省98个婚姻登记处共为11156对新人办理了结婚登记。而去年5月20日，江苏全省共有15003对新人完成领证。</text:p>
      <text:p text:style-name="P4">
广东省方面，今年5月20日当天共结婚登记12450对，“跨省通办”结婚登记1813对。而去年5月20日，广东全省当天共有20892对新人登记结婚。</text:p>
      <text:p text:style-name="P4">
<draw:frame draw:style-name="fr1" draw:name="Image46" text:anchor-type="as-char" svg:width="6.9236in" svg:height="4.243294in" draw:z-index="0">
<draw:image xlink:href="../Images/rfamandarin/2023-05-23T03-30-00-04-00/000001.png" xlink:type="simple" xlink:show="embed" xlink:actuate="onLoad" draw:mime-type="image/png"/>
</draw:frame>
中国媒体报道，年轻人在结婚热季结婚人数也下降。(网络截图)  <text:a xlink:type="simple" xlink:href="https://www.rfa.org/mandarin/yataibaodao/huanjing/gt2-05232023032947.html/image.png" text:style-name="Internet_20_link" text:visited-style-name="Visited_20_Internet_20_Link">
</text:a>
</text:p>
      <text:p text:style-name="P4">
河南郑州前中学教师贾灵敏周二接受本台采访时说，年轻人结婚减少与不堪重负有关。她说：“没有家怎么结婚啊？这个房子就买不起。有几个年轻人能买得起房子的？好多人一家三代要勒紧裤腰带给这个孩子买房子，买了房子给孩子首付，这个年轻人在工作中还要每一个月供款两千元或三千元。剩下的吃、穿、玩这些消费几乎不敢再乱花钱。”</text:p>
      <text:p text:style-name="P4">
<text:span text:style-name="T4">
生活压力大 年轻人无力成家</text:span>
</text:p>
      <text:p text:style-name="P4">
贾灵敏认为，现在的年轻人不是不想结婚，但是买房子是遇到的第一大障碍，第二大障碍是结婚生子后，要承担抚养孩子的经济支出，包括医疗、教育等。她说：“如孩子考上大学，需要支付高额学费，学费你就付不起。现在大部分年轻人就选择躺平，现在出生率还是在负数。现在生活在底层的人没有上升的通道了。”</text:p>
      <text:p text:style-name="P4">
广东、福建和四川全省520当天登记结婚人数年减超过30%，贵州省更大跌超过50%。对此，广东省人口发展研究院院长董玉整早前分析，指大城市化、经济压力以及婚恋观念变化，使得晚婚甚至不婚的人愈来愈多，相当一部分人认为自己的能力有限，结婚带来的负担承受不起。</text:p>
      <text:p text:style-name="P4">
湖北武汉居民高先生对本台说，人们结婚需要有个家，但现在许多人连工作都找不到，何来安家的财力。他说：“老百姓没有基本的生活保障，失业的失业，下岗的下岗。他要组建一个家庭须承担责任，两个人即使结婚，但没生活来源，没收入、没社会保障，组成的家庭能长久吗？生存是最大的法则。”</text:p>
      <text:p text:style-name="P4">
<text:span text:style-name="T4">
民政局结婚证用不完 离婚证不够用</text:span>
</text:p>
      <text:p text:style-name="P4">
近期有湖北网民上传的图片显示，湖北省民政厅制作的两箱离婚证书摆在地上，网民写道，结婚证根本用不完，离婚证，不够用，完全不够用。据中国民政部门今年2月公布的数据显示，去年第三季度，有164.3万对夫妻登记离婚，同比增加3.72%。</text:p>
      <text:p text:style-name="P4">
<draw:frame draw:style-name="fr1" draw:name="Image47" text:anchor-type="as-char" svg:width="6.9236in" svg:height="4.042317in" draw:z-index="0">
<draw:image xlink:href="../Images/rfamandarin/2023-05-23T03-30-00-04-00/000002.png" xlink:type="simple" xlink:show="embed" xlink:actuate="onLoad" draw:mime-type="image/png"/>
</draw:frame>
图为湖北一快递公司向民政局送离婚证。（网络图片/古亭提供）  <text:a xlink:type="simple" xlink:href="https://www.rfa.org/mandarin/yataibaodao/huanjing/gt2-05232023032947.html/m0523-gt2p1.jpg" text:style-name="Internet_20_link" text:visited-style-name="Visited_20_Internet_20_Link">
</text:a>
</text:p>
      <text:p text:style-name="P4">
高先生说，最近几天网上流传最广的一个段子：“最有名的一句话，这帮人养猪，养到绝种了。说得还是有点水平，养绝种了，网络最流行的一句话。大家都知道没生存条件，肯定不会结婚。一个社会一个政府，你对每一个人的基本生活保障都没有。”</text:p>
      <text:p text:style-name="P4">
据中国民政部最新数字，2021年结婚数字跌至763.6万对，较2013年高位的1346.9万对，下降近44%，是连续8年下降。若按多地趋势来看，今年预料将是连续第9年结婚数下降。</text:p>
      <text:p text:style-name="P4">
记者：古亭 责编：陈美华 许书婷 嘉远 网编：瑞哲</text:p>
      <text:p text:style-name="P4">
Source: <text:a xlink:type="simple" xlink:href="https://www.rfa.org/mandarin/yataibaodao/huanjing/gt2-05232023032947.html" text:style-name="Internet_20_link" text:visited-style-name="Visited_20_Internet_20_Link">
https://www.rfa.org/mandarin/yataibaodao/huanjing/gt2-05232023032947.html</text:a>
</text:p>
      <!--NEWS-->
      <text:h text:style-name="P10" text:outline-level="1">
<text:span text:style-name="T4">
WHA拒台媒採訪 台外交部：中國施壓惡行</text:span>
</text:h>
      <text:p text:style-name="P4">
Author: None (Language: zh)</text:p>
      <text:p text:style-name="P4">
Publisher: None</text:p>
      <text:p text:style-name="P4">
Time: 2023-05-23T06:25:00Z</text:p>
      <text:p text:style-name="P4">
Description: 台灣不只連續第7年遭世界衛生大會（WHA）拒於門外，台灣記者日前領取WHA採訪證時，也因「收到中國施壓不得放行台灣記者」臨時遭到拒絕。台灣外交部指控中國施壓聯合國，「幹盡傷害台灣人民的惡行」。</text:p>
      <text:p text:style-name="P4">
Videos: []</text:p>
      <text:p text:style-name="P4">
Images: ["<text:a xlink:type="simple" xlink:href="https://static.dw.com/image/63037554_303.jpg" text:style-name="Internet_20_link" text:visited-style-name="Visited_20_Internet_20_Link">
63037554_303.jpg</text:a>
", "<text:a xlink:type="simple" xlink:href="https://static.dw.com/image/43868190_401.jpg" text:style-name="Internet_20_link" text:visited-style-name="Visited_20_Internet_20_Link">
43868190_401.jpg</text:a>
"]</text:p>
      <text:p text:style-name="P4">
Subject: 时政风云</text:p>
      <text:p text:style-name="P4">
Subjects: ['岛屿主权争端', '马英九', '专题报道：全景观看“习马会”', '专题报道：2016年台湾大选', '中国', '台湾', '中共十九大', '德中关系']</text:p>
      <text:p text:style-name="P4">
Keywords: ['台湾', '中国', '世界卫生组织', '世界卫生大会']</text:p>
      <text:p text:style-name="P4">
ID: 65705272</text:p>
      <!--METADATA-->
      <text:p text:style-name="P4">
<text:a xlink:type="simple" xlink:href="https://www.dw.com/zh/overlay/image/article/65705272/63037554" text:style-name="Internet_20_link" text:visited-style-name="Visited_20_Internet_20_Link">
 <draw:frame draw:style-name="fr1" draw:name="Image48" text:anchor-type="as-char" svg:width="6.9236in" svg:height="3.896998in" draw:z-index="0">
<draw:image xlink:href="../Images/dwzh/2023-05-23T06-25-00Z/63037554_303.jpg" xlink:type="simple" xlink:show="embed" xlink:actuate="onLoad" draw:mime-type="image/jpeg"/>
</draw:frame>
</text:a>
</text:p>
      <text:p text:style-name="P4">
事件在台灣引發廣泛議論，質疑聯合國下轄機構受到中國施壓、新聞自由因而遭到箝制（示意圖）。</text:p>
      <text:p text:style-name="P4">
（德國之聲中文網）第76屆世界衛生大會（WHA）本週於瑞士日內瓦召開，台灣中央社報導，該社兩名記者事前依照正常流程申請採訪證，獲得批准，週一（5月22日）在聯合國日內瓦辦事處領證時，卻突然遭到拒絕。</text:p>
      <text:p text:style-name="P4">
「早在幾週之前，中央社記者就已經透過聯合國媒體申請平台，申請到我們的記者證。在申請記者證的時候，我們已經有提供我們的中華民國台灣護照，也在說明欄中詳細寫到，記者來自中華民國台灣。」當事的中央社記者之一曾婷瑄表示：「但是今天我們在排隊領證的時候，對方感覺有點疑惑，然後透過電話，他們內部溝通之後，有一位工作人員請我們到旁邊，告訴我們說：『很抱歉，雖然已經收到了通過的通知，但是我們沒辦法給你們記者證』。」</text:p>
      <text:p text:style-name="P4">
中央社報導，該社兩名當事記者曾婷瑄、田習如數週前透過官方平台申請記者證，由於國籍欄位選單並無「台灣」或「中華民國」選項，因此選擇「泰國」，並在備註欄清楚註記記者來自「台灣（中華民國）」，於5月中旬收到許可通知，但卻在領取採訪證時遭到阻攔。</text:p>
      <text:p text:style-name="P4">
曾婷瑄表示，對方承認「收到來自中國的壓力」，當下表示「WHO不再承認台灣護照」、「中華人民共和國告訴我們需要看到中國護照，或者台灣護照加上台胞證也可放行」；記者回覆並無台胞證，並詢問中國如何知道台灣記者的申請事宜時，對方回覆：「他們（中國）知道所有的事情，我非常抱歉。」記者追問：「要向中國報告一切嗎？」對方點頭回應。</text:p>
      <text:p text:style-name="P4">
根據報導，聯合國辦事處人員無奈表示自己也想幫忙，「但我被限制住，如果讓你們進去，我會被開除」，直言「中國代表也在裡面，很可惜，但我無能為力」，建議台灣記者向WHO辦公室申訴。</text:p>
      <text:p text:style-name="P4">
德國之聲從中央社得到消息稱，2016年以來，台灣無法再以觀察員地位參與世界衛生大會，該社駐歐記者也無法取得採訪證，因此只能以報道台灣宣達團的活動為主。但今年是第一次出現中央社記者辦妥線上申請並接到批准的通知之後，到了現場卻遭到取消的情況。</text:p>
      <text:p text:style-name="P4">
中央社方面表示，此次事件，以及台灣護照持有人無法進入聯合國紐約總部的事實，顯示聯合國與其相關機構被中共滲透到何種程度，以及它們對中國官員順從的程度。</text:p>
      <text:p text:style-name="P4">
至截稿前，中國官方尚未公開回應「施壓不得放行台灣記者」採訪WHA的指控。</text:p>
      <text:h text:style-name="P12" text:outline-level="3">
<text:span text:style-name="T4">
世卫大会聚焦新冠 「抗疫模范生」台湾无缘参与</text:span>
</text:h>
      <text:h text:style-name="P12" text:outline-level="3">
<text:span text:style-name="T4">
台灣外交部：歧視性待遇</text:span>
</text:h>
      <text:p text:style-name="P4">
該事件在台灣引發廣泛議論，質疑聯合國下轄機構受到中國施壓、新聞自由因而遭到箝制。根據中央社官網，該社為「中華民國的國家通訊社」。中央社報導稱，該社並非官方代表，「只是希望新聞自由與知情權能獲得尊重的記者，會員國身分與否並非必要」。</text:p>
      <text:p text:style-name="P4">
台灣外交部23日表達嚴厲譴責，指聯合國長期拒絕台灣媒體記者進入聯合國場域採訪報導，明顯違反聯合國憲章的普世價值及公平正義原則，以及「世界人權宣言」所保障「人人有權享有主張和發表意見的自由，且透過任何媒介、不受國界所限」的基本人權。</text:p>
      <text:p text:style-name="P4">
台灣外交部指控中國政府「背後施壓」，聲明寫道，「聯合國日內瓦分部在中國蠻橫施壓下，未能秉公行事，拒絕我國媒體入場採訪WHA」，「口說照顧台灣民眾，卻幹盡傷害台灣人民的惡行」，呼籲聯合國勿「屈從特定國家的無理政治施壓」，盡速改善對台灣媒體的「歧視性待遇」。</text:p>
      <text:p text:style-name="P4">
今年3月，聯合國秘書長發言人杜雅里克（StephaneDujarric）在例行記者會上被詢問，為何台灣人無法進入聯合國大樓時，也曾遭在場媒體質疑「中國是不是在管理聯合國？」杜加里克當下即不快回應，這是他當天聽到最「荒謬」的問題，語畢後匆匆結束記者會。</text:p>
      <text:p text:style-name="P4">
<draw:frame draw:style-name="fr1" draw:name="Image49" text:anchor-type="as-char" svg:width="6.9236in" svg:height="3.896998in" draw:z-index="0">
<draw:image xlink:href="../Images/dwzh/2023-05-23T06-25-00Z/43868190_401.jpg" xlink:type="simple" xlink:show="embed" xlink:actuate="onLoad" draw:mime-type="image/jpeg"/>
</draw:frame>
</text:p>
      <text:p text:style-name="P4">
世衛總幹事譚德塞（Tedros Adhanom Ghebreyesus）日前稱，台灣是否參加應由成員國決定。</text:p>
      <text:h text:style-name="P12" text:outline-level="3">
<text:span text:style-name="T4">
誰挺台？誰反對？</text:span>
</text:h>
      <text:p text:style-name="P4">
本屆WHA於5月21日至30日於瑞士日內瓦舉行， <text:a xlink:type="simple" xlink:href="https://www.dw.com/zh/zh/世界卫生大会再次拒绝台湾作为观察员与会/a-65697135" text:style-name="Internet_20_link" text:visited-style-name="Visited_20_Internet_20_Link">
</text:a>
 。</text:p>
      <text:p text:style-name="P4">
22日，在辯論台灣今年能否以觀察員身份參與WHA時，中國與巴基斯坦皆明確反對。中國常駐日內瓦大使陳旭表示，中國堅持拒絕將台灣參與案納入議程，並強調「世上只有一個中國」、「台灣是不可分割的一部分」；台灣邦交國史瓦帝尼、馬紹爾群島則發聲挺台。最終提案未能排入本屆議程。</text:p>
      <text:p text:style-name="P4">
當日稍晚的會議期間，美國、日本、英國、法國、捷克、加拿大、瓜地馬拉等7國代表，持續於發言時間表態支持台灣參與WHA。</text:p>
      <text:p text:style-name="P4">
美國衛生部長貝塞拉（XavierBecerra）表示，後疫情時代，全球仍有諸多挑戰需共同面對，「我們已攜手面對威脅並達成遠大目標，我們還能再做一次。而『我們』包括具建設性且能扮演角色的利益相關者。美國持續強力支持台灣有意義地參與WHA，以及更廣泛的世衛工作。」</text:p>
      <text:p text:style-name="P4">
中國代表回批「民進黨當局將政治圖謀置於人民福利之上，謀取獨立」，稱個別國家「炒作」的防疫缺口之說是「無稽之談」，「中方做出不同意台灣參與世衛大會的決定獲得多數支持」。</text:p>
      <text:p text:style-name="P4">
台灣外交部長吳釗燮22日晚間在推特轉發WHO秘書長譚德塞（Tedros AdhanomGhebreyesus）一則寫有「#人人健康（#HealthForAll）」的推文。吳釗燮寫道：「哇，你果然很會說場面話，但你忘記了我們國家的2300萬人。聽好了：只有台灣的民選政府才能代表台灣人，而不是共產政權的中國。」</text:p>
      <text:p text:style-name="P4">
中華人民共和國在1971年取得在聯合國的中國代表權，中華民國政府被迫退出聯合國及其下轄機構。1972年的WHA決定，由中華人民共和國正式取代中華民國在WHO的席位。自1997年起，中華民國每年都嘗試以不同名義重新參與WHO以及WHA，但均遭到拒絕。</text:p>
      <text:p text:style-name="P4">
在台海關係回暖的2009年至2016年，台灣曾被允許以觀察員身份參加WHA。但自2017年以來，台灣總統蔡英文執政期間，台灣再也沒有獲得參加WHA的與會邀請。</text:p>
      <text:p text:style-name="P4">
（中央社、台灣外交部等）</text:p>
      <text:p text:style-name="P4">
Source: <text:a xlink:type="simple" xlink:href="https://www.dw.com/zh/wha拒台媒採訪-台外交部：中國施壓惡行/a-65705272" text:style-name="Internet_20_link" text:visited-style-name="Visited_20_Internet_20_Link">
https://www.dw.com/zh/wha拒台媒採訪-台外交部：中國施壓惡行/a-65705272?maca=chi-rss-chi-all-1127-rdf</text:a>
</text:p>
      <!--NEWS-->
      <text:h text:style-name="P10" text:outline-level="1">
<text:span text:style-name="T4">
拜登和麦卡锡为美国债务危机第三次会谈</text:span>
</text:h>
      <text:p text:style-name="P4">
Author: 联合早报 (Person)</text:p>
      <text:p text:style-name="P4">
Publisher: 联合早报 (Organization)</text:p>
      <text:p text:style-name="P4">
Published Time: 2023-05-23T07:12</text:p>
      <text:p text:style-name="P4">
Modified Time: 2023-05-23T09:05</text:p>
      <text:p text:style-name="P4">
Description: 美国总统拜登和众议院议长麦卡锡在债务违约期限逼近的阴影下进行第三次会谈，财政部长耶伦同日再次警告，财政部“极可能”6月1日就耗尽现金，这意味着，白宫和国会共和党人只有10天时间避免...</text:p>
      <text:p text:style-name="P4">
Videos: []</text:p>
      <text:p text:style-name="P4">
Audios: []</text:p>
      <text:p text:style-name="P4">
Images: []</text:p>
      <text:p text:style-name="P4">
Type: NewsArticle</text:p>
      <text:p text:style-name="P4">
Breadcrumbs: ['即时', '国际']</text:p>
      <text:p text:style-name="P4">
Keywords: ['美国', '债务违约', '拜登', '麦卡锡', '耶伦']</text:p>
      <!--METADATA-->
      <text:p text:style-name="P4">
美国总统拜登和众议院议长麦卡锡在债务违约期限逼近的阴影下进行第三次会谈，财政部长耶伦同日再次警告，财政部“极可能”6月1日就耗尽现金，这意味着，白宫和国会共和党人只有10天时间避免美国首次债务违约。</text:p>
      <text:p text:style-name="P4">
综合路透社和彭博社报道，拜登和麦卡锡于星期一（5月22日）下午5时30分（新加坡时间星期二凌晨5时30分），在白宫椭圆形办公室会面。</text:p>
      <text:p text:style-name="P4">
拜登在会议一开始时就定下积极基调，对双方达成协议“持乐观态度”。</text:p>
      <text:p text:style-name="P4">
拜登说：“我们一定要办妥这件事。”但他同时强调，必须解决“税收漏洞”，这是拜登与共和党人存在分歧的一个领域。</text:p>
      <text:p text:style-name="P4">
麦卡锡说，他和拜登都认为美国的 <text:a xlink:type="simple" xlink:href="https://www.zaobao.com.sg/news/world/story20230521-1396895" text:style-name="Internet_20_link" text:visited-style-name="Visited_20_Internet_20_Link">
</text:a>
 ， “我们都同意需要改变轨迹”。</text:p>
      <text:p text:style-name="P4">
当天早些时候，麦卡锡告诉媒体，白宫和共和党谈判小组上午的会议“富有成效”。但他也指出，双方必须在本周之内就债务上限达成协议，这样国会才有时间采取行动，避免债务违约。</text:p>
      <text:p text:style-name="P4">
美国财政部长耶伦当天下午致信国会说，在不提高债务上限的情况下，财政部“极可能”6月初就无法履行政府的所有付款义务，“很可能6月1日就触发债务违约”。</text:p>
      <text:p text:style-name="P4">
耶伦说：“我要向国会报告的是，根据我们估计，如果到6月初，更快则6月1日，政府还不采取行动提高或暂停债务上限，财政部很可能无法再履行政府的所有付款义务。”</text:p>
      <text:p text:style-name="P4">
这是耶伦在三周内第三次致信国会。</text:p>
      <text:p text:style-name="P4">
高盛分析师说，耶伦在最新一封信中更显确定，称美国“极可能”（highlylikely）在6月初就触发债务违约，而不是她在前一封信中所说的“可能”（likely）在6月初触发债务违约。</text:p>
      <text:p text:style-name="P4">
高盛分析师还说，耶伦并没有在信中提到财政部支付账单的能力，过了6月初大概还能支撑多少个星期或多少天。她在前两次写给国会的信中都提到这点。</text:p>
      <text:p text:style-name="P4">
美国政府长期入不敷出，并用发行债券等方式举债度日。截至去年10月，美债已累积至31万亿美元（约41.68万亿新元），即将触顶发债天花板31.4万亿美元，濒临债务上限让财政部无法再出售更多的美债，以获得日常运营的资金。</text:p>
      <text:p text:style-name="P4">
美国财政部之前已多次警告，美国联邦政府的现金耗尽时将触发美国的首次债务违约，继而波及全球经济，并削弱美国全球经济领导地位。</text:p>
      <text:p text:style-name="P4">
Source: <text:a xlink:type="simple" xlink:href="https://www.zaobao.com.sg/realtime/world/story20230523-1397278" text:style-name="Internet_20_link" text:visited-style-name="Visited_20_Internet_20_Link">
https://www.zaobao.com.sg/realtime/world/story20230523-1397278</text:a>
</text:p>
      <!--NEWS-->
      <text:h text:style-name="P10" text:outline-level="1">
<text:span text:style-name="T4">
美国可望避免债务违约 日股收跌</text:span>
</text:h>
      <text:p text:style-name="P4">
Publisher: 法新社</text:p>
      <text:p text:style-name="P4">
Published Time: 2023-05-23T07:32:08+00:00</text:p>
      <text:p text:style-name="P4">
Modified Time: 2023-05-23T07:20:02+00:00</text:p>
      <text:p text:style-name="P4">
Description: （法新社东京23日电） 尽管美国可望避免灾难性债务违约的趋势让全球��场笼罩在乐观气氛中，日本东京股��今天收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3.617581in" draw:z-index="0">
<draw:image xlink:href="../Images/rficn/2023-05-23T07-32-08-00-00/000000.png" xlink:type="simple" xlink:show="embed" xlink:actuate="onLoad" draw:mime-type="image/png"/>
</draw:frame>
</text:p>
      <text:p text:style-name="P4">
日股日经225指数收跌129.05点或0.42%，来到30957.77点，东证股价指数收跌14.41点或0.66%，来到2161.49点。</text:p>
      <text:p text:style-name="P4">
Source: <text:a xlink:type="simple" xlink:href="https://www.rfi.fr/cn/%E8%B4%A2%E7%BB%8F%E5%BF%AB%E8%AE%AF/20230523-%E7%BE%8E%E5%9B%BD%E5%8F%AF%E6%9C%9B%E9%81%BF%E5%85%8D%E5%80%BA%E5%8A%A1%E8%BF%9D%E7%BA%A6-%E6%97%A5%E8%82%A1%E6%94%B6%E8%B7%8C" text:style-name="Internet_20_link" text:visited-style-name="Visited_20_Internet_20_Link">
https://www.rfi.fr/cn/%E8%B4%A2%E7%BB%8F%E5%BF%AB%E8%AE%AF/20230523-%E7%BE%8E%E5%9B%BD%E5%8F%AF%E6%9C%9B%E9%81%BF%E5%85%8D%E5%80%BA%E5%8A%A1%E8%BF%9D%E7%BA%A6-%E6%97%A5%E8%82%A1%E6%94%B6%E8%B7%8C</text:a>
</text:p>
      <!--NEWS-->
      <text:h text:style-name="P10" text:outline-level="1">
<text:span text:style-name="T4">
与斯里兰卡签署协议 中国进入斯国燃料市场</text:span>
</text:h>
      <text:p text:style-name="P4">
Publisher: 法新社</text:p>
      <text:p text:style-name="P4">
Published Time: 2023-05-23T07:32:09+00:00</text:p>
      <text:p text:style-name="P4">
Modified Time: 2023-05-23T07:05:03+00:00</text:p>
      <text:p text:style-name="P4">
Description: （法新社可伦坡22日电） 资金短缺的斯里兰卡今天签署一项协议，允许中国国营的中国石油化工公司（Sinopec）进入斯里兰卡燃料市场，与一家印度石油公司和斯里兰卡国有零售商展开竞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3.617581in" draw:z-index="0">
<draw:image xlink:href="../Images/rficn/2023-05-23T07-32-09-00-00/000000.png" xlink:type="simple" xlink:show="embed" xlink:actuate="onLoad" draw:mime-type="image/png"/>
</draw:frame>
</text:p>
      <text:p text:style-name="P4">
这项协议使中石化成为20年来斯里兰卡市场第1个新进入者。去年斯里兰卡因外汇危机导致进口中断，被迫采取燃料配给。</text:p>
      <text:p text:style-name="P4">
斯里兰卡总统威克瑞米辛赫（RanilWickremesinghe）办公室表示，他见证了与中石化签署协定，这「标志着确保国家稳定和不间断燃料供应的关键一步」。</text:p>
      <text:p text:style-name="P4">
由于燃料和食品、药品等必需品短缺，斯里兰卡去年爆发长达数个月的抗议活动，最终导致总统拉贾帕克萨（Gotabaya Rajapaksa）遭推翻。</text:p>
      <text:p text:style-name="P4">
危机最严重时，驾驶人还得排队好几天才能加满油箱。</text:p>
      <text:p text:style-name="P4">
斯里兰卡电力与能源部长维杰舍克拉（Kanchana Wijesekera）今天表示，中石化将获得目前隶属国有锡兰石油公司（Ceylon PetroleumCorp., CPC）的150个泵站。</text:p>
      <text:p text:style-name="P4">
维杰舍克拉表示，新协定也将授予中石化在斯里兰卡经营20年的许可证，并允许其投资建立另50家零售店。</text:p>
      <text:p text:style-name="P4">
Source: <text:a xlink:type="simple" xlink:href="https://www.rfi.fr/cn/%E5%9B%BD%E9%99%85%E6%8A%A5%E9%81%93/20230523-%E4%B8%8E%E6%96%AF%E9%87%8C%E5%85%B0%E5%8D%A1%E7%AD%BE%E7%BD%B2%E5%8D%8F%E8%AE%AE-%E4%B8%AD%E5%9B%BD%E8%BF%9B%E5%85%A5%E6%96%AF%E5%9B%BD%E7%87%83%E6%96%99%E5%B8%82%E5%9C%BA" text:style-name="Internet_20_link" text:visited-style-name="Visited_20_Internet_20_Link">
https://www.rfi.fr/cn/%E5%9B%BD%E9%99%85%E6%8A%A5%E9%81%93/20230523-%E4%B8%8E%E6%96%AF%E9%87%8C%E5%85%B0%E5%8D%A1%E7%AD%BE%E7%BD%B2%E5%8D%8F%E8%AE%AE-%E4%B8%AD%E5%9B%BD%E8%BF%9B%E5%85%A5%E6%96%AF%E5%9B%BD%E7%87%83%E6%96%99%E5%B8%82%E5%9C%BA</text:a>
</text:p>
      <!--NEWS-->
      <text:h text:style-name="P10" text:outline-level="1">
<text:span text:style-name="T4">
因应禽流感 巴西宣布180天动物卫生紧急状态</text:span>
</text:h>
      <text:p text:style-name="P4">
Author: 联合早报 (Person)</text:p>
      <text:p text:style-name="P4">
Publisher: 联合早报 (Organization)</text:p>
      <text:p text:style-name="P4">
Published Time: 2023-05-23T07:37</text:p>
      <text:p text:style-name="P4">
Modified Time: 2023-05-23T07:37</text:p>
      <text:p text:style-name="P4">
Description: 巴西政府正式宣布动物卫生紧急状态，以应对巴西首次出现野生鸟类感染高致病性禽流感病毒。路透社报道，根据巴西农业部卡洛斯于星期一（5月22日）签署的一份文件，这项紧急状态为期180天。</text:p>
      <text:p text:style-name="P4">
Videos: []</text:p>
      <text:p text:style-name="P4">
Audios: []</text:p>
      <text:p text:style-name="P4">
Images: []</text:p>
      <text:p text:style-name="P4">
Type: NewsArticle</text:p>
      <text:p text:style-name="P4">
Breadcrumbs: ['即时', '国际']</text:p>
      <text:p text:style-name="P4">
Keywords: ['巴西', '紧急状态', '禽流感', '鸡肉']</text:p>
      <!--METADATA-->
      <text:p text:style-name="P4">
巴西政府正式宣布动物卫生紧急状态，以应对巴西首次出现野生鸟类感染高致病性 <text:a xlink:type="simple" xlink:href="https://www.zaobao.com.sg/realtime/world/story20230516-1395109" text:style-name="Internet_20_link" text:visited-style-name="Visited_20_Internet_20_Link">
</text:a>
 病毒。</text:p>
      <text:p text:style-name="P4">
路透社报道，根据巴西农业部卡洛斯于星期一（5月22日）签署的一份文件，这项紧急状态为期180天。</text:p>
      <text:p text:style-name="P4">
依照世界动物卫生组织的指导方针，野生鸟类感染H5N1禽流感亚型不会触发贸易禁令。但家禽养殖场一旦发生禽流感病例，往往会导致养殖场的所有家禽死亡，并可能面对家禽进口国的贸易限制。</text:p>
      <text:p text:style-name="P4">
巴西是世界上最大的鸡肉出口国，去年的鸡肉销售额达97亿美元（约130亿新元）。</text:p>
      <text:p text:style-name="P4">
巴西迄今已确认发现五起野生鸟类感染H5N1病毒，其中四起出现在 <text:a xlink:type="simple" xlink:href="https://www.zaobao.com.sg/realtime/world/story20230519-1396103" text:style-name="Internet_20_link" text:visited-style-name="Visited_20_Internet_20_Link">
</text:a>
 （EspiritoSanto），另有一起出现在里约热内卢州（Rio de Janeiro）。</text:p>
      <text:p text:style-name="P4">
Source: <text:a xlink:type="simple" xlink:href="https://www.zaobao.com.sg/realtime/world/story20230523-1397279" text:style-name="Internet_20_link" text:visited-style-name="Visited_20_Internet_20_Link">
https://www.zaobao.com.sg/realtime/world/story20230523-1397279</text:a>
</text:p>
      <!--NEWS-->
      <text:h text:style-name="P10" text:outline-level="1">
<text:span text:style-name="T4">
拜登和麦卡锡称债务讨论“有成效” 但尚未达成协议</text:span>
</text:h>
      <text:p text:style-name="P4">
Author: 联合早报 (Person)</text:p>
      <text:p text:style-name="P4">
Publisher: 联合早报 (Organization)</text:p>
      <text:p text:style-name="P4">
Published Time: 2023-05-23T07:55</text:p>
      <text:p text:style-name="P4">
Modified Time: 2023-05-23T09:06</text:p>
      <text:p text:style-name="P4">
Description: 美国总统拜登和众议院议长麦卡锡已结束讨论，两人对提高美国联邦债务上限的立场尚未达成一致。路透社报道，拜登和麦卡锡星期一（5月22日）下午进行约一小时的会谈。拜登随后发表声明说，他和...</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总统拜登和众议院议长麦卡锡已结束讨论，两人对提高美国联邦债务上限的立场尚未达成一致。</text:p>
      <text:p text:style-name="P4">
路透社报道，拜登和麦卡锡星期一（5月22日）下午进行约一小时的会谈。</text:p>
      <text:p text:style-name="P4">
拜登随后发表声明说，他和麦卡锡就防止美国债务违约的必要性，进行了“富有成效”的会谈。</text:p>
      <text:p text:style-name="P4">
拜登说：“我们再一次重申，决不能发生债务违约，唯一向前推进的方法，就是本着诚意达成一份跨党派的协议。”</text:p>
      <text:p text:style-name="P4">
麦卡锡离开椭圆形办公室后告诉记者，“我觉得今天的讨论是有成效的。不过我们还没有达成协议”。</text:p>
      <text:p text:style-name="P4">
他还说，白宫和共和党的工作人员将继续谈判，“我相信我们最终能够达成协议”。</text:p>
      <text:p text:style-name="P4">
美国财政部长耶伦星期一早前第三次致信国会说，财政部“极可能”6月1日就耗尽现金，这意味着白宫和国会共和党人只剩下10天时间避免美国首次债务违约。</text:p>
      <text:p text:style-name="P4">
Source: <text:a xlink:type="simple" xlink:href="https://www.zaobao.com.sg/realtime/world/story20230523-1397281" text:style-name="Internet_20_link" text:visited-style-name="Visited_20_Internet_20_Link">
https://www.zaobao.com.sg/realtime/world/story20230523-1397281</text:a>
</text:p>
      <!--NEWS-->
      <text:h text:style-name="P10" text:outline-level="1">
<text:span text:style-name="T4">
中美半導體大戰：封殺美光，韓企得利？</text:span>
</text:h>
      <text:p text:style-name="P4">
Author: None (Language: zh)</text:p>
      <text:p text:style-name="P4">
Publisher: None</text:p>
      <text:p text:style-name="P4">
Time: 2023-05-23T08:20:00Z</text:p>
      <text:p text:style-name="P4">
Description: 中國宣布禁購美光產品之後，對半導體產業觸發的後續效應備受關注。身為美國盟友，韓國的企業會不會吃下中國市場、漁翁得利？分析指出，短期內可能有利於韓企，但長遠看來未必如此。</text:p>
      <text:p text:style-name="P4">
Videos: []</text:p>
      <text:p text:style-name="P4">
Images: ["<text:a xlink:type="simple" xlink:href="https://static.dw.com/image/65447697_303.jpg" text:style-name="Internet_20_link" text:visited-style-name="Visited_20_Internet_20_Link">
65447697_303.jpg</text:a>
", "<text:a xlink:type="simple" xlink:href="https://static.dw.com/image/65224835_401.jpeg" text:style-name="Internet_20_link" text:visited-style-name="Visited_20_Internet_20_Link">
65224835_401....</text:a>
", "<text:a xlink:type="simple" xlink:href="https://static.dw.com/image/60619140_401.jpg" text:style-name="Internet_20_link" text:visited-style-name="Visited_20_Internet_20_Link">
60619140_401.jpg</text:a>
"]</text:p>
      <text:p text:style-name="P4">
Subject: 经济纵横</text:p>
      <text:p text:style-name="P4">
Subjects: ['韩国', '智能手机', '朝鲜']</text:p>
      <text:p text:style-name="P4">
Keywords: ['半导体', '韩国', '中美竞争', '晶片', '三星', 'SK海力士', '台积电', '出口限制']</text:p>
      <text:p text:style-name="P4">
ID: 65705950</text:p>
      <!--METADATA-->
      <text:p text:style-name="P4">
<text:a xlink:type="simple" xlink:href="https://www.dw.com/zh/overlay/image/article/65705950/65447697" text:style-name="Internet_20_link" text:visited-style-name="Visited_20_Internet_20_Link">
 <draw:frame draw:style-name="fr1" draw:name="Image52" text:anchor-type="as-char" svg:width="6.9236in" svg:height="3.896998in" draw:z-index="0">
<draw:image xlink:href="../Images/dwzh/2023-05-23T08-20-00Z/65447697_303.jpg" xlink:type="simple" xlink:show="embed" xlink:actuate="onLoad" draw:mime-type="image/jpeg"/>
</draw:frame>
</text:a>
</text:p>
      <text:p text:style-name="P4">
美光的產品遭中國禁購，對三星電子等韓國企業可能是填補市場空缺的機會。（示意圖）</text:p>
      <text:p text:style-name="P4">
（德國之聲中文網）美國半導體公司 <text:a xlink:type="simple" xlink:href="https://www.dw.com/zh/zh/中國封殺美光-美反對無事實根據的限制/a-65693360" text:style-name="Internet_20_link" text:visited-style-name="Visited_20_Internet_20_Link">
 </text:a>
，遭到禁購；韓國官員週一（5月22日）表示，韓國企業的後續因應做法應由企業自行判斷。對此，英國《金融時報》解讀，韓國政府不願意貿然涉足美中爭端，而是要依從企業的決定。</text:p>
      <text:p text:style-name="P4">
韓聯社報導，韓國產業部副部長張瑛真說，中國針對的對象並非韓國企業，因此新措施不會對韓企帶來重大損害；被問及韓國政府是否有應對措施，他認為無需由政府告訴企業該怎麼做，「相信作為跨國公司的三星電子和SK海力士將兼顧兩方利益進行綜合考量」。</text:p>
      <text:p text:style-name="P4">
《金融時報》上月曾引述匿名知情者說法指，美國要求韓國， <text:a xlink:type="simple" xlink:href="https://www.dw.com/zh/zh/北京恐禁美光芯片-媒體美籲韓勿填補缺口/a-65414199" text:style-name="Internet_20_link" text:visited-style-name="Visited_20_Internet_20_Link">
 </text:a>
 ；5月22日又稱，韓國最新的表態暗示了當局將不插手此事，不會阻止韓企填補市場空缺。</text:p>
      <text:p text:style-name="P4">
中國外交部發言人毛寧22日被問及如何回應美方要求韓國企業「不要將韓國半導體作為美光的替代品出售給中國」，她表示：「美方脅迫其他國家搞對華出口限制，完全是為了維護自身霸權利益……我們堅決反對這種做法，也希望有關國家政府和企業同中方一道，共同維護多邊貿易體制，維護全球產業鏈供應鏈穩定。」</text:p>
      <text:p text:style-name="P4">
<draw:frame draw:style-name="fr1" draw:name="Image53" text:anchor-type="as-char" svg:width="6.9236in" svg:height="3.896998in" draw:z-index="0">
<draw:image xlink:href="../Images/dwzh/2023-05-23T08-20-00Z/65224835_401.jpeg" xlink:type="simple" xlink:show="embed" xlink:actuate="onLoad" draw:mime-type="image/jpeg"/>
</draw:frame>
</text:p>
      <text:p text:style-name="P4">
美光在中國的網路安全審查未通過，對此美國政府稱，堅定反對「沒有事實根據的限制措施」。圖為美光在愛達荷州的工廠。（資料照）</text:p>
      <text:h text:style-name="P12" text:outline-level="3">
<text:span text:style-name="T4">
美光被禁 韓企獲益？</text:span>
</text:h>
      <text:p text:style-name="P4">
美光公司生產動態隨機存取記憶體（DRAM）和閃存晶片（NAND），主要的競爭對手包含韓國的三星電子、SK海力士以及日本的鎧俠公司。</text:p>
      <text:p text:style-name="P4">
中國以「 <text:a xlink:type="simple" xlink:href="https://www.dw.com/zh/zh/反制美國北京以國安為由審查美晶片商/a-65224796" text:style-name="Internet_20_link" text:visited-style-name="Visited_20_Internet_20_Link">
 </text:a>
」為由，要求「關鍵信息基礎設施」相關企業停止採購美光產品；但有分析師認為，美光在中國的客戶大多是消費性電子公司，而非基礎建設供應商，因此受到的衝擊不大。</text:p>
      <text:p text:style-name="P4">
此外，美光跟其他美國企業相比，較不依賴中國市場。彭博社分析，2022年美光的中國市場佔全公司營收的比例為11%，輝達（NVIDIA）為21%，超微（AMD）和英特爾（Intel）各為22%和27%，博通（Broadcom）與高通（Qualcomm）則分別為35%和64%。</text:p>
      <text:p text:style-name="P4">
儘管如此，美光被中國封殺的消息仍引發股價震盪，22日一度重挫5%，最終以下跌2.8%作收。相較之下，三星電子、SK海力士的股價微幅上漲，分別上升0.2%與0.9%。</text:p>
      <text:p text:style-name="P4">
路透社分析指出，短期內看起來，美光的競爭對手會因此獲益，但 <text:a xlink:type="simple" xlink:href="https://www.dw.com/zh/zh/中國突擊美企上海辦公室-掀外商憂慮/a-65447816" text:style-name="Internet_20_link" text:visited-style-name="Visited_20_Internet_20_Link">
 </text:a>
 ，也讓半導體產業蒙上陰影。韓國投資顧問公司Meritz Securities的分析師金善宇（Kim Sun-woo，音譯）指出，在美中角力下，韓國的晶片廠「被夾在中間，面對來自各方的困擾」。</text:p>
      <text:p text:style-name="P4">
<draw:frame draw:style-name="fr1" draw:name="Image54" text:anchor-type="as-char" svg:width="6.9236in" svg:height="3.896998in" draw:z-index="0">
<draw:image xlink:href="../Images/dwzh/2023-05-23T08-20-00Z/60619140_401.jpg" xlink:type="simple" xlink:show="embed" xlink:actuate="onLoad" draw:mime-type="image/jpeg"/>
</draw:frame>
</text:p>
      <text:p text:style-name="P4">
韓國三星電子和SK海力士分別是全世界第一和第二大的記憶體晶片製造商。如今美中科技角力圍繞著半導體產業，也讓韓國企業陷入兩難。（資料照）</text:p>
      <text:h text:style-name="P12" text:outline-level="3">
<text:span text:style-name="T4">
韓國的微妙處境</text:span>
</text:h>
      <text:p text:style-name="P4">
三星、海力士和台積電都有從美國進口晶片製造設備；去年10月，美國宣布限制晶片製造技術出口至中國時，曾給這些公司1年的豁免權，允許其獲取美國設備繼續在中國生產。此豁免權是否延續，仍不清楚。</text:p>
      <text:p text:style-name="P4">
在韓國總統尹錫悅執政下，韓國有逐漸朝美國靠攏的跡象，參與了多項由美國主導、排除中國的經濟同盟，例如「晶片四方聯盟」（Chip4）和「印太經濟框架」（IPEF）。不過，韓國並不像 <text:a xlink:type="simple" xlink:href="https://www.dw.com/zh/zh/美日荷協議限制芯片出口中國要求澄清/a-65232052" text:style-name="Internet_20_link" text:visited-style-name="Visited_20_Internet_20_Link">
</text:a>
，至今並未跟進美國對中國的晶片科技出口限制。</text:p>
      <text:p text:style-name="P4">
《華爾街日報》22日指出，任何來自美國的壓力，都會衝擊韓企和韓國政府，因為韓國在中國有許多投資。中國是韓國最大的貿易夥伴，三星與海力士都有在中國設廠，2間企業加起來，總共在中國生產了全球22%的NAND閃存晶片。</text:p>
      <text:p text:style-name="P4">
《日經亞洲》也指出，美光事件會讓韓國企業陷入兩難。伯恩斯坦公司（Sanford C. Bernstein）的分析師李馬克（MarkLi）認為，中國國內的記憶體供應商在技術與產能方面缺乏競爭力，勢必要尋求三星、海力士、鎧俠等外國企業當作美光的替代；然而，這些企業都是美國盟友，它們不顧美國壓力、利用美光被禁而在中國擴張的可能性並不高。</text:p>
      <text:h text:style-name="P12" text:outline-level="3">
<text:span text:style-name="T4">
美国为何大举投资芯片行业？</text:span>
</text:h>
      <text:p text:style-name="P4">
（綜合報導）</text:p>
      <text:p text:style-name="P4">
Source: <text:a xlink:type="simple" xlink:href="https://www.dw.com/zh/中美半導體大戰：封殺美光，韓企得利？/a-65705950" text:style-name="Internet_20_link" text:visited-style-name="Visited_20_Internet_20_Link">
https://www.dw.com/zh/中美半導體大戰：封殺美光，韓企得利？/a-65705950?maca=chi-rss-chi-all-1127-rdf</text:a>
</text:p>
      <!--NEWS-->
      <text:h text:style-name="P10" text:outline-level="1">
<text:span text:style-name="T4">
川普被认定性侵 继续开骂再遭求偿</text:span>
</text:h>
      <text:p text:style-name="P4">
Publisher: 法新社</text:p>
      <text:p text:style-name="P4">
Published Time: 2023-05-23T08:32:08+00:00</text:p>
      <text:p text:style-name="P4">
Modified Time: 2023-05-23T08:20:02+00:00</text:p>
      <text:p text:style-name="P4">
Description: （法新社纽约23日电） 美国前总统川普被控于1990年代性侵前杂志专栏作家卡洛尔，遭民事陪审团判赔500万美元，现在卡洛尔又要求新的损害赔偿，理由是川普在判决出炉后进一步诋毁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5-23T08-32-08-00-00/000000.png" xlink:type="simple" xlink:show="embed" xlink:actuate="onLoad" draw:mime-type="image/png"/>
</draw:frame>
</text:p>
      <text:p text:style-name="P4">
纽约联邦陪审团9日裁定，2024年总统大选共和党初选参选人川普（Donald Trump）须为性侵和诽谤前时尚杂志Elle专栏作家卡洛尔（E. JeanCarroll）担责。</text:p>
      <text:p text:style-name="P4">
判决出炉后，川普隔天对美国有线电视新闻网（CNN）形容卡洛尔「脑子有问题」，还说她的故事是「捏造的」，自己并不认识卡洛尔。卡洛尔的律师主张，这些评论构成新的「诽谤言论」。</text:p>
      <text:p text:style-name="P4">
为此，律师修改了卡洛尔2019年对川普提出的诽谤案诉状。这起诉讼跟9日判决的案件各自独立，判决尚未出炉。</text:p>
      <text:p text:style-name="P4">
诉状写道，川普在判决后的诽谤言论，展现出他对卡洛尔怀抱的恶意之深，应判给卡洛尔非常具体的惩罚性赔偿，这是「为了惩罚川普、阻止他进一步诽谤，并以儆效尤」。</text:p>
      <text:p text:style-name="P4">
最新修改的诉状属于一起被程序争论耽搁至今的诽谤诉讼，争论点包括川普2019年发表关于卡洛尔的评论时，是否受到总统免责权保护，因为川普当时是白宫主人。</text:p>
      <text:p text:style-name="P4">
Source: <text:a xlink:type="simple" xlink:href="https://www.rfi.fr/cn/%E5%9B%BD%E9%99%85%E6%8A%A5%E9%81%93/20230523-%E5%B7%9D%E6%99%AE%E8%A2%AB%E8%AE%A4%E5%AE%9A%E6%80%A7%E4%BE%B5-%E7%BB%A7%E7%BB%AD%E5%BC%80%E9%AA%82%E5%86%8D%E9%81%AD%E6%B1%82%E5%81%BF" text:style-name="Internet_20_link" text:visited-style-name="Visited_20_Internet_20_Link">
https://www.rfi.fr/cn/%E5%9B%BD%E9%99%85%E6%8A%A5%E9%81%93/20230523-%E5%B7%9D%E6%99%AE%E8%A2%AB%E8%AE%A4%E5%AE%9A%E6%80%A7%E4%BE%B5-%E7%BB%A7%E7%BB%AD%E5%BC%80%E9%AA%82%E5%86%8D%E9%81%AD%E6%B1%82%E5%81%BF</text:a>
</text:p>
      <!--NEWS-->
      <text:h text:style-name="P10" text:outline-level="1">
<text:span text:style-name="T4">
为何美元在中东的主导地位出现衰退？</text:span>
</text:h>
      <text:p text:style-name="P4">
Author: None (Language: zh)</text:p>
      <text:p text:style-name="P4">
Publisher: None</text:p>
      <text:p text:style-name="P4">
Time: 2023-05-23T08:40:00Z</text:p>
      <text:p text:style-name="P4">
Description: 伊拉克禁止了美元交易，而沙特阿拉伯和阿联酋则计划放弃以美元进行石油出口结算，与此同时有关建立一个全新货币来绕开美元的计划也在酝酿之中。为什么中东地区会出现“去美元化”的趋势？这要先从乌克兰战争说起。</text:p>
      <text:p text:style-name="P4">
Videos: []</text:p>
      <text:p text:style-name="P4">
Images: ["<text:a xlink:type="simple" xlink:href="https://static.dw.com/image/65663570_303.jpg" text:style-name="Internet_20_link" text:visited-style-name="Visited_20_Internet_20_Link">
65663570_303.jpg</text:a>
", "<text:a xlink:type="simple" xlink:href="https://static.dw.com/image/65663516_401.jpg" text:style-name="Internet_20_link" text:visited-style-name="Visited_20_Internet_20_Link">
65663516_401.jpg</text:a>
", "<text:a xlink:type="simple" xlink:href="https://static.dw.com/image/65663534_401.jpg" text:style-name="Internet_20_link" text:visited-style-name="Visited_20_Internet_20_Link">
65663534_401.jpg</text:a>
"]</text:p>
      <text:p text:style-name="P4">
Subject: 经济纵横</text:p>
      <text:p text:style-name="P4">
Subjects: []</text:p>
      <text:p text:style-name="P4">
Keywords: ['人民币', '中美关系']</text:p>
      <text:p text:style-name="P4">
ID: 65706009</text:p>
      <!--METADATA-->
      <text:p text:style-name="P4">
<text:a xlink:type="simple" xlink:href="https://www.dw.com/zh/overlay/image/article/65706009/65663570" text:style-name="Internet_20_link" text:visited-style-name="Visited_20_Internet_20_Link">
 <draw:frame draw:style-name="fr1" draw:name="Image56" text:anchor-type="as-char" svg:width="6.9236in" svg:height="3.896998in" draw:z-index="0">
<draw:image xlink:href="../Images/dwzh/2023-05-23T08-40-00Z/65663570_303.jpg" xlink:type="simple" xlink:show="embed" xlink:actuate="onLoad" draw:mime-type="image/jpeg"/>
</draw:frame>
</text:a>
</text:p>
      <text:p text:style-name="P4">
伊拉克政府新宣布了一项政令，禁止个人或企业用美元进行交易。图为2023年2月伊拉克人在巴格达的抗议活动，抗议当地货币第纳尔对美元贬值</text:p>
      <text:p text:style-name="P4">
（德国之声中文网）谁要是最近在伊拉克想要买车或者买房，恐怕要大吃一惊。伊拉克政府新宣布了一项政令，禁止个人或企业用美元进行交易。</text:p>
      <text:p text:style-name="P4">
通常伊拉克人在采购大件商品的时候，都会习惯使用美元。因为伊拉克自己的货币第纳尔贬值严重，所以如果要买房或者买车的话，人们恐怕要扛上几个麻袋的纸币去付款。所以他们会选择使用美元，只要装在钱包里就可以了。</text:p>
      <text:p text:style-name="P4">
几十年来，美元已经成为中东地区最好用的货币——如果你手头没有足够的迪拉姆（阿联酋货币）、第纳尔、里亚尔（沙特货币）或者英镑的话。</text:p>
      <text:p text:style-name="P4">
但是这一情形可能即将成为过去。在过去几个月里，多个中东国家的政界高层已经表态，暗示美元在该地区的主导地位可能逐渐削弱。</text:p>
      <text:p text:style-name="P4">
在伊拉克，美国政府一直在增加美元进入该国的难度--他们显然是担心太多的美元现金被走私到邻国伊朗，德黑兰政府正处于美国的制裁之下，却得到很多伊拉克政客的默许支持。美元的短缺已经导致和美元挂钩的伊拉克第纳尔币值出现剧烈波动。</text:p>
      <text:p text:style-name="P4">
这样的动荡促使伊拉克政府近日颁布了美元交易禁令。今年2月，也是部分由于美元短缺，伊拉克表示将使用人民币结算和中国之间的贸易往来，而不再使用美元。</text:p>
      <text:h text:style-name="P12" text:outline-level="3">
<text:span text:style-name="T4">
<text:span text:style-name="T4">
中东国家寻找替代选项</text:span>
</text:span>
</text:h>
      <text:p text:style-name="P4">
今年早些时候，沙特阿拉伯的财政大臣表示，该国对使用多种货币结算其石油出口持“开放态度”，其中包括使用欧元和人民币。阿联酋则表示将与印度合作，使用印度卢比结算。去年，埃及也宣布了发行人民币债券的计划，该国过去已经发行过以日元计价的政府债券。</text:p>
      <text:p text:style-name="P4">
此外，一些中东国家--埃及、沙特阿拉伯、阿联酋、阿尔及利亚和巴林--已表达了希望加入金砖国家的愿望。这个由巴西、俄罗斯、印度、中国和南非五国英文名称首字母组成的新兴国家组织即将在6月份举行的会议上，讨论创造一个新的货币来进行金砖成员跨境贸易结算的话题--这是俄罗斯方面透露的消息。</text:p>
      <text:p text:style-name="P4">
2021年以来，阿联酋已经加入了总部设在瑞士的国际清算银行（Bank for InternationalSettlements）运行的一个项目。该项目着眼于可能绕过美元的数字跨境支付途径。泰国、香港和中国大陆都参与了该项目。</text:p>
      <text:h text:style-name="P12" text:outline-level="3">
<text:span text:style-name="T4">
中国加快推广数字人民币的脚步</text:span>
</text:h>
      <text:h text:style-name="P12" text:outline-level="3">
<text:span text:style-name="T4">
<text:span text:style-name="T4">
美元时代要走向终结了吗？</text:span>
</text:span>
</text:h>
      <text:p text:style-name="P4">
这些寻找美元替代品的举动最近引起了不少担忧，也登上了新闻头条。《纽约时报》2月份的一篇文章发问：美元主导地位是否受到威胁？《金融时报》3月份写道：“做好准备迎接一个货币多极化的世界。”而彭博社则在4月底分析指出：“去美元化正在以‘惊人’的速度进行。”</text:p>
      <text:p text:style-name="P4">
彭博社的这篇文章报道称，如今美元在全球各国政府外汇储备中所占比例大约为58%。这比2001年时的73%有了明显下降。而在上世纪70年代末，美元在外汇储备中的占比还高达85%。</text:p>
      <text:p text:style-name="P4">
不过，大多数专家都坚持表示，去美元化的进程远远不如最近这些新闻头条所暗示的那么快，包括在中东地区也是如此。</text:p>
      <text:h text:style-name="P12" text:outline-level="3">
<text:span text:style-name="T4">
<text:span text:style-name="T4">
美元仍然统治海湾地区</text:span>
</text:span>
</text:h>
      <text:p text:style-name="P4">
自从70年代以来，海湾地区产油国就一直与美国保持伙伴关系，美国为该地区提供安全保障，而沙特和阿联酋等国则出口石油。除了科威特以外，大多数海湾国家的货币都与美元挂钩。</text:p>
      <text:p text:style-name="P4">
“去美元化进程的一个重大指标会是这些国家货币与美元的脱钩”，伦敦智库国际战略研究所（IISS）的中东政治专家阿尔哈桑（HasanAlhasan）指出，“但是到目前为止，我们还没看到这样的举措。”</text:p>
      <text:p text:style-name="P4">
“这里的关键词是‘声明’和‘潜在意向’”，纽约雪城大学政治学教授麦克道威尔（DanielMcDowell）在被问到阿拉伯国家领导人的表态是否预示着美元在中东的消亡时回答道。</text:p>
      <text:p text:style-name="P4">
“发表声明很容易，采取行动却要难得多”，他对德国之声表示，“对于产油国来说，比如沙特，这些声明和挑衅也是一种引起美国注意的方式。和中方的‘眉来眼去’可能会促使美国的政策制定者更多关注海湾国家的利益。”</text:p>
      <text:p text:style-name="P4">
麦克道威尔并不排除美元主导地位有朝一日消退的可能性。“所有的帝国最终都有崩溃的一天”，他打趣道，但是目前，“大多数言论都是象征性和政治性的。我们看到的任何变化都是微弱和缓慢的。”</text:p>
      <text:p text:style-name="P4">
<draw:frame draw:style-name="fr1" draw:name="Image57" text:anchor-type="as-char" svg:width="6.9236in" svg:height="3.896998in" draw:z-index="0">
<draw:image xlink:href="../Images/dwzh/2023-05-23T08-40-00Z/65663516_401.jpg" xlink:type="simple" xlink:show="embed" xlink:actuate="onLoad" draw:mime-type="image/jpeg"/>
</draw:frame>
</text:p>
      <text:p text:style-name="P4">
很多伊拉克政客抱怨其国家过于依赖美元</text:p>
      <text:h text:style-name="P12" text:outline-level="3">
<text:span text:style-name="T4">
<text:span text:style-name="T4">
乌克兰战争催生去美元化？</text:span>
</text:span>
</text:h>
      <text:p text:style-name="P4">
德国之声采访的所有专家都同意，有两个主要因素促使中东国家威胁使用其它货币。</text:p>
      <text:p text:style-name="P4">
<text:a xlink:type="simple" xlink:href="https://www.dw.com/zh/zh/印俄石油交易正在削弱美元的主导地位/a-64921007" text:style-name="Internet_20_link" text:visited-style-name="Visited_20_Internet_20_Link">
 </text:a>
。麦克道威尔认为，制裁是争论中非常重要的一个部分。他今年出版的新书《反其道而行之：美国的金融制裁与针对美元的国际反弹》（Bucking the Buck:US Financial Sanctions and the International Backlash Against theDollar）分析指出：“美国越是把美元当作外交武器来使用，它的对手就越是要将其国际经济活动转移到其它货币上。”</text:p>
      <text:p text:style-name="P4">
阿尔哈桑也分析指出：“目前有大量的俄罗斯资金在中东和亚洲各国流动。这基本上都是选择不遵守或者不执行美国和欧洲对俄制裁的国家。”</text:p>
      <text:p text:style-name="P4">
但 <text:a xlink:type="simple" xlink:href="https://www.dw.com/zh/zh/博雷尔-欧盟应打击印度加工俄油卖给欧洲/a-65661947" text:style-name="Internet_20_link" text:visited-style-name="Visited_20_Internet_20_Link">
 </text:a>
，并且升级到所谓的二级制裁，那么这些国家要想避开制裁就要更加困难得多。二级制裁针对的是第三方--包括和被制裁实体进行合作的国家和企业。任何想要和美国或欧盟继续做生意的实体，都会发现自己很难绕开二级制裁。</text:p>
      <text:p text:style-name="P4">
“所以对美国制裁持担忧态度的政府在越来越多地考虑如何未雨绸缪，尽管他们还没有准备好或者没有兴趣彻底地摆脱美元”，麦克道威尔分析道。</text:p>
      <text:h text:style-name="P12" text:outline-level="3">
<text:span text:style-name="T4">
<text:span text:style-name="T4">
对石油贸易的威胁</text:span>
</text:span>
</text:h>
      <text:p text:style-name="P4">
阿尔哈桑还提出了 <text:a xlink:type="simple" xlink:href="https://www.dw.com/zh/zh/美媒称习近平年底访问沙特-石油人民币结算是否浮出水面引关注/a-63682483" text:style-name="Internet_20_link" text:visited-style-name="Visited_20_Internet_20_Link">
 </text:a>
 。他解释道：“我认为有一种感觉是美国在试图改写全球石油市场的规则--为了针对俄罗斯的利益--而这对沙特阿拉伯构成了一战略威胁。”</text:p>
      <text:p text:style-name="P4">
今年3月，沙特能源大臣阿卜杜勒阿齐兹·本·萨勒曼亲王表示，如果任何国家试图像针对俄罗斯那样，对沙特石油出口设定价格上限，那么沙特将不再与该国进行贸易。一天之后，阿尔及利亚能源部长也附和了这一表态，并称这将是一个危险的先例。</text:p>
      <text:p text:style-name="P4">
意大利佛罗伦萨的欧洲大学学院（EUI）经济政策专家德梅尔其斯教授（MariaDemertzis）认为，这也是造成制裁实行多久，去美元化进程就会持续多久的原因。但是这一切都不是一蹴而就的事情，即使一些国家想要绕开美元，取代以美元主导的结算基础架构也是难上加难。</text:p>
      <text:p text:style-name="P4">
<draw:frame draw:style-name="fr1" draw:name="Image58" text:anchor-type="as-char" svg:width="6.9236in" svg:height="3.896998in" draw:z-index="0">
<draw:image xlink:href="../Images/dwzh/2023-05-23T08-40-00Z/65663534_401.jpg" xlink:type="simple" xlink:show="embed" xlink:actuate="onLoad" draw:mime-type="image/jpeg"/>
</draw:frame>
</text:p>
      <text:p text:style-name="P4">
在过去几个月里，多个中东国家的政界高层已经表态，暗示美元在该地区的主导地位可能逐渐削弱</text:p>
      <text:h text:style-name="P12" text:outline-level="3">
<text:span text:style-name="T4">
<text:span text:style-name="T4">
银行作为武器</text:span>
</text:span>
</text:h>
      <text:p text:style-name="P4">
“打个比方，如果你是印度，想要向智利出口商品，你很可能会用美元来结算。但是你这么做的原因不仅仅是因为用美元更方便给产品计价，也是因为你用来结算的基础设施是以美元为基础的”，德梅尔其斯分析道，所谓结算就是“从一个账户中提取资金并将其存入另一个账户的法律行为”。</text:p>
      <text:p text:style-name="P4">
要完成这一步骤，必须要有值得信赖的基础设施，而这些都是美国几十年来一直在提供的东西。任何替代方案都具有“重大的法律和政治影响”。德梅尔其斯指出，“比如说，智利是否会接受印度的法律框架？即使要达到两个国家央行进行双边结算，也是一段漫长的进程。”</text:p>
      <text:p text:style-name="P4">
她解释道，美国和欧洲冻结俄罗斯央行在其管辖范围内的外汇储备，这一行动已经使得中央银行成为武器，可能会损害国际金融体系。而阿尔哈桑认为，这在中东已经转化为“一种真正的担忧，即美国和欧盟采取前所未有的方式将国际贸易和金融作为武器，用来对付俄罗斯”。这也是为什么中东国家“正在为一个更加多极化的世界做准备的原因，他们希望自己能够在美元主导的区域内外保持行动自如”。</text:p>
      <text:p text:style-name="P4">
Source: <text:a xlink:type="simple" xlink:href="https://www.dw.com/zh/为何美元在中东的主导地位出现衰退？/a-65706009" text:style-name="Internet_20_link" text:visited-style-name="Visited_20_Internet_20_Link">
https://www.dw.com/zh/为何美元在中东的主导地位出现衰退？/a-65706009?maca=chi-rss-chi-all-1127-rdf</text:a>
</text:p>
      <!--NEWS-->
      <text:h text:style-name="P10" text:outline-level="1">
<text:span text:style-name="T4">
联合国：极端气候死亡数锐减 早期预警系统立大功</text:span>
</text:h>
      <text:p text:style-name="P4">
Publisher: 法新社</text:p>
      <text:p text:style-name="P4">
Published Time: 2023-05-23T09:02:08+00:00</text:p>
      <text:p text:style-name="P4">
Modified Time: 2023-05-23T08:50:02+00:00</text:p>
      <text:p text:style-name="P4">
Description: （法新社日内瓦22日电） 联合国世界气象组织今天表示，过去半世纪以来，与气候有关的灾难激增，尽管早期预警系统的进步有助于减少人员伤亡，但造成的经济损失却愈来愈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23T09-02-08-00-00/000000.png" xlink:type="simple" xlink:show="embed" xlink:actuate="onLoad" draw:mime-type="image/png"/>
</draw:frame>
</text:p>
      <text:p text:style-name="P4">
世界气象组织（World MeteorologicalOrganization）最新数据显示，1970年至2021年间，极端天气、气候及降水有关的事件导致1万1778起已通报的灾难。</text:p>
      <text:p text:style-name="P4">
这些灾难导致超过200万人丧命，并造成4.3兆美元经济损失。全球因极端气候丧命的人当中，每10人就有9人身处发展中国家。</text:p>
      <text:p text:style-name="P4">
世界气象组织秘书长塔拉斯（PetteriTaalas）指出，本月席卷缅甸及孟加拉的热带气旋摩卡（Mocha），证明了「最脆弱的族群如何不幸地蒙受天气、气候及降水相关灾害最猛烈的冲击」。</text:p>
      <text:p text:style-name="P4">
塔拉斯说：「过去，缅甸和孟加拉（在灾难中）都有数万人甚至数十万人丧命，多亏了早期预警及灾害管理，这些灾难性的死亡率如今已走入历史。」</text:p>
      <text:p text:style-name="P4">
世界气象组织表示，尽管早期预警系统的进步有助于减少人员伤亡，天气及气候相关灾难造成的经济损失仍持续攀升。</text:p>
      <text:p text:style-name="P4">
世界气象组织在声明中表示：「经济损失已然飙升，但在过去半个世纪里，早期预警及协调灾害管理的进步，已大幅减少人类死伤。」预期未来相关经济损失仍将呈现上升趋势。</text:p>
      <text:p text:style-name="P4">
Source: <text:a xlink:type="simple" xlink:href="https://www.rfi.fr/cn/%E7%A7%91%E5%AD%A6%E6%96%B0%E7%9F%A5/20230523-%E8%81%94%E5%90%88%E5%9B%BD-%E6%9E%81%E7%AB%AF%E6%B0%94%E5%80%99%E6%AD%BB%E4%BA%A1%E6%95%B0%E9%94%90%E5%87%8F-%E6%97%A9%E6%9C%9F%E9%A2%84%E8%AD%A6%E7%B3%BB%E7%BB%9F%E7%AB%8B%E5%A4%A7%E5%8A%9F" text:style-name="Internet_20_link" text:visited-style-name="Visited_20_Internet_20_Link">
https://www.rfi.fr/cn/%E7%A7%91%E5%AD%A6%E6%96%B0%E7%9F%A5/20230523-%E8%81%94%E5%90%88%E5%9B%BD-%E6%9E%81%E7%AB%AF%E6%B0%94%E5%80%99%E6%AD%BB%E4%BA%A1%E6%95%B0%E9%94%90%E5%87%8F-%E6%97%A9%E6%9C%9F%E9%A2%84%E8%AD%A6%E7%B3%BB%E7%BB%9F%E7%AB%8B%E5%A4%A7%E5%8A%9F</text:a>
</text:p>
      <!--NEWS-->
      <text:h text:style-name="P10" text:outline-level="1">
<text:span text:style-name="T4">
俄涉嫌使用化武 美：西方考虑采取行动</text:span>
</text:h>
      <text:p text:style-name="P4">
Publisher: 法新社</text:p>
      <text:p text:style-name="P4">
Published Time: 2023-05-23T09:32:08+00:00</text:p>
      <text:p text:style-name="P4">
Modified Time: 2023-05-23T09:05:04+00:00</text:p>
      <text:p text:style-name="P4">
Description: （法新社海牙22日电） 美国驻「禁止化学武器组织」（OPCW）特使今天表示，西方列强考虑就俄罗斯涉嫌发动神经毒剂攻击一事，在这个全球性化学武器机构采取措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23T09-32-08-00-00/000000.png" xlink:type="simple" xlink:show="embed" xlink:actuate="onLoad" draw:mime-type="image/png"/>
</draw:frame>
</text:p>
      <text:p text:style-name="P4">
美国特使曼索（Joseph Manso）也把总部位于海牙的禁止化学武器组织上周未能达成新的5年路线图，怪罪到莫斯科头上。</text:p>
      <text:p text:style-name="P4">
禁止化学武器组织的调查人员发现，苏联时代的神经毒剂诺维乔克（Novichok），2020年被俄罗斯用于毒杀反克里姆林宫的纳瓦尼（AlexeiNavalny），2018年也曾在英国被用于毒害前俄罗斯间谍后，禁化武组织日益紧张。</text:p>
      <text:p text:style-name="P4">
曼索接受法新社采访时说：「美国和许多国家担心俄罗斯不遵守规定，俄罗斯不守规矩是禁止化武组织的问题核心。」</text:p>
      <text:p text:style-name="P4">
「我们会继续找出让俄罗斯遵守规定的正确工具，我们不会忘记这点。」</text:p>
      <text:p text:style-name="P4">
当被问及这是否包括暂停莫斯科在禁止化学武器组织的投票权时，曼索说，他「不会具体纳入任何东西，也不会特意排除任何东西」。</text:p>
      <text:p text:style-name="P4">
「一种方法是制裁俄罗斯人，这可能有用，也可能没有用…这是一个想法，但并非美国政府的政策。」</text:p>
      <text:p text:style-name="P4">
Source: <text:a xlink:type="simple" xlink:href="https://www.rfi.fr/cn/%E5%9B%BD%E9%99%85%E6%8A%A5%E9%81%93/20230523-%E4%BF%84%E6%B6%89%E5%AB%8C%E4%BD%BF%E7%94%A8%E5%8C%96%E6%AD%A6-%E7%BE%8E-%E8%A5%BF%E6%96%B9%E8%80%83%E8%99%91%E9%87%87%E5%8F%96%E8%A1%8C%E5%8A%A8" text:style-name="Internet_20_link" text:visited-style-name="Visited_20_Internet_20_Link">
https://www.rfi.fr/cn/%E5%9B%BD%E9%99%85%E6%8A%A5%E9%81%93/20230523-%E4%BF%84%E6%B6%89%E5%AB%8C%E4%BD%BF%E7%94%A8%E5%8C%96%E6%AD%A6-%E7%BE%8E-%E8%A5%BF%E6%96%B9%E8%80%83%E8%99%91%E9%87%87%E5%8F%96%E8%A1%8C%E5%8A%A8</text:a>
</text:p>
      <!--NEWS-->
      <text:h text:style-name="P10" text:outline-level="1">
<text:span text:style-name="T4">
忧家禽出口面临贸易壁垒 巴西不愿以疫苗对抗禽流感</text:span>
</text:h>
      <text:p text:style-name="P4">
Author: 联合早报 (Person)</text:p>
      <text:p text:style-name="P4">
Publisher: 联合早报 (Organization)</text:p>
      <text:p text:style-name="P4">
Published Time: 2023-05-23T09:44</text:p>
      <text:p text:style-name="P4">
Modified Time: 2023-05-23T10:17</text:p>
      <text:p text:style-name="P4">
Description: 巴西不愿通过疫苗接种来抑制禽流感传播，原因是担忧进口商抗拒接种疫苗的家禽产品，使巴西不可避免面临贸易壁垒。路透社报道，为全球最大家禽出口国的巴西，至今已确认八起野生鸟类感染高致病性...</text:p>
      <text:p text:style-name="P4">
Videos: []</text:p>
      <text:p text:style-name="P4">
Audios: []</text:p>
      <text:p text:style-name="P4">
Images: []</text:p>
      <text:p text:style-name="P4">
Type: NewsArticle</text:p>
      <text:p text:style-name="P4">
Breadcrumbs: ['即时', '国际']</text:p>
      <text:p text:style-name="P4">
Keywords: ['巴西', '禽流感', '疫苗']</text:p>
      <!--METADATA-->
      <text:p text:style-name="P4">
巴西不愿通过疫苗接种来抑制禽流感传播，原因是担忧进口商抗拒接种疫苗的家禽产品，使巴西不可避免面临贸易壁垒。</text:p>
      <text:p text:style-name="P4">
路透社报道，为全球最大家禽出口国的巴西，至今已确认八起野生鸟类感染高致病性 <text:a xlink:type="simple" xlink:href="https://www.zaobao.com.sg/realtime/world/story20230516-1395109" text:style-name="Internet_20_link" text:visited-style-name="Visited_20_Internet_20_Link">
</text:a>
（HPAI）个案，其中一起出现在里约热内卢州，并没有养殖场的家禽受到感染。</text:p>
      <text:p text:style-name="P4">
巴西农业部长星期一（5月22日）正式宣布为期180天的动物卫生紧急状态。</text:p>
      <text:p text:style-name="P4">
但巴西代表库尼亚（EduardoCunha）同日在巴黎举行的世界动物卫生组织大会上说：“目前巴西（养殖场）没有出现HPAI。如果我们的流行病学状态发生变化，我们最终会实施疫苗接种……我们强烈认为，这将导致我们面对一些贸易壁垒。”</text:p>
      <text:p text:style-name="P4">
如果巴西的家禽养殖场暴发禽流感疫情，巴西价值近100亿美元（约134.6亿新元）的鸡肉出口市场将面临风险。</text:p>
      <text:p text:style-name="P4">
巴西农业和畜牧业部动物卫生司司长昆哈（Cunha）说，巴西向130多个国家出口家禽和家禽产品，要说服这些国家接受接种疫苗的产品“挑战相当大”。</text:p>
      <text:p text:style-name="P4">
Source: <text:a xlink:type="simple" xlink:href="https://www.zaobao.com.sg/realtime/world/story20230523-1397294" text:style-name="Internet_20_link" text:visited-style-name="Visited_20_Internet_20_Link">
https://www.zaobao.com.sg/realtime/world/story20230523-1397294</text:a>
</text:p>
      <!--NEWS-->
      <text:h text:style-name="P10" text:outline-level="1">
<text:span text:style-name="T4">
评论 | 王力雄：整个中国只有一个头脑 — 回忆新疆旅行见闻（四十四）</text:span>
</text:h>
      <text:p text:style-name="P4">
Author: None</text:p>
      <text:p text:style-name="P4">
Publisher: Radio Free Asia (Organization)</text:p>
      <text:p text:style-name="P4">
Published Time: 2023-05-23T10:01:54-04:00</text:p>
      <text:p text:style-name="P4">
Modified Time: 2023-05-23T10:01:54-04:00</text:p>
      <text:p text:style-name="P4">
Description: None</text:p>
      <text:p text:style-name="P4">
Videos: []</text:p>
      <text:p text:style-name="P4">
Audios: ["<text:a xlink:type="simple" xlink:href="https://www.rfa.org/mandarin/pinglun/xueyumantan/wlx-052320231000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4.612011in" draw:z-index="0">
<draw:image xlink:href="../Images/rfamandarin/2023-05-23T10-01-54-04-00/000000.png" xlink:type="simple" xlink:show="embed" xlink:actuate="onLoad" draw:mime-type="image/png"/>
</draw:frame>
资料图片：2016年3月8日，在人民大会堂举行全国人大会议期间，新疆代表团团回答记者提问。 <text:a xlink:type="simple" xlink:href="https://www.rfa.org/mandarin/pinglun/xueyumantan/wlx-05232023100009.html/@@images/image" text:style-name="Internet_20_link" text:visited-style-name="Visited_20_Internet_20_Link">
</text:a>
美联社图片  <text:a xlink:type="simple" xlink:href="https://www.rfa.org/mandarin/pinglun/xueyumantan/wlx-05232023100009.html/@@stream" text:style-name="Internet_20_link" text:visited-style-name="Visited_20_Internet_20_Link">
</text:a>
</text:p>
      <text:p text:style-name="P4">
玛纳斯县离石河子只有十五公里，属于昌吉回族自治州。玛纳斯是蒙语巡逻者的意思。新疆很多地名出自蒙语，包括乌鲁木齐，看得出历史上蒙古人在这片土地的影响。</text:p>
      <text:p text:style-name="P4">
玛纳斯民政宾馆开在县民政局三楼。二楼是收费的健身房。看来民政局已经把大部分办公建筑用来谋利了。这种用财政拨款盖的楼，出租收入却归自己的现象相当普遍。旅馆房间简陋，什么都没有，好在比较安静。窗外是树，阳光在树叶的缝隙中闪动。</text:p>
      <text:p text:style-name="P4">
玛纳斯街上绝大多数是汉人，见不到几个少数民族。进回族清真寺参观。大经堂是二00三年才盖起。看门人说原来的老寺有七十八年历史。闲聊中，看门人熟知当年的西北回族军阀马仲英和马步芳，而且颇以他们为自豪。他叫马仲英「尕司令」，那是当年回族人的叫法。回族清真寺旁是维族的清真寺，有上百年历史，正在维修。看门人说维修比重盖还费钱，但是现在政府不让拆旧盖新了，要求保留旧的，倒算是一个进步。</text:p>
      <text:p text:style-name="P4">
新疆每个县城都在搞小区化。拆掉旧房建新楼，实行物业管理。小区化使县城失去特色，但可以空出大片土地搞房地产开发，增加产值、税收和经济活动，同时也为县官政绩加分。因此各县政府必定有极大积极性。至于文化特点和独特生活环境的丧失，急于现得利的官员是不管的。</text:p>
      <text:p text:style-name="P4">
第二天路过呼图壁县。特地下车在县城转了几个小时。呼图壁的地名令人遐想，却发现又是一次上当。几乎看不到任何与民族和历史有关的痕迹。我转遍市区主要街道，一共只见到一家卖馕的和一家卖抓饭的，还有一个在居民区叫卖牛奶的汉子是维族人。北疆城市看来已经完全是汉人天下，少数民族被彻底排挤出去了。</text:p>
      <text:p text:style-name="P4">
上了去乌鲁木齐的客车。车主是一对汉人夫妻。呼图壁客车站严格限制超载，出站有好几道验查。但是车一开出客车站大门，就开始一路招揽在路边等车的旅客，根本不管超载多少。一出县城，要进高速公路入口之前，两口子拼命安排所有站着的人蹲下，把自己缩到最小。高速公路入口处有个负责检查客车是否超载的交通警。他的检查方法是在下面看每辆客车的窗，如果车内过道有人影，就指令停车检查，对超载车主进行罚款，还要让超载乘客下车。车主两口子让没座位的人下蹲低头，目的正是不让下面的警察看见过道有人，再加上女车主用旅客行李放在窗口遮挡，站在客车正面的警察虽然伸头往车里看，却没有看见车里至少超载十几人，于是客车顺利通过，开上高速公路撒欢似的跑起来。</text:p>
      <text:p text:style-name="P4">
这个过程给我的感觉相当奇特，在客车和警察相交而过时，我和警察之间的距离顶多不到两米，而我的座位前后都蹲伏着超额乘客——法律就这样被轻易地蒙骗了。过关之后，全车人看上去都挺高兴，似乎完成了一次成功的合谋。女车主也不再是过关前那副气急败坏的模样，变得态度和蔼，谈笑风生，说昨天车从乌鲁木齐回来时只有四个乘客，似乎是解释她必须超载的理由。</text:p>
      <text:p text:style-name="P4">
路过昌吉市，那是昌吉回族自治州的首府。我没下车，从车窗往外看，满目皆是政府官员追求的暴发户式形象。中国政府官员在这方面有最大的本事，会把所有事情都做到最无趣味。今天时代的特色是到处一个模样。整个中国好像只有一个头脑，在任何角落都看得到那个头脑的意志、方法和语言，连毛病都一样。当今的全球化也有同样特点，区别只在一个是权力主导，一个是资本主导，一个是强迫方式，一个是诱导方式。今日中国这双重方式都在起作用。在权力没去占领或放弃的空间，就是资本诱导下的市场化和商品化。</text:p>
      <text:p text:style-name="P4">
（文章只代表特约评论员个人的立场和观点）</text:p>
      <text:p text:style-name="P4">
Source: <text:a xlink:type="simple" xlink:href="https://www.rfa.org/mandarin/pinglun/xueyumantan/wlx-05232023100009.html" text:style-name="Internet_20_link" text:visited-style-name="Visited_20_Internet_20_Link">
https://www.rfa.org/mandarin/pinglun/xueyumantan/wlx-05232023100009.html</text:a>
</text:p>
      <!--NEWS-->
      <text:h text:style-name="P10" text:outline-level="1">
<text:span text:style-name="T4">
亚美尼亚扬言退出俄国主导安全集团</text:span>
</text:h>
      <text:p text:style-name="P4">
Publisher: 法新社</text:p>
      <text:p text:style-name="P4">
Published Time: 2023-05-23T10:02:09+00:00</text:p>
      <text:p text:style-name="P4">
Modified Time: 2023-05-23T09:35:02+00:00</text:p>
      <text:p text:style-name="P4">
Description: （法新社亚美尼亚叶里凡22日电） 亚美尼亚总理帕辛扬今天说，该国可能退出俄罗斯主导的安全集团，再度表达对莫斯科当局未驰援的不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23T10-02-09-00-00/000000.png" xlink:type="simple" xlink:show="embed" xlink:actuate="onLoad" draw:mime-type="image/png"/>
</draw:frame>
</text:p>
      <text:p text:style-name="P4">
亚美尼亚认为俄罗斯在他们遭逢邻国亚塞拜然军事威胁之际未能提供保护，对此日益不满。</text:p>
      <text:p text:style-name="P4">
帕辛扬（Nikol Pashinyan）在记者会上说：「我不排除亚美尼亚将决定退出集体安全公约组织（Collective Security TreatyOrganization, CSTO），若这个组织无法保护缔约国。」</text:p>
      <text:p text:style-name="P4">
帕辛扬发表这番评论的时间点，就在俄罗斯总统蒲亭（Vladimir Putin）作东安排他和亚塞拜然总统阿利耶夫（IlhamAliyev）25日在莫斯科会谈前夕。</text:p>
      <text:p text:style-name="P4">
帕辛扬今天表示：「我们开始和我们的西方伙伴讨论安全议题，因为我们认为区域安全系统未发挥功能。」</text:p>
      <text:p text:style-name="P4">
Source: <text:a xlink:type="simple" xlink:href="https://www.rfi.fr/cn/%E5%9B%BD%E9%99%85%E6%8A%A5%E9%81%93/20230523-%E4%BA%9A%E7%BE%8E%E5%B0%BC%E4%BA%9A%E6%89%AC%E8%A8%80%E9%80%80%E5%87%BA%E4%BF%84%E5%9B%BD%E4%B8%BB%E5%AF%BC%E5%AE%89%E5%85%A8%E9%9B%86%E5%9B%A2" text:style-name="Internet_20_link" text:visited-style-name="Visited_20_Internet_20_Link">
https://www.rfi.fr/cn/%E5%9B%BD%E9%99%85%E6%8A%A5%E9%81%93/20230523-%E4%BA%9A%E7%BE%8E%E5%B0%BC%E4%BA%9A%E6%89%AC%E8%A8%80%E9%80%80%E5%87%BA%E4%BF%84%E5%9B%BD%E4%B8%BB%E5%AF%BC%E5%AE%89%E5%85%A8%E9%9B%86%E5%9B%A2</text:a>
</text:p>
      <!--NEWS-->
      <text:h text:style-name="P10" text:outline-level="1">
<text:span text:style-name="T4">
德语媒体：敌人的朋友不是敌人</text:span>
</text:h>
      <text:p text:style-name="P4">
Author: None (Language: zh)</text:p>
      <text:p text:style-name="P4">
Publisher: None</text:p>
      <text:p text:style-name="P4">
Time: 2023-05-23T10:14:00Z</text:p>
      <text:p text:style-name="P4">
Description: 德语区各大报刊继续关注G7峰会向中国释出的讯号。《南德意志报》指出，西方阵营一方面在加强戒备，另一方面也不希望激化与中国的冲突。《世界报》则认为，G7正在努力争取印度、巴西等国的支持，从而向北京和莫斯科展现团结。</text:p>
      <text:p text:style-name="P4">
Videos: []</text:p>
      <text:p text:style-name="P4">
Images: ["<text:a xlink:type="simple" xlink:href="https://static.dw.com/image/65693574_303.jpg" text:style-name="Internet_20_link" text:visited-style-name="Visited_20_Internet_20_Link">
65693574_303.jpg</text:a>
"]</text:p>
      <text:p text:style-name="P4">
Subject: 评论分析</text:p>
      <text:p text:style-name="P4">
Subjects: ['乌克兰', '俄罗斯入侵乌克兰']</text:p>
      <text:p text:style-name="P4">
Keywords: ['俄乌战争', '乌克兰', '对华战略', 'G7', '西方七国集团']</text:p>
      <text:p text:style-name="P4">
ID: 65706965</text:p>
      <!--METADATA-->
      <text:p text:style-name="P4">
<text:a xlink:type="simple" xlink:href="https://www.dw.com/zh/overlay/image/article/65706965/65693574" text:style-name="Internet_20_link" text:visited-style-name="Visited_20_Internet_20_Link">
 <draw:frame draw:style-name="fr1" draw:name="Image63" text:anchor-type="as-char" svg:width="6.9236in" svg:height="3.896998in" draw:z-index="0">
<draw:image xlink:href="../Images/dwzh/2023-05-23T10-14-00Z/65693574_303.jpg" xlink:type="simple" xlink:show="embed" xlink:actuate="onLoad" draw:mime-type="image/jpeg"/>
</draw:frame>
</text:a>
</text:p>
      <text:p text:style-name="P4">
泽连斯基与印度、巴西等国的领导人皆出席了G7议程</text:p>
      <text:p text:style-name="P4">
（德国之声中文网）慕尼黑出版的《南德意志报》以"乌克兰真正需要的东西"为题，刊发评论指出，不愿意臣服于北京-莫斯科联盟的国家，并不一定就会成为西方阵营以及乌克兰的盟友，而刚刚落幕的G7峰会，就在努力争取印度、巴西这些国家的支持。</text:p>
      <text:p text:style-name="P4">
"在联合国层面上，尽管绝大多数国家都谴责俄罗斯侵略以及帝国主义行径，但是除了西方阵营，很少有国家愿意对侵略者俄罗斯进行经济与政治施压。这往往是出于经济利益，但多少也是因为对西方国家的失望：不少人认为，西方国家只有在战争发生在欧洲时，才会真正关心战争。这种失望情绪虽然并不意味着对俄罗斯侵略行为的认同，但是却在客观上帮助了莫斯科。"</text:p>
      <text:p text:style-name="P4">
"乌克兰眼下既需要西方的无条件支持，也需要俄罗斯传统盟友的更多帮助。在G7峰会上作客的乌克兰总统泽连斯基已经获得了西方无条件支持的再次许诺，同时，他还通过聪明的拥抱策略争取莫斯科传统盟友的支持。广岛的G7峰会上浮现出了一丝模糊的希望：泽连斯基的策略可能奏效。<text:a xlink:type="simple" xlink:href="https://www.dw.com/zh/zh/g7联合公报政策方针不是为了伤害中国/a-65684805" text:style-name="Internet_20_link" text:visited-style-name="Visited_20_Internet_20_Link">
 </text:a>
西方七国集团一方面想要更好地做好戒备，另一方面则不想进一步激化与中国的冲突。这样的姿态其实对乌克兰也有所帮助。不过，北京方面却并没有给出一个讯号让人觉得西方的算盘能够打响。所以，这一切也只是模糊的希望而已。"</text:p>
      <text:p text:style-name="P4">
柏林出版的《世界报》以"西方的新角色"为题，刊发评论指出，这次在日本举行的G7峰会，好歹就新对华政策达成了共识。</text:p>
      <text:p text:style-name="P4">
"新的共同对华政策的大方向是正确的，尽管美国鹰派以及德国绿党还想让其更具对抗性。西方阵营就减小依赖性、保护关键技术、缩小风险等目标达成了共识，这是一个开端。"</text:p>
      <text:h text:style-name="P12" text:outline-level="3">
<text:span text:style-name="T4">
乌克兰总统现身日本G7 将巴赫穆特比作广岛</text:span>
</text:h>
      <text:p text:style-name="P4">
" <text:a xlink:type="simple" xlink:href="https://www.dw.com/zh/zh/g7峰會前瞻-民主國家有辦法共同抗中嗎/a-65667663" text:style-name="Internet_20_link" text:visited-style-name="Visited_20_Internet_20_Link">
 </text:a>
他们对俄罗斯和中国展现了团结，西方也向新兴民主国家展现了开放性：西方国家今后将不再像过去那样指挥全世界，而是会邀请其他人来一起共谱新篇章。"</text:p>
      <text:p text:style-name="P4">
<text:span text:style-name="T5">
摘编自其他媒体的内容，不代表德国之声的立场或观点。</text:span>
</text:p>
      <text:p text:style-name="P4">
Source: <text:a xlink:type="simple" xlink:href="https://www.dw.com/zh/德语媒体：敌人的朋友不是敌人/a-65706965" text:style-name="Internet_20_link" text:visited-style-name="Visited_20_Internet_20_Link">
https://www.dw.com/zh/德语媒体：敌人的朋友不是敌人/a-65706965?maca=chi-rss-chi-all-1127-rdf</text:a>
</text:p>
      <!--NEWS-->
      <text:h text:style-name="P10" text:outline-level="1">
<text:span text:style-name="T4">
美共和党唯一非裔参议员斯科特宣布竞选总统</text:span>
</text:h>
      <text:p text:style-name="P4">
Author: 联合早报 (Person)</text:p>
      <text:p text:style-name="P4">
Publisher: 联合早报 (Organization)</text:p>
      <text:p text:style-name="P4">
Published Time: 2023-05-23T10:30</text:p>
      <text:p text:style-name="P4">
Modified Time: 2023-05-23T11:01</text:p>
      <text:p text:style-name="P4">
Description: 美国共和党参议员斯科特正式宣布参加2024年美国总统选举。路透社报道，57岁的斯科特（Tim Scott）来自南卡罗来纳州，是共和党唯一一位非洲裔参议员。斯科特星期一（5月22日）...</text:p>
      <text:p text:style-name="P4">
Videos: []</text:p>
      <text:p text:style-name="P4">
Audios: []</text:p>
      <text:p text:style-name="P4">
Images: []</text:p>
      <text:p text:style-name="P4">
Type: NewsArticle</text:p>
      <text:p text:style-name="P4">
Breadcrumbs: ['即时', '国际']</text:p>
      <text:p text:style-name="P4">
Keywords: ['美国总统选举', '共和党', '美国']</text:p>
      <!--METADATA-->
      <text:p text:style-name="P4">
美国共和党参议员斯科特正式宣布参加2024年 <text:a xlink:type="simple" xlink:href="https://www.zaobao.com/keywords/mei-guo-zong-tong-xuan-ju" text:style-name="Internet_20_link" text:visited-style-name="Visited_20_Internet_20_Link">
 </text:a>
 。</text:p>
      <text:p text:style-name="P4">
路透社报道，57岁的斯科特（Tim Scott）来自南卡罗来纳州，是共和党唯一一位非洲裔参议员。</text:p>
      <text:p text:style-name="P4">
斯科特星期一（5月22日）在南卡州母校查尔斯顿南方大学正式宣布参选总统。斯科特说，此次大选对美国人民来说，是一个“成为受害者还是胜利者”的选择，是“悲哀与伟大”之间的选择。</text:p>
      <text:p text:style-name="P4">
他不断重申美国不是种族主义国家，称近数十年来，美国已在种族问题上取得进步，并指责民主党试图煽动种族分裂，以牟取党派利益。</text:p>
      <text:p text:style-name="P4">
斯科特的政策主张包括加强军队建设、在南部边境完成“ <text:a xlink:type="simple" xlink:href="https://www.zaobao.com.sg/wencui/political/story20230515-1394810" text:style-name="Internet_20_link" text:visited-style-name="Visited_20_Internet_20_Link">
</text:a>
 ”建设、冻结 <text:a xlink:type="simple" xlink:href="https://www.zaobao.com.sg/news/world/story20230417-1383828" text:style-name="Internet_20_link" text:visited-style-name="Visited_20_Internet_20_Link">
</text:a>
财产、支持制造业发展和加强科研等。</text:p>
      <text:p text:style-name="P4">
目前共和党中已宣布参加总统竞选的还包括 <text:a xlink:type="simple" xlink:href="https://www.zaobao.com.sg/realtime/world/story20221116-1333684" text:style-name="Internet_20_link" text:visited-style-name="Visited_20_Internet_20_Link">
</text:a>
 、 <text:a xlink:type="simple" xlink:href="https://www.zaobao.com.sg/realtime/world/story20230214-1363151" text:style-name="Internet_20_link" text:visited-style-name="Visited_20_Internet_20_Link">
</text:a>
 、 <text:a xlink:type="simple" xlink:href="https://www.zaobao.com.sg/realtime/world/story20230403-1379153" text:style-name="Internet_20_link" text:visited-style-name="Visited_20_Internet_20_Link">
</text:a>
 （AsaHutchinson）。</text:p>
      <text:p text:style-name="P4">
美国媒体预测，前副总统彭斯和佛罗里达州州长德桑蒂斯也会在近期宣布参选总统。</text:p>
      <text:p text:style-name="P4">
根据路透社/益普索的民意调查结果，斯科特在注册共和党人中仅获得1%的支持，约49%的共和党人计划投票给特朗普。</text:p>
      <text:p text:style-name="P4">
Source: <text:a xlink:type="simple" xlink:href="https://www.zaobao.com.sg/realtime/world/story20230523-1397300" text:style-name="Internet_20_link" text:visited-style-name="Visited_20_Internet_20_Link">
https://www.zaobao.com.sg/realtime/world/story20230523-1397300</text:a>
</text:p>
      <!--NEWS-->
      <text:h text:style-name="P10" text:outline-level="1">
<text:span text:style-name="T4">
德国情报机构：普京权力未现削弱之势</text:span>
</text:h>
      <text:p text:style-name="P4">
Author: None (Language: zh)</text:p>
      <text:p text:style-name="P4">
Publisher: None</text:p>
      <text:p text:style-name="P4">
Time: 2023-05-23T10:32:00Z</text:p>
      <text:p text:style-name="P4">
Description: 德国联邦情报局局长指出，乌克兰战争持续15个月之后，尽管俄军在战斗力方面暴露了一些令人吃惊的弱点，但是普京政权体系仍然没有出现明显的裂痕，俄罗斯仍具备长线作战能力。在谈到中国时他强调，对华关系“去风险化”无法一蹴而就，彻底脱钩不可取。</text:p>
      <text:p text:style-name="P4">
Videos: []</text:p>
      <text:p text:style-name="P4">
Images: ["<text:a xlink:type="simple" xlink:href="https://static.dw.com/image/65456059_303.jpg" text:style-name="Internet_20_link" text:visited-style-name="Visited_20_Internet_20_Link">
65456059_303.jpg</text:a>
", "<text:a xlink:type="simple" xlink:href="https://static.dw.com/image/65704715_401.jpg" text:style-name="Internet_20_link" text:visited-style-name="Visited_20_Internet_20_Link">
65704715_401.jpg</text:a>
"]</text:p>
      <text:p text:style-name="P4">
Subject: 时政风云</text:p>
      <text:p text:style-name="P4">
Subjects: ['欧债危机', '俄罗斯', '欧盟', '乌克兰', '德国', '留学德国', '留学德国', '德国联邦大选', '德中关系', '普京']</text:p>
      <text:p text:style-name="P4">
Keywords: ['德国', '情报机构', '联邦情报局', '俄罗斯', '普京', '乌克兰战争', '德中关系', '对华依赖性', '去风险化']</text:p>
      <text:p text:style-name="P4">
ID: 65707629</text:p>
      <!--METADATA-->
      <text:p text:style-name="P4">
<text:a xlink:type="simple" xlink:href="https://www.dw.com/zh/overlay/image/article/65707629/65456059" text:style-name="Internet_20_link" text:visited-style-name="Visited_20_Internet_20_Link">
 <draw:frame draw:style-name="fr1" draw:name="Image64" text:anchor-type="as-char" svg:width="6.9236in" svg:height="3.896998in" draw:z-index="0">
<draw:image xlink:href="../Images/dwzh/2023-05-23T10-32-00Z/65456059_303.jpg" xlink:type="simple" xlink:show="embed" xlink:actuate="onLoad" draw:mime-type="image/jpeg"/>
</draw:frame>
</text:a>
</text:p>
      <text:p text:style-name="P4">
德国联邦情报局局长卡尔（Bruno Kahl）认为，普京的权力目前没有出现削弱的迹象</text:p>
      <text:p text:style-name="P4">
（德国之声中文网）德国联邦情报局局长卡尔（BrunoKahl）认为，即使在俄罗斯入侵乌克兰的战争持续15个月之后，普京的权力仍然没有出现削弱的迹象。他周一在柏林的联邦安全政策学院（BAKS）演讲时指出，目前还看不到莫斯科政权体系有任何明显的裂痕。</text:p>
      <text:p text:style-name="P4">
尽管也存在一些零星的批评——比如针对武器弹药供应，但是现在没有迹象显示普京的权力体系发生动摇或者从内部崩溃。尽管未来出现这一情形的可能性并不能排除。</text:p>
      <text:p text:style-name="P4">
“俄罗斯和过去一样，仍然具备远距离长线作战的能力”，卡尔指出，他们依靠的是不断重新征兆的军人。在军备和弹药方面也是如此。所以现在还谈不上实力削弱或者出现崩溃。虽然<text:a xlink:type="simple" xlink:href="https://www.dw.com/zh/zh/俄罗斯军队被高估的力量/a-63270710" text:style-name="Internet_20_link" text:visited-style-name="Visited_20_Internet_20_Link">
 </text:a>
，甚至是令人吃惊的弱点——比如在军队的战斗力方面。但是如果西方不能以非常有组织地对乌克兰提供支持，协调反抗战斗，那么普京采取的长时间拉锯战和人海战术策略就有可能得逞。</text:p>
      <text:p text:style-name="P4">
<draw:frame draw:style-name="fr1" draw:name="Image65" text:anchor-type="as-char" svg:width="6.9236in" svg:height="3.896998in" draw:z-index="0">
<draw:image xlink:href="../Images/dwzh/2023-05-23T10-32-00Z/65704715_401.jpg" xlink:type="simple" xlink:show="embed" xlink:actuate="onLoad" draw:mime-type="image/jpeg"/>
</draw:frame>
</text:p>
      <text:p text:style-name="P4">
德国联邦情报局局长卡尔（Bruno Kahl）</text:p>
      <text:h text:style-name="P12" text:outline-level="3">
<text:span text:style-name="T4">
德国在何时观察到俄罗斯要入侵乌克兰？</text:span>
</text:h>
      <text:p text:style-name="P4">
在周一的演讲中，卡尔被问到，联邦情报局是 <text:a xlink:type="simple" xlink:href="https://www.dw.com/zh/zh/华盛顿称俄罗斯随时可能入侵乌克兰-呼吁美国公民离境/a-60738941" text:style-name="Internet_20_link" text:visited-style-name="Visited_20_Internet_20_Link">
 </text:a>
，这位德国情报机构负责人回答道：“大约在开战前14天左右，我们也观察到了一些除了战争准备之外不可能有其它解读方式的现象。” <text:a xlink:type="simple" xlink:href="https://www.dw.com/zh/zh/俄罗斯出兵乌克兰-引发全球股市震荡/a-60898151" text:style-name="Internet_20_link" text:visited-style-name="Visited_20_Internet_20_Link">
</text:a>
</text:p>
      <text:p text:style-name="P4">
有批评声音指出，美国和英国的情报机构比德国联邦情报局更早预知了俄罗斯的入侵计划。卡尔反驳说，美英的同行们是以观察到的一些现象作为指标，来判断战争爆发的几率。但是德国联邦情报局则更重视一点，即所有入侵的决策最终是由普京一人做出的。而这位克里姆林宫的主人是依据很多因素作出的决定，“这些都不是依靠清点火箭炮或者坦克的数量就能分析出来的”。</text:p>
      <text:h text:style-name="P12" text:outline-level="3">
<text:span text:style-name="T4">
德国工业怎样依赖中国？</text:span>
</text:h>
      <text:h text:style-name="P12" text:outline-level="3">
<text:span text:style-name="T4">
“对华政策去风险化需要时间”</text:span>
</text:h>
      <text:p text:style-name="P4">
在谈到中国时，卡尔表示德国应该减少对中国的依赖性，但是也警告人们不要幻想一蹴而就。“这不能以一种破坏性的方式进行，不是一夜之间就能完成的事情”，他在联邦安全政策学院的演讲中强调。包括联邦情报局也不主张德国彻底和中国脱钩，这会给德国企业带来损失。他同时<text:a xlink:type="simple" xlink:href="https://www.dw.com/zh/zh/德语媒体对华政策的转折点/a-65700674" text:style-name="Internet_20_link" text:visited-style-name="Visited_20_Internet_20_Link">
 </text:a>
</text:p>
      <text:p text:style-name="P4">
这位联邦情报局局长卡尔认为，德国目前的5G通讯网络立法已经足够。他认为，没有出台所谓的“华为法案”来全面禁用这一中国网络设备供应商是明智之举。他补充道，作为替代方案，人们可以“识别并且移除在关键基础设施上具有风险的部件”，“在这方面存在立法可能性”。在德国联邦议院有声音呼吁出台更加严格的限制。</text:p>
      <text:p text:style-name="P4">
（德新社，路透社）</text:p>
      <text:p text:style-name="P4">
Source: <text:a xlink:type="simple" xlink:href="https://www.dw.com/zh/德国情报机构：普京权力未现削弱之势/a-65707629" text:style-name="Internet_20_link" text:visited-style-name="Visited_20_Internet_20_Link">
https://www.dw.com/zh/德国情报机构：普京权力未现削弱之势/a-65707629?maca=chi-rss-chi-all-1127-rdf</text:a>
</text:p>
      <!--NEWS-->
      <text:h text:style-name="P10" text:outline-level="1">
<text:span text:style-name="T4">
西甲皇马新星遭歧视辱骂 巴西政府向西班牙大使提出抗议</text:span>
</text:h>
      <text:p text:style-name="P4">
Publisher: 法新社</text:p>
      <text:p text:style-name="P4">
Published Time: 2023-05-23T10:32:08+00:00</text:p>
      <text:p text:style-name="P4">
Modified Time: 2023-05-23T10:05:02+00:00</text:p>
      <text:p text:style-name="P4">
Description: （法新社马德里22日电） 西班牙检察官今天开始调查西甲皇马巴西籍前锋小维尼修斯遭种族歧视一事，因为有对手球迷在日前比赛中以「猴子」称呼这位巴西国脚，巴西已向西班牙大使提出正式抗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3T10-32-08-00-00/000000.png" xlink:type="simple" xlink:show="embed" xlink:actuate="onLoad" draw:mime-type="image/png"/>
</draw:frame>
</text:p>
      <text:p text:style-name="P4">
小维尼修斯昨天在瓦伦西亚队（Valencia CF）主场比赛时，遭到地主队支持者针对，最后犯规被驱逐出场，瓦伦西亚终场以1比0击败皇马。</text:p>
      <text:p text:style-name="P4">
事发时，小维尼修斯站到球门后，对着观众席指着明显在辱骂他的始作俑者。下半场赛事因而延误了几分钟。裁判在赛后报告中写道，主场球迷对小维尼修斯喊着「猴子、猴子」。裁判班戈埃切亚（Ricardo de Burgos Bengoetxea）在与瓦伦西亚的梅斯塔拉球场（MestallaStadium）当局交换意见后，呼吁停止种族侮辱，随后暂停比赛10分钟。</text:p>
      <text:p text:style-name="P4">
司法消息人士告诉法新社，瓦伦西亚检察官办公室正在调查这起可能「构成仇恨犯罪」的事件。</text:p>
      <text:p text:style-name="P4">
皇马先前表示，球团已提出刑事告诉，「以调查事实，追究相关人士责任」；皇马认为这些球迷的口号「构成仇恨犯罪」。</text:p>
      <text:p text:style-name="P4">
巴西已正式向西班牙大使提出抗议，将向马德里当局正式投诉。小维尼修斯曾被媒体称为巴西王牌前锋内马尔（Neymar）的接班人。</text:p>
      <text:p text:style-name="P4">
目前巴西国内愤怒情绪高涨，里约热内卢（Rio de Janeiro）着名救世基督像（Christ theRedeemer）为此特别熄灯1小时声援小维尼修斯。</text:p>
      <text:p text:style-name="P4">
小维尼修斯在推特谈到熄灯的基督像时表示，他很感动，并感谢球迷支持。他还说：「但最重要的是，我想藉此激励，并为我们的抗争带来更多光明。」</text:p>
      <text:p text:style-name="P4">
小维尼修斯本赛季已在西班牙数处场馆遭到球迷种族歧视。有一次，马德里竞技（Atletico Madrid）球迷将他的肖像挂在桥上。</text:p>
      <text:p text:style-name="P4">
西班牙体育委员会正在分析人群照片，以找出应对此事负责的球迷。</text:p>
      <text:p text:style-name="P4">
西班牙体委会过去在类似事件中，提议将加害者列入球场黑名单1年，并罚款4000欧元（约新台币13万2000元）。</text:p>
      <text:p text:style-name="P4">
Source: <text:a xlink:type="simple" xlink:href="https://www.rfi.fr/cn/%E8%BF%90%E5%8A%A8%E5%A4%A9%E5%9C%B0/20230523-%E8%A5%BF%E7%94%B2%E7%9A%87%E9%A9%AC%E6%96%B0%E6%98%9F%E9%81%AD%E6%AD%A7%E8%A7%86%E8%BE%B1%E9%AA%82-%E5%B7%B4%E8%A5%BF%E6%94%BF%E5%BA%9C%E5%90%91%E8%A5%BF%E7%8F%AD%E7%89%99%E5%A4%A7%E4%BD%BF%E6%8F%90%E5%87%BA%E6%8A%97%E8%AE%AE" text:style-name="Internet_20_link" text:visited-style-name="Visited_20_Internet_20_Link">
https://www.rfi.fr/cn/%E8%BF%90%E5%8A%A8%E5%A4%A9%E5%9C%B0/20230523-%E8%A5%BF%E7%94%B2%E7%9A%87%E9%A9%AC%E6%96%B0%E6%98%9F%E9%81%AD%E6%AD%A7%E8%A7%86%E8%BE%B1%E9%AA%82-%E5%B7%B4%E8%A5%BF%E6%94%BF%E5%BA%9C%E5%90%91%E8%A5%BF%E7%8F%AD%E7%89%99%E5%A4%A7%E4%BD%BF%E6%8F%90%E5%87%BA%E6%8A%97%E8%AE%AE</text:a>
</text:p>
      <!--NEWS-->
      <text:h text:style-name="P10" text:outline-level="1">
<text:span text:style-name="T4">
布林肯访巴新 签署安全协议 抗衡中国影响力</text:span>
</text:h>
      <text:p text:style-name="P4">
Author: None</text:p>
      <text:p text:style-name="P4">
Publisher: Radio Free Asia (Organization)</text:p>
      <text:p text:style-name="P4">
Published Time: 2023-05-23T10:55:00-04:00</text:p>
      <text:p text:style-name="P4">
Modified Time: 2023-05-23T11:11: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5-23T10-55-00-04-00/000000.png" xlink:type="simple" xlink:show="embed" xlink:actuate="onLoad" draw:mime-type="image/png"/>
</draw:frame>
美国国务卿布林肯周一（22日）代替总统拜登率团访问巴布亚新几内亚，并与这个太平洋岛国签署了一项防卫合作协议。 <text:a xlink:type="simple" xlink:href="https://www.rfa.org/mandarin/Xinwen/1-05232023105248.html/@@images/image" text:style-name="Internet_20_link" text:visited-style-name="Visited_20_Internet_20_Link">
</text:a>
美联社图片美国国务卿布林肯周一（22日）代替总统拜登率团访问巴布亚新几内亚，并与这个太平洋岛国签署了一项防卫合作协议，其中包括允许美军进入该国的水域和港口，使美军更容易与其军队一起训练等。综合路透社等外媒报道，布林肯在签字仪式上说:“《防务合作协定》是由美国和巴布亚新几内亚作为平等的主权伙伴起草的，”他还表示，协议将扩大巴布亚新几内亚的防御能力，来加强人道主义援助和灾难响应，并使美国和巴新军队更容易一起训练。布林肯还告诉巴新总理马拉佩，华盛顿将全面深化与该国的伙伴关系，他预计与美国企业的伙伴关系将给该国带来数百亿美元新投资。双方还达成一项单独协议，通过美国海岸警卫队巡逻来加强对巴新专属经济区的监视，以保护其经济免受非法捕鱼的影响。美国及其盟友正在寻求遏制中国对太平洋岛国日益增长的影响力。当天，布林肯还与印度总理莫迪在巴新首都莫尔兹比港（Port Moresby）共同主持了印度-太平洋岛国合作论坛，承诺支持该地区的健康、发展和气候变化等优先事项。 美国周一还与帕劳续签了一项战略协议，即自由联合协定(COFA)，并在周二与密克罗尼西亚续签一项类似协议。美国总统特使尹汝尚（JosephYun）告诉路透社，希望在未来几周内与马绍尔群岛达成同类协议。根据这三个协定，美国承诺将在20年内提供该地区71亿美元。中国外交部发言人毛宁周一表示，中国不反对各方与巴新等太平洋岛国开展互利合作，但她说：“需要警惕的是以合作之名搞地缘政治博弈。同时我们也认为，任何合作都不应当针对第三方。”责编：凯迪</text:p>
      <text:p text:style-name="P4">
Source: <text:a xlink:type="simple" xlink:href="https://www.rfa.org/mandarin/Xinwen/1-05232023105248.html" text:style-name="Internet_20_link" text:visited-style-name="Visited_20_Internet_20_Link">
https://www.rfa.org/mandarin/Xinwen/1-05232023105248.html</text:a>
</text:p>
      <!--NEWS-->
      <text:h text:style-name="P10" text:outline-level="1">
<text:span text:style-name="T4">
俄罗斯指责“破坏分子”在边境州搞恐袭</text:span>
</text:h>
      <text:p text:style-name="P4">
Author: None (Language: zh)</text:p>
      <text:p text:style-name="P4">
Publisher: None</text:p>
      <text:p text:style-name="P4">
Time: 2023-05-23T10:57:00Z</text:p>
      <text:p text:style-name="P4">
Description: 与乌克兰接壤的俄罗斯别尔哥罗德州境内的军事行动仍在继续。俄罗斯当局指责乌克兰“破坏分子”入侵俄罗斯。基辅方面对此予以否认。由俄罗斯公民组成“俄罗斯自由军团”等组织声称对别尔哥罗德州的袭击事件负责。</text:p>
      <text:p text:style-name="P4">
Videos: []</text:p>
      <text:p text:style-name="P4">
Images: ["<text:a xlink:type="simple" xlink:href="https://static.dw.com/image/65707878_303.jpg" text:style-name="Internet_20_link" text:visited-style-name="Visited_20_Internet_20_Link">
65707878_303.jpg</text:a>
", "<text:a xlink:type="simple" xlink:href="https://static.dw.com/image/65408453_401.jpg" text:style-name="Internet_20_link" text:visited-style-name="Visited_20_Internet_20_Link">
65408453_401.jpg</text:a>
"]</text:p>
      <text:p text:style-name="P4">
Subject: 时政风云</text:p>
      <text:p text:style-name="P4">
Subjects: ['俄罗斯', '乌克兰', '普京', '俄罗斯入侵乌克兰']</text:p>
      <text:p text:style-name="P4">
Keywords: ['乌克兰', '俄罗斯', '别尔哥罗德', '俄罗斯志愿军团', '俄罗斯自由军团']</text:p>
      <text:p text:style-name="P4">
ID: 65708107</text:p>
      <!--METADATA-->
      <text:p text:style-name="P4">
<text:a xlink:type="simple" xlink:href="https://www.dw.com/zh/overlay/image/article/65708107/65707878" text:style-name="Internet_20_link" text:visited-style-name="Visited_20_Internet_20_Link">
 <draw:frame draw:style-name="fr1" draw:name="Image68" text:anchor-type="as-char" svg:width="6.9236in" svg:height="3.896998in" draw:z-index="0">
<draw:image xlink:href="../Images/dwzh/2023-05-23T10-57-00Z/65707878_303.jpg" xlink:type="simple" xlink:show="embed" xlink:actuate="onLoad" draw:mime-type="image/jpeg"/>
</draw:frame>
</text:a>
</text:p>
      <text:p text:style-name="P4">
俄罗斯方面称，边境州别尔哥罗德地区周一发生武装袭击，当地不少居民被紧急疏散。</text:p>
      <text:p text:style-name="P4">
（德国之声中文网）俄罗斯方面称，俄罗斯军队和安全部队周二（5月23日）继续在别尔哥罗德地区（Belgorod）清剿从 <text:a xlink:type="simple" xlink:href="https://www.dw.com/zh/zh/中國特使訪歐-烏外長不接受失去領土的停戰協議/a-65666856" text:style-name="Internet_20_link" text:visited-style-name="Visited_20_Internet_20_Link">
</text:a>
 进入的“破坏分子”。</text:p>
      <text:p text:style-name="P4">
别尔哥罗德州与乌克兰接壤。俄罗斯方面称，周一这里发生了 <text:a xlink:type="simple" xlink:href="https://www.dw.com/zh/zh/拜登泽连斯基承诺不会使用f-16攻击俄罗斯本土/a-65691220" text:style-name="Internet_20_link" text:visited-style-name="Visited_20_Internet_20_Link">
</text:a>
 。</text:p>
      <text:p text:style-name="P4">
该州州长格拉德科夫（VyacheslavGladkov）提醒当地被疏散的居民暂时不要回家。他说：“安全机构正在进行所有必要的行动。我们正在等待反恐行动的结束。”</text:p>
      <text:p text:style-name="P4">
自从去年2月俄罗斯入侵乌克兰以来，别尔哥罗德地区已经多次遭到炮击，造成数十人死亡。这也不是俄罗斯第一次指控乌克兰破坏分子入侵袭击。但是美联社指出，这是俄罗斯方面首次出现反入侵行动持续到第二天仍未结束，“凸显出莫斯科在侵略战争中陷入困境”。</text:p>
      <text:p text:style-name="P4">
英国国防部在推特上表示：“俄罗斯在其边境地区正面临着越来越严重的多领域安全威胁，包括作战飞机的损失、对铁路遭到简易爆炸装置攻击，以及现在直接出现的游击队行动。”</text:p>
      <text:p text:style-name="P4">
别尔哥罗德州州长格拉德科夫报告称，在这次袭击中受伤人数已经达到10人。他说，周一下午乌克兰武装部队的一个破坏小组潜入距离乌克兰边境约5公里的格拉沃隆镇（Graivoron）。这个镇子还遭到乌克兰的炮火袭击。</text:p>
      <text:p text:style-name="P4">
<draw:frame draw:style-name="fr1" draw:name="Image69" text:anchor-type="as-char" svg:width="6.9236in" svg:height="3.896998in" draw:z-index="0">
<draw:image xlink:href="../Images/dwzh/2023-05-23T10-57-00Z/65408453_401.jpg" xlink:type="simple" xlink:show="embed" xlink:actuate="onLoad" draw:mime-type="image/jpeg"/>
</draw:frame>
</text:p>
      <text:p text:style-name="P4">
由此遭到炮击，很多居民被紧急疏散。</text:p>
      <text:p text:style-name="P4">
他后来宣布在开地区开展反恐行动，并实施特别管制，包括对人员进行检查等等。</text:p>
      <text:p text:style-name="P4">
乌克兰方面称，袭击别尔哥罗德州的是俄罗斯的武装游击队。乌克兰情报局发言人切尔尼亚克（AndriiCherniak）说，由俄罗斯公民组成的自称为“俄罗斯自由军团”和“俄罗斯志愿军团”的组织是袭击事件的制造者。基辅方面与这些军事行动无关。</text:p>
      <text:p text:style-name="P4">
俄罗斯志愿军团在Telegram上发布消息称，继3月之后，该组织再次跨过边境进入俄罗斯，并为袭击事件负责。</text:p>
      <text:p text:style-name="P4">
俄罗斯志愿军团自称是“站在乌克兰一边作战的志愿部队”。外界对该组织知之甚少，也不清楚它是否与乌克兰军队有任何联系。“俄罗斯自由军团”的情况也是如此。</text:p>
      <text:p text:style-name="P4">
“俄罗斯自由军团”在乌克兰电视上表示，希望沿边境建立一个“非军事区”，可以防止俄罗斯军队炮击乌克兰。这一消息无法得到独立核实。</text:p>
      <text:p text:style-name="P4">
俄罗斯方面称，周一除了“破坏分子”的入侵，别尔哥罗德州的多个居民区遭到无人机的袭击。袭击虽然没有造成人员伤亡，但是破坏了一些建筑物并引起火灾。别尔哥罗德州称周二上午防空系统又击落了两架无人机。</text:p>
      <text:p text:style-name="P4">
（美联社、法新社）</text:p>
      <text:p text:style-name="P4">
Source: <text:a xlink:type="simple" xlink:href="https://www.dw.com/zh/俄罗斯指责-破坏分子-在边境州搞恐袭/a-65708107" text:style-name="Internet_20_link" text:visited-style-name="Visited_20_Internet_20_Link">
https://www.dw.com/zh/俄罗斯指责-破坏分子-在边境州搞恐袭/a-65708107?maca=chi-rss-chi-all-1127-rdf</text:a>
</text:p>
      <!--NEWS-->
      <text:h text:style-name="P10" text:outline-level="1">
<text:span text:style-name="T4">
俄总理米舒斯京访华  将与习近平会面</text:span>
</text:h>
      <text:p text:style-name="P4">
Author: None</text:p>
      <text:p text:style-name="P4">
Publisher: Radio Free Asia (Organization)</text:p>
      <text:p text:style-name="P4">
Published Time: 2023-05-23T11:01:00-04:00</text:p>
      <text:p text:style-name="P4">
Modified Time: 2023-05-23T11:59: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5.1927in" draw:z-index="0">
<draw:image xlink:href="../Images/rfamandarin/2023-05-23T11-01-00-04-00/000000.png" xlink:type="simple" xlink:show="embed" xlink:actuate="onLoad" draw:mime-type="image/png"/>
</draw:frame>
俄罗斯总理米舒斯京23日抵达北京访问，中国副外长马朝旭至机场迎接。 <text:a xlink:type="simple" xlink:href="https://www.rfa.org/mandarin/Xinwen/2-05232023105656.html/@@images/image" text:style-name="Internet_20_link" text:visited-style-name="Visited_20_Internet_20_Link">
</text:a>
路透社图片  据俄罗斯卫星通讯社及中国官媒23日（周二）报道，俄罗斯总理米舒斯京已抵达北京，将与中国国家主席习近平会面。据报道，米舒斯京周二首先抵达上海，启动对中国为期两天的正式访问。他在当地举办的俄中商业论坛上发表了演讲，并会见了俄罗斯的商界人士。他在论坛上表示，加强中俄两国合作关系，将有利于两国经济。中国外交部周二的例行记者会上，有记者提问“一些西方国家可能会对中俄加强合作表示担忧或不满，甚至会考虑因涉俄因素而实施制裁”。发言人毛宁对此回应称，中俄之间的合作“既不针对第三方”，也“不受第三方的干扰和胁迫”。她还称，两国合作“韧性强、潜力足、空间大”。七国集团领导人上周末刚刚在日本广岛召开峰会，宣布扩大对俄罗斯的制裁，同时敦促北京要求俄罗斯停止军事入侵，并从乌克兰撤军。 责编：凯迪</text:p>
      <text:p text:style-name="P4">
Source: <text:a xlink:type="simple" xlink:href="https://www.rfa.org/mandarin/Xinwen/2-05232023105656.html" text:style-name="Internet_20_link" text:visited-style-name="Visited_20_Internet_20_Link">
https://www.rfa.org/mandarin/Xinwen/2-05232023105656.html</text:a>
</text:p>
      <!--NEWS-->
      <text:h text:style-name="P10" text:outline-level="1">
<text:span text:style-name="T4">
美司机冲撞白宫附近护栏 车上搜出纳粹旗帜</text:span>
</text:h>
      <text:p text:style-name="P4">
Publisher: 法新社</text:p>
      <text:p text:style-name="P4">
Published Time: 2023-05-23T11:02:08+00:00</text:p>
      <text:p text:style-name="P4">
Modified Time: 2023-05-23T15:50:03+00:00</text:p>
      <text:p text:style-name="P4">
Description: （法新社华盛顿23日电） 美国特勤局（U.S. Secret Service）发表声明指出，一辆U-HAUL搬运货车昨天晚间冲撞白宫附近护栏，司机遭特勤局人员逮捕。据知司机是19岁美国公民，并在车上搜出纳粹旗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23T11-02-08-00-00/000000.png" xlink:type="simple" xlink:show="embed" xlink:actuate="onLoad" draw:mime-type="image/png"/>
</draw:frame>
</text:p>
      <text:p text:style-name="P4">
法新社报导，美国特勤局声明表示，「没有任何特勤局或白宫人员受伤，仍在调查这起冲撞事件的原因和过程」。</text:p>
      <text:p text:style-name="P4">
特勤局发言人古利耶米（Anthony Guglielmi）随后在推特发文指称，初步调查显示，这名司机可能蓄意冲撞白宫附近的拉法叶广场（LafayetteSquare）安全护栏，将就这起事件提告。</text:p>
      <text:p text:style-name="P4">
哥伦比亚广播公司（CBS）华盛顿电视台WUSA9报导，当局搜索肇事U-HAUL搬运货车时，发现一项显然是纳粹旗帜的物品，但没有关于这面旗帜的其他资讯。</text:p>
      <text:p text:style-name="P4">
这起冲撞事件发生在昨晚10时之前，地点是拉法叶广场北边，距离白宫仅数百码，该区域有几家高档旅馆。</text:p>
      <text:p text:style-name="P4">
报导称，司机的身分已被确认为来自密苏里州切斯特菲尔德（Chesterfield）的19岁男子坎杜拉（Sai VarshithKandula），他可能面临以致命武器蓄意企图伤害等罪名。</text:p>
      <text:p text:style-name="P4">
执法消息人士告诉CBS，这名男子是美国公民。他把货车开到拉法叶广场后，威胁要对美国总统拜登和副总统贺锦丽（KamalaHarris）不利，但在车上并没有发现爆裂物或武器。</text:p>
      <text:p text:style-name="P4">
Source: <text:a xlink:type="simple" xlink:href="https://www.rfi.fr/cn/%E5%9B%BD%E9%99%85%E6%8A%A5%E9%81%93/20230523-%E7%BE%8E%E5%8F%B8%E6%9C%BA%E5%86%B2%E6%92%9E%E7%99%BD%E5%AE%AB%E9%99%84%E8%BF%91%E6%8A%A4%E6%A0%8F-%E8%BD%A6%E4%B8%8A%E6%90%9C%E5%87%BA%E7%BA%B3%E7%B2%B9%E6%97%97%E5%B8%9C" text:style-name="Internet_20_link" text:visited-style-name="Visited_20_Internet_20_Link">
https://www.rfi.fr/cn/%E5%9B%BD%E9%99%85%E6%8A%A5%E9%81%93/20230523-%E7%BE%8E%E5%8F%B8%E6%9C%BA%E5%86%B2%E6%92%9E%E7%99%BD%E5%AE%AB%E9%99%84%E8%BF%91%E6%8A%A4%E6%A0%8F-%E8%BD%A6%E4%B8%8A%E6%90%9C%E5%87%BA%E7%BA%B3%E7%B2%B9%E6%97%97%E5%B8%9C</text:a>
</text:p>
      <!--NEWS-->
      <text:h text:style-name="P10" text:outline-level="1">
<text:span text:style-name="T4">
韩国门户网站NAVER在华被封? 中国外交部：不了解情况</text:span>
</text:h>
      <text:p text:style-name="P4">
Author: None</text:p>
      <text:p text:style-name="P4">
Publisher: Radio Free Asia (Organization)</text:p>
      <text:p text:style-name="P4">
Published Time: 2023-05-23T11:04:40-04:00</text:p>
      <text:p text:style-name="P4">
Modified Time: 2023-05-23T11:04: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612011in" draw:z-index="0">
<draw:image xlink:href="../Images/rfamandarin/2023-05-23T11-04-40-04-00/000000.png" xlink:type="simple" xlink:show="embed" xlink:actuate="onLoad" draw:mime-type="image/png"/>
</draw:frame>
 位于韩国城南市的韩国门户网站NAVER总部 <text:a xlink:type="simple" xlink:href="https://www.rfa.org/mandarin/Xinwen/3-05232023110201.html/@@images/image" text:style-name="Internet_20_link" text:visited-style-name="Visited_20_Internet_20_Link">
</text:a>
路透社资料图片近期，有消息显示，在中国的北京、上海及辽宁、四川等多地，韩国的门户网站NAVER无法被访问，或网页打开速度极慢，只能透过VPN软件“翻墙”访问。据韩联社报道，韩国外交部发言人任洙奭周二（23日）就NAVER近期在华被屏蔽的报道表示，外交部已注意到了相关消息，目前正和有关部门携手确认具体情况。同一天，中国外部部发言人毛宁回应韩联社记者相关提问时则称，没有关注到相关报道，不了解有关情况。据报道，NAVER方面表示，通过在华分公司了解到，网站确实在当地接入不太顺畅，但是否是被中方屏蔽不得而知。韩国另一门户网站Daum从2019年1月起已被中国屏蔽。而NAVER的论坛和博客自2018年10月起就无法在中国打开，但检索和邮箱服务未受影响。 责编：凯迪</text:p>
      <text:p text:style-name="P4">
Source: <text:a xlink:type="simple" xlink:href="https://www.rfa.org/mandarin/Xinwen/3-05232023110201.html" text:style-name="Internet_20_link" text:visited-style-name="Visited_20_Internet_20_Link">
https://www.rfa.org/mandarin/Xinwen/3-05232023110201.html</text:a>
</text:p>
      <!--NEWS-->
      <text:h text:style-name="P10" text:outline-level="1">
<text:span text:style-name="T4">
朝媒批韩美日首脑会谈 谋划军事同盟</text:span>
</text:h>
      <text:p text:style-name="P4">
Author: 联合早报 (Person)</text:p>
      <text:p text:style-name="P4">
Publisher: 联合早报 (Organization)</text:p>
      <text:p text:style-name="P4">
Published Time: 2023-05-23T11:08</text:p>
      <text:p text:style-name="P4">
Modified Time: 2023-05-23T11:17</text:p>
      <text:p text:style-name="P4">
Description: 朝鲜媒体将韩美日借日本广岛七国集团（G7）峰会之机举行的首脑会谈，定性为谋划“三边军事同盟”，加剧朝鲜半岛的战争风险。韩联社报道，在日本朝鲜人总联合会（简称朝鲜总联）机关报《朝鲜新...</text:p>
      <text:p text:style-name="P4">
Videos: []</text:p>
      <text:p text:style-name="P4">
Audios: []</text:p>
      <text:p text:style-name="P4">
Images: []</text:p>
      <text:p text:style-name="P4">
Type: NewsArticle</text:p>
      <text:p text:style-name="P4">
Breadcrumbs: ['即时', '国际']</text:p>
      <text:p text:style-name="P4">
Keywords: ['朝鲜', '韩国', '日本', '美国', '军事']</text:p>
      <!--METADATA-->
      <text:p text:style-name="P4">
朝鲜媒体将韩美日借日本广岛 <text:a xlink:type="simple" xlink:href="https://www.zaobao.com/keywords/qi-guo-ji-tuan" text:style-name="Internet_20_link" text:visited-style-name="Visited_20_Internet_20_Link">
 </text:a>
峰会之机举行的首脑会谈，定性为谋划“三边军事同盟”，加剧朝鲜半岛的战争风险。</text:p>
      <text:p text:style-name="P4">
韩联社报道，在日本朝鲜人总联合会（简称朝鲜总联）机关报《朝鲜新报》，星期二（5月23日）刊文主张，在二次世界大战原爆地举行的 <text:a xlink:type="simple" xlink:href="https://www.zaobao.com/realtime/world/story20230521-1396828" text:style-name="Internet_20_link" text:visited-style-name="Visited_20_Internet_20_Link">
</text:a>
，将焦点放在“应对朝鲜核导威胁的合作”，以掩盖助长危机的罪行和军事勾结的危险性。</text:p>
      <text:p text:style-name="P4">
文章称韩美日首脑会谈定期化且三边军事勾结正在加速，已进入实践阶段。在21世纪美国霸权衰落的背景下组成的“三边合作”，演变成“三边军事同盟”的可能性日益增大。</text:p>
      <text:p text:style-name="P4">
对于韩日首脑首次共同参拜广岛原爆韩国死难者慰灵碑一事，《朝鲜新报》指朝鲜人原爆受害者在日本殖民统治时期备受压迫，又因美国投下的原子弹饱受痛苦，却因“没有建立外交关系”而被排除在援助对象外。</text:p>
      <text:p text:style-name="P4">
Source: <text:a xlink:type="simple" xlink:href="https://www.zaobao.com.sg/realtime/world/story20230523-1397307" text:style-name="Internet_20_link" text:visited-style-name="Visited_20_Internet_20_Link">
https://www.zaobao.com.sg/realtime/world/story20230523-1397307</text:a>
</text:p>
      <!--NEWS-->
      <text:h text:style-name="P10" text:outline-level="1">
<text:span text:style-name="T4">
中国官媒：人口老龄化将是长期基本国情</text:span>
</text:h>
      <text:p text:style-name="P4">
Author: None</text:p>
      <text:p text:style-name="P4">
Publisher: Radio Free Asia (Organization)</text:p>
      <text:p text:style-name="P4">
Published Time: 2023-05-23T11:10:57-04:00</text:p>
      <text:p text:style-name="P4">
Modified Time: 2023-05-23T11:10: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4.612011in" draw:z-index="0">
<draw:image xlink:href="../Images/rfamandarin/2023-05-23T11-10-57-04-00/000000.png" xlink:type="simple" xlink:show="embed" xlink:actuate="onLoad" draw:mime-type="image/png"/>
</draw:frame>
图为河北省定兴县的老人，在社区的公共食堂等候免费供应的素食中餐。 <text:a xlink:type="simple" xlink:href="https://www.rfa.org/mandarin/Xinwen/4-05232023110542.html/@@images/image" text:style-name="Internet_20_link" text:visited-style-name="Visited_20_Internet_20_Link">
</text:a>
美联社资料图片  中国官媒新华社22日发表评论称，当前中国人口发展呈现“少子化、老龄化、区域人口增减分化”的趋势性特征，并强调“人口老龄化是今后较长一段时期中国的基本国情”，要积极应对这一现象。同时，经济观察网则发文指出，人口负成长意味着经济整体成长必然放缓，但中国人口结构“未富先老”问题更需要关注。中国国务院21日发布了《关于推进基本养老服务体系建设的意见》，制定了在2025年实现基本养老服务制度体系基本健全的目标。经济观察网在相关文章中说，按照学界定义，中国老龄人口比例在2021年就超过了14%，已经成为标准的老龄社会。而中国人均GDP在2022年约为1.27万美元，仍处在中等偏上收入国家的水准，尚未达到高收入国家水准。基于人口拐点的提前到来，文章援引学者蔡昉的担忧，即中国经济可能面临“慢富快老”的问题：老龄化会以超过预期的幅度加剧，而经济增长也有可能以超过预期的幅度减速。文章指出，中国劳动人口结构未来一段时间将会出现“两头增长，中间薄弱”的状态，青年人口占比的增加会加大就业压力，这也是为什么今年4月中国16-24岁人口失业率比例高达20.4%的原因之一。人口负增长和劳动年龄人口加速降低“标志着中国就业形势相对宽松的时代已经结束”，因为人口的结构性矛盾更加突出。文章还强调，中长期来看，到2035年，中国劳动力人口（18-60岁）将下降10%，到2050年下降35%。老龄化同期会加剧，到2050年，预计中国人平均年龄将超过50岁，比现在高出12岁。老龄化、少子化所带来的劳动力人口下降和供养比例增加都意味着“加大社保投入势在必行”。责编：凯迪</text:p>
      <text:p text:style-name="P4">
Source: <text:a xlink:type="simple" xlink:href="https://www.rfa.org/mandarin/Xinwen/4-05232023110542.html" text:style-name="Internet_20_link" text:visited-style-name="Visited_20_Internet_20_Link">
https://www.rfa.org/mandarin/Xinwen/4-05232023110542.html</text:a>
</text:p>
      <!--NEWS-->
      <text:h text:style-name="P10" text:outline-level="1">
<text:span text:style-name="T4">
六四纪念日前夕，“国殇之柱”落户柏林</text:span>
</text:h>
      <text:p text:style-name="P4">
Author: None (Language: zh)</text:p>
      <text:p text:style-name="P4">
Publisher: None</text:p>
      <text:p text:style-name="P4">
Time: 2023-05-23T11:20:00Z</text:p>
      <text:p text:style-name="P4">
Description: 本周一，“国殇之柱”在柏林落成揭幕，以纪念1989年6月4日，中国大学生民主运动所遭受的血腥镇压。原本竖立在香港大学校园内的“国殇之柱”则已被当地警方以涉嫌“煽动颠覆国家政权”罪名而被拆除没收。</text:p>
      <text:p text:style-name="P4">
Videos: []</text:p>
      <text:p text:style-name="P4">
Images: ["<text:a xlink:type="simple" xlink:href="https://static.dw.com/image/65708401_303.jpg" text:style-name="Internet_20_link" text:visited-style-name="Visited_20_Internet_20_Link">
65708401_303.jpg</text:a>
", "<text:a xlink:type="simple" xlink:href="https://static.dw.com/image/65708377_401.jpg" text:style-name="Internet_20_link" text:visited-style-name="Visited_20_Internet_20_Link">
65708377_401.jpg</text:a>
"]</text:p>
      <text:p text:style-name="P4">
Subject: 新闻广角</text:p>
      <text:p text:style-name="P4">
Subjects: ['谷歌', '天安门', '香港', '雨伞革命', '香港政改', '六四事件', '专题报道：香港“反送中”抗议']</text:p>
      <text:p text:style-name="P4">
Keywords: ['国殇之柱', '高志活', '六四镇压', '天安门', '香港', '香港国安法']</text:p>
      <text:p text:style-name="P4">
ID: 65707655</text:p>
      <!--METADATA-->
      <text:p text:style-name="P4">
<text:a xlink:type="simple" xlink:href="https://www.dw.com/zh/overlay/image/article/65707655/65708401" text:style-name="Internet_20_link" text:visited-style-name="Visited_20_Internet_20_Link">
 <draw:frame draw:style-name="fr1" draw:name="Image74" text:anchor-type="as-char" svg:width="6.9236in" svg:height="3.896998in" draw:z-index="0">
<draw:image xlink:href="../Images/dwzh/2023-05-23T11-20-00Z/65708401_303.jpg" xlink:type="simple" xlink:show="embed" xlink:actuate="onLoad" draw:mime-type="image/jpeg"/>
</draw:frame>
</text:a>
</text:p>
      <text:p text:style-name="P4">
目前矗立在柏林阿克塞尔·斯普林格出版集团门前的“国殇之柱”</text:p>
      <text:p text:style-name="P4">
（德国之声中文网）周一（5月22日）在柏林揭幕的“国殇之柱”是丹麦艺术家高志活（JensGalschiot）相关作品的复制品。高达八米、重达两吨的“国殇之柱”曾长年在香港展出，并在过去20年间，多次更换展出地点，最终则落户于香港大学校园。</text:p>
      <text:p text:style-name="P4">
2021年，香港大学校方宣以“基于大学的最佳利益，根据外部法律建议和风险评估” <text:a xlink:type="simple" xlink:href="https://www.dw.com/zh/zh/港大连夜移除国殇之柱作者扬言求偿/a-60233813" text:style-name="Internet_20_link" text:visited-style-name="Visited_20_Internet_20_Link">
</text:a>
。从那以后，它一直保存在大学拥有土地上的一个货柜中。 <text:a xlink:type="simple" xlink:href="https://www.dw.com/zh/zh/香港警方扣押国殇之柱-创作者称太离谱/a-65529588" text:style-name="Internet_20_link" text:visited-style-name="Visited_20_Internet_20_Link">
 </text:a>
 ，称其为涉嫌“煽动颠覆国家政权罪”的证物。</text:p>
      <text:p text:style-name="P4">
周一，丹麦艺术家高志活为矗立在柏林阿克塞尔·斯普林格出版集团门前的“国殇之柱”亲自揭幕，出席揭幕式的还包括德国联邦议员、文化届以及人权组织的代表。</text:p>
      <text:p text:style-name="P4">
<draw:frame draw:style-name="fr1" draw:name="Image75" text:anchor-type="as-char" svg:width="6.9236in" svg:height="3.896998in" draw:z-index="0">
<draw:image xlink:href="../Images/dwzh/2023-05-23T11-20-00Z/65708377_401.jpg" xlink:type="simple" xlink:show="embed" xlink:actuate="onLoad" draw:mime-type="image/jpeg"/>
</draw:frame>
</text:p>
      <text:p text:style-name="P4">
艺术家高志活（Jens Galschiot）为矗立在柏林阿克塞尔·斯普林格出版集团门前的“国殇之柱”亲自揭幕</text:p>
      <text:p text:style-name="P4">
“国殇之柱”（the Pillar of Shame 又译“耻辱柱”）是艺术家高志活创作的全球性艺术项目，分布世界多个国家。</text:p>
      <text:p text:style-name="P4">
这些由金属或混凝土制成的雕塑展示数十个叠加交织在一起的躯体，象征个人在争取自由过程中所受到的压迫。艺术家高志活希望以此警示世人，一些历史事件绝不应重演。</text:p>
      <text:p text:style-name="P4">
在巴西，国殇之柱用来纪念那些没有土地的农民。在罗马，国殇之柱在警示世界性的饥饿问题。在墨西哥，国殇之柱则是为了纪念1997年恰帕斯州大屠杀中的54名死难者，当时民兵武装袭击了一个原住民社区。</text:p>
      <text:p text:style-name="P4">
高志活最初曾希望在柏林建立“国殇之柱”，以纪念犹太大屠杀的死难者，但因支持有限，最终不了了之。</text:p>
      <text:p text:style-name="P4">
（德新社，图片报）</text:p>
      <text:p text:style-name="P4">
Source: <text:a xlink:type="simple" xlink:href="https://www.dw.com/zh/六四纪念日前夕，-国殇之柱-落户柏林/a-65707655" text:style-name="Internet_20_link" text:visited-style-name="Visited_20_Internet_20_Link">
https://www.dw.com/zh/六四纪念日前夕，-国殇之柱-落户柏林/a-65707655?maca=chi-rss-chi-all-1127-rdf</text:a>
</text:p>
      <!--NEWS-->
      <text:h text:style-name="P10" text:outline-level="1">
<text:span text:style-name="T4">
美举债上限协商具成效 亚股不赏脸涨跌互见</text:span>
</text:h>
      <text:p text:style-name="P4">
Publisher: 法新社</text:p>
      <text:p text:style-name="P4">
Published Time: 2023-05-23T11:32:08+00:00</text:p>
      <text:p text:style-name="P4">
Modified Time: 2023-05-23T11:05:02+00:00</text:p>
      <text:p text:style-name="P4">
Description: （法新社香港23日电） 亚股今天涨跌互见，投资人关注美国举债上限协商。美国总统拜登和众议院议长麦卡锡表示，他们就债务上限问题举行的会谈虽然「颇具成效」，但仍未达成协议以避免灾难性的违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23T11-32-08-00-00/000000.png" xlink:type="simple" xlink:show="embed" xlink:actuate="onLoad" draw:mime-type="image/png"/>
</draw:frame>
</text:p>
      <text:p text:style-name="P4">
美国的债务违约时限逐渐逼近，由于各界担心美国未能提高举债上限将冲击市场和全球经济，美国民主共和两党在举债上限协商的对峙，已成为股市交易大厅的关键话题。</text:p>
      <text:p text:style-name="P4">
数月的谈判仍未能打破僵局，提高目前31.8兆美元的债务上限，但在拜登和麦卡锡（Kevin McCarthy）一对一会谈后，事情似乎正朝着正确的方向发展。</text:p>
      <text:p text:style-name="P4">
虽然双方同意必须避免让美国债务违约，但他们在某些问题上仍有分歧。民主党人士希望堵住税收漏洞以增加收入，而共和党人士则呼吁削减开支。</text:p>
      <text:p text:style-name="P4">
不过，人们普遍认为，最终会达成协议。</text:p>
      <text:p text:style-name="P4">
NFJ投资集团的麦金尼（Burns McKinney）告诉彭博电视（BloombergTelevision）：「现在，双方可能会继续各摆姿态，但最终，问题可能会在最后一刻解决。」</text:p>
      <text:p text:style-name="P4">
「我们预计短期内的波动会加剧。」</text:p>
      <text:p text:style-name="P4">
在华尔街股市本周首日交易涨跌互见后，亚洲股市今天早盘走高，但无法维持涨势。</text:p>
      <text:p text:style-name="P4">
东京、香港、上海、威灵顿、马尼拉和曼谷股市下跌，新加坡、首尔、台北、孟买和雅加达股市小幅走扬。</text:p>
      <text:p text:style-name="P4">
日股基准日经指数下跌0.4%，来到30957.77点。港股恒生指数走低1.3%，来到19431.25点。上海综合股价指数下滑1.5%，来到3246.24点。（译者：林沂锋/核稿：林治平）</text:p>
      <text:p text:style-name="P4">
Source: <text:a xlink:type="simple" xlink:href="https://www.rfi.fr/cn/%E8%B4%A2%E7%BB%8F%E5%BF%AB%E8%AE%AF/20230523-%E7%BE%8E%E4%B8%BE%E5%80%BA%E4%B8%8A%E9%99%90%E5%8D%8F%E5%95%86%E5%85%B7%E6%88%90%E6%95%88-%E4%BA%9A%E8%82%A1%E4%B8%8D%E8%B5%8F%E8%84%B8%E6%B6%A8%E8%B7%8C%E4%BA%92%E8%A7%81" text:style-name="Internet_20_link" text:visited-style-name="Visited_20_Internet_20_Link">
https://www.rfi.fr/cn/%E8%B4%A2%E7%BB%8F%E5%BF%AB%E8%AE%AF/20230523-%E7%BE%8E%E4%B8%BE%E5%80%BA%E4%B8%8A%E9%99%90%E5%8D%8F%E5%95%86%E5%85%B7%E6%88%90%E6%95%88-%E4%BA%9A%E8%82%A1%E4%B8%8D%E8%B5%8F%E8%84%B8%E6%B6%A8%E8%B7%8C%E4%BA%92%E8%A7%81</text:a>
</text:p>
      <!--NEWS-->
      <text:h text:style-name="P10" text:outline-level="1">
<text:span text:style-name="T4">
习近平发起"精神洗礼"运动　台学者：异己者将被肃清</text:span>
</text:h>
      <text:p text:style-name="P4">
Author: None</text:p>
      <text:p text:style-name="P4">
Publisher: Radio Free Asia (Organization)</text:p>
      <text:p text:style-name="P4">
Published Time: 2023-05-23T11:36:00-04:00</text:p>
      <text:p text:style-name="P4">
Modified Time: 2023-05-23T13:36:25-04:00</text:p>
      <text:p text:style-name="P4">
Description: None</text:p>
      <text:p text:style-name="P4">
Videos: []</text:p>
      <text:p text:style-name="P4">
Audios: ["<text:a xlink:type="simple" xlink:href="https://www.rfa.org/mandarin/yataibaodao/zhengzhi/hx2-052320230948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77" text:anchor-type="as-char" svg:width="6.9236in" svg:height="4.779517in" draw:z-index="0">
<draw:image xlink:href="../Images/rfamandarin/2023-05-23T11-36-00-04-00/000000.png" xlink:type="simple" xlink:show="embed" xlink:actuate="onLoad" draw:mime-type="image/png"/>
</draw:frame>
在北京的一家商店里，毛泽东雕塑被放置在习近平肖像纪念盘前。 <text:a xlink:type="simple" xlink:href="https://www.rfa.org/mandarin/yataibaodao/zhengzhi/hx2-05232023094804.html/@@images/image" text:style-name="Internet_20_link" text:visited-style-name="Visited_20_Internet_20_Link">
</text:a>
路透社图片  <text:a xlink:type="simple" xlink:href="https://www.rfa.org/mandarin/yataibaodao/zhengzhi/hx2-05232023094804.html/@@stream" text:style-name="Internet_20_link" text:visited-style-name="Visited_20_Internet_20_Link">
</text:a>
</text:p>
      <text:p text:style-name="P4">
近日，有美国媒体关注到中共领导人习近平正在借鉴毛泽东的危机应对策略，发起一场"精神洗礼"运动。有台湾学者认为，此举形同文革翻版，异己者将被肃清。</text:p>
      <text:p text:style-name="P4">
<text:a xlink:type="simple" xlink:href="https://www.rfa.org/mandarin/zhuanlan/yehuazhongnanhai/gx-05222023093106.html" text:style-name="Internet_20_link" text:visited-style-name="Visited_20_Internet_20_Link">
 <text:span text:style-name="T4">
习近平是文革的受害者还是受益者？</text:span>
 </text:a>
  * <text:a xlink:type="simple" xlink:href="https://www.rfa.org/mandarin/yataibaodao/zhengzhi/hx2-04112023070604.html" text:style-name="Internet_20_link" text:visited-style-name="Visited_20_Internet_20_Link">
 <text:span text:style-name="T4">
回归个人崇拜：中共中央下令高校必学《习近平著作选读》</text:span>
 </text:a>
  * <text:a xlink:type="simple" xlink:href="https://www.rfa.org/mandarin/yataibaodao/zhengzhi/rc-02012022142330.html" text:style-name="Internet_20_link" text:visited-style-name="Visited_20_Internet_20_Link">
 <text:span text:style-name="T4">
新时代文明实践中心遍地开花 “习思想”入脑入心？</text:span>
 </text:a>
</text:p>
      <text:p text:style-name="P4">
《华尔街日报》日前报道，中国解除严格的疫情清零政策后，经济衰退、国际围堵，内外交迫，习近平向毛泽东取经因应危机，发起思想灌输、宣传其政治思想的学习运动，名曰是对共产党员“精神洗礼”，此举扩及军警、学校、医院、银行、法院、宗教场所等各层面，以遏制混乱。</text:p>
      <text:p text:style-name="P4">
报道还指出，习近平宣称要实现“中华民族伟大复兴”使命，全党必须“统一思想、统一意志、统一行动”；同时下令各级官员进行“调查研究”，并引用毛泽东口号：“没有调查就没有发言权，没有调查就没有决策权”。习近平还要求全国二千多个县级地区干部带头贯彻“习思想”，在政府机关、大型国企、金融机构等启动习思想宣传计划。</text:p>
      <text:p text:style-name="P4">
<draw:frame draw:style-name="fr1" draw:name="Image78" text:anchor-type="as-char" svg:width="6.9236in" svg:height="4.61393in" draw:z-index="0">
<draw:image xlink:href="../Images/rfamandarin/2023-05-23T11-36-00-04-00/000001.png" xlink:type="simple" xlink:show="embed" xlink:actuate="onLoad" draw:mime-type="image/png"/>
</draw:frame>
北京故宫附近一家商店出售印有毛泽东和习近平肖像的纪念品。（路透社）  <text:a xlink:type="simple" xlink:href="https://www.rfa.org/mandarin/yataibaodao/zhengzhi/hx2-05232023094804.html/2.jpg" text:style-name="Internet_20_link" text:visited-style-name="Visited_20_Internet_20_Link">
</text:a>
</text:p>
      <text:p text:style-name="P4">
<text:span text:style-name="T4">
学者：习近平复制毛泽东发动“四清运动”</text:span>
</text:p>
      <text:p text:style-name="P4">
台湾教授协会会长陈俐甫接受自由亚洲电台采访认为，习近平想长期执政，肃清反对者，并建立威望。中共在疫情、国际关系、国际贸易上遇到很大挫败，必须找替罪羊，检讨失败原因。习近平复制毛泽东发动“四清运动”肃清政敌刘少奇，以长期执政的作法。</text:p>
      <text:p text:style-name="P4">
陈俐甫说：“习近平发起调查运动，有如一九六三年的四清运动，文革前的准备运动，确定有很多人跟以前旧思想一样，或没有真正认识毛思想、共产主义的思想，才犯这些错误。现在也是，习要求所有干部组织学习，将入党纲的‘习思想’做个彻底，这样就可以避免过去所有失败的责任。所以，过去失败的责任是因为‘不够习近平’，如果你‘够习近平’就不会失败。调查、教育运动目的，如果你真的相信这一套，习近平就取得永远终身执政的正当性。因为‘够习近平’，中国就会够强大，‘不够习近平’，中国就会露出破绽。”</text:p>
      <text:p text:style-name="P4">
陈俐甫认为，习近平借由调查运动、社会主义教育运动，剔除前朝反对他的势力、以及制衡其势力的“不良因子”。</text:p>
      <text:p text:style-name="P4">
<draw:frame draw:style-name="fr1" draw:name="Image79" text:anchor-type="as-char" svg:width="6.9236in" svg:height="4.61393in" draw:z-index="0">
<draw:image xlink:href="../Images/rfamandarin/2023-05-23T11-36-00-04-00/000002.png" xlink:type="simple" xlink:show="embed" xlink:actuate="onLoad" draw:mime-type="image/png"/>
</draw:frame>
新冠疫情期间，戴着口罩的人们路过习近平和毛泽东画像前。（路透社）  <text:a xlink:type="simple" xlink:href="https://www.rfa.org/mandarin/yataibaodao/zhengzhi/hx2-05232023094804.html/3.jpg" text:style-name="Internet_20_link" text:visited-style-name="Visited_20_Internet_20_Link">
</text:a>
</text:p>
      <text:p text:style-name="P4">
<text:span text:style-name="T4">
俄乌战风口上不是对外用兵时机 转向对内加强控制</text:span>
</text:p>
      <text:p text:style-name="P4">
陈俐甫说：“中国共产党遇到危机，经常会采取对外军事武力冲突，凝聚内在团结。但目前，习近平遇到国际包围状况，他没有对外动武跟冲突的本钱。习被困在俄乌战，各国关注东海、南海、台海局势，现在不是习可以对外用兵的好时机。”</text:p>
      <text:p text:style-name="P4">
新华社报道，中共中央书记处书记蔡奇近日出席“习近平著作选读”第一、二卷出版座谈会时说，要把学习选读作为“重大政治任务”，深入开展主题教育，安排好学习工作，推动习近平思想“入脑、入心、入魂”。</text:p>
      <text:p text:style-name="P4">
<draw:frame draw:style-name="fr1" draw:name="Image80" text:anchor-type="as-char" svg:width="6.9236in" svg:height="4.407281in" draw:z-index="0">
<draw:image xlink:href="../Images/rfamandarin/2023-05-23T11-36-00-04-00/000003.png" xlink:type="simple" xlink:show="embed" xlink:actuate="onLoad" draw:mime-type="image/png"/>
</draw:frame>
中国共产党中央文献编辑委员会编辑的《习近平著作选读》第一卷、第二卷已由人民出版社出版。（网路截图）  <text:a xlink:type="simple" xlink:href="https://www.rfa.org/mandarin/yataibaodao/zhengzhi/hx2-05232023094804.html/5.jpg" text:style-name="Internet_20_link" text:visited-style-name="Visited_20_Internet_20_Link">
</text:a>
</text:p>
      <text:p text:style-name="P4">
台湾的两岸政策协会研究员吴瑟致接受自由亚洲电台采访提及，习近平在十九大提出“党的力量”，企业、媒体必须“姓党”、设立党组织。二十大上，习近平强调个人对党的控制，进行第四、第五任铺垫。</text:p>
      <text:p text:style-name="P4">
吴瑟致说：“蔡奇讲的习近平思想入脑、入心、入魂，就像习近平提共产党对社会必须完全控制，套路完全一样。中共最常玩领导人意志、党的路线，透过各层面往下宣传、洗脑。这次不太一样的是，把领导人个人权威以及他的思考完全灌输到党内各环节、军队、党组织、企业等，这凸显习近平全面掌权之后对权力的危机意识愈来愈强烈，这是极权者会有的现象，权力愈大愈担心被剥夺。”</text:p>
      <text:p text:style-name="P4">
吴瑟致认为，中国经济、社会、国际面向出现很大问题，透过思想控制巩固政权会否起到效果令人质疑，习近平必须有其他政策搭配。因此，他一方面透过文艺演出、主题教育，加强思想灌输；另一层面，加快政治肃清、抓捕异己，一手做硬，一手做软。</text:p>
      <text:p text:style-name="P4">
记者：夏小华 责编：许书婷 何平 网编：瑞哲</text:p>
      <text:p text:style-name="P4">
Source: <text:a xlink:type="simple" xlink:href="https://www.rfa.org/mandarin/yataibaodao/zhengzhi/hx2-05232023094804.html" text:style-name="Internet_20_link" text:visited-style-name="Visited_20_Internet_20_Link">
https://www.rfa.org/mandarin/yataibaodao/zhengzhi/hx2-05232023094804.html</text:a>
</text:p>
      <!--NEWS-->
      <text:h text:style-name="P10" text:outline-level="1">
<text:span text:style-name="T4">
获释四年　律师江天勇仍遭边控无法与妻儿团聚</text:span>
</text:h>
      <text:p text:style-name="P4">
Author: None</text:p>
      <text:p text:style-name="P4">
Publisher: Radio Free Asia (Organization)</text:p>
      <text:p text:style-name="P4">
Published Time: 2023-05-23T11:46:00-04:00</text:p>
      <text:p text:style-name="P4">
Modified Time: 2023-05-23T12:24:33-04:00</text:p>
      <text:p text:style-name="P4">
Description: None</text:p>
      <text:p text:style-name="P4">
Videos: []</text:p>
      <text:p text:style-name="P4">
Audios: ["<text:a xlink:type="simple" xlink:href="https://www.rfa.org/mandarin/yataibaodao/renquanfazhi/gf-0523202307485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930818in" draw:z-index="0">
<draw:image xlink:href="../Images/rfamandarin/2023-05-23T11-46-00-04-00/000000.png" xlink:type="simple" xlink:show="embed" xlink:actuate="onLoad" draw:mime-type="image/png"/>
</draw:frame>
 中国人权律师江天勇 <text:a xlink:type="simple" xlink:href="https://www.rfa.org/mandarin/yataibaodao/renquanfazhi/gf-05232023074851.html/@@images/image" text:style-name="Internet_20_link" text:visited-style-name="Visited_20_Internet_20_Link">
</text:a>
金变玲推特图片  <text:a xlink:type="simple" xlink:href="https://www.rfa.org/mandarin/yataibaodao/renquanfazhi/gf-05232023074851.html/@@stream" text:style-name="Internet_20_link" text:visited-style-name="Visited_20_Internet_20_Link">
</text:a>
</text:p>
      <text:p text:style-name="P4">
中国人权律师江天勇自四年前获释后一直寻求前往美国与妻儿团聚，但近日当局拒绝向他发放护照和港澳通行证。家属透露，虽然剥夺政治权利早已期满，但当局仍然控制江天勇的行踪。</text:p>
      <ul>
        <li>
<text:span text:style-name="T4">
<text:a xlink:type="simple" xlink:href="https://www.rfa.org/mandarin/Xinwen/wul-11062022113800.html" text:style-name="Internet_20_link" text:visited-style-name="Visited_20_Internet_20_Link">
 </text:a>
 <text:a xlink:type="simple" xlink:href="https://www.rfa.org/mandarin/yataibaodao/renquanfazhi/bx-07162021111101.html" text:style-name="Internet_20_link" text:visited-style-name="Visited_20_Internet_20_Link">
 </text:a>
 </text:span>
  * <text:span text:style-name="T4">
<text:a xlink:type="simple" xlink:href="https://www.rfa.org/mandarin/yataibaodao/renquanfazhi/gf-06212021092607.html" text:style-name="Internet_20_link" text:visited-style-name="Visited_20_Internet_20_Link">
 </text:a>
 </text:span>
  * <text:span text:style-name="T4">
<text:a xlink:type="simple" xlink:href="https://www.rfa.org/mandarin/yataibaodao/renquanfazhi/sc-05192021141451.html" text:style-name="Internet_20_link" text:visited-style-name="Visited_20_Internet_20_Link">
 </text:a>
 </text:span>
  * <text:a xlink:type="simple" xlink:href="https://www.rfa.org/mandarin/yataibaodao/renquanfazhi/gf-05192021105023.html" text:style-name="Internet_20_link" text:visited-style-name="Visited_20_Internet_20_Link">
 <text:span text:style-name="T4">
律师江天勇出狱逾两年仍未重获自由 河南公民往探望遭刑拘</text:span>
 </text:a>
</li>
      </ul>
      <text:p text:style-name="P4">
10年前，金变玲带同女儿移居美国后，再也无法与丈夫江天勇见上一面。由于江天勇老家河南信阳的国保早已表明，不会允许江天勇出国，金变玲劝丈夫死心，但江天勇不听劝告。为了逃避国保的跟踪，他特意不坐火车，改以其他办法赴京，到通州区出入境管理局办证。</text:p>
      <text:p text:style-name="P4">
<draw:frame draw:style-name="fr1" draw:name="Image82" text:anchor-type="as-char" svg:width="6.9236in" svg:height="3.884615in" draw:z-index="0">
<draw:image xlink:href="../Images/rfamandarin/2023-05-23T11-46-00-04-00/000001.png" xlink:type="simple" xlink:show="embed" xlink:actuate="onLoad" draw:mime-type="image/png"/>
</draw:frame>
江天勇妻子金变玲（图）自流亡美国后一直无法与丈夫重聚。 （金变玲独家提供，拍摄日期不详）  <text:a xlink:type="simple" xlink:href="https://www.rfa.org/mandarin/yataibaodao/renquanfazhi/gf-05232023074851.html/capture2.jpg" text:style-name="Internet_20_link" text:visited-style-name="Visited_20_Internet_20_Link">
</text:a>
</text:p>
      <text:p text:style-name="P4">
金变玲：“我说，你去办了也没有用，它们不会给你（护照），但是他还是不死心。5月22日去窗口领的时候，办理人员说，护照不能给你办，取不了。（江天勇）请示领导，领导搞了很长时间就说，原籍不批，所以要找原籍。港澳通行证也是一样，他费用也交了，也让他去领，但是他去领的时候就没有通过了。”</text:p>
      <text:p text:style-name="P4">
2016年12月，江天勇到湖南长沙探望“709大抓捕事件”被捕的律师，遭公安监视居住；其后被控“煽动颠覆国家政权罪”判囚两年。</text:p>
      <text:p text:style-name="P4">
<text:span text:style-name="T4">
过去一年江天勇仍被当局严密监控</text:span>
</text:p>
      <text:p text:style-name="P4">
2019年2月获释以来，江天勇一直住在信阳父母家中。为了实施监控，当局在他家门外搭建了小房子。虽然剥夺政治权利已在三个月前届满，当局却没有放他一马。</text:p>
      <text:p text:style-name="P4">
<draw:frame draw:style-name="fr1" draw:name="Image83" text:anchor-type="as-char" svg:width="6.9236in" svg:height="3.892328in" draw:z-index="0">
<draw:image xlink:href="../Images/rfamandarin/2023-05-23T11-46-00-04-00/000002.png" xlink:type="simple" xlink:show="embed" xlink:actuate="onLoad" draw:mime-type="image/png"/>
</draw:frame>
江天勇获释后，河南信阳当局一度长期在他家门外搭建小房子（图），以便实施监控。（金变玲独家提供，拍摄日期不详）  <text:a xlink:type="simple" xlink:href="https://www.rfa.org/mandarin/yataibaodao/renquanfazhi/gf-05232023074851.html/capture.jpg" text:style-name="Internet_20_link" text:visited-style-name="Visited_20_Internet_20_Link">
</text:a>
</text:p>
      <text:p text:style-name="P4">
金变玲：“剥夺政治权利三年过后，他们不得已把那个小房子拆了，但是那个摄像头还是一直有，因为他的手机是被跟踪的，他只要出这个村，那些人就会暗里跟踪他。有次他去广州亲戚家，坐火车、买票那些人都跟着，到了广州以后，亲戚家本来是没有摄像头的，然后他亲戚家就到处都有摄像头，现装的。”</text:p>
      <text:p text:style-name="P4">
据金变玲表示，牢狱之灾使江天勇元气大伤，本来打算让他到美国调理身体，但目前看来，这只是江家一厢情愿。</text:p>
      <text:p text:style-name="P4">
金变玲：“他(江天勇）的身体不好。我想让他看病，养养身体，但是剥夺政治权利满了之后，他还是不自由。孩子现在对他都没有什么感情了。10年没见了嘛。”</text:p>
      <text:p text:style-name="P4">
_<text:span text:style-name="T4">
视频：709案受害律师家属王峭岭到河南信阳探望江天勇，在他家门外遭国保盘问、调查。（金变玲独家提供，拍摄日期不详）</text:span>
 _</text:p>
      <text:p text:style-name="P4">
日本东京大学访问研究员潘嘉伟表示，江天勇的遭遇反映了中国法律的随意性。</text:p>
      <text:p text:style-name="P4">
潘嘉伟：“当局不批根本无须根据任何法律去解释。对于受害的当事人和家属而言是无所适从的，完全不清楚究竟如何配合当局才能符合所谓的要求，从而能够一家团聚。很明显，中国政府采取的措施就是要让江天勇无法一家团聚。”</text:p>
      <text:p text:style-name="P4">
他说，江天勇获释只代表了他进入了“大监狱”, 在国保人员监控下，毫无人身自由。</text:p>
      <text:p text:style-name="P4">
记者：高锋 责编：许书婷 嘉远 网编：瑞哲</text:p>
      <text:p text:style-name="P4">
Source: <text:a xlink:type="simple" xlink:href="https://www.rfa.org/mandarin/yataibaodao/renquanfazhi/gf-05232023074851.html" text:style-name="Internet_20_link" text:visited-style-name="Visited_20_Internet_20_Link">
https://www.rfa.org/mandarin/yataibaodao/renquanfazhi/gf-05232023074851.html</text:a>
</text:p>
      <!--NEWS-->
      <text:h text:style-name="P10" text:outline-level="1">
<text:span text:style-name="T4">
加拿大启动首波六四纪念活动　老中青三代参与其中</text:span>
</text:h>
      <text:p text:style-name="P4">
Author: None</text:p>
      <text:p text:style-name="P4">
Publisher: Radio Free Asia (Organization)</text:p>
      <text:p text:style-name="P4">
Published Time: 2023-05-23T11:58:00-04:00</text:p>
      <text:p text:style-name="P4">
Modified Time: 2023-05-23T14:55:57-04:00</text:p>
      <text:p text:style-name="P4">
Description: None</text:p>
      <text:p text:style-name="P4">
Videos: []</text:p>
      <text:p text:style-name="P4">
Audios: ["<text:a xlink:type="simple" xlink:href="https://www.rfa.org/mandarin/yataibaodao/gangtai/lf-052320231139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4" text:anchor-type="as-char" svg:width="6.9236in" svg:height="4.064823in" draw:z-index="0">
<draw:image xlink:href="../Images/rfamandarin/2023-05-23T11-58-00-04-00/000000.png" xlink:type="simple" xlink:show="embed" xlink:actuate="onLoad" draw:mime-type="image/png"/>
</draw:frame>
多伦多举办六四研讨会，老中青三代畅谈六四对时代的意义。 <text:a xlink:type="simple" xlink:href="https://www.rfa.org/mandarin/yataibaodao/gangtai/lf-05232023113938.html/@@images/image" text:style-name="Internet_20_link" text:visited-style-name="Visited_20_Internet_20_Link">
</text:a>
公民会提供  <text:a xlink:type="simple" xlink:href="https://www.rfa.org/mandarin/yataibaodao/gangtai/lf-05232023113938.html/@@stream" text:style-name="Internet_20_link" text:visited-style-name="Visited_20_Internet_20_Link">
</text:a>
</text:p>
      <text:p text:style-name="P4">
六四事件34周年即将到来，加拿大首个纪念活动在多伦多举行，老中青三代畅谈六四对时代的意义。年轻人当年透过翻墙得知六四的历史片段，来到海外后接触更多信息。老一辈则看到薪火相传，六四精神永存。</text:p>
      <ul>
        <li>
<text:span text:style-name="T4">
<text:a xlink:type="simple" xlink:href="https://www.rfa.org/mandarin/yataibaodao/gangtai/sc-05222023133403.html" text:style-name="Internet_20_link" text:visited-style-name="Visited_20_Internet_20_Link">
 </text:a>
 </text:span>
  * <text:span text:style-name="T4">
<text:a xlink:type="simple" xlink:href="https://www.rfa.org/mandarin/yataibaodao/gangtai/sc-05092023081823.html" text:style-name="Internet_20_link" text:visited-style-name="Visited_20_Internet_20_Link">
 </text:a>
 </text:span>
  * <text:a xlink:type="simple" xlink:href="https://www.rfa.org/mandarin/ytbdzhuantixilie/6430/" text:style-name="Internet_20_link" text:visited-style-name="Visited_20_Internet_20_Link">
 <text:span text:style-name="T4">
"中国人最没有恐惧的7个星期"-吴仁华口述"六四”史</text:span>
 </text:a>
</li>
      </ul>
      <text:p text:style-name="P4">
十几名居住在多伦多的老中青三代华人上周末聚集在一起，举办了一场“可听到雷声滚滚、可感到怒潮来临”的研讨会，为5月28日和6月3日连续几场六四纪念活动拉开序幕。</text:p>
      <text:p text:style-name="P4">
活动是公民会、民主中国阵线和中国民主党联手主办，多由年轻一代来自中国的学生和移民为主。公民会代表之一林立桐年仅24岁，他说，聆听上一辈人说六四非常有意义，他们是历经六四的活教材，其传递出的信息可让年轻一代继续反思前进。“六四的历史经验、六四的精神，比我们很多人想像的，认知的更丰富，等待我们进行更深入地研究发掘。”</text:p>
      <text:p text:style-name="P4">
<draw:frame draw:style-name="fr1" draw:name="Image85" text:anchor-type="as-char" svg:width="6.9236in" svg:height="3.894525in" draw:z-index="0">
<draw:image xlink:href="../Images/rfamandarin/2023-05-23T11-58-00-04-00/000001.png" xlink:type="simple" xlink:show="embed" xlink:actuate="onLoad" draw:mime-type="image/png"/>
</draw:frame>
加拿大各城市将有多场六四纪念活动於本周末和下周末举行。 (多伦多支持中国民运会网站)  <text:a xlink:type="simple" xlink:href="https://www.rfa.org/mandarin/yataibaodao/gangtai/lf-05232023113938.html/tiananmen-2.jpg" text:style-name="Internet_20_link" text:visited-style-name="Visited_20_Internet_20_Link">
</text:a>
</text:p>
      <text:p text:style-name="P4">
36岁的傅辞说，他成长的时期是互联网刚开放的时期，中国当局对网络的管制没有那麽严格，所以可以看到一些六四史料，片段式的历史认知已在他记忆深处，2009年他到了海外，进一步了解中共是如何通过恐怖镇压而扭曲历史。</text:p>
      <text:p text:style-name="P4">
他说，若一个民族不了解历史就无法发展得更好，海外更需要发声，对身边任何族裔的人说说六四，也想办法告诉身处中国国内的人当年六四的真实情况。“他们身处极度严厉地言论控制的环境下，其实每个人都有一个被压抑的火种在心里埋着，如果我们能把中共的防火墙推翻，让信息自由地传导到中国，这些火种就会被迅速点燃。”</text:p>
      <text:p text:style-name="P4">
61岁的盛雪很高兴看到年轻反抗者带头站出来纪念六四，她说，走过了34个年头，六四精神并没有消失，在年轻一代人身上有了新的启发。“意味着中共几十年的洗脑和封锁是失败的，也意味着薪火相传的真正实践。从去年的白纸革命以来，其实全球各个地方都出现了年轻的反抗者。”</text:p>
      <text:p text:style-name="P4">
盛雪说，当前的国际局势也不一样，过去对中国采取容忍姑息的态度，现在越来越多国家认知到独裁中国将伤害全球所有人。</text:p>
      <text:p text:style-name="P4">
本周末和下周末多伦多有多场六四纪念活动，包括在中国领事馆前的抗议，还有6月3日在多伦多大学六四纪念碑的晚会，4日也有另一场烛光音乐晚会和“颠倒黑白”艺术展。</text:p>
      <text:p text:style-name="P4">
温哥华除了在本周末有向自由女神献花外，还将于6月4日首度移师至温哥华市中心林思齐公园（David LamPark）举行纪念会。温支联主席李美宝表示，林思齐公园是以已故香港移民、卑诗省首位华裔省督林思齐命名，林思齐一生信奉自由民主精神，且该公园场地宽广，相信可以让香港维园的烛光之海重现温哥华。</text:p>
      <text:p text:style-name="P4">
记者：柳飞 责编：嘉远 网编：瑞哲</text:p>
      <text:p text:style-name="P4">
Source: <text:a xlink:type="simple" xlink:href="https://www.rfa.org/mandarin/yataibaodao/gangtai/lf-05232023113938.html" text:style-name="Internet_20_link" text:visited-style-name="Visited_20_Internet_20_Link">
https://www.rfa.org/mandarin/yataibaodao/gangtai/lf-05232023113938.html</text:a>
</text:p>
      <!--NEWS-->
      <text:h text:style-name="P10" text:outline-level="1">
<text:span text:style-name="T4">
与美签订防务协议 巴新称不会被用作发动战争的基地</text:span>
</text:h>
      <text:p text:style-name="P4">
Author: None (Language: zh)</text:p>
      <text:p text:style-name="P4">
Publisher: None</text:p>
      <text:p text:style-name="P4">
Time: 2023-05-23T12:00:00Z</text:p>
      <text:p text:style-name="P4">
Description: 美国和巴布亚新几内亚签署一项安全协议后，巴布亚新几内亚总理本周二表示，该国不会被用作 "发动战争 "的基地，与美国签订的国防协议禁止“进攻性军事行动”。</text:p>
      <text:p text:style-name="P4">
Videos: []</text:p>
      <text:p text:style-name="P4">
Images: ["<text:a xlink:type="simple" xlink:href="https://static.dw.com/image/63083864_303.jpg" text:style-name="Internet_20_link" text:visited-style-name="Visited_20_Internet_20_Link">
63083864_303.jpg</text:a>
", "<text:a xlink:type="simple" xlink:href="https://static.dw.com/image/60685729_401.jpg" text:style-name="Internet_20_link" text:visited-style-name="Visited_20_Internet_20_Link">
60685729_401.jpg</text:a>
"]</text:p>
      <text:p text:style-name="P4">
Subject: 时政风云</text:p>
      <text:p text:style-name="P4">
Subjects: ['德中关系', '奥巴马', '岛屿主权争端', '专题报道：全景观看“习马会”', '中国', '中共十九大', '美国']</text:p>
      <text:p text:style-name="P4">
Keywords: ['巴布亚新几内亚', '美国', '防务协议', '马拉佩', '中国', '布林肯', '拜登']</text:p>
      <text:p text:style-name="P4">
ID: 65708543</text:p>
      <!--METADATA-->
      <text:p text:style-name="P4">
<text:a xlink:type="simple" xlink:href="https://www.dw.com/zh/overlay/image/article/65708543/63083864" text:style-name="Internet_20_link" text:visited-style-name="Visited_20_Internet_20_Link">
 <draw:frame draw:style-name="fr1" draw:name="Image86" text:anchor-type="as-char" svg:width="6.9236in" svg:height="3.896998in" draw:z-index="0">
<draw:image xlink:href="../Images/dwzh/2023-05-23T12-00-00Z/63083864_303.jpg" xlink:type="simple" xlink:show="embed" xlink:actuate="onLoad" draw:mime-type="image/jpeg"/>
</draw:frame>
</text:a>
</text:p>
      <text:p text:style-name="P4">
巴布亚新几内亚总理詹姆斯·马拉佩（James Marape ）</text:p>
      <text:p text:style-name="P4">
（德国之声中文网）本周一(5月22日)，美国和巴布亚新几内亚签署了一项安全协议，内容包括允许美国军队进入巴布亚新几内的水域和港口。美国国务卿布林肯在签字仪式上表示，这项《防务合作协议》（TheDefense CooperationAgreement）将增强巴布亚新几内亚国防军提供人道主义援助和救灾的能力，也将促使巴美两国军队更多地展开共同训练。布林肯还表示，美国将全面深化与巴新的伙伴关系。他预计与美国企业的合作将为该国带来数百亿美元的新投资。</text:p>
      <text:p text:style-name="P4">
巴布亚新几内亚总理詹姆斯·马拉佩（James Marape ）此前向媒体表示，随着该防务协议的签署，美国将在今后十年里增加在该国的军事存在。</text:p>
      <text:p text:style-name="P4">
与美国签署新的安全协议之举周一当天引发巴布亚新几内亚大学生抗议。他们担心，该协议可能使巴新卷入美中之间的战略竞争。中国一直是巴布亚新几内亚主要的基础设施投资者。</text:p>
      <text:p text:style-name="P4">
<draw:frame draw:style-name="fr1" draw:name="Image87" text:anchor-type="as-char" svg:width="6.9236in" svg:height="3.896998in" draw:z-index="0">
<draw:image xlink:href="../Images/dwzh/2023-05-23T12-00-00Z/60685729_401.jpg" xlink:type="simple" xlink:show="embed" xlink:actuate="onLoad" draw:mime-type="image/jpeg"/>
</draw:frame>
</text:p>
      <text:p text:style-name="P4">
2022年2月，中国时任总理李克强与马拉佩举行视频会议</text:p>
      <text:p text:style-name="P4">
周一晚间，马拉佩在与布林肯共同举行的新闻发布会上表示，"没有后什么好担心的"，该协议更新了与美国现有的军事关系，"与中国没有任何关系"。他说，"我们与中国政府保持着健康的关系，他们是一个重要的贸易伙伴。"</text:p>
      <text:p text:style-name="P4">
马拉佩还向FM100广播电台表示，巴布亚新几内亚不会被用作 "发动战争"的基地，其中一项特别条款指出，"与美国的伙伴关系不会被利用于从巴布亚新几内亚发动进攻性军事行动。"此外，马拉佩说，该协议不是一个条约，不需要议会批准。他将在本周四公布协议全文，供公众监督。</text:p>
      <text:p text:style-name="P4">
人口仅900万的巴布亚新几内亚位于连接美国和盟国澳大利亚的重要海上通道和国际海底电缆附近，自然资源丰富，但大多未被开发，军力也较为薄弱。</text:p>
      <text:h text:style-name="P12" text:outline-level="3">
<text:span text:style-name="T4">
拜登无法出行，亲自给巴新总理打电话</text:span>
</text:h>
      <text:p text:style-name="P4">
美国总统拜登原计划访问巴布亚新几内亚，并出席在该国首都莫尔兹比港举行的美国太平洋岛屿论坛会议，但却因美国国内债务上限谈判而临时取消了出访，改由国务卿布林肯参加。不过，拜登亲自给马拉佩的手机打了电话，表达了歉意，并邀请马拉佩参加9月在华盛顿举行的美国-太平洋岛屿峰会。</text:p>
      <text:p text:style-name="P4">
去年， <text:a xlink:type="simple" xlink:href="https://www.dw.com/zh/zh/美澳錯愕中國稱已與索羅門簽訂安全協議/a-61508446" text:style-name="Internet_20_link" text:visited-style-name="Visited_20_Internet_20_Link">
 </text:a>
，引发澳大利亚、新西兰和美国的担忧。加之围绕台湾问题的紧张局势，美国及其盟国试图阻止更多太平洋岛国与中国建立安全关系。</text:p>
      <text:h text:style-name="P12" text:outline-level="3">
<text:span text:style-name="T4">
北京：警惕地缘政治博弈</text:span>
</text:h>
      <text:p text:style-name="P4">
对于美国和巴布亚新几内亚签署的防务协议，澳大利亚国防部长理查德·马尔斯（RichardMarles）表示欢迎。中国外交部发言人毛宁周一在例行记者会上表示，中方对有关各方同巴新等太平洋岛国开展正常交往和平等互利合作不持异议，需要警惕的是以合作之名搞地缘政治博弈，同时我们也认为，任何合作都不应当针对第三方。</text:p>
      <text:p text:style-name="P4">
Source: <text:a xlink:type="simple" xlink:href="https://www.dw.com/zh/与美签订防务协议-巴新称不会被用作发动战争的基地/a-65708543" text:style-name="Internet_20_link" text:visited-style-name="Visited_20_Internet_20_Link">
https://www.dw.com/zh/与美签订防务协议-巴新称不会被用作发动战争的基地/a-65708543?maca=chi-rss-chi-all-1127-rdf</text:a>
</text:p>
      <!--NEWS-->
      <text:h text:style-name="P10" text:outline-level="1">
<text:span text:style-name="T4">
爱尔兰立法规定 酒精饮料贴上健康警告标签</text:span>
</text:h>
      <text:p text:style-name="P4">
Author: 联合早报 (Person)</text:p>
      <text:p text:style-name="P4">
Publisher: 联合早报 (Organization)</text:p>
      <text:p text:style-name="P4">
Published Time: 2023-05-23T12:01</text:p>
      <text:p text:style-name="P4">
Modified Time: 2023-05-23T12:01</text:p>
      <text:p text:style-name="P4">
Description: 爱尔兰将强制规定酒精饮料贴上健康警告标签，提醒消费者饮酒与癌症、肝病的关联和怀孕饮酒的风险。路透社报道，由爱尔兰卫生部长唐纳利星期一（5月22日）签署成为法律的这项新规定，将在三年...</text:p>
      <text:p text:style-name="P4">
Videos: []</text:p>
      <text:p text:style-name="P4">
Audios: []</text:p>
      <text:p text:style-name="P4">
Images: []</text:p>
      <text:p text:style-name="P4">
Type: NewsArticle</text:p>
      <text:p text:style-name="P4">
Breadcrumbs: ['即时', '国际']</text:p>
      <text:p text:style-name="P4">
Keywords: ['爱尔兰', '健康', '癌症']</text:p>
      <!--METADATA-->
      <text:p text:style-name="P4">
爱尔兰将强制规定酒精饮料贴上健康警告标签，提醒消费者饮酒与癌症、肝病的关联和怀孕饮酒的风险。</text:p>
      <text:p text:style-name="P4">
路透社报道，由爱尔兰卫生部长唐纳利星期一（5月22日）签署成为法律的这项新规定，将在三年内生效，以给予商家足够时间配合新政策做出改变。</text:p>
      <text:p text:style-name="P4">
依照新规，酒类产品的包装上也必须列明卡路里和酒精的含量。</text:p>
      <text:p text:style-name="P4">
也有其他国家或地区要求商家在酒精产品贴上警告标签，但爱尔兰的规定更为全面。</text:p>
      <text:p text:style-name="P4">
唐纳利说：“我们制定这个法律，目的是为了让所有消费者更了解酒精成分以及喝酒的健康风险。我很高兴我们是世界上第一个迈出这一步的国家。”</text:p>
      <text:p text:style-name="P4">
他说，新法将使酒类包装与其他食品和饮料产品的规定一致，在包装上提供健康信息和警告标签。</text:p>
      <text:p text:style-name="P4">
不过爱尔兰的多个主要贸易伙伴已向欧盟委员会表示担忧，包括法国在内的九个欧盟成员国对爱尔兰要求酒类加警告标签提出反对意见。</text:p>
      <text:p text:style-name="P4">
Source: <text:a xlink:type="simple" xlink:href="https://www.zaobao.com.sg/realtime/world/story20230523-1397314" text:style-name="Internet_20_link" text:visited-style-name="Visited_20_Internet_20_Link">
https://www.zaobao.com.sg/realtime/world/story20230523-1397314</text:a>
</text:p>
      <!--NEWS-->
      <text:h text:style-name="P10" text:outline-level="1">
<text:span text:style-name="T4">
泰国学校设施屋顶坍塌 七死包括四名儿童</text:span>
</text:h>
      <text:p text:style-name="P4">
Author: 联合早报 (Person)</text:p>
      <text:p text:style-name="P4">
Publisher: 联合早报 (Organization)</text:p>
      <text:p text:style-name="P4">
Published Time: 2023-05-23T12:24</text:p>
      <text:p text:style-name="P4">
Modified Time: 2023-05-23T16:37</text:p>
      <text:p text:style-name="P4">
Description: 泰国北部一所学校的运动设施屋顶在暴雨中坍塌，导致七人包括四名儿童死亡。《海峡时报》引述Thai PBS广播公司报道称，事发于星期一（5月22日）晚上，出事的学校位于泰国披集府（Ph...</text:p>
      <text:p text:style-name="P4">
Videos: []</text:p>
      <text:p text:style-name="P4">
Audios: []</text:p>
      <text:p text:style-name="P4">
Images: []</text:p>
      <text:p text:style-name="P4">
Type: NewsArticle</text:p>
      <text:p text:style-name="P4">
Breadcrumbs: ['即时', '国际']</text:p>
      <text:p text:style-name="P4">
Keywords: ['泰国', '暴雨', '学校', '坍塌']</text:p>
      <!--METADATA-->
      <text:p text:style-name="P4">
泰国北部一所学校的运动设施屋顶在暴雨中坍塌，导致七人包括四名儿童死亡。</text:p>
      <text:p text:style-name="P4">
《海峡时报》引述Thai PBS广播公司报道称，事发于星期一（5月22日）晚上，出事的学校位于泰国披集府（Phichit province）三昂区（SamNgam district）。</text:p>
      <text:p text:style-name="P4">
当时，一群年龄介于6岁至13岁的孩子正在学校里一个开放式设施玩耍。</text:p>
      <text:p text:style-name="P4">
当地官员告诉Thai PBS，屋顶坍塌造成四名儿童、两名儿童的家长和一名学校管理员死亡，另外还有18人受伤。</text:p>
      <text:p text:style-name="P4">
早前报道说有六名学生死亡。在运动设施屋顶塌下前，许多学生和民众是为了避雨才进到设施里面。</text:p>
      <text:p text:style-name="P4">
披集府府尹帕永到现场监督救援行动。调查工作预计星期二（23日）展开。</text:p>
      <text:p text:style-name="P4">
Source: <text:a xlink:type="simple" xlink:href="https://www.zaobao.com.sg/realtime/world/story20230523-1397317" text:style-name="Internet_20_link" text:visited-style-name="Visited_20_Internet_20_Link">
https://www.zaobao.com.sg/realtime/world/story20230523-1397317</text:a>
</text:p>
      <!--NEWS-->
      <text:h text:style-name="P10" text:outline-level="1">
<text:span text:style-name="T4">
充满争议的外交传奇:  基辛格迎来百岁生日</text:span>
</text:h>
      <text:p text:style-name="P4">
Author: None (Language: zh)</text:p>
      <text:p text:style-name="P4">
Publisher: None</text:p>
      <text:p text:style-name="P4">
Time: 2023-05-23T12:25:00Z</text:p>
      <text:p text:style-name="P4">
Description: 这位迄今仍乐于在国际议题上表达观点的美国前国务卿同时也是一位充满争议的人物。对他褒奖的人认为他是一个有谈判天赋的精明的现实政治家。批评者则认为，他是以权力为中心的不择手段的人，甚至是战争罪犯。</text:p>
      <text:p text:style-name="P4">
Videos: []</text:p>
      <text:p text:style-name="P4">
Images: ["<text:a xlink:type="simple" xlink:href="https://static.dw.com/image/62581763_303.jpg" text:style-name="Internet_20_link" text:visited-style-name="Visited_20_Internet_20_Link">
62581763_303.jpg</text:a>
", "<text:a xlink:type="simple" xlink:href="https://static.dw.com/image/60857225_401.jpg" text:style-name="Internet_20_link" text:visited-style-name="Visited_20_Internet_20_Link">
60857225_401.jpg</text:a>
", "<text:a xlink:type="simple" xlink:href="https://static.dw.com/image/64530002_401.jpg" text:style-name="Internet_20_link" text:visited-style-name="Visited_20_Internet_20_Link">
64530002_401.jpg</text:a>
"]</text:p>
      <text:p text:style-name="P4">
Subject: 时政风云</text:p>
      <text:p text:style-name="P4">
Subjects: ['德中关系']</text:p>
      <text:p text:style-name="P4">
Keywords: ['基辛格', '百岁', '中美建交', '秘密访问中国', '秘密访华', '外交', '外交政策']</text:p>
      <text:p text:style-name="P4">
ID: 65708685</text:p>
      <!--METADATA-->
      <text:p text:style-name="P4">
<text:a xlink:type="simple" xlink:href="https://www.dw.com/zh/overlay/image/article/65708685/62581763" text:style-name="Internet_20_link" text:visited-style-name="Visited_20_Internet_20_Link">
 <draw:frame draw:style-name="fr1" draw:name="Image88" text:anchor-type="as-char" svg:width="6.9236in" svg:height="3.896998in" draw:z-index="0">
<draw:image xlink:href="../Images/dwzh/2023-05-23T12-25-00Z/62581763_303.jpg" xlink:type="simple" xlink:show="embed" xlink:actuate="onLoad" draw:mime-type="image/jpeg"/>
</draw:frame>
</text:a>
</text:p>
      <text:p text:style-name="P4">
美国前国务卿基辛格5月27日将迎来百岁生日</text:p>
      <text:p text:style-name="P4">
（德国之声中文网）基辛格如今已经重听并且一只眼睛失明。他也做过多次心脏手术。尽管如此，他仍状态很好，尽管有时似显思维缓慢、表达不易理解。</text:p>
      <text:p text:style-name="P4">
新近在接受美国电视台采访时， <text:a xlink:type="simple" xlink:href="https://www.dw.com/zh/zh/基辛格战争结束后乌克兰应加入北约/a-64434762" text:style-name="Internet_20_link" text:visited-style-name="Visited_20_Internet_20_Link">
 </text:a>
表示："我想，我们在年底前就会提到 <text:a xlink:type="simple" xlink:href="https://www.dw.com/zh/zh/基辛格再劝俄乌和谈-中俄本周联合军演/a-64153952" text:style-name="Internet_20_link" text:visited-style-name="Visited_20_Internet_20_Link">
 </text:a>
、甚至是真正的谈判。"他也并不缺乏自信：在被问及中国国家主席习近平是否会接他的电话时，基辛格说，"很有可能"，并且普京也会这么做。</text:p>
      <text:h text:style-name="P12" text:outline-level="3">
<text:span text:style-name="T4">
从纳粹德国逃往美国</text:span>
</text:h>
      <text:p text:style-name="P4">
基辛格1923年5月27日出生在德国弗尔特（Fürth）的一个德国-犹太家庭。1938年，这个家庭从纳粹统治之下逃往美国。基辛格之后在纽约长大。据说，青少年时期，他非常羞涩，很少开口讲话。如今，基辛格仍带有很重的德国口音。成为美国公民后，1943年他应征入伍，二战期间曾在德国为美军从事反间谍工作。</text:p>
      <text:p text:style-name="P4">
返回美国后，他凭借奖学金在哈佛大学就读政治学，并于1954年获得博士学位。之后，他在哈佛任教，并成为国际政治领域的知名专家。1969年，尼克森任命其为安全顾问。之后，他还同时兼任国务卿。在尼克森的继任者福特任下也仍担当国务卿一职。</text:p>
      <text:p text:style-name="P4">
<draw:frame draw:style-name="fr1" draw:name="Image89" text:anchor-type="as-char" svg:width="6.9236in" svg:height="3.896998in" draw:z-index="0">
<draw:image xlink:href="../Images/dwzh/2023-05-23T12-25-00Z/60857225_401.jpg" xlink:type="simple" xlink:show="embed" xlink:actuate="onLoad" draw:mime-type="image/jpeg"/>
</draw:frame>
</text:p>
      <text:p text:style-name="P4">
基辛格1971年秘密前往中国，为次年（图中）尼克松访华铺路</text:p>
      <text:h text:style-name="P12" text:outline-level="3">
<text:span text:style-name="T4">
对中国秘密访问</text:span>
</text:h>
      <text:p text:style-name="P4">
基辛格以所谓"穿梭外交"频繁往来于各国首都之间，在冲突方之间调停。</text:p>
      <text:p text:style-name="P4">
1971年， <text:a xlink:type="simple" xlink:href="https://www.dw.com/zh/zh/基辛格警告美中冲突风险/a-62875163" text:style-name="Internet_20_link" text:visited-style-name="Visited_20_Internet_20_Link">
 </text:a>
 途经巴基斯坦对 <text:a xlink:type="simple" xlink:href="https://www.dw.com/zh/zh/基辛格警告中美冷战将带来世界末日般威胁/a-57397429" text:style-name="Internet_20_link" text:visited-style-name="Visited_20_Internet_20_Link">
</text:a>
进行秘密访问，与时任中国总理周恩来会晤，为尼克松次年访华做准备。 <text:a xlink:type="simple" xlink:href="https://www.dw.com/zh/zh/基辛格美中战争将是一场难以言状的灾难/a-58226239" text:style-name="Internet_20_link" text:visited-style-name="Visited_20_Internet_20_Link">
</text:a>
 则在1979年1月1日正式建交。</text:p>
      <text:p text:style-name="P4">
基辛格也在与前苏联的秘密谈判中穿针引线，成功实现首轮限制战略武器谈判（SAL I）。此外，1973-1974年，他也调停斡旋，促成第四次中东战争的结束。</text:p>
      <text:p text:style-name="P4">
<draw:frame draw:style-name="fr1" draw:name="Image90" text:anchor-type="as-char" svg:width="6.9236in" svg:height="3.896998in" draw:z-index="0">
<draw:image xlink:href="../Images/dwzh/2023-05-23T12-25-00Z/64530002_401.jpg" xlink:type="simple" xlink:show="embed" xlink:actuate="onLoad" draw:mime-type="image/jpeg"/>
</draw:frame>
</text:p>
      <text:p text:style-name="P4">
基辛格与黎德寿</text:p>
      <text:h text:style-name="P12" text:outline-level="3">
<text:span text:style-name="T4">
争议：柬埔寨被轰炸、智利政变</text:span>
</text:h>
      <text:p text:style-name="P4">
对许多人来说，基辛格迄今仍被认为是外交奇才，然而，这也只是历史的一面。批评者认为，他是一个无视道德的权力政客，对独裁者也会予以支持，只要符合他的利益。1972年的一次采访中，他曾将自己比作一个牛仔，单枪匹马冲锋陷阵。后来，他曾为这一表态表示后悔。</text:p>
      <text:p text:style-name="P4">
在不少战争与危机中， <text:a xlink:type="simple" xlink:href="https://www.dw.com/zh/zh/基辛格八十大寿毁誉参半/a-879657" text:style-name="Internet_20_link" text:visited-style-name="Visited_20_Internet_20_Link">
 </text:a>
至少也令人存疑。比如越南战争：据称，1968年，基辛格阻止了一项几近达成的和平协议，以帮助尼克松胜选。1973年，他与北越谈判代表黎德寿（Le DucTho）经过多年的秘密谈判达成一项和平协议。二人均获得诺贝尔和平奖，但战争一直持续到1975年。黎德寿拒绝领奖。基辛格后来则希望交还该奖。</text:p>
      <text:p text:style-name="P4">
另一有争议的是，基辛格在越战中秘密轰炸柬埔寨所扮演的具体角色。批评者指责说，他的行为带来的后果促使红色高棉在该国上台。此外，1975年支持印尼对东帝汶的血腥入侵也是基辛格外交生涯上的一个污点。而1973年，据称基辛格与美国中央情报局卷入了智利将军皮诺切特对该国民选总统的血腥政变。</text:p>
      <text:p text:style-name="P4">
在接受一家美国电视台采访时，他被问及轰炸柬埔寨一事，基辛格表示愤怒，称采访的主题是他100岁生日，而所问的是60年前的事情。</text:p>
      <text:p text:style-name="P4">
尼克松辞职后，基辛格继续担任国务卿，直到民主党总统卡特1977年就职。然而，他并未从公众视野中消失，而是成立了一家咨询公司，出版了多本书作，并在高龄之际至今仍是屡受邀请的嘉宾，就外交政策发表分析。</text:p>
      <text:p text:style-name="P4">
（德新社等）</text:p>
      <text:p text:style-name="P4">
Source: <text:a xlink:type="simple" xlink:href="https://www.dw.com/zh/充满争议的外交传奇-基辛格迎来百岁生日/a-65708685" text:style-name="Internet_20_link" text:visited-style-name="Visited_20_Internet_20_Link">
https://www.dw.com/zh/充满争议的外交传奇-基辛格迎来百岁生日/a-65708685?maca=chi-rss-chi-all-1127-rdf</text:a>
</text:p>
      <!--NEWS-->
      <text:h text:style-name="P10" text:outline-level="1">
<text:span text:style-name="T4">
泽伦斯基赴顿内茨克前线视察</text:span>
</text:h>
      <text:p text:style-name="P4">
Publisher: 法新社</text:p>
      <text:p text:style-name="P4">
Published Time: 2023-05-23T12:32:08+00:00</text:p>
      <text:p text:style-name="P4">
Modified Time: 2023-05-23T12:20:05+00:00</text:p>
      <text:p text:style-name="P4">
Description: （法新社基辅23日电） 乌克兰总统泽伦斯基今天视察东部顿内茨克州前线，俄罗斯部队集中火力想要攻下此地。与此同时，乌方表示，激战数月的乌东巴赫姆特战斗减少，俄军正在清理占领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5-23T12-32-08-00-00/000000.png" xlink:type="simple" xlink:show="embed" xlink:actuate="onLoad" draw:mime-type="image/png"/>
</draw:frame>
</text:p>
      <text:p text:style-name="P4">
乌克兰总统府在声明中指出：「泽伦斯基（VolodymyrZelenskyy）总统海外访问回国后，便前往乌克兰武装部队在顿内茨克州（Donetsk）布格列达尔－马林卡（Vuhledar-Maryinka）的前线阵地。」</text:p>
      <text:p text:style-name="P4">
在莫斯科冬季发动攻势期间，乌军在布格列达尔周围挡下俄军。克里姆林宫在因战乱而满目疮痍的顿内茨克州斩获有限。</text:p>
      <text:p text:style-name="P4">
乌克兰总统府表示，泽伦斯基在主管前线该区段地面部队的高阶官员陪同下展开视察，并且颁奖给有功士兵。</text:p>
      <text:p text:style-name="P4">
泽伦斯基说：「每天，乌克兰海军都在战场上证明他们是一支歼灭敌人、解放国土、在最艰难条件下执行最艰钜任务的强大部队。」</text:p>
      <text:p text:style-name="P4">
「我们需要更多这样的部队。因此，从今天起，我们将会显着增加海军的潜能，并且创建一支海军陆战队。」</text:p>
      <text:p text:style-name="P4">
声明引述泽伦斯基表示，将会对新成立的旅级单位提供现代化设备和武器。</text:p>
      <text:p text:style-name="P4">
泽伦斯基19日赴沙乌地阿拉伯出席阿拉伯联盟（Arab League）峰会后，于20日抵达日本广岛出席七大工业国集团（G7）峰会。</text:p>
      <text:p text:style-name="P4">
与此同时，乌克兰今天表示，巴赫姆特（Bakhmut）的战斗已经减少，但是周围地区炮击持续，乌军掌控着城��边沿一处小据点，俄军则正在清理占领区。</text:p>
      <text:p text:style-name="P4">
Source: <text:a xlink:type="simple" xlink:href="https://www.rfi.fr/cn/%E5%9B%BD%E9%99%85%E6%8A%A5%E9%81%93/20230523-%E6%B3%BD%E4%BC%A6%E6%96%AF%E5%9F%BA%E8%B5%B4%E9%A1%BF%E5%86%85%E8%8C%A8%E5%85%8B%E5%89%8D%E7%BA%BF%E8%A7%86%E5%AF%9F" text:style-name="Internet_20_link" text:visited-style-name="Visited_20_Internet_20_Link">
https://www.rfi.fr/cn/%E5%9B%BD%E9%99%85%E6%8A%A5%E9%81%93/20230523-%E6%B3%BD%E4%BC%A6%E6%96%AF%E5%9F%BA%E8%B5%B4%E9%A1%BF%E5%86%85%E8%8C%A8%E5%85%8B%E5%89%8D%E7%BA%BF%E8%A7%86%E5%AF%9F</text:a>
</text:p>
      <!--NEWS-->
      <text:h text:style-name="P10" text:outline-level="1">
<text:span text:style-name="T4">
英女童麦德琳失踪案重启调查 葡萄牙搜索水库</text:span>
</text:h>
      <text:p text:style-name="P4">
Publisher: 法新社</text:p>
      <text:p text:style-name="P4">
Published Time: 2023-05-23T13:02:08+00:00</text:p>
      <text:p text:style-name="P4">
Modified Time: 2023-05-23T15:35:03+00:00</text:p>
      <text:p text:style-name="P4">
Description: （法新社柏林23日电） 德国检方今天表示，有关2007年英国3岁女童麦德琳．麦坎（Madeleine McCann）在葡萄牙失踪一案，葡萄牙调查人员正在进行新的搜索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5-23T13-02-08-00-00/000000.png" xlink:type="simple" xlink:show="embed" xlink:actuate="onLoad" draw:mime-type="image/png"/>
</draw:frame>
</text:p>
      <text:p text:style-name="P4">
麦德琳当时与家人在葡萄牙南部休闲胜地鲁兹海滩（Praia daLuz）度假时失踪。德国检方2020年6月透露，他们正在调查一名与本案有关的德国男子布克纳（ChristianBrueckner），因发现「具体证据」证明他杀了麦德琳。</text:p>
      <text:p text:style-name="P4">
布克纳因犯下2005年在鲁兹海滩性侵一名72岁美国女性的案件，而在德国监狱服刑。葡萄牙警方去年已将他列为麦德琳失踪案正式嫌犯。</text:p>
      <text:p text:style-name="P4">
葡萄牙媒体昨天报导，葡国警方正打算在偏僻的阿拉德（Arade）水库进行相关搜索，这座水库距离鲁兹海滩度假村接近50公里。电视画面显示，水库附近的一个区域已被封锁带围起。</text:p>
      <text:p text:style-name="P4">
德国布朗帅克市（Brunswick）检方今天透过声明证实，葡萄牙当局正在德国警方支援下采取新措施，但「基于侦查不公开原则」未提供进一步资讯。不过，德国检察官佛特斯（HansChristian Wolters）告诉法新社，「搜索任务」正在进行中。</text:p>
      <text:p text:style-name="P4">
尽管麦德琳失踪后，国际间进行过大规模搜索，但从未找到她踪迹，也没有任何人遭到指控。</text:p>
      <text:p text:style-name="P4">
根据葡萄牙媒体报导，警方已在2008年地毯式搜索过阿拉德水库，但当时潜水夫只找到动物遗骸。</text:p>
      <text:p text:style-name="P4">
葡萄牙周报「快报」（Expresso）也曾报导，布克纳会定期在阿拉德水库附近待一段时间。这座水库位在葡萄牙南部内陆小镇希威斯（Silves）郊区。</text:p>
      <text:p text:style-name="P4">
Source: <text:a xlink:type="simple" xlink:href="https://www.rfi.fr/cn/%E5%9B%BD%E9%99%85%E6%8A%A5%E9%81%93/20230523-%E8%8B%B1%E5%A5%B3%E7%AB%A5%E9%BA%A6%E5%BE%B7%E7%90%B3%E5%A4%B1%E8%B8%AA%E6%A1%88%E9%87%8D%E5%90%AF%E8%B0%83%E6%9F%A5-%E8%91%A1%E8%90%84%E7%89%99%E6%90%9C%E7%B4%A2%E6%B0%B4%E5%BA%93" text:style-name="Internet_20_link" text:visited-style-name="Visited_20_Internet_20_Link">
https://www.rfi.fr/cn/%E5%9B%BD%E9%99%85%E6%8A%A5%E9%81%93/20230523-%E8%8B%B1%E5%A5%B3%E7%AB%A5%E9%BA%A6%E5%BE%B7%E7%90%B3%E5%A4%B1%E8%B8%AA%E6%A1%88%E9%87%8D%E5%90%AF%E8%B0%83%E6%9F%A5-%E8%91%A1%E8%90%84%E7%89%99%E6%90%9C%E7%B4%A2%E6%B0%B4%E5%BA%93</text:a>
</text:p>
      <!--NEWS-->
      <text:h text:style-name="P10" text:outline-level="1">
<text:span text:style-name="T4">
欧盟高官：乌飞行员开始在波兰受训操作F-16</text:span>
</text:h>
      <text:p text:style-name="P4">
Publisher: 法新社</text:p>
      <text:p text:style-name="P4">
Published Time: 2023-05-23T13:32:09+00:00</text:p>
      <text:p text:style-name="P4">
Modified Time: 2023-05-23T13:05:01+00:00</text:p>
      <text:p text:style-name="P4">
Description: （法新社布鲁塞尔23日电） 欧洲联盟外交与安全政策高级代表波瑞尔（Josep Borrell）今天表示，在美国点头放行之后，波兰已展开训练乌克兰飞行员驾驶美制F-16战机的计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5-23T13-32-09-00-00/000000.png" xlink:type="simple" xlink:show="embed" xlink:actuate="onLoad" draw:mime-type="image/png"/>
</draw:frame>
</text:p>
      <text:p text:style-name="P4">
波瑞尔在布鲁塞尔的欧盟防长会议上表示：「我很高兴F-16飞行员训练终于在数个国家展开，这需要时间，但愈早（开始）愈好。」</text:p>
      <text:p text:style-name="P4">
被要求具体说明训练是在哪些国家展开时，波瑞尔回答：「比方说波兰。」</text:p>
      <text:p text:style-name="P4">
一名不具名欧洲外交官向法新社证实，训练计画已在波兰展开。波兰国防部拒绝就此发表评论。</text:p>
      <text:p text:style-name="P4">
乌克兰称需要F-16以击退俄罗斯的入侵。美国总统拜登（Joe Biden）上周才同意让乌国飞行员在F-16战机上受训。</text:p>
      <text:p text:style-name="P4">
波兰几个月前就表示，已准备好训练乌克兰飞行员操作F-16。波兰是邻国乌克兰最坚定的支持者，也已成为训练乌国军人、供应武器给基辅的重要枢纽。</text:p>
      <text:p text:style-name="P4">
荷兰国防部长欧龙仁（Kajsa Ollongren）在会上表示，多个力挺基辅的西欧国家正准备「尽速」开始训练乌克兰飞行员操作F-16战机。</text:p>
      <text:p text:style-name="P4">
她说：「这是跟丹麦、比利时、英国和其他盟邦的联合行动，所以是一项协同行动。既然我们知道（华府）已开绿灯，我们将加快速度。」</text:p>
      <text:p text:style-name="P4">
美国之前因担心所需时间冗长、价格高昂、可能加剧与俄罗斯紧张关系等问题，一直拖延避谈提供先进战机一事。</text:p>
      <text:p text:style-name="P4">
欧龙仁说，训练将是「第一步」，最终将供应西方战机给基辅。</text:p>
      <text:p text:style-name="P4">
Source: <text:a xlink:type="simple" xlink:href="https://www.rfi.fr/cn/%E5%9B%BD%E9%99%85%E6%8A%A5%E9%81%93/20230523-%E6%AC%A7%E7%9B%9F%E9%AB%98%E5%AE%98-%E4%B9%8C%E9%A3%9E%E8%A1%8C%E5%91%98%E5%BC%80%E5%A7%8B%E5%9C%A8%E6%B3%A2%E5%85%B0%E5%8F%97%E8%AE%AD%E6%93%8D%E4%BD%9Cf-16" text:style-name="Internet_20_link" text:visited-style-name="Visited_20_Internet_20_Link">
https://www.rfi.fr/cn/%E5%9B%BD%E9%99%85%E6%8A%A5%E9%81%93/20230523-%E6%AC%A7%E7%9B%9F%E9%AB%98%E5%AE%98-%E4%B9%8C%E9%A3%9E%E8%A1%8C%E5%91%98%E5%BC%80%E5%A7%8B%E5%9C%A8%E6%B3%A2%E5%85%B0%E5%8F%97%E8%AE%AD%E6%93%8D%E4%BD%9Cf-16</text:a>
</text:p>
      <!--NEWS-->
      <text:h text:style-name="P10" text:outline-level="1">
<text:span text:style-name="T4">
俄边境遭入侵 国防部称击退并歼灭武装分子</text:span>
</text:h>
      <text:p text:style-name="P4">
Publisher: 法新社</text:p>
      <text:p text:style-name="P4">
Published Time: 2023-05-23T14:02:09+00:00</text:p>
      <text:p text:style-name="P4">
Modified Time: 2023-05-23T13:50:02+00:00</text:p>
      <text:p text:style-name="P4">
Description: （法新社莫斯科23日电） 俄罗斯政府今天表示，俄国武装部队已经击退并接着消灭来犯的武装分子，以及从乌克兰送进俄国南部贝尔哥罗德州（Belgorod）的军事硬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3T14-02-09-00-00/000000.png" xlink:type="simple" xlink:show="embed" xlink:actuate="onLoad" draw:mime-type="image/png"/>
</draw:frame>
</text:p>
      <text:p text:style-name="P4">
昨天开始的入侵行动是莫斯科全面入侵乌克兰以来，俄国领土面临的最严重攻击，促使俄国当局祭出「反恐计画」，并撤离9座边境村庄的平民。</text:p>
      <text:p text:style-name="P4">
俄罗斯国防部在声明中说：「反恐行动期间，民族主义组织遭到空袭和炮火阻挡并摧毁。余党被赶回乌克兰领土后，继续遭受火力攻击，直到他们被歼灭为止。」</text:p>
      <text:p text:style-name="P4">
声明并称，俄罗斯部队击毙超过70名乌克兰战士，摧毁4辆装甲车。法新社无法独立查证上述说法。</text:p>
      <text:p text:style-name="P4">
俄国防部宣布在境内领土出动空军和火炮，这是莫斯科自去年在乌克兰展开军事行动以来，前所未见地在国内使用武力。地方当局表示，有12名平民受伤。</text:p>
      <text:p text:style-name="P4">
俄国防部将这次入侵归咎于乌克兰当局，宣称「基辅政权在阿特莫夫斯克（Artemovsk）遭遇挫败后，转而对平民实行恐怖攻击」。</text:p>
      <text:p text:style-name="P4">
阿特莫夫斯克是乌国东部城市巴赫姆特（Bakhmut）苏联时期的名字，俄军上周末宣布已占领当地。</text:p>
      <text:p text:style-name="P4">
克里姆林宫发言人培斯科夫（Dmitry Peskov）今天稍早也告诉记者：「昨天发生的事令人极其担心，且再度证实乌克兰武装分子持续对抗我国的活动。」</text:p>
      <text:p text:style-name="P4">
乌克兰否认参与攻击贝尔哥罗德州。反对克里姆林宫的「自由俄罗斯军团」（Freedom of Russia Legion）成员已宣布发动这次入侵。</text:p>
      <text:p text:style-name="P4">
Source: <text:a xlink:type="simple" xlink:href="https://www.rfi.fr/cn/%E5%9B%BD%E9%99%85%E6%8A%A5%E9%81%93/20230523-%E4%BF%84%E8%BE%B9%E5%A2%83%E9%81%AD%E5%85%A5%E4%BE%B5-%E5%9B%BD%E9%98%B2%E9%83%A8%E7%A7%B0%E5%87%BB%E9%80%80%E5%B9%B6%E6%AD%BC%E7%81%AD%E6%AD%A6%E8%A3%85%E5%88%86%E5%AD%90" text:style-name="Internet_20_link" text:visited-style-name="Visited_20_Internet_20_Link">
https://www.rfi.fr/cn/%E5%9B%BD%E9%99%85%E6%8A%A5%E9%81%93/20230523-%E4%BF%84%E8%BE%B9%E5%A2%83%E9%81%AD%E5%85%A5%E4%BE%B5-%E5%9B%BD%E9%98%B2%E9%83%A8%E7%A7%B0%E5%87%BB%E9%80%80%E5%B9%B6%E6%AD%BC%E7%81%AD%E6%AD%A6%E8%A3%85%E5%88%86%E5%AD%90</text:a>
</text:p>
      <!--NEWS-->
      <text:h text:style-name="P10" text:outline-level="1">
<text:span text:style-name="T4">
俄总理访华 李强: 愿同俄方进一步扩大经贸往来</text:span>
</text:h>
      <text:p text:style-name="P4">
Author: None (Language: zh)</text:p>
      <text:p text:style-name="P4">
Publisher: None</text:p>
      <text:p text:style-name="P4">
Time: 2023-05-23T14:05:00Z</text:p>
      <text:p text:style-name="P4">
Description: 俄罗斯总理米舒斯京已抵达中国进行访问，寻求加强俄中合作。中国国务院总理李强表示，中国愿意进一步扩大与俄罗斯的经贸往来。中国外交部也于周二再次挺俄，表示反对“未经安理会授权的单边制裁和长臂管辖”。</text:p>
      <text:p text:style-name="P4">
Videos: []</text:p>
      <text:p text:style-name="P4">
Images: ["<text:a xlink:type="simple" xlink:href="https://static.dw.com/image/65705498_303.jpeg" text:style-name="Internet_20_link" text:visited-style-name="Visited_20_Internet_20_Link">
65705498_303....</text:a>
", "<text:a xlink:type="simple" xlink:href="https://static.dw.com/image/64940862_404.jpg" text:style-name="Internet_20_link" text:visited-style-name="Visited_20_Internet_20_Link">
64940862_404.jpg</text:a>
", "<text:a xlink:type="simple" xlink:href="https://static.dw.com/image/65058517_401.jpg" text:style-name="Internet_20_link" text:visited-style-name="Visited_20_Internet_20_Link">
65058517_401.jpg</text:a>
", "<text:a xlink:type="simple" xlink:href="https://static.dw.com/image/65613127_401.jpg" text:style-name="Internet_20_link" text:visited-style-name="Visited_20_Internet_20_Link">
65613127_401.jpg</text:a>
"]</text:p>
      <text:p text:style-name="P4">
Subject: 时政风云</text:p>
      <text:p text:style-name="P4">
Subjects: ['俄罗斯', '乌克兰', '岛屿主权争端', '专题报道：全景观看“习马会”', '中国', '中共十九大', '德中关系', '普京', '俄罗斯入侵乌克兰']</text:p>
      <text:p text:style-name="P4">
Keywords: ['俄罗斯', '中国', '乌克兰', '战争', '和平', '斡旋', '调停', '中俄关系', '合作', '经贸往来', '米舒斯京', '李强']</text:p>
      <text:p text:style-name="P4">
ID: 65709846</text:p>
      <!--METADATA-->
      <text:p text:style-name="P4">
<text:a xlink:type="simple" xlink:href="https://www.dw.com/zh/overlay/image/article/65709846/65705498" text:style-name="Internet_20_link" text:visited-style-name="Visited_20_Internet_20_Link">
 <draw:frame draw:style-name="fr1" draw:name="Image95" text:anchor-type="as-char" svg:width="6.9236in" svg:height="3.896998in" draw:z-index="0">
<draw:image xlink:href="../Images/dwzh/2023-05-23T14-05-00Z/65705498_303.jpeg" xlink:type="simple" xlink:show="embed" xlink:actuate="onLoad" draw:mime-type="image/jpeg"/>
</draw:frame>
</text:a>
</text:p>
      <text:p text:style-name="P4">
图为俄罗斯总理米舒斯京（Mikhail Mishustin）5月23日在上海出席中俄商务论坛</text:p>
      <text:p text:style-name="P4">
（德国之声中文网）俄罗斯总理米舒斯京（Mikhail Mishustin）5月23日开始对中国进行为期两天的访问，他呼吁俄中进行更多经济合作。</text:p>
      <text:p text:style-name="P4">
据德新社报道，米舒斯京在上海的一个经济论坛上表示，俄罗斯希望向中国出售更多的农产品。他表示，俄罗斯农业从业者“准备大幅扩大对中国市场的产品出口，同时扩大所提供的动植物产品的范围”。这位俄罗斯总理称，要实现这一目标，就需要拆除障碍。</text:p>
      <text:p text:style-name="P4">
相关背景是，由于西方在俄罗斯入侵乌克兰后对俄实施制裁，俄罗斯在出口农产品方面存在困难。虽然没有专门针对俄罗斯农业的制裁，但西方对出口交易融资和船舶保险的限制也影响了农业领域。</text:p>
      <text:p text:style-name="P4">
据俄罗斯官媒塔斯社报道，在上海，米舒斯京还谈到了俄罗斯与中国高科技行业加强联系。</text:p>
      <text:p text:style-name="P4">
<draw:frame draw:style-name="fr1" draw:name="Image96" text:anchor-type="as-char" svg:width="6.9236in" svg:height="3.889434in" draw:z-index="0">
<draw:image xlink:href="../Images/dwzh/2023-05-23T14-05-00Z/64940862_404.jpg" xlink:type="simple" xlink:show="embed" xlink:actuate="onLoad" draw:mime-type="image/jpeg"/>
</draw:frame>
</text:p>
      <text:p text:style-name="P4">
中国国务院总理李强向中俄商务论坛致贺信中表示：“中方愿同俄方进一步扩大经贸往来，推动合作量质并进”（资料图片）</text:p>
      <text:p text:style-name="P4">
据中国官媒报道，中国国务院总理李强5月23日向中俄商务论坛致贺信。李强表示，中国愿同包括俄罗斯在内的世界各国加强互利合作，构建开放型世界经济，高质量共建“一带一路”，为全球经济注入更多确定性和发展动力。</text:p>
      <text:p text:style-name="P4">
这位中国国务院总理也指出，“中方愿同俄方进一步扩大经贸往来，推动合作量质并进”。</text:p>
      <text:p text:style-name="P4">
按照计划，米舒斯京也将前往北京，在周三与中国领导人习近平举行会谈。</text:p>
      <text:p text:style-name="P4">
<draw:frame draw:style-name="fr1" draw:name="Image97" text:anchor-type="as-char" svg:width="6.9236in" svg:height="3.896998in" draw:z-index="0">
<draw:image xlink:href="../Images/dwzh/2023-05-23T14-05-00Z/65058517_401.jpg" xlink:type="simple" xlink:show="embed" xlink:actuate="onLoad" draw:mime-type="image/jpeg"/>
</draw:frame>
</text:p>
      <text:p text:style-name="P4">
据报道，米舒斯京此行也将前往北京，与习近平会面（图为两人2023年3月在莫斯科会面的资料图片）</text:p>
      <text:p text:style-name="P4">
在周二（5月23日）的例行记者会上，在被俄罗斯塔斯社问及“西方可能对中俄加强合作表示担忧、不满，甚至会考虑因为涉俄因素而实行制裁”时，中国外交部发言人毛宁表示，中国“一贯反对没有国际法依据、未经联合国安理会授权的单边制裁和长臂管辖”。</text:p>
      <text:p text:style-name="P4">
毛宁也称，“中俄之间的合作既不针对第三方，也不受第三方干扰和胁迫。中方将采取一切必要措施，坚决维护中国企业正当合法权益”。</text:p>
      <text:h text:style-name="P12" text:outline-level="3">
<text:span text:style-name="T4">
俄官媒：中国特使将于5月26日访俄</text:span>
</text:h>
      <text:p text:style-name="P4">
目前，中国正尝试在俄乌之间进行斡旋。中国在今年2月发表了“关于政治解决乌克兰危机的中国立场”12点声明。今年4月，中国领导人习近平在俄乌开战后首度与乌克兰总统泽连斯基通话，并承诺派特使前往乌克兰。</text:p>
      <text:p text:style-name="P4">
中国政府欧亚事务特别代表李辉上周访问了乌克兰。自俄乌战争爆发至今， <text:a xlink:type="simple" xlink:href="https://www.dw.com/zh/zh/德语媒体中国特使能为乌克兰带来多少和平希望/a-65613613" text:style-name="Internet_20_link" text:visited-style-name="Visited_20_Internet_20_Link">
</text:a>
。据俄罗斯塔斯社援引不具名消息来源报道，这位中国特使将于5月26日访问俄罗斯。</text:p>
      <text:p text:style-name="P4">
<draw:frame draw:style-name="fr1" draw:name="Image98" text:anchor-type="as-char" svg:width="6.9236in" svg:height="3.896998in" draw:z-index="0">
<draw:image xlink:href="../Images/dwzh/2023-05-23T14-05-00Z/65613127_401.jpg" xlink:type="simple" xlink:show="embed" xlink:actuate="onLoad" draw:mime-type="image/jpeg"/>
</draw:frame>
</text:p>
      <text:p text:style-name="P4">
据俄罗斯塔斯社报道，中国特使李辉将于5月26日访问俄罗斯。图为2019年，时任俄罗斯大使李辉获俄罗斯总统普京颁授友谊勋章</text:p>
      <text:p text:style-name="P4">
李辉曾于2009年至2019年担任中国驻俄罗斯大使，与俄罗斯关系密切，还曾获俄罗斯总统普京颁授友谊勋章。</text:p>
      <text:p text:style-name="P4">
这位中国特使 <text:a xlink:type="simple" xlink:href="https://www.dw.com/zh/zh/中国特别代表李辉下周访问乌克兰等国/a-65604536" text:style-name="Internet_20_link" text:visited-style-name="Visited_20_Internet_20_Link">
 </text:a>
。目前看来，俄罗斯是李辉此次访欧之旅的最后一站。</text:p>
      <text:p text:style-name="P4">
（路透社，德新社等）</text:p>
      <text:p text:style-name="P4">
Source: <text:a xlink:type="simple" xlink:href="https://www.dw.com/zh/俄总理访华-李强-愿同俄方进一步扩大经贸往来/a-65709846" text:style-name="Internet_20_link" text:visited-style-name="Visited_20_Internet_20_Link">
https://www.dw.com/zh/俄总理访华-李强-愿同俄方进一步扩大经贸往来/a-65709846?maca=chi-rss-chi-all-1127-rdf</text:a>
</text:p>
      <!--NEWS-->
      <text:h text:style-name="P10" text:outline-level="1">
<text:span text:style-name="T4">
路透社:  德中政府磋商前 柏林无法出台对华战略</text:span>
</text:h>
      <text:p text:style-name="P4">
Author: None (Language: zh)</text:p>
      <text:p text:style-name="P4">
Publisher: None</text:p>
      <text:p text:style-name="P4">
Time: 2023-05-23T14:13:00Z</text:p>
      <text:p text:style-name="P4">
Description: 6月20日即将在柏林举行的德中政府磋商前，德国政府将无法完成对华战略的制定。这是路透社引述多个政府消息源报道的。原因是正在制定的国家安全战略再次推迟，而这是对华战略的基础。</text:p>
      <text:p text:style-name="P4">
Videos: []</text:p>
      <text:p text:style-name="P4">
Images: ["<text:a xlink:type="simple" xlink:href="https://static.dw.com/image/63398160_303.jpeg" text:style-name="Internet_20_link" text:visited-style-name="Visited_20_Internet_20_Link">
63398160_303....</text:a>
"]</text:p>
      <text:p text:style-name="P4">
Subject: 时政风云</text:p>
      <text:p text:style-name="P4">
Subjects: ['德国对华战略', '德国政府', '对华战略', '国家安全战略', '德中政府磋商', '中德政府磋商']</text:p>
      <text:p text:style-name="P4">
Keywords: ['意见反馈']</text:p>
      <text:p text:style-name="P4">
ID: 65709955</text:p>
      <!--METADATA-->
      <text:p text:style-name="P4">
<text:a xlink:type="simple" xlink:href="https://www.dw.com/zh/overlay/image/article/65709955/63398160" text:style-name="Internet_20_link" text:visited-style-name="Visited_20_Internet_20_Link">
 <draw:frame draw:style-name="fr1" draw:name="Image99" text:anchor-type="as-char" svg:width="6.9236in" svg:height="3.896998in" draw:z-index="0">
<draw:image xlink:href="../Images/dwzh/2023-05-23T14-13-00Z/63398160_303.jpeg" xlink:type="simple" xlink:show="embed" xlink:actuate="onLoad" draw:mime-type="image/jpeg"/>
</draw:frame>
</text:a>
</text:p>
      <text:p text:style-name="P4">
（德国之声中文网）路透社引述政府圈消息报道说，国家安全战略将于6月14日才能提交内阁。而届时距离德中政府磋商仅有六天，德国政府无法在如此短的时间内提交 <text:a xlink:type="simple" xlink:href="https://www.dw.com/zh/zh/德语媒体对华政策的转折点/a-65700674" text:style-name="Internet_20_link" text:visited-style-name="Visited_20_Internet_20_Link">
</text:a>
 。</text:p>
      <text:p text:style-name="P4">
报道称，德国联合执政的社民党、绿党和自民党约定，将在国家安全战略出台之后，才会制定 <text:a xlink:type="simple" xlink:href="https://www.dw.com/zh/zh/德国联盟党对华政策纲领披露-强调竞争/a-65035692" text:style-name="Internet_20_link" text:visited-style-name="Visited_20_Internet_20_Link">
</text:a>
。目前，国家安全战略尚未澄清的内容包括军火出口以及在黑客攻击后反击的可能性。</text:p>
      <text:p text:style-name="P4">
三党联合政府的安全战略一再推迟。3月中旬还称预计3月底完成。然而，之后联邦政府又必须与各联邦州就灾害防范事宜进行谈判，因为这是各州事务。政府圈中消息称，如今各方立场相互接近。</text:p>
      <text:p text:style-name="P4">
所谓安全战略，一方面是指联邦政府在俄罗斯入侵乌克兰战争后对于世界局势的看法，另一方面是描述德国将在哪些领域有所参与。至于在总理府设立国家安全理事会的想法，则再次被放弃。</text:p>
      <text:p text:style-name="P4">
特别在对华立场上 <text:a xlink:type="simple" xlink:href="https://www.dw.com/zh/zh/德国红黄绿政府正式确立-执政协定多处提及中国/a-59922652" text:style-name="Internet_20_link" text:visited-style-name="Visited_20_Internet_20_Link">
 </text:a>
预计将出现紧张的情况。总理府与绿党的外交部、经济部对此一直有不同的设想。因此，在制定对华战略文件时，预计也将再次出现为期数月的延迟。</text:p>
      <text:p text:style-name="P4">
（路透社）</text:p>
      <text:p text:style-name="P4">
Source: <text:a xlink:type="simple" xlink:href="https://www.dw.com/zh/路透社-德中政府磋商前-柏林无法出台对华战略/a-65709955" text:style-name="Internet_20_link" text:visited-style-name="Visited_20_Internet_20_Link">
https://www.dw.com/zh/路透社-德中政府磋商前-柏林无法出台对华战略/a-65709955?maca=chi-rss-chi-all-1127-rdf</text:a>
</text:p>
      <!--NEWS-->
      <text:h text:style-name="P10" text:outline-level="1">
<text:span text:style-name="T4">
货车撞白宫对面安全护栏 特勤局：可能是蓄意行为</text:span>
</text:h>
      <text:p text:style-name="P4">
Author: 联合早报 (Person)</text:p>
      <text:p text:style-name="P4">
Publisher: 联合早报 (Organization)</text:p>
      <text:p text:style-name="P4">
Published Time: 2023-05-23T14:14</text:p>
      <text:p text:style-name="P4">
Modified Time: 2023-05-23T16:11</text:p>
      <text:p text:style-name="P4">
Description: 一辆租来的货车星期一（5月22日）晚上撞上美国白宫对面拉斐特广场的安全护栏，货车司机被拘留。美国特勤局说，这起事件可能是蓄意行为。路透社的目击者说，调查人员发现一面纳粹万字旗，显然...</text:p>
      <text:p text:style-name="P4">
Videos: []</text:p>
      <text:p text:style-name="P4">
Audios: []</text:p>
      <text:p text:style-name="P4">
Images: []</text:p>
      <text:p text:style-name="P4">
Type: NewsArticle</text:p>
      <text:p text:style-name="P4">
Breadcrumbs: ['即时', '国际']</text:p>
      <text:p text:style-name="P4">
Keywords: ['白宫']</text:p>
      <!--METADATA-->
      <text:p text:style-name="P4">
一辆租来的货车星期一（5月22日）晚上撞上美国白宫对面拉斐特广场的安全护栏，货车司机被拘留。美国特勤局说，这起事件可能是蓄意行为。</text:p>
      <text:p text:style-name="P4">
路透社的目击者说，调查人员发现一面纳粹万字旗，显然是来自那辆货车。    路透社摄影记者指调查人员从人行道上捡起旗帜和塑料证据袋，并将它们放在肇事货车后面。</text:p>
      <text:p text:style-name="P4">
哥伦比亚特区警方认为，货车是安全的，美国公园警察将提控货车司机。</text:p>
      <text:p text:style-name="P4">
特勤局通信主管古列尔米发了一条推文说：“特勤局和白宫没有人员受伤，车祸原因和性质仍在调查。”</text:p>
      <text:p text:style-name="P4">
古列尔米随后发第二条推文说，货车经过搜查，被认为是安全的，并指司机“有可能是故意撞向安全护栏。”</text:p>
      <text:p text:style-name="P4">
另外，特勤局说，总统公园周围一些道路和人行道已经关闭。</text:p>
      <text:p text:style-name="P4">
《华盛顿邮报》引述亚当斯酒店（The Hay Adams）员工的话说，特勤局要求亚当斯酒店疏散酒店客人。这家酒店离白宫很近。</text:p>
      <text:p text:style-name="P4">
总统公园（President’s Park）位于美国华盛顿哥伦比亚特区，涵盖白宫、访客中心、拉斐特广场和椭圆形草坪。</text:p>
      <text:p text:style-name="P4">
Source: <text:a xlink:type="simple" xlink:href="https://www.zaobao.com.sg/realtime/world/story20230523-1397335" text:style-name="Internet_20_link" text:visited-style-name="Visited_20_Internet_20_Link">
https://www.zaobao.com.sg/realtime/world/story20230523-1397335</text:a>
</text:p>
      <!--NEWS-->
      <text:h text:style-name="P10" text:outline-level="1">
<text:span text:style-name="T4">
美国制裁朝鲜恶意网络活动和非法IT人员　主要分布在中俄</text:span>
</text:h>
      <text:p text:style-name="P4">
Author: None</text:p>
      <text:p text:style-name="P4">
Publisher: Radio Free Asia (Organization)</text:p>
      <text:p text:style-name="P4">
Published Time: 2023-05-23T14:29:00-04:00</text:p>
      <text:p text:style-name="P4">
Modified Time: 2023-05-23T14:44: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88615in" draw:z-index="0">
<draw:image xlink:href="../Images/rfamandarin/2023-05-23T14-29-00-04-00/000000.png" xlink:type="simple" xlink:show="embed" xlink:actuate="onLoad" draw:mime-type="image/png"/>
</draw:frame>
 美国财政部外国资产控制办公室 (OFAC)23日宣布, 制裁参与支持朝鲜当局的非法方式制造收入和恶意网络活动的四个实体和一个个人 <text:a xlink:type="simple" xlink:href="https://www.rfa.org/mandarin/Xinwen/5-05232023142332.html/@@images/image" text:style-name="Internet_20_link" text:visited-style-name="Visited_20_Internet_20_Link">
</text:a>
OFAC官网截图  美国财政部外国资产控制办公室 (OFAC) 23日宣布,制裁参与支持朝鲜当局的非法方式创收和恶意网络活动的四个实体和一个个人，这些非法和恶意活动也涉及到中国和俄罗斯。声明说，朝鲜开展恶意网络活动，并部署信息技术(IT)人员以欺诈方式获得就业机会以创造收入，包括虚拟货币，以支持金氏政权及其优先事项，例如其非法的大规模杀伤性武器和弹道导弹计划。声明指出，朝鲜在世界各地拥有一支由数千名高技能IT工作者队伍，主要分布在中国和俄罗斯，以创造收入，为其非法的大规模杀伤性武器和弹道导弹计划做贡献。声明指出，总部位于朝鲜的金泳(Chinyong，音译)信息技术合作公司，与被联合国和美国制裁的朝鲜人民武装力量部有关联。金泳通过其控制的公司及其代表，雇用被委派的朝鲜IT工作者在俄罗斯和老挝工作。其位于俄罗斯符拉迪沃斯托克办事处的一名代表，朝鲜籍的金相万(Kim Sang Man,音译)，在最近的 2021年，从位于中国和俄罗斯的IT团队那里收到了转入的价值超过 200 万美元的加密货币资金。美国财政部负责恐怖主义和金融情报的副部长布莱恩·尼尔森 (Brian E. Nelson)说：“美国和我们的合作伙伴继续致力于打击朝鲜的非法创收和继续从世界各地的金融机构、虚拟货币交易所、公司和个人那里窃取资金的活动。” 责编：凯迪</text:p>
      <text:p text:style-name="P4">
Source: <text:a xlink:type="simple" xlink:href="https://www.rfa.org/mandarin/Xinwen/5-05232023142332.html" text:style-name="Internet_20_link" text:visited-style-name="Visited_20_Internet_20_Link">
https://www.rfa.org/mandarin/Xinwen/5-05232023142332.html</text:a>
</text:p>
      <!--NEWS-->
      <text:h text:style-name="P10" text:outline-level="1">
<text:span text:style-name="T4">
笑果文化后　中国艺术家岳敏君又被指责“辱军”</text:span>
</text:h>
      <text:p text:style-name="P4">
Author: None</text:p>
      <text:p text:style-name="P4">
Publisher: Radio Free Asia (Organization)</text:p>
      <text:p text:style-name="P4">
Published Time: 2023-05-23T14:36:00-04:00</text:p>
      <text:p text:style-name="P4">
Modified Time: 2023-05-23T14:5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00844in" draw:z-index="0">
<draw:image xlink:href="../Images/rfamandarin/2023-05-23T14-36-00-04-00/000000.png" xlink:type="simple" xlink:show="embed" xlink:actuate="onLoad" draw:mime-type="image/png"/>
</draw:frame>
岳敏君是中国大陆当代著名艺术家，他的作品以自画像的大嘴男人在“大笑”作为品牌造形。 <text:a xlink:type="simple" xlink:href="https://www.rfa.org/mandarin/Xinwen/6-05232023143028.html/@@images/image" text:style-name="Internet_20_link" text:visited-style-name="Visited_20_Internet_20_Link">
</text:a>
法新社资料图片就在中国脱口秀演员李昊石因一个笑话被指责“辱军”立案调查后，中国著名的绘画、雕塑艺术家岳敏君近日又遭到部分网民炮轰，指其画作中丑化了中国军人与革命领袖。近日，广东佛山顺德一间美术馆为岳敏君举办个展，却招惹“小粉红”及“五毛”的不满。其中，中国智库昆仑策研究所18日在其公众号上突然重新发布一篇2021年的旧文，指责岳敏君和一家广东的艺术馆进行了一场“有组织的辱军、反军、反共活动”。文中贴出了几张岳敏君以军人和共产主义运动历史人物为主题的画作，加以批判。</text:p>
      <text:p text:style-name="Quotations">

<text:p text:style-name="P4">
【中共“ <text:a xlink:type="simple" xlink:href="https://twitter.com/hashtag/%E8%BE%B1%E5%86%9B" text:style-name="Internet_20_link" text:visited-style-name="Visited_20_Internet_20_Link">
&gt;
 </text:a>
&gt;
 ”风波扩大】  &gt;
  【知名“大笑”系列艺术家岳敏君捱轰】  &gt;
  继脱口秀演员House之后，中国大陆知名当代艺术家 <text:a xlink:type="simple" xlink:href="https://twitter.com/hashtag/%E5%B2%B3%E6%95%8F%E5%90%9B" text:style-name="Internet_20_link" text:visited-style-name="Visited_20_Internet_20_Link">
&gt;
 </text:a>
&gt;
 ，因为绘画军人“大笑”，又成为攻击目标。… <text:a xlink:type="simple" xlink:href="https://t.co/9Bdf9eCQ28" text:style-name="Internet_20_link" text:visited-style-name="Visited_20_Internet_20_Link">
 </text:a>
&gt;
&gt;
 — 自由亚洲电台 (@RFA_Chinese) <text:a xlink:type="simple" xlink:href="https://twitter.com/RFA_Chinese/status/1660928660256481280" text:style-name="Internet_20_link" text:visited-style-name="Visited_20_Internet_20_Link">
&gt;
 </text:a>
</text:p>

</text:p>
      <text:p text:style-name="P4">
随后，很多中国网络大V推波助澜,指责岳敏君的作品存在“丑化亵渎解放军”，甚至“触犯《英烈法》”。有名为“大白话古今”网络大V称：“能画出这样的画，作者其心可诛也！”对此，海外网民则纷纷抨击这是文革式做法。有网民说：“原来画个解放军开怀大笑也犯法。”也有网民说：“群氓和暴民主宰国家的时候，没有人能幸免，即便像岳敏君这样达到世界水平的艺术家也难逃厄运。”现年61岁的岳敏君是中国大陆当代著名艺术家。他的作品以自画像的大嘴男人在“大笑”作为品牌造形。2007年，其作品《处决》以293万欧元的价格在伦敦苏富比拍卖会上成交，并被《时代》杂志评为年度重要人物之一。责编：凯迪</text:p>
      <text:p text:style-name="P4">
Source: <text:a xlink:type="simple" xlink:href="https://www.rfa.org/mandarin/Xinwen/6-05232023143028.html" text:style-name="Internet_20_link" text:visited-style-name="Visited_20_Internet_20_Link">
https://www.rfa.org/mandarin/Xinwen/6-05232023143028.html</text:a>
</text:p>
      <!--NEWS-->
      <text:h text:style-name="P10" text:outline-level="1">
<text:span text:style-name="T4">
美空军部长：间谍气球威胁有限 中国太空监控能力更让人担忧</text:span>
</text:h>
      <text:p text:style-name="P4">
Author: chinese@voanews.com (杨安)</text:p>
      <text:p text:style-name="P4">
Publisher: 美国之音中文网 (Type: NewsMediaOrganization)</text:p>
      <text:p text:style-name="P4">
Published Time: 2023-05-23T14:39:49+08:00</text:p>
      <text:p text:style-name="P4">
Modified Time: 2023-05-23 06:41:38Z</text:p>
      <text:p text:style-name="P4">
Description: 今年二月间中国间谍气球现踪美国军事基地上空搜集资讯，重伤美中关系，也引起美国方面对国安的忧虑。美国空军部长弗兰克·肯德尔（Frank Kendall）星期一在华盛顿对防务作家组织（Defense Writers Group）表示，高空侦察气球只是中国对美国构成威胁的一小部分，真正要关注的是中国在太空的举动。</text:p>
      <text:p text:style-name="P4">
Videos: []</text:p>
      <text:p text:style-name="P4">
Images: []</text:p>
      <text:p text:style-name="P4">
Categories: ['美国', '中国', '军事']</text:p>
      <text:p text:style-name="P4">
Type: None</text:p>
      <!--METADATA-->
      <text:p text:style-name="P4">
NoneNone</text:p>
      <text:p text:style-name="P4">
Source: <text:a xlink:type="simple" xlink:href="https://www.voachinese.com/a/us-air-force-on-balloon-and-china-spy-program-20230523/7105026.html" text:style-name="Internet_20_link" text:visited-style-name="Visited_20_Internet_20_Link">
https://www.voachinese.com/a/us-air-force-on-balloon-and-china-spy-program-20230523/7105026.html</text:a>
</text:p>
      <!--NEWS-->
      <text:h text:style-name="P10" text:outline-level="1">
<text:span text:style-name="T4">
美参院领袖舒默：中国对美光的禁令“不可接受”</text:span>
</text:h>
      <text:p text:style-name="P4">
Author: None</text:p>
      <text:p text:style-name="P4">
Publisher: Radio Free Asia (Organization)</text:p>
      <text:p text:style-name="P4">
Published Time: 2023-05-23T14:40:33-04:00</text:p>
      <text:p text:style-name="P4">
Modified Time: 2023-05-23T14:40: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4.612011in" draw:z-index="0">
<draw:image xlink:href="../Images/rfamandarin/2023-05-23T14-40-33-04-00/000000.png" xlink:type="simple" xlink:show="embed" xlink:actuate="onLoad" draw:mime-type="image/png"/>
</draw:frame>
 美国参议院民主党领袖舒默（CharlesSchumer） <text:a xlink:type="simple" xlink:href="https://www.rfa.org/mandarin/Xinwen/7-05232023143818.html/@@images/image" text:style-name="Internet_20_link" text:visited-style-name="Visited_20_Internet_20_Link">
</text:a>
路透社资料图片  美国参议院民主党领袖舒默（CharlesSchumer）周二（23日）表示，他和拜登政府正在与盟友和企业接触，以解决中国对美光科技公司生产的存储芯片的销售禁令问题。他还称，北京这种经济胁迫行为是不可接受的。据路透社报道，参议院多数党领袖舒默在一份声明中说：“中国政府宣布对美光采取的行动并非基于事实，而是对美国使用令人不安的经济胁迫做法。”他还说，正在与拜登政府密切合作，“向中国政府表明，这种行为是不可接受的，也是无效的。”中国网络监管机构周日表示，美光未通过网络安全审查，将阻止关键基础设施运营商从该公司购买产品。 中国内地市场曾是美光科技最大的市场之一。2022财年，美光在中国内地市场的收入为228亿元人民币，占该公司当年总收入的10.8%。日前，七个集团领袖峰会发表声明，批评中国对其他国家和地区的“经济胁迫”。 责编：凯迪</text:p>
      <text:p text:style-name="P4">
Source: <text:a xlink:type="simple" xlink:href="https://www.rfa.org/mandarin/Xinwen/7-05232023143818.html" text:style-name="Internet_20_link" text:visited-style-name="Visited_20_Internet_20_Link">
https://www.rfa.org/mandarin/Xinwen/7-05232023143818.html</text:a>
</text:p>
      <!--NEWS-->
      <text:h text:style-name="P10" text:outline-level="1">
<text:span text:style-name="T4">
世界气象组织：过去半世纪气象灾害致逾200万人死亡</text:span>
</text:h>
      <text:p text:style-name="P4">
Author: 联合早报 (Person)</text:p>
      <text:p text:style-name="P4">
Publisher: 联合早报 (Organization)</text:p>
      <text:p text:style-name="P4">
Published Time: 2023-05-23T14:44</text:p>
      <text:p text:style-name="P4">
Modified Time: 2023-05-23T14:44</text:p>
      <text:p text:style-name="P4">
Description: 世界气象组织星期一（5月22日）发布的最新统计报告显示，1970年至2021年间，全球各地报告的极端天气、气候和水相关事件引发的灾害达1万1778起，导致超过200万人死亡，经济损...</text:p>
      <text:p text:style-name="P4">
Videos: []</text:p>
      <text:p text:style-name="P4">
Audios: []</text:p>
      <text:p text:style-name="P4">
Images: []</text:p>
      <text:p text:style-name="P4">
Type: NewsArticle</text:p>
      <text:p text:style-name="P4">
Breadcrumbs: ['即时', '国际']</text:p>
      <text:p text:style-name="P4">
Keywords: ['世界气象组织', '极端气候', '死亡']</text:p>
      <!--METADATA-->
      <text:p text:style-name="P4">
<text:a xlink:type="simple" xlink:href="https://www.zaobao.com.sg/realtime/world/story20230503-1390377" text:style-name="Internet_20_link" text:visited-style-name="Visited_20_Internet_20_Link">
 </text:a>
星期一（5月22日）发布的最新统计报告显示，1970年至2021年间，全球各地报告的极端天气、气候和水相关事件引发的灾害达1万1778起，导致超过200万人死亡，经济损失高达4.3万亿美元（约5.7万亿新元）。</text:p>
      <text:p text:style-name="P4">
不过，报告也提到，在过去半个世纪里，得益于气象预警改进和灾害管理协调，气象灾害导致的伤亡人数已大幅削减。全世界报告的死亡人数90%以上发生在发展中国家。</text:p>
      <text:p text:style-name="P4">
数据显示，2020年和2021年，全球有记录的灾害死亡人数共2万2608人，相较于前十年的年均数进一步下降。</text:p>
      <text:p text:style-name="P4">
在亚洲，1970年至2021年间，由天气、气候和水等极端事件引发的灾害有3612起，造成98万4263人死亡， <text:a xlink:type="simple" xlink:href="https://www.zaobao.com.sg/news/world/story20230516-1395380" text:style-name="Internet_20_link" text:visited-style-name="Visited_20_Internet_20_Link">
</text:a>
 是造成死亡的主要原因。</text:p>
      <text:p text:style-name="P4">
从经济损失来看，在此期间全球因天气、气候和水相关灾害造成的经济损失总额中，超过60%由发达经济体报告，仅美国的损失就高达1.7万亿美元，占51年里全球气象灾害经济损失的39%。最不发达国家和小岛屿发展中国家相对于其经济规模而言，遭受了不成比例的高额经济损失。</text:p>
      <text:p text:style-name="P4">
“不幸的是，最脆弱的社区首当其冲受到与天气、气候和水相关危害的影响。”世界气象组织秘书长塔拉斯在新闻公报中说，多亏有了气象预警和灾害管理，那种灾难级的灾害死亡率现已成为历史。</text:p>
      <text:p text:style-name="P4">
第19届世界气象大会5月22日在日内瓦开幕。本届大会就加速和扩大国家层级的行动进行高级别对话，以确保2027年底前全世界人人享有气象预警服务。</text:p>
      <text:p text:style-name="P4">
Source: <text:a xlink:type="simple" xlink:href="https://www.zaobao.com.sg/realtime/world/story20230523-1397340" text:style-name="Internet_20_link" text:visited-style-name="Visited_20_Internet_20_Link">
https://www.zaobao.com.sg/realtime/world/story20230523-1397340</text:a>
</text:p>
      <!--NEWS-->
      <text:h text:style-name="P10" text:outline-level="1">
<text:span text:style-name="T4">
罗杰叔叔Youtube上发视频回应被中国封杀</text:span>
</text:h>
      <text:p text:style-name="P4">
Author: None (Language: zh)</text:p>
      <text:p text:style-name="P4">
Publisher: None</text:p>
      <text:p text:style-name="P4">
Time: 2023-05-23T14:58:00Z</text:p>
      <text:p text:style-name="P4">
Description: 5月23日，马来西亚华裔脱口秀演员罗杰叔叔（Uncle Roger）在Youtube上发表新视频，一边回应近日在中国社交媒体遭到全面封杀，一边为自己的节目做广告。</text:p>
      <text:p text:style-name="P4">
Videos: []</text:p>
      <text:p text:style-name="P4">
Images: ["<text:a xlink:type="simple" xlink:href="https://static.dw.com/image/64724879_303.jpg" text:style-name="Internet_20_link" text:visited-style-name="Visited_20_Internet_20_Link">
64724879_303.jpg</text:a>
"]</text:p>
      <text:p text:style-name="P4">
Subject: 时政风云</text:p>
      <text:p text:style-name="P4">
Subjects: ['罗杰叔叔', 'Uncle Roger', '封杀', '黄瑾瑜', '脱口秀', '马来西亚', '李昊石']</text:p>
      <text:p text:style-name="P4">
Keywords: ['意见反馈']</text:p>
      <text:p text:style-name="P4">
ID: 65710227</text:p>
      <!--METADATA-->
      <text:p text:style-name="P4">
<text:a xlink:type="simple" xlink:href="https://www.dw.com/zh/overlay/image/article/65710227/64724879" text:style-name="Internet_20_link" text:visited-style-name="Visited_20_Internet_20_Link">
 <draw:frame draw:style-name="fr1" draw:name="Image103" text:anchor-type="as-char" svg:width="6.9236in" svg:height="3.896998in" draw:z-index="0">
<draw:image xlink:href="../Images/dwzh/2023-05-23T14-58-00Z/64724879_303.jpg" xlink:type="simple" xlink:show="embed" xlink:actuate="onLoad" draw:mime-type="image/jpeg"/>
</draw:frame>
</text:a>
</text:p>
      <text:p text:style-name="P4">
（德国之声中文网）"Ai ya, the day finally arrived.(哎呀，这一天终于到了)。"真名NigelNG（黄瑾瑜）的马来西亚籍喜剧演员罗杰叔叔（Uncle Roger）以一贯的搞笑风格，操着带浓重东南亚口音的英语，在新视频中调侃自己在中国的社交媒体被封杀。</text:p>
      <text:p text:style-name="P4">
"Uncle Roger说太多废话了，现在我所有的中国社媒都被暂停使用了。UncleRoger不知道这是为何。是因为这个视频吗？"身穿永远的橘色Polo衫，手拿菜刀切葱段的他随即插入了5月16日发布的一个视频片段。片中他说，"Chinagut country, gut country"，继而又问观众谁来自台湾，然后对台下响应的观众说，"Not a real country, not areal country"。台下爆发出一阵大笑。</text:p>
      <text:p text:style-name="P4">
插播片段结束后，Uncle Roger在新视频中一本正经地说，"Uncle Roger总是调侃任何人，不管是BBC,CCP，还是JamieOliver。如果你认为好笑，如果你支持言论自由，那么请购买the HAIYAA Special。"画面左侧随即出现了罗杰叔叔（UncleRoger）脫口秀"The HAIYAA Special"的海报，上面写着醒目的英文"4 Juni"（六月四日）。最后，UncleRoger叹息说，"Uncle Roger的社会信用评分现在很糟，请购买这个专辑。"</text:p>
      <text:p text:style-name="P4">
这个新视频在Youtube发布4小时后就获得了超过73000次点赞。大量网友的留言也用英文留言。有来自马来西亚的网民留言让UncleRoger不要担心，不管他被封杀多少次，都会永远支持他。有人写道，"这个人用喜剧让整个政府不高兴，绝对是个传奇。"还有人说，"我喜欢罗杰叔叔的积极态度，即使在他被所谓的'删除'的最艰难的时刻，也会为他的节目做广告。"也有人表示，"选择6月4日的事实让我更加尊敬这位老兄。"</text:p>
      <text:h text:style-name="P12" text:outline-level="3">
<text:span text:style-name="T4">
一语成谶</text:span>
</text:h>
      <text:p text:style-name="P4">
<text:a xlink:type="simple" xlink:href="https://www.dw.com/zh/zh/又一脱口秀演员在中国遭封杀/a-65684797" text:style-name="Internet_20_link" text:visited-style-name="Visited_20_Internet_20_Link">
 </text:a>
的直接原因就是他于5月16日在推特、IG、脸书等社交媒体发布一段视频，预告即将在6月4日推出的脱口秀节目，并调侃中国政府的科技监控，暗讽北京的对台政策。他还在着这段视频中说，"今晚过后，罗杰叔叔就会被禁"，并希望台下的观众在向共产党写报告的时候，要提到罗杰叔叔是个"好同志"。他的这段话暗指<text:a xlink:type="simple" xlink:href="https://www.dw.com/zh/zh/被指冒犯解放军-脱口秀演员被警方立案调查/a-65638312" text:style-name="Internet_20_link" text:visited-style-name="Visited_20_Internet_20_Link">
 </text:a>
 的事件。</text:p>
      <text:p text:style-name="P4">
之后发生的事情，正如罗杰叔叔本人预料的那样，他拥有40多万粉丝群的微博账户被封。微博官方给出的信息是："因违反相关法律法规，该用户目前处于禁言状态"。同时，他拥有超过40万粉丝的B站账号也被封禁。</text:p>
      <text:p text:style-name="P4">
Nigel NG（黄瑾瑜）生于马来西亚，长期生活在英国。他的父母皆为马来西亚华人。长期以来，他都穿著标志性的橘色POLO衫来扮演罗杰叔叔的角色。有网民在推特上转发了罗杰叔叔5月23日发布在Youtube上的最新视频。一位网民留言，表示担心橘色polo衫今后会在中国禁售。</text:p>
      <text:p text:style-name="P4">
（综合报道）</text:p>
      <text:p text:style-name="P4">
Source: <text:a xlink:type="simple" xlink:href="https://www.dw.com/zh/罗杰叔叔youtube上发视频回应被中国封杀/a-65710227" text:style-name="Internet_20_link" text:visited-style-name="Visited_20_Internet_20_Link">
https://www.dw.com/zh/罗杰叔叔youtube上发视频回应被中国封杀/a-65710227?maca=chi-rss-chi-all-1127-rdf</text:a>
</text:p>
      <!--NEWS-->
      <text:h text:style-name="P10" text:outline-level="1">
<text:span text:style-name="T4">
事实查核｜美国脱口秀演员也会因为批评军人被重罚吗？</text:span>
</text:h>
      <text:p text:style-name="P4">
Author: 郑崇生 发自华盛顿</text:p>
      <text:p text:style-name="P4">
Publisher: Radio Free Asia (Organization)</text:p>
      <text:p text:style-name="P4">
Published Time: 2023-05-23T15:22:40-04:00</text:p>
      <text:p text:style-name="P4">
Modified Time: 2023-05-23T15:22:40-04:00</text:p>
      <text:p text:style-name="P4">
Description: 郑崇生 发自华盛顿</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4" text:anchor-type="as-char" svg:width="6.9236in" svg:height="3.629306in" draw:z-index="0">
<draw:image xlink:href="../Images/rfamandarin/2023-05-23T15-22-40-04-00/000000.png" xlink:type="simple" xlink:show="embed" xlink:actuate="onLoad" draw:mime-type="image/png"/>
</draw:frame>
 <text:a xlink:type="simple" xlink:href="https://www.rfa.org/mandarin/shishi-hecha/hc-05232023151602.html/@@images/image" text:style-name="Internet_20_link" text:visited-style-name="Visited_20_Internet_20_Link">
</text:a>
 自由亚洲电台制图</text:p>
      <text:p text:style-name="P4">
<text:span text:style-name="T4">
标签：误导</text:span>
</text:p>
      <text:p text:style-name="P4">
<text:span text:style-name="T4">
一分钟完读：</text:span>
</text:p>
      <text:p text:style-name="P4">
"笑果不得"好死"（脱口秀演员House名字的谐音）"。——这句在微博与微信上还可见到的反讽谐音哏，具体描绘中国脱口秀演员李昊石（艺名：House）近来掀起的风波。House以一句"作风优良、能打胜仗"、形容他所领养野狗的剽悍，导致自己遭北京朝阳区警局立案调查，所属公司笑果文化线下演出在中国多地已暂停，并面临上千万元罚款。</text:p>
      <text:p text:style-name="P4">
多方舆论批评中国政府反应过度，但中国时政博主"孤烟暮蝉"17日在新浪微博和推特上表示，在美国，如果脱口秀演员讲了涉及军人的笑话，后果同样也很严重。</text:p>
      <text:p text:style-name="P4">
亚洲事实查核实验室发现，孤烟暮蝉指出的例子确有其事，但却只有部分属实。美国确实有脱口秀演员因为讲了涉及美军的笑话引起争议、批评和讨论，但却没有被政府行政罚款、刑事立案调查这样的遭遇。</text:p>
      <text:p text:style-name="P4">
<text:span text:style-name="T4">
深度分析：</text:span>
</text:p>
      <text:p text:style-name="P4">
<text:span text:style-name="T4">
一字上百万</text:span>
</text:p>
      <text:p text:style-name="P4">
“作风优良，能打胜仗”，这八个字、每个价值人民币超过183万元——对中国脱口秀演员House来说，他这一阵子形同“祸从口出”的表演，让自己和所属公司在经济上损失惨重，但行政处罚只是各种后果的开始。</text:p>
      <text:p text:style-name="P4">
本案起于5月17日，北京市文化和旅游局在官方 <text:a xlink:type="simple" xlink:href="https://mp.weixin.qq.com/s/lrGTNa5_6EXhSov_FI-B_w" text:style-name="Internet_20_link" text:visited-style-name="Visited_20_Internet_20_Link">
 </text:a>
上宣布，“文化市场综合执法总队”接到“群众举报”，对上海笑笙文化传媒有限公司依法立案调查。经查实，公司及其演员李昊石肆意篡改演出申报内容，于13日下午、晚上连续两场“笑果脱口秀”演出中出现“严重侮辱人民军队”的情节，造成“恶劣社会影响”，决定没收经营所得及罚款共约1467万元。</text:p>
      <text:p text:style-name="P4">
House到底说了什么、“严重污辱人民军队”了吗？根据网上流传的 <text:a xlink:type="simple" xlink:href="https://www.youtube.com/watch" text:style-name="Internet_20_link" text:visited-style-name="Visited_20_Internet_20_Link">
</text:a>
 ，亚洲事实查核实验室节选整理逐字叙述如下：</text:p>
      <text:p text:style-name="P4">
“我们是从家附近的一座山上捡回来两条野狗，（观众笑），我们都不算救助他们，因为他们在山上那个食物链上、完全不需要我们的救助……。这两条狗他们在山上确实就是食物链的顶端，我看到他们第一时间，我感觉我不是在看两条狗，是动物世界的拍摄现场，就两条狗追着一只松鼠、像炮弹一样发射出去。那你平时看到一些狗，你会觉得很萌，心都要被融化了，你会想到这些词；我看到这两条狗，内心只闪烁出八个大字：‘作风优良、能打胜仗’，（观众大笑、鼓掌）‘非常优秀’。我牵着这两条狗在上海的街头威风凛凛。”</text:p>
      <text:p text:style-name="P4">
“作风优良、能打胜仗”是中共总书记习近平于2013年3月 <text:a xlink:type="simple" xlink:href="http://cpc.people.com.cn/n/2013/0312/c64094-20755159.html" text:style-name="Internet_20_link" text:visited-style-name="Visited_20_Internet_20_Link">
</text:a>
。在这两句话之前还有一句“听党指挥”，习近平当时要求要“全面加强军队革命化现代化正规化建设，为建设一支听党指挥、能打胜仗、作风优良的人民军队而奋斗。”</text:p>
      <text:p text:style-name="P4">
用习近平对解放军说过的话开了一个关于狗的玩笑，House在中国网络上掀起这个笑话是否污辱解放军的热烈讨论。笑果文化赶紧出面 <text:a xlink:type="simple" xlink:href="https://weibo.com/pc233" text:style-name="Internet_20_link" text:visited-style-name="Visited_20_Internet_20_Link">
</text:a>
 ，认了这是“不恰当比喻”并立刻道歉，且无限期停止House的工作。中国官方的反应则将这个事件的严重性进一步升级。    首先北京市文旅局认定，House及其公司违反了《营业性演出管理条例》第25条、第26条规定，并依据同一《条例》的第46条作出相应行政处罚：警告、没收违法所得132万元、罚款1335万元。</text:p>
      <text:p text:style-name="P4">
随后，北京公安局17日宣布对House个人展开立案调查， <text:a xlink:type="simple" xlink:href="https://weibo.com/u/5556545776" text:style-name="Internet_20_link" text:visited-style-name="Visited_20_Internet_20_Link">
 </text:a>
，House在演出过程中出现严重侮辱人民军队的情节，“造成恶劣社会影响”。一旦认定House构成犯罪，是可以依法追究刑事责任。    而可能被公安机关引用的《军人地位和权益保障法》第32条明定，任何组织和个人不得以任何方式诋毁、贬损军人的荣誉，侮辱、诽谤军人的名誉；第65条则提到，若通过大众传播媒介或者其他方式，诋毁、贬损军人荣誉，侮辱、诽谤军人名誉，或者故意毁损、玷污军人的荣誉标识的，由公安、文化和旅游、新闻出版、电影、广播电视、网信或者其他有关主管部门依据各自的职权责令改正，并依法予以处理；造成精神损害的，受害人有权请求精神损害赔偿。</text:p>
      <text:p text:style-name="P4">
<text:span text:style-name="T4">
美国如何处理失言风波</text:span>
</text:p>
      <text:p text:style-name="P4">
事发之后，中国内外舆论许多批评，认为政府反应过度，但也有人支持政府的处置，其中就包括拥有近700万粉丝的新浪微博博主“孤烟暮蝉”。她在一则帖文中表示，就算是美国，也有不能污辱军人的红线。她举出美国知名电视节目“周六夜现场”（SNL）2018年演出中，脱口演员戴维森（PeteDavidson）调侃才当选联邦众议员的共和党人克伦肖（Dan Crenshaw）像是色情片里的杀手，也遭到上百万网友抵制，官员还出面呼吁开除戴维森。</text:p>
      <text:p text:style-name="P4">
克伦肖在美国海军服役派驻阿富汗期间失去了右眼，戴维森拿他因公受伤的外貌开玩笑，的确引发轩然大波，两党都有政治人物谴责，时任白宫发言人史派塞（SeanSpicer）的确也公开要求制作单位应开除戴维森。</text:p>
      <text:p text:style-name="P4">
这则贴文在微博等社交媒体引发讨论，有网友就此评论，“吹捧美国自由的人从来不会提及美国也有底线”。</text:p>
      <text:p text:style-name="P4">
亚洲事实查核实验室查证，美国脱口秀演员经历的“严重后果”，与House、笑果所面临的行政、刑事处罚并不可同日而语。</text:p>
      <text:p text:style-name="P4">
首先，孤烟暮蝉没有言明，美国官员的批评也只是当时众多美国舆论讨论的观点之一，戴维森不但没有因此被开除，时隔一周，克伦肖与戴维森一起上 <text:a xlink:type="simple" xlink:href="https://www.youtube.com/watch" text:style-name="Internet_20_link" text:visited-style-name="Visited_20_Internet_20_Link">
</text:a>
回怼他，同时也不忘自嘲是戴维森的失言让像他这样的共和党人有了好形象。至今，戴维森仍然活跃于喜剧界。</text:p>
      <text:p text:style-name="P4">
<draw:frame draw:style-name="fr1" draw:name="Image105" text:anchor-type="as-char" svg:width="6.9236in" svg:height="5.562257in" draw:z-index="0">
<draw:image xlink:href="../Images/rfamandarin/2023-05-23T15-22-40-04-00/000001.png" xlink:type="simple" xlink:show="embed" xlink:actuate="onLoad" draw:mime-type="image/png"/>
</draw:frame>
戴维森与克伦肖在争议笑话事件之后一起上节目，继续用玩笑消解此前的争议。（/Youtube 截图）  <text:a xlink:type="simple" xlink:href="https://www.rfa.org/mandarin/shishi-hecha/hc-05232023151602.html/in-text-pic-davidson-and-crenshaw.png" text:style-name="Internet_20_link" text:visited-style-name="Visited_20_Internet_20_Link">
</text:a>
</text:p>
      <text:p text:style-name="P4">
克伦肖更借这一次争议的机会教育、呼吁美国民众不要因为政治立场的不同，而忘记了美国一向能在不同意见中妥协找到共识，他更提到戴维森的父亲是“911”事件因公牺牲的消防队员，以此呼吁美国民众要懂得原谅，更勿忘第一线军、警、消人员的为国付出。</text:p>
      <text:p text:style-name="P4">
戴维森并非开美军玩笑的唯一案例。另一名美国脱口秀演员博尔（BillBurr）同样在2018年的线下演出中质疑，美国军人的英雄地位。他当时针对航空母舰上的战机起降指导员，明白指出这样的工作不过是在“做瑜珈练习的‘战士一’姿势”般，同样的段子也曾引发争议。</text:p>
      <text:p text:style-name="P4">
有观众直接在现场回呛博尔应该尊重军人，但也有身为退伍军人的观众支持让博尔把话说完，而博尔不但没买单，事后还上节目 <text:a xlink:type="simple" xlink:href="https://www.youtube.com/watch" text:style-name="Internet_20_link" text:visited-style-name="Visited_20_Internet_20_Link">
</text:a>
 痛骂批评者，别想拿爱国主义的大旗来指控他的说法是恨美国。</text:p>
      <text:p text:style-name="P4">
尽管博尔在女性主义等话题上也常引发争议，但他仍有演出机会，更主持 <text:a xlink:type="simple" xlink:href="https://www.youtube.com/watch" text:style-name="Internet_20_link" text:visited-style-name="Visited_20_Internet_20_Link">
</text:a>
 。</text:p>
      <text:p text:style-name="P4">
美国政府机构也没有能力因为某位官员的一句批评，就对企业或个人展开调查或直接处罚。这类文化演出的边界在哪，在不同时代背景下、仍多是由市场与观众的笑声决定。</text:p>
      <text:p text:style-name="P4">
<text:span text:style-name="T4">
结论：</text:span>
</text:p>
      <text:p text:style-name="P4">
“那你们还...”(Whataboutlism）的话术，常是许多中国意见领袖用来批判美国“你不也一样”的论证技巧，但在笑果文化与李昊石这次风波的例子中，孤烟暮蝉拿美国脱口秀演出涉及军人的例子做参照，却刻意不提美国政府的公权力不会针对所演出内容进行处罚，更无法调用司法调查，这种对比的说法是在误导读者。​</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5232023151602.html" text:style-name="Internet_20_link" text:visited-style-name="Visited_20_Internet_20_Link">
https://www.rfa.org/mandarin/shishi-hecha/hc-05232023151602.html</text:a>
</text:p>
      <!--NEWS-->
      <text:h text:style-name="P10" text:outline-level="1">
<text:span text:style-name="T4">
ESPN：湖人争冠梦碎 詹姆斯考虑退休</text:span>
</text:h>
      <text:p text:style-name="P4">
Publisher: 法新社</text:p>
      <text:p text:style-name="P4">
Published Time: 2023-05-23T15:32:07+00:00</text:p>
      <text:p text:style-name="P4">
Modified Time: 2023-05-23T15:05:02+00:00</text:p>
      <text:p text:style-name="P4">
Description: （法新社洛杉矶23日电） 美国职篮NBA洛杉矶湖人昨天和丹佛金块在分区冠军赛交手后惨遭淘汰，无缘争夺总冠军。运动频道ESPN披露，湖人当家球星詹姆斯（LeBr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23T15-32-07-00-00/000000.png" xlink:type="simple" xlink:show="embed" xlink:actuate="onLoad" draw:mime-type="image/png"/>
</draw:frame>
</text:p>
      <text:p text:style-name="P4">
ESPN报导，湖人分区冠军赛落败后，38岁詹姆斯考虑退役，在他的第20个赛季，为个人NBA职业生涯划下句点。</text:p>
      <text:p text:style-name="P4">
透纳电视网（TNT）记者海恩斯（Chris Haynes）则在一则推文中引述NBA消息人士报导，詹姆斯「考虑」引退。</text:p>
      <text:p text:style-name="P4">
湖人落败后，詹姆斯在赛后记者会上隐晦地表示，他打算花点时间思考职涯下一步，引发外界对他未来计画的臆测。</text:p>
      <text:p text:style-name="P4">
在被问到对本赛季看法时，詹姆斯表示，本季深具「挑战性」。詹姆斯本季成为NBA历史得分王，带领湖人队打进分区冠军赛。</text:p>
      <text:p text:style-name="P4">
丹佛金块22日以113比111击败湖人队，詹姆斯在本场比赛拿下40分。他说：「我不知道。我觉得还好。我不想说这是成功的一年，因为在我职业生涯的这个时间点，我只为了赢得冠军而战。」</text:p>
      <text:p text:style-name="P4">
「我不会因打进分区冠军赛而兴奋，我已经打进很多回了。对我来说，无缘总冠军赛一点都不好玩。」</text:p>
      <text:p text:style-name="P4">
「不过，我们再看看，我们再说吧。我们再看看接下来如何。我不知道。坦白说，我还有很多要考虑。说实话，我还要再好好想一想。」</text:p>
      <text:p text:style-name="P4">
「就我个人而言，是否继续打篮球，我还有很多要考虑。」</text:p>
      <text:p text:style-name="P4">
詹姆斯去年8月和湖人续约两年，将待到2024-2025年球季。</text:p>
      <text:p text:style-name="P4">
詹姆斯一直以来希望能和自己的儿子布朗尼（BronnyJames）同场较劲。布朗尼下个球季将效力南加州大学校队，参加美国大学男子篮球联赛，他可望在2024-2025年球季进入NBA。</text:p>
      <text:p text:style-name="P4">
Source: <text:a xlink:type="simple" xlink:href="https://www.rfi.fr/cn/%E8%BF%90%E5%8A%A8%E5%A4%A9%E5%9C%B0/20230523-espn-%E6%B9%96%E4%BA%BA%E4%BA%89%E5%86%A0%E6%A2%A6%E7%A2%8E-%E8%A9%B9%E5%A7%86%E6%96%AF%E8%80%83%E8%99%91%E9%80%80%E4%BC%91" text:style-name="Internet_20_link" text:visited-style-name="Visited_20_Internet_20_Link">
https://www.rfi.fr/cn/%E8%BF%90%E5%8A%A8%E5%A4%A9%E5%9C%B0/20230523-espn-%E6%B9%96%E4%BA%BA%E4%BA%89%E5%86%A0%E6%A2%A6%E7%A2%8E-%E8%A9%B9%E5%A7%86%E6%96%AF%E8%80%83%E8%99%91%E9%80%80%E4%BC%91</text:a>
</text:p>
      <!--NEWS-->
      <text:h text:style-name="P10" text:outline-level="1">
<text:span text:style-name="T4">
韩军入伍体检将增加毒品检测项目</text:span>
</text:h>
      <text:p text:style-name="P4">
Author: 联合早报 (Person)</text:p>
      <text:p text:style-name="P4">
Publisher: 联合早报 (Organization)</text:p>
      <text:p text:style-name="P4">
Published Time: 2023-05-23T15:36</text:p>
      <text:p text:style-name="P4">
Modified Time: 2023-05-23T15:52</text:p>
      <text:p text:style-name="P4">
Description: 韩国国防部星期二（5月23日）宣布推进制定“军队毒品类管理改善方案”，在入伍人员和正在服役官兵的体检中增加毒品检测项目。目前，入伍人员只有在回答有吸毒经验或军医认为有必要检测时，才...</text:p>
      <text:p text:style-name="P4">
Videos: []</text:p>
      <text:p text:style-name="P4">
Audios: []</text:p>
      <text:p text:style-name="P4">
Images: []</text:p>
      <text:p text:style-name="P4">
Type: NewsArticle</text:p>
      <text:p text:style-name="P4">
Breadcrumbs: ['即时', '国际']</text:p>
      <text:p text:style-name="P4">
Keywords: ['韩国', '国防部', '毒品']</text:p>
      <!--METADATA-->
      <text:p text:style-name="P4">
韩国国防部星期二（5月23日）宣布推进制定“军队毒品类管理改善方案”，在入伍人员和正在服役官兵的体检中增加毒品检测项目。</text:p>
      <text:p text:style-name="P4">
目前，入伍人员只有在回答有吸毒经验或军医认为有必要检测时，才须接受毒品检测。今后所有入伍人员都得接受毒品检测，尤其是晋级为军官与报名成为职业军人者，最早于今年下半年开始接受毒品检测。</text:p>
      <text:p text:style-name="P4">
韩国军方为防止毒品流入，将加强检查进入军营内的快递和包裹。为加强毒品打击和调查力度，从本月开始，将设立由军警和军检组建的毒品案件专案调查组，并于25日同大检察厅（最高检察院）协商合作方案。</text:p>
      <text:p text:style-name="P4">
军方还计划，原则上对涉毒犯罪人员进行逮捕调查，并对向其他官兵散播毒品的行为予以严惩。与此同时，军方还将实施集中教育，宣导毒品危害等。</text:p>
      <text:p text:style-name="P4">
4月17日，京畿道一陆军部队发生毒品相关事件，部分官兵将混入大麻的食品快递带进军营内。军方为此成立了毒品管理对策推进工作组，致力于切断毒品流入，并加强管控和教育力度。</text:p>
      <text:p text:style-name="P4">
Source: <text:a xlink:type="simple" xlink:href="https://www.zaobao.com.sg/realtime/world/story20230523-1397443" text:style-name="Internet_20_link" text:visited-style-name="Visited_20_Internet_20_Link">
https://www.zaobao.com.sg/realtime/world/story20230523-1397443</text:a>
</text:p>
      <!--NEWS-->
      <text:h text:style-name="P10" text:outline-level="1">
<text:span text:style-name="T4">
中国"洗脑教育"无处不在　国际学校也不能幸免</text:span>
</text:h>
      <text:p text:style-name="P4">
Author: None</text:p>
      <text:p text:style-name="P4">
Publisher: Radio Free Asia (Organization)</text:p>
      <text:p text:style-name="P4">
Published Time: 2023-05-23T15:37:00-04:00</text:p>
      <text:p text:style-name="P4">
Modified Time: 2023-05-23T17:14:35-04:00</text:p>
      <text:p text:style-name="P4">
Description: None</text:p>
      <text:p text:style-name="P4">
Videos: []</text:p>
      <text:p text:style-name="P4">
Audios: ["<text:a xlink:type="simple" xlink:href="https://www.rfa.org/mandarin/yataibaodao/junshiwaijiao/al-052320231258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text:p>
      <!--METADATA-->
      <text:p text:style-name="P4">
<draw:frame draw:style-name="fr1" draw:name="Image107" text:anchor-type="as-char" svg:width="6.9236in" svg:height="3.53997in" draw:z-index="0">
<draw:image xlink:href="../Images/rfamandarin/2023-05-23T15-37-00-04-00/000000.png" xlink:type="simple" xlink:show="embed" xlink:actuate="onLoad" draw:mime-type="image/png"/>
</draw:frame>
 英国私立名校"赛德伯学校"（SedberghSchool）在中国福州合作开办的"赛德文学校"，一名幼儿园学生穿着军服朗诵爱国诗歌，说自己是"小军娃"，长大后要守护祖国。 <text:a xlink:type="simple" xlink:href="https://www.rfa.org/mandarin/yataibaodao/junshiwaijiao/al-05232023125806.html/@@images/image" text:style-name="Internet_20_link" text:visited-style-name="Visited_20_Internet_20_Link">
</text:a>
视频截图  <text:a xlink:type="simple" xlink:href="https://www.rfa.org/mandarin/yataibaodao/junshiwaijiao/al-05232023125806.html/@@stream" text:style-name="Internet_20_link" text:visited-style-name="Visited_20_Internet_20_Link">
</text:a>
</text:p>
      <text:p text:style-name="P4">
近年来，大批英国知名学府在中国开设国际学校，即使收取高昂学费，仍有不少中国家长趋之若鹜。然而有英国媒体发现，这些打着英国学府招牌的私校，却让学生接受中国式的"洗脑教育"。</text:p>
      <ul>
        <li>
<text:span text:style-name="T4">
<text:a xlink:type="simple" xlink:href="https://www.rfa.org/mandarin/yataibaodao/junshiwaijiao/jt-02242021140841.html" text:style-name="Internet_20_link" text:visited-style-name="Visited_20_Internet_20_Link">
 </text:a>
 </text:span>
  * <text:a xlink:type="simple" xlink:href="https://www.rfa.org/mandarin/yataibaodao/junshiwaijiao/al-11252021144336.html" text:style-name="Internet_20_link" text:visited-style-name="Visited_20_Internet_20_Link">
 <text:span text:style-name="T4">
英国亲共组织将合办反歧视集会 真情还是假意？</text:span>
 </text:a>
</li>
      </ul>
      <text:p text:style-name="P4">
“爱国的种子在我心中生根发芽，我是一个小军娃，等我长大也要像爸爸那样守护祖国，美丽如画。”穿着小军服、朗诵着爱国诗歌的幼儿园萌娃；手持步枪和五星红旗、踢着正步的“国旗护卫队”青年，他们不是正在接受军训的“爱国青少年”，而是英国在华国际学校的学生。</text:p>
      <text:p text:style-name="Quotations">

<text:p text:style-name="P4">
【英在华私校教学生做“小军娃”】  &gt;
  【手持国旗步枪作“鹅式步操”】  &gt;
  英国《每日邮报》报道，有在中国福州营运的英国私立“赛德文学校”（Sedbergh School）教导学生做“ <text:a xlink:type="simple" xlink:href="https://twitter.com/hashtag/%E5%B0%8F%E5%86%9B%E5%A8%83" text:style-name="Internet_20_link" text:visited-style-name="Visited_20_Internet_20_Link">
&gt;
 </text:a>
&gt;
 ”，“等我长大也要像爸爸一样守护祖国”；另一在武汉的英国品牌学校“康礼高级中学”（Cranleigh… <text:a xlink:type="simple" xlink:href="https://t.co/CLrf13Idoz" text:style-name="Internet_20_link" text:visited-style-name="Visited_20_Internet_20_Link">
&gt;
 </text:a>
&gt;
&gt;
 — 自由亚洲电台 (@RFA_Chinese) <text:a xlink:type="simple" xlink:href="https://twitter.com/RFA_Chinese/status/1660948778566971392" text:style-name="Internet_20_link" text:visited-style-name="Visited_20_Internet_20_Link">
&gt;
 </text:a>
</text:p>

</text:p>
      <text:p text:style-name="P4">
<text:span text:style-name="T4">
每年二十万人民币学费 换来"奴性教育"</text:span>
</text:p>
      <text:p text:style-name="P4">
英国《每日邮报》（DailyMail）近日披露，不少英国知名学府在中国合作开办的高级私校，向家长收取高昂学费，但在教育上却紧跟中共意识形态。上述穿着军服、说长大后要“守护祖国”的小男孩，就读于英国私立名校“赛德伯学校”（SedberghSchool）在中国福州合作开办的“赛德文学校”，每年学费索价2.3万英镑（折合人民币20万元）。</text:p>
      <text:p text:style-name="P4">
而英国“克雷格公学”（CranleighSchool）在武汉开办的“康礼高级中学”发布的另一条视频中，十多个高中生从春青活泼的青少年，摇身一边成为身穿笔挺军服的持枪“护卫队”。</text:p>
      <text:p text:style-name="P4">
<draw:frame draw:style-name="fr1" draw:name="Image108" text:anchor-type="as-char" svg:width="6.9236in" svg:height="3.57539in" draw:z-index="0">
<draw:image xlink:href="../Images/rfamandarin/2023-05-23T15-37-00-04-00/000001.png" xlink:type="simple" xlink:show="embed" xlink:actuate="onLoad" draw:mime-type="image/png"/>
</draw:frame>
</text:p>
      <text:p text:style-name="P4">
<draw:frame draw:style-name="fr1" draw:name="Image109" text:anchor-type="as-char" svg:width="6.9236in" svg:height="3.57539in" draw:z-index="0">
<draw:image xlink:href="../Images/rfamandarin/2023-05-23T15-37-00-04-00/000002.png" xlink:type="simple" xlink:show="embed" xlink:actuate="onLoad" draw:mime-type="image/png"/>
</draw:frame>
</text:p>
      <text:p text:style-name="P4">
<draw:frame draw:style-name="fr1" draw:name="Image110" text:anchor-type="as-char" svg:width="6.9236in" svg:height="3.488845in" draw:z-index="0">
<draw:image xlink:href="../Images/rfamandarin/2023-05-23T15-37-00-04-00/000003.png" xlink:type="simple" xlink:show="embed" xlink:actuate="onLoad" draw:mime-type="image/png"/>
</draw:frame>
</text:p>
      <text:p text:style-name="P4">
<draw:frame draw:style-name="fr1" draw:name="Image111" text:anchor-type="as-char" svg:width="6.9236in" svg:height="3.494254in" draw:z-index="0">
<draw:image xlink:href="../Images/rfamandarin/2023-05-23T15-37-00-04-00/000004.png" xlink:type="simple" xlink:show="embed" xlink:actuate="onLoad" draw:mime-type="image/png"/>
</draw:frame>
 英国"克雷格公学"（CranleighSchool）在武汉开办的"康礼高级中学"发布的视频中，十多个高中生组成"国旗护卫队"，穿着笔挺军服，手持步枪和五星红旗踢正步。 （视频截图）  <text:a xlink:type="simple" xlink:href="https://www.rfa.org/mandarin/yataibaodao/junshiwaijiao/al-05232023125806.html/m0523al-5.jpg" text:style-name="Internet_20_link" text:visited-style-name="Visited_20_Internet_20_Link">
</text:a>
</text:p>
      <text:p text:style-name="P4">
本台翻查“赛德文学校”在网络发布的视频 ，当中不乏小学生为中国国庆“唱赞歌”、幼童穿着迷彩军服，持枪瞄准敌人“演习”的视频。</text:p>
      <text:p text:style-name="P4">
这些画面，让中国人权执行主任周锋锁感到震惊：“即使是中国的学校，对这些孩子进行军事化教育、奴性教育，都是难以接受的，何况这是国际学校？当然这是中共一贯的洗脑教育的延伸。”</text:p>
      <text:p text:style-name="P4">
他向本台表示，过去不少中国家长不惜花重金把孩子送到国际学校，就是希望孩子能接受“相对正常”的教育。然而这些本应教育学生普世价值的国际学校，或被中共视为意识形态的缺口，迫使它们成为中共洗脑教育的帮凶，使中国学童无处可逃。</text:p>
      <text:p text:style-name="P4">
<draw:frame draw:style-name="fr1" draw:name="Image112" text:anchor-type="as-char" svg:width="6.9236in" svg:height="3.69439in" draw:z-index="0">
<draw:image xlink:href="../Images/rfamandarin/2023-05-23T15-37-00-04-00/000005.png" xlink:type="simple" xlink:show="embed" xlink:actuate="onLoad" draw:mime-type="image/png"/>
</draw:frame>
</text:p>
      <text:p text:style-name="P4">
<text:span text:style-name="T4">
 <draw:frame draw:style-name="fr1" draw:name="Image113" text:anchor-type="as-char" svg:width="6.9236in" svg:height="3.478027in" draw:z-index="0">
<draw:image xlink:href="../Images/rfamandarin/2023-05-23T15-37-00-04-00/000006.png" xlink:type="simple" xlink:show="embed" xlink:actuate="onLoad" draw:mime-type="image/png"/>
</draw:frame>
 本台翻查"赛德文学校"在网络发布的视频，当中不乏小学生为中国国庆"唱赞歌"、幼童穿着迷彩军服，持枪瞄准敌人"演习"的视频。 （视频截图）  <text:a xlink:type="simple" xlink:href="https://www.rfa.org/mandarin/yataibaodao/junshiwaijiao/al-05232023125806.html/m0523al-7.jpg" text:style-name="Internet_20_link" text:visited-style-name="Visited_20_Internet_20_Link">
</text:a>
</text:span>
</text:p>
      <text:p text:style-name="P4">
<text:span text:style-name="T4">
打着英国名校招牌的"教育生意"</text:span>
</text:p>
      <text:p text:style-name="P4">
研究国际学校的ISC研究所的数据显示，目前在中国运营的英国品牌私校约有77家，包括“哈罗公学”（Harrow School）、“德威学院”（DulwichCollege）和“威灵顿公学”（WellingtonCollege）等。这些英国名校透过授权合作伙伴在中国办学，在中国赚取巨额收益。以“哈罗公学”为例，它在中国有4所合作学校，自2020年在华开设首家学校以来，已通过其贸易公司赚取超过380万英镑（折合人民币约3300万元）。</text:p>
      <text:p text:style-name="P4">
根据英国《每日邮报》的报道，这些英国私校更被要求使用中国官方批准的历史、地理，以及思想品德课教科书。历史课本教学生“祖国的统一大业”和对港台的“正确认识”，地理课本称台湾是中国的一个省、是“祖国的神圣领土”，而思想品德课本就形容中国共产党是“以人为本，执政为民”。</text:p>
      <text:p text:style-name="P4">
本台翻查资料，根据中国《中外合作办学条例》，中外合作办学机构必须“贯彻中国的教育方针，符合中国的公共道德，不得损害中国的国家主权”，其开设的课程和引进的教材都必须报审批机关备案。</text:p>
      <text:p text:style-name="P4">
<text:span text:style-name="T4">
英国私校紧从中共意识形态 中国 </text:span>
家<text:span text:style-name="T4">
 长还会否趋之若鹜？ </text:span>
</text:p>
      <text:p text:style-name="P4">
这些英国在华私校必须执行中共意识形态教育，不过旅英华裔作家马建认为，英国私校仍会“打着英国名校的招牌”在中国赚钱，而中国家长也会继续把孩子往国际学校送，一方面彰显财富和地位，另一方面也让孩子更好衔接外国大学。他认为更重要的一点，是有能力把孩子送到私校的家长，大多受惠于中国体制，不会抗拒中共意识形态。</text:p>
      <text:p text:style-name="P4">
马建说：“中国的家长可能也是习近平的粉丝，他们只觉得西方好，能让他们的孩子受更好的教育，但是政治观点，什么民主自由、法治人权，他们是完全不接受的。如果他们从这个体制里获得了好处，他们就会成为这个体制的守护者。”</text:p>
      <text:p text:style-name="P4">
马建表示，他认识不少在中国生活的英国人，同样把孩子送到国际学校。他担心这些外国孩子被洗脑后，日后会成为中共在海外的“代言人”。</text:p>
      <text:p text:style-name="P4">
总部设于伦敦的人权组织“香港监察”创办人罗杰斯（BenedictRogers）认为，英国学府即使是在中国办学，也应该像在英国一样，教授学生言论自由、民主和人权等价值。而如果它们被中国政府迫令妥协，而必须跟从中共的教育模式，就应该退出中国市场。</text:p>
      <text:p text:style-name="P4">
他担心这些英国学府在经济上过于依赖中国业务，或让中国合作方影响其决策后，长远甚至可能影响这些学府在英国本土的教育。</text:p>
      <text:p text:style-name="P4">
记者：吕熙 责编：嘉远 网编：洪伟</text:p>
      <text:p text:style-name="P4">
Source: <text:a xlink:type="simple" xlink:href="https://www.rfa.org/mandarin/yataibaodao/junshiwaijiao/al-05232023125806.html" text:style-name="Internet_20_link" text:visited-style-name="Visited_20_Internet_20_Link">
https://www.rfa.org/mandarin/yataibaodao/junshiwaijiao/al-05232023125806.html</text:a>
</text:p>
      <!--NEWS-->
      <text:h text:style-name="P10" text:outline-level="1">
<text:span text:style-name="T4">
评论 | 胡平：读《致命自由》  浮想联翩</text:span>
</text:h>
      <text:p text:style-name="P4">
Author: None</text:p>
      <text:p text:style-name="P4">
Publisher: Radio Free Asia (Organization)</text:p>
      <text:p text:style-name="P4">
Published Time: 2023-05-23T15:38:32-04:00</text:p>
      <text:p text:style-name="P4">
Modified Time: 2023-05-23T15:38:32-04:00</text:p>
      <text:p text:style-name="P4">
Description: None</text:p>
      <text:p text:style-name="P4">
Videos: []</text:p>
      <text:p text:style-name="P4">
Audios: ["<text:a xlink:type="simple" xlink:href="https://www.rfa.org/mandarin/pinglun/huping/hp-052320231458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6.510417in" draw:z-index="0">
<draw:image xlink:href="../Images/rfamandarin/2023-05-23T15-38-32-04-00/000000.png" xlink:type="simple" xlink:show="embed" xlink:actuate="onLoad" draw:mime-type="image/png"/>
</draw:frame>
 曹旭云的《致命自由》（又名《爱尔镇书生》）封面及简介<text:a xlink:type="simple" xlink:href="https://www.rfa.org/mandarin/pinglun/huping/hp-05232023145825.html/@@images/image" text:style-name="Internet_20_link" text:visited-style-name="Visited_20_Internet_20_Link">
</text:a>
公民社截图  <text:a xlink:type="simple" xlink:href="https://www.rfa.org/mandarin/pinglun/huping/hp-05232023145825.html/@@stream" text:style-name="Internet_20_link" text:visited-style-name="Visited_20_Internet_20_Link">
</text:a>
</text:p>
      <text:p text:style-name="P4">
在描写八九民运和"六四"屠杀的文学作品中，曹旭云的《致命自由》（又名《爱尔镇书生》）别具特色。这部自传体长篇小说在“六四”30周年前夕推出后就受到广泛好评。近来我重读此书，感慨良多，浮想联翩。</text:p>
      <text:p text:style-name="P4">
《致命自由》一书，时间跨度长，场景变化大，事件庞杂，人物纷繁。作者将个人的经历与时代的变迁结合起来，从个人的视角见证了历史的巨变。</text:p>
      <text:p text:style-name="P4">
曹旭云出生于江西湖口县，就读于九江师专，毕业后不甘于沉闷平庸的体制内生涯，主动辞去中学教师的铁饭碗，走南闯北，浪迹天涯。89年春，曹旭云离开海南一路北上来到北京，正赶上天安门学运爆发。曹旭云立刻全身心投入运动，当上了在广场上仓促成军的中华各界人士赴京声援团的团长，亲身参与了绝食抗议，亲眼目睹了“六四”屠杀。</text:p>
      <text:p text:style-name="P4">
《致命自由》有两大看点。一是对“六四”屠杀的现场见证，一是对作者个人的成长历程、尤其是心路历程的书写。民主墙时期的资深民运人士任畹町，和作者相识于“六四”前夕的天安门广场，为这本书写了序。著名评论家、作者江西九江师专的师兄吴洪森为这本书写了跋。</text:p>
      <text:p text:style-name="P4">
《致命自由》的最后一章，第五章，30年后忆故人。曹旭云记叙了几十位故人的故事和结局。作者写到：“当年那些生动的场景，有些渐渐模糊起来。当年那些鲜活的身影，个个也渐行渐远。有的发迹、有的沉沦、有的坐监、有的辉煌、有的放达、有的平庸、有的贵为卿相、有的贱如刍狗、有的撒手人寰、有的怨天尤人、有的依然奋斗、有的却又在黯然疗伤......”。</text:p>
      <text:p text:style-name="P4">
是啊，一场“六四”，改变了多少人的命运！多少人抛离了原来的人生轨道而走上另外一条路；还有多少人貌似还在原来的路上，但是那心态心境已大不相同，俨然变成另外一个人。</text:p>
      <text:p text:style-name="P4">
对我们这代中国人来说，像“六四”这样重大的历史事变并不是第一次。文革是一次，改革又是一次。古今中外都很少有这样的一代人，在半个多世纪的光阴中，就经历了这么多这么大的变化。</text:p>
      <text:p text:style-name="P4">
当代中国，变化巨大，变化频繁。当我们回首往事，试图给我们过去几十年的生活作出一番整体的描述时，我们发现，我们的生活竟是如此的支离破裂，缺乏一贯性，它不象是一部长篇小说，而更象是几部互不相连的短篇：除了其中的人物没有变之外，其余的一切都在变，从场景到词汇。我们的心态，我们的观念，我们在社会中的地位和处境，以及彼此相待的态度与方式，都一再发生巨大的改变。</text:p>
      <text:p text:style-name="P4">
所以我常常想，我常常期待，有这样一部小说或剧本，就记下某个中学某个班的几次同学会，65年的一次同学会，75年的一次同学会，85年、95年、05年或15年的同学会，人大体上还是那些人，但是他们各自的思想与心情，遭遇和处境有多大的变化。有坚守也有逃避，有奋进也有消沉，有友谊有爱情，也有出卖有背叛，有升沉有起伏，有高光也有至暗。在不同年代的同学会上，大家交谈的话题会很不一样，各自的价值观会很不一样，彼此说话的口气也会很不一样，连流行的词汇都会很不一样。但是在这种种变化中又有着某种不变。通过这些复杂的变与不变，可以深刻地揭示人性，揭示时代。</text:p>
      <text:p text:style-name="P4">
“国家不幸诗家幸，话到沧桑句便工。”我们的文化人知识人，理当贡献出这样的鸿篇巨制，以无愧于我们的时代，无愧于我们的奋斗，也无愧于我们的苦难。借由这种历史的回顾与反思，我们去发现、去创造我们的未来。</text:p>
      <text:p text:style-name="P4">
（文章只代表特约评论员个人的立场和观点）</text:p>
      <text:p text:style-name="P4">
Source: <text:a xlink:type="simple" xlink:href="https://www.rfa.org/mandarin/pinglun/huping/hp-05232023145825.html" text:style-name="Internet_20_link" text:visited-style-name="Visited_20_Internet_20_Link">
https://www.rfa.org/mandarin/pinglun/huping/hp-05232023145825.html</text:a>
</text:p>
      <!--NEWS-->
      <text:h text:style-name="P10" text:outline-level="1">
<text:span text:style-name="T4">
中国封杀美光　美中竞争委员会主席：应将长鑫存储加入黑名单</text:span>
</text:h>
      <text:p text:style-name="P4">
Author: None</text:p>
      <text:p text:style-name="P4">
Publisher: Radio Free Asia (Organization)</text:p>
      <text:p text:style-name="P4">
Published Time: 2023-05-23T15:41:00-04:00</text:p>
      <text:p text:style-name="P4">
Modified Time: 2023-05-23T16:04: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4618in" draw:z-index="0">
<draw:image xlink:href="../Images/rfamandarin/2023-05-23T15-41-00-04-00/000000.png" xlink:type="simple" xlink:show="embed" xlink:actuate="onLoad" draw:mime-type="image/png"/>
</draw:frame>
 长鑫存储（CXMT）公司设在安徽省合肥市的总部 <text:a xlink:type="simple" xlink:href="https://www.rfa.org/mandarin/Xinwen/8-05232023153758.html/@@images/image" text:style-name="Internet_20_link" text:visited-style-name="Visited_20_Internet_20_Link">
</text:a>
长鑫存储官网  据路透社独家报道，在中国决定封杀美国半导体大厂美光(Micron)的产品后，美国众议院美中竞争特别委员会主席加拉格尔（Rep. MikeGallagher）周二（23日）表示，美国商务部应将中国存储芯片制造商长鑫存储科技 (CXMT) 列入贸易黑名单。</text:p>
      <text:p text:style-name="P4">
中国网络监管机构周日表示，美国美光科技公司（Micron Technology Inc.）未通过网络安全审查，因此将阻止关键基础设施运营商从该公司购买芯片。</text:p>
      <text:p text:style-name="P4">
对此，加拉格尔议员在一份声明中说：“美国必须向中华人民共和国明确表示，不会容忍对其公司或盟友的经济胁迫。（美国）商务部应立即将长鑫存储（CXMT）添加到实体清单中，并确保美国的技术，无论规格如何，都不会流向长鑫存储（CXMT）、长江存储（YMTC）或其他在该行业运营的中国公司。”</text:p>
      <text:p text:style-name="P4">
加拉格尔还补充说，美国对在（中国）经营的外国半导体存储器公司授予的出口许可证，不应被用来回填美光的市场空缺，韩国盟友也应该采取同样行动，防止回填。</text:p>
      <text:p text:style-name="P4">
责编：凯迪</text:p>
      <text:p text:style-name="P4">
Source: <text:a xlink:type="simple" xlink:href="https://www.rfa.org/mandarin/Xinwen/8-05232023153758.html" text:style-name="Internet_20_link" text:visited-style-name="Visited_20_Internet_20_Link">
https://www.rfa.org/mandarin/Xinwen/8-05232023153758.html</text:a>
</text:p>
      <!--NEWS-->
      <text:h text:style-name="P10" text:outline-level="1">
<text:span text:style-name="T4">
美议员：面对中共迫害　美国及盟友应声援法轮功</text:span>
</text:h>
      <text:p text:style-name="P4">
Author: None</text:p>
      <text:p text:style-name="P4">
Publisher: Radio Free Asia (Organization)</text:p>
      <text:p text:style-name="P4">
Published Time: 2023-05-23T15:46:00-04:00</text:p>
      <text:p text:style-name="P4">
Modified Time: 2023-05-23T16:23:58-04:00</text:p>
      <text:p text:style-name="P4">
Description: None</text:p>
      <text:p text:style-name="P4">
Videos: []</text:p>
      <text:p text:style-name="P4">
Audios: ["<text:a xlink:type="simple" xlink:href="https://www.rfa.org/mandarin/yataibaodao/shehui/tj-0523202312120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6" text:anchor-type="as-char" svg:width="6.9236in" svg:height="3.88615in" draw:z-index="0">
<draw:image xlink:href="../Images/rfamandarin/2023-05-23T15-46-00-04-00/000000.png" xlink:type="simple" xlink:show="embed" xlink:actuate="onLoad" draw:mime-type="image/png"/>
</draw:frame>
 5月23日，美国国会举办关于法轮功的简报会。 <text:a xlink:type="simple" xlink:href="https://www.rfa.org/mandarin/yataibaodao/shehui/tj-05232023121202.html/@@images/image" text:style-name="Internet_20_link" text:visited-style-name="Visited_20_Internet_20_Link">
</text:a>
记者唐缘媛摄  <text:a xlink:type="simple" xlink:href="https://www.rfa.org/mandarin/yataibaodao/shehui/tj-05232023121202.html/@@stream" text:style-name="Internet_20_link" text:visited-style-name="Visited_20_Internet_20_Link">
</text:a>
</text:p>
      <text:p text:style-name="P4">
中国当局针对法轮功修炼者的迫害再次引发舆论关注。本周二，美国国会就此特别举办简报会。与会议员、学者呼吁国际社会支持宗教信仰自由，共同声援遭中国当局打压的法轮功群体。</text:p>
      <ul>
        <li>
<text:span text:style-name="T4">
<text:a xlink:type="simple" xlink:href="https://www.rfa.org/mandarin/Xinwen/7-05202023161939.html" text:style-name="Internet_20_link" text:visited-style-name="Visited_20_Internet_20_Link">
 </text:a>
 </text:span>
  * <text:span text:style-name="T4">
<text:a xlink:type="simple" xlink:href="https://www.rfa.org/mandarin/yataibaodao/junshiwaijiao/cm-05152023104558.html" text:style-name="Internet_20_link" text:visited-style-name="Visited_20_Internet_20_Link">
 </text:a>
 </text:span>
  * <text:span text:style-name="T4">
<text:a xlink:type="simple" xlink:href="https://www.rfa.org/mandarin/Xinwen/4-02262023110029.html" text:style-name="Internet_20_link" text:visited-style-name="Visited_20_Internet_20_Link">
 </text:a>
 </text:span>
  * <text:a xlink:type="simple" xlink:href="https://www.rfa.org/mandarin/Xinwen/3-12012022112443.html" text:style-name="Internet_20_link" text:visited-style-name="Visited_20_Internet_20_Link">
 <text:span text:style-name="T4">
江泽民去世 法轮功团体誓言继续追究中共迫害</text:span>
 </text:a>
</li>
      </ul>
      <text:p text:style-name="P4">
自江泽民在1999年宣布镇压法轮功后，中国当局针对这一民间宗教群体的迫害延续至今。维权网今年四月发布的《中国大陆在押政治犯、良心犯月度报告》指出：中共当局对法轮功的残酷镇压仍然是持续不断，但法轮功学员的反抗也依然是一如既往，毫不畏惧。该报告每个月收集到的遭判刑案例中，法轮功学员是最大群体。</text:p>
      <text:p text:style-name="P4">
外界普遍认为，中国民间平台的相关统计仅是冰山一角，现实中可能有更多法轮功学遭到中国当局迫害。</text:p>
      <text:p text:style-name="P4">
<text:span text:style-name="T4">
美议员：法轮功学员仅仅因为信仰 遭受迫害</text:span>
</text:p>
      <text:p text:style-name="P4">
为此，美国众议院下属国际宗教自由核心小组 （The International Religious Freedom Caucus)在本周二召开简报会。在简报会上，美国佛罗里达州众议员比利拉基斯（GusBilirakis）谴责中国当局长期虐待法轮功学员的行为：“中国共产党有对特定宗教和种族进行压迫与灭绝的长远历史，中国当局希望消灭他们的文化，而法轮功是中国当局的主要目标之一。在中国共产党手中，法轮功学员被起诉、恐吓、审查、关押、强制劳动、虐待、强摘器官，甚至死亡，单纯只因为他们的信仰。”</text:p>
      <text:p text:style-name="P4">
<draw:frame draw:style-name="fr1" draw:name="Image117" text:anchor-type="as-char" svg:width="6.9236in" svg:height="4.305614in" draw:z-index="0">
<draw:image xlink:href="../Images/rfamandarin/2023-05-23T15-46-00-04-00/000001.png" xlink:type="simple" xlink:show="embed" xlink:actuate="onLoad" draw:mime-type="image/png"/>
</draw:frame>
 美国众议员比利拉基斯（GusBilirakis）在简报会中发言。（记者唐缘媛摄）  <text:a xlink:type="simple" xlink:href="https://www.rfa.org/mandarin/yataibaodao/shehui/tj-05232023121202.html/571672474e8c.jpg" text:style-name="Internet_20_link" text:visited-style-name="Visited_20_Internet_20_Link">
</text:a>
</text:p>
      <text:p text:style-name="P4">
华盛顿智库哈德逊研究所（Hudson Institute）宗教自由中心主任妮娜·西亚（NinaShea）在会上也谈到：“在世界上所有的宗教压迫中，中国共产党对法轮功的暴行是不常被外界讨论的，但它非常严重，甚至是宗教灭绝的程度。……中国当局迫害中国境内7千万至1亿名法轮功信徒，中国政府对他们进行抓捕、强制劳动、折磨、虐待。关押期间，很多信徒因此消失或死亡。”</text:p>
      <text:p text:style-name="P4">
西亚还指出，中国当局此前在纽约曼哈顿设立的非法海外警察站中，其海外警察站人员就曾违法在美国境内压迫、骚扰法轮功学员。</text:p>
      <text:p text:style-name="P4">
<text:span text:style-name="T4">
周子定：父亲不是法轮功信徒 却被当局以信仰法轮功为由重判</text:span>
</text:p>
      <text:p text:style-name="P4">
会上，受到中国当局迫害的法轮功学员以及相关家属也分享了他们的遭遇。在油管（YouTube)经营军事频道的博主周子定表示，他的母亲是法轮功修炼者，但是他的父亲不是。然而，他的父亲在近日从美国回到中国后，却无故被当局以参与法轮功为由秘密羁押并被判刑8年：“审判书上说，我父亲是我母亲的共犯。由于我的母亲在逃，主犯与共犯没有太大的区别，因此将我的父亲判刑8年。”</text:p>
      <text:p text:style-name="P4">
周子定说：“我的祖父去年过世了，我不能去参加他的葬礼，因为我若是回中国，我会被关入大牢。我父亲也不能去参加葬礼，因为他已经被关进监狱。”</text:p>
      <text:p text:style-name="P4">
法轮功学员季云芝因为信仰被中国当局长期迫害，并在去年3月服刑过程中身亡。季云芝的儿子西蒙‧张（Simon Zhang）也出席了周二的简报会。</text:p>
      <text:p text:style-name="P4">
西蒙‧张说，他的母亲多次因法轮功入狱，在狱中，季云芝遭受电击虐待、强制劳动等酷刑，并且严重营养不良：“（我母亲被关押的前两次）我们都在她快死亡时才能把她接回家，她生命垂危都是因为酷刑与虐待。2022年的农历新年，她再度被逮捕，这是北京冬奥会开幕前3天。警方冲进我们家，并发现有关法轮功的书籍。而后，她在看守所试图绝食抗议，守卫却强迫灌食、虐待并羞辱她，导致她失去意识被送医抢救。”季云芝在医院待了一个月后，不幸死亡。</text:p>
      <text:p text:style-name="P4">
<text:span text:style-name="T4">
美议员：中国政府必须为侵犯人权负责</text:span>
</text:p>
      <text:p text:style-name="P4">
对于法轮功学员受迫害的情况，比利拉基斯议员呼吁美国政府以及国会采取行动：“美国以及美国的盟友应该传递坚定讯号，共同捍卫基本人权。信仰自由应该在全球被保护，美国是自由国家的领导者，我们有责任和义务这么做。没有人应该因为信仰被恐吓、驱离祖籍地、关押，甚至被谋杀。我们不应忌惮中国政府，而应该要求中国负起侵害人权的责任。”</text:p>
      <text:p text:style-name="P4">
西蒙‧张则呼吁美国政府，制裁迫害法轮功学员的中国官员：“很多中国警察跟官员都害怕被制裁，因为如果被制裁，他们的小孩就不能来美国念书，他们退休后也不能移民来美国，他们也会损失存在美国的财产。因此，我希望美国政府可以制裁这些中国官员。”</text:p>
      <text:p text:style-name="P4">
记者：唐缘媛 责编：何平 网编：洪伟</text:p>
      <text:p text:style-name="P4">
Source: <text:a xlink:type="simple" xlink:href="https://www.rfa.org/mandarin/yataibaodao/shehui/tj-05232023121202.html" text:style-name="Internet_20_link" text:visited-style-name="Visited_20_Internet_20_Link">
https://www.rfa.org/mandarin/yataibaodao/shehui/tj-05232023121202.html</text:a>
</text:p>
      <!--NEWS-->
      <text:h text:style-name="P10" text:outline-level="1">
<text:span text:style-name="T4">
美众院外委会主席：WHO纵容中共排除台湾是错误</text:span>
</text:h>
      <text:p text:style-name="P4">
Author: None</text:p>
      <text:p text:style-name="P4">
Publisher: Radio Free Asia (Organization)</text:p>
      <text:p text:style-name="P4">
Published Time: 2023-05-23T15:46:17-04:00</text:p>
      <text:p text:style-name="P4">
Modified Time: 2023-05-23T15:46: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5-23T15-46-17-04-00/000000.png" xlink:type="simple" xlink:show="embed" xlink:actuate="onLoad" draw:mime-type="image/png"/>
</draw:frame>
图为抗议者在台湾的台北市集会，对世界卫生组织排除台湾参与表示不满 <text:a xlink:type="simple" xlink:href="https://www.rfa.org/mandarin/Xinwen/9-05232023154221.html/@@images/image" text:style-name="Internet_20_link" text:visited-style-name="Visited_20_Internet_20_Link">
</text:a>
路透社资料图片  第76届世界卫生大会（WHA）本周正在日内瓦举行，台湾已连续7年未能获邀参与。美国众议院外委会主席麦考尔（MichaelMcCaul）23日投书美国国会山庄报（The Hill），指世界卫生组织（WHO）纵容中共的专制议程,把台湾排除在外是严重错误。他还表示，这凸显出北京在联合国体系拥有庞大影响力，美国应采取更多抵制措施。麦考尔议员的投书标题是“台湾理应在WHA拥有一席之地”。他在文中表示，因为中共隐匿新冠病毒疫情，导致全球大量民众染疫身亡，经济崩溃；相较之下，全世界受益于台湾慷慨捐赠的个人防护装备（PPE）及良好防疫措施。但在WHA拥有发言权的却是中共，而不是台湾。麦考尔还表示，美国虽是联合国目前最大资助国，但中共善于操控联合国体系、扭曲以规则为基础的秩序，压制批评者的声音，合理化自身威权意图，这无疑是靠扬言取消对有需要国家目前或未来的贷款及援助。麦考尔最后呼吁，美国必须采取更多措施来抵制中共在整个联合国系统的恶意影响，而第一步就是更果断地支持台湾参与WHA。 责编：凯迪</text:p>
      <text:p text:style-name="P4">
Source: <text:a xlink:type="simple" xlink:href="https://www.rfa.org/mandarin/Xinwen/9-05232023154221.html" text:style-name="Internet_20_link" text:visited-style-name="Visited_20_Internet_20_Link">
https://www.rfa.org/mandarin/Xinwen/9-05232023154221.html</text:a>
</text:p>
      <!--NEWS-->
      <text:h text:style-name="P10" text:outline-level="1">
<text:span text:style-name="T4">
印度总理莫迪访问澳洲受到热烈欢迎</text:span>
</text:h>
      <text:p text:style-name="P4">
Publisher: 法新社</text:p>
      <text:p text:style-name="P4">
Published Time: 2023-05-23T16:02:08+00:00</text:p>
      <text:p text:style-name="P4">
Modified Time: 2023-05-23T15:35:02+00:00</text:p>
      <text:p text:style-name="P4">
Description: （法新社雪梨23日电） 澳洲今天盛大欢迎印度总理莫迪（Narendra Modi），对这位印度领导人大加赞扬，在他这次访问以贸易和双边关系为重，对他遭批评的作为避而不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23T16-02-08-00-00/000000.png" xlink:type="simple" xlink:show="embed" xlink:actuate="onLoad" draw:mime-type="image/png"/>
</draw:frame>
</text:p>
      <text:p text:style-name="P4">
莫迪今天在可容纳2万1000人的雪梨奥林匹克公园（Sydney Olympic Park）举办了一场竞选活动般的集会，并由澳洲总理艾班尼斯（AnthonyAlbanese）担任主持人。</text:p>
      <text:p text:style-name="P4">
印度是世界上人口最多的市场，而且可与军事实力、外交和经济影响力日益增长的中国抗衡，澳洲政府大受吸引，正试图向印度示好。</text:p>
      <text:p text:style-name="P4">
在一片「莫迪！莫迪！莫迪！」的呼喊声中，艾班尼斯以「亲爱的朋友」这个称呼向印度裔澳洲人群众介绍莫迪，并称赞莫迪使澳洲「更加强大、更加包容」。</text:p>
      <text:p text:style-name="P4">
艾班尼斯表示，自己上一次在这个舞台上看到的是美国摇滚歌手布鲁斯史普林斯汀（Bruce Springsteen），但「他没有像莫迪总理这样受欢迎」。</text:p>
      <text:p text:style-name="P4">
艾班尼斯露出笑容，以布鲁斯史普林斯汀的绰号「老板」（The Boss）称呼莫迪，夸耀他们在过去半年已见面6次。</text:p>
      <text:p text:style-name="P4">
这是对莫迪展现不寻常的个人支持。将在明年争取连任的莫迪是位民族主义派领袖，他因为使民主倒退和对于非印度教徒的歧视而受到批评。</text:p>
      <text:p text:style-name="P4">
莫迪回应艾班尼斯的赞美时，列举多项串联两国民众的共同喜好，从板球到咖哩、瑜珈到电视节目厨神当道（Masterchef），并指出：「印澳关系最重要的基石就是互相信任和互相尊重。」</text:p>
      <text:p text:style-name="P4">
莫迪从昨天开始他自2014年上任以来的首次澳洲访问。在互相恭维奉承的背后，存在理性的战略和政治考量。</text:p>
      <text:p text:style-name="P4">
澳洲在面对越来越强硬的中国时，也在动荡不安的区域关系中寻找经济和政治伙伴。</text:p>
      <text:p text:style-name="P4">
印度的经济表现因为一些错误的政策而一直起伏不定。但数亿人摆脱了贫困。</text:p>
      <text:p text:style-name="P4">
布里斯本（Brisbane）格里菲斯大学（Griffith University）国际关系教授霍尔（IanHall）告诉法新社：「我们在这次联合亮相看到的是澳洲和印度国内外政策的交融。」</text:p>
      <text:p text:style-name="P4">
霍尔表示：「两位领导人都在寻求资金和支持，他们以散居在澳洲的印度侨民为中心，并利用双边合作关系的优势。」</text:p>
      <text:p text:style-name="P4">
Source: <text:a xlink:type="simple" xlink:href="https://www.rfi.fr/cn/%E5%9B%BD%E9%99%85%E6%8A%A5%E9%81%93/20230523-%E5%8D%B0%E5%BA%A6%E6%80%BB%E7%90%86%E8%8E%AB%E8%BF%AA%E8%AE%BF%E9%97%AE%E6%BE%B3%E6%B4%B2%E5%8F%97%E5%88%B0%E7%83%AD%E7%83%88%E6%AC%A2%E8%BF%8E" text:style-name="Internet_20_link" text:visited-style-name="Visited_20_Internet_20_Link">
https://www.rfi.fr/cn/%E5%9B%BD%E9%99%85%E6%8A%A5%E9%81%93/20230523-%E5%8D%B0%E5%BA%A6%E6%80%BB%E7%90%86%E8%8E%AB%E8%BF%AA%E8%AE%BF%E9%97%AE%E6%BE%B3%E6%B4%B2%E5%8F%97%E5%88%B0%E7%83%AD%E7%83%88%E6%AC%A2%E8%BF%8E</text:a>
</text:p>
      <!--NEWS-->
      <text:h text:style-name="P10" text:outline-level="1">
<text:span text:style-name="T4">
"笑果事件"透视：中国社会举报现象卷土重来</text:span>
</text:h>
      <text:p text:style-name="P4">
Author: None</text:p>
      <text:p text:style-name="P4">
Publisher: Radio Free Asia (Organization)</text:p>
      <text:p text:style-name="P4">
Published Time: 2023-05-23T16:05:00-04:00</text:p>
      <text:p text:style-name="P4">
Modified Time: 2023-05-23T16:20:08-04:00</text:p>
      <text:p text:style-name="P4">
Description: None</text:p>
      <text:p text:style-name="P4">
Videos: []</text:p>
      <text:p text:style-name="P4">
Audios: ["<text:a xlink:type="simple" xlink:href="https://www.rfa.org/mandarin/yataibaodao/renquanfazhi/jw-052320231015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20" text:anchor-type="as-char" svg:width="6.9236in" svg:height="5.516546in" draw:z-index="0">
<draw:image xlink:href="../Images/rfamandarin/2023-05-23T16-05-00-04-00/000000.png" xlink:type="simple" xlink:show="embed" xlink:actuate="onLoad" draw:mime-type="image/png"/>
</draw:frame>
中国喜剧演员李昊石（HOUSE）在舞台上说他看到两条野狗追松鼠，联想到"能打胜仗，作风优良"，惹上大祸。 <text:a xlink:type="simple" xlink:href="https://www.rfa.org/mandarin/yataibaodao/renquanfazhi/jw-05232023101542.html/@@images/image" text:style-name="Internet_20_link" text:visited-style-name="Visited_20_Internet_20_Link">
</text:a>
路透社图片  <text:a xlink:type="simple" xlink:href="https://www.rfa.org/mandarin/yataibaodao/renquanfazhi/jw-05232023101542.html/@@stream" text:style-name="Internet_20_link" text:visited-style-name="Visited_20_Internet_20_Link">
</text:a>
</text:p>
      <text:p text:style-name="P4">
近日，中国笑果文化公司演员李昊石的脱口秀表演因涉及所谓"侮辱人民子弟兵"而被举报并遭到警方立案调查。有学者指出，举报现象在中国历次政治运动中由来已久，而这次"笑果事件"被从重处理，则是另一次政治表忠心的举动。</text:p>
      <text:p text:style-name="P4">
<text:a xlink:type="simple" xlink:href="https://www.rfa.org/mandarin/yataibaodao/meiti/gt2-05162023080156.html" text:style-name="Internet_20_link" text:visited-style-name="Visited_20_Internet_20_Link">
 <text:span text:style-name="T4">
脱口秀引用习近平"作风优良能打胜仗" 被指侮辱军队</text:span>
 </text:a>
  * <text:span text:style-name="T4">
<text:a xlink:type="simple" xlink:href="https://www.rfa.org/mandarin/yataibaodao/kejiaowen/ql1-11092021041429.html" text:style-name="Internet_20_link" text:visited-style-name="Visited_20_Internet_20_Link">
 </text:a>
 </text:span>
  * <text:a xlink:type="simple" xlink:href="https://www.rfa.org/mandarin/yataibaodao/kejiaowen/ql1-07152021074124.html" text:style-name="Internet_20_link" text:visited-style-name="Visited_20_Internet_20_Link">
 <text:span text:style-name="T4">
四川大学生军训期间相互“告密”成风</text:span>
 </text:a>
  * <text:a xlink:type="simple" xlink:href="https://www.rfa.org/mandarin/yataibaodao/kejiaowen/ql1-09032021044445.html" text:style-name="Internet_20_link" text:visited-style-name="Visited_20_Internet_20_Link">
 <text:span text:style-name="T4">
教师补课被举报开除 告密学生:“虽受益匪浅，最后一网打尽”</text:span>
 </text:a>
  * <text:a xlink:type="simple" xlink:href="https://www.rfa.org/mandarin/yataibaodao/gangtai/ac-07092021070220.html" text:style-name="Internet_20_link" text:visited-style-name="Visited_20_Internet_20_Link">
 <text:span text:style-name="T4">
香港“后国安时代”：学界举报成风 师生皆成整肃对象</text:span>
 </text:a>
</text:p>
      <text:p text:style-name="P4">
<text:span text:style-name="T4">
李昊石脱口秀内容被举报 当局立案调查</text:span>
</text:p>
      <text:p text:style-name="P4">
本月中旬，一段中国脱口秀引起舆论轰动。网友上传笑果文化旗下脱口秀演员李昊石（HOUSE）5月13日的表演视频片段显示，李昊石在表演中调侃道，他从山上捡回来两条野狗，在看到野狗追松鼠时，“内心只想说八个大字：作风优良，能打胜仗。”</text:p>
      <text:p text:style-name="P4">
由这八个字引发的网民讨论，一度冲上微博热搜。有网友认为，“这是侮辱了人民子弟兵”、“这稿子不合适，不是什么都能拿来开玩笑的”；但也有网友表示支持，认为喜剧的特点就是冒犯，没必要上纲上线。</text:p>
      <text:p text:style-name="P4">
事件一出，虽然李昊石和笑果文化第一时间发布道歉声明，但还是引来多家官媒纷纷表态。16日下午，新华社微博官方号发帖称：“‘听党指挥、能打胜仗、作风优良’，每个字都不容冒犯！”《人民日报》当日也发布评论，“片面追求笑果而不惜踩线，就陷入了误区。”</text:p>
      <text:p text:style-name="P4">
随着连日来舆论的发酵，李昊石及所属的笑果文化公司也被中国网民举报到有关部门，北京、上海文旅部门随即介入调查，警方也迅速跟进。</text:p>
      <text:p text:style-name="P4">
旅美中国政治学者王军涛在接受本台采访时表示，举报本身不是问题，西方民主国家也普遍存在“吹哨人”制度。但是在中国，举报后的惩罚机制能否依法依规才是重点。</text:p>
      <text:p text:style-name="P4">
“我认为举报不是问题，主要的问题是迫害。在法治社会，所有举报材料在程序上要进行公开，要核准，双方要进行辩论，量刑依据必须是经得起社会良知检验、制定成法律的依据。”他说，“中国习近平独裁和共产党专制下，他们把维护政权和独裁利益当作判断是非标准，对公民的迫害不依照公开合理的中国刑事诉讼法程序。”</text:p>
      <text:p text:style-name="P4">
北京朝阳区警方17日通报称，“针对某文化公司演员李某某（男，31岁）在演出过程中出现严重侮辱人民军队的情节，造成恶劣社会影响的情况，公安机关已依法立案调查。”</text:p>
      <text:p text:style-name="P4">
与此同时，北京市文旅局当天也宣布对笑果文化作出行政处罚，没收违法所得132万余元，并处罚款1225万余元，无限期暂停该公司在京所有演出活动，还将对涉案人员及其演出经纪机构和演出场所经营单位“进一步依法依规追究责任”。上海市有关部门也宣布，第一时间同步约谈、严厉训诫涉事公司，从即日起暂停在沪全部演出。</text:p>
      <text:p text:style-name="P4">
<draw:frame draw:style-name="fr1" draw:name="Image121" text:anchor-type="as-char" svg:width="6.9236in" svg:height="4.619339in" draw:z-index="0">
<draw:image xlink:href="../Images/rfamandarin/2023-05-23T16-05-00-04-00/000001.png" xlink:type="simple" xlink:show="embed" xlink:actuate="onLoad" draw:mime-type="image/png"/>
</draw:frame>
2023年5月17日，在上海一家剧院外贴出的取消笑果公司演出的通知。（法新社）  <text:a xlink:type="simple" xlink:href="https://www.rfa.org/mandarin/yataibaodao/renquanfazhi/jw-05232023101542.html/afp.jpeg" text:style-name="Internet_20_link" text:visited-style-name="Visited_20_Internet_20_Link">
</text:a>
</text:p>
      <text:p text:style-name="P4">
官方出手后，党媒《环球时报》前总编胡锡进则在微博发文，力挺笑果文化。他写道：“中国人民解放军的文化受到挑战了吗？我觉得没有！”但此次，胡锡进的舆论引导工作却遭到众多网友的集体声讨。随后，胡锡进一改口风转变立场，支持惩处笑果文化，还说“触底线必将付出沉重代价！”</text:p>
      <text:p text:style-name="P4">
旅居美国纽约的海外政论刊物《北京之春》荣誉主编胡平告诉本台，当局从严、从快、从重处理针对李昊石及笑果文化的举报，在当今中国释放出危险的信号。</text:p>
      <text:p text:style-name="P4">
“这件事情是一个很危险的信号，就是当局要加强文字狱，加强语言治罪。利用所谓的群众揭发，造成更广泛的恐惧效应。这对我们作为文革的过来人来说，一点也不陌生。”他说，“事情现在已经走到这一步，在这个意义上完全是文革那套做法的死灰复燃。”</text:p>
      <text:p text:style-name="P4">
但胡平认为，文革十年的政治高压直接引起了后来体制内的思想解放，这也是目前习近平当局所担忧的。他说：“现在习近平要重搞这一套，必定会唤起很多人文革痛苦的记忆，会有很多人来抵制这种做法。”</text:p>
      <text:p text:style-name="P4">
中国互联网披露的消息显示，“笑果事件”举报者的个人信息目前也被网民曝光，其本人还受到许多网友的质问和攻击。</text:p>
      <text:p text:style-name="P4">
<draw:frame draw:style-name="fr1" draw:name="Image122" text:anchor-type="as-char" svg:width="6.9236in" svg:height="4.901265in" draw:z-index="0">
<draw:image xlink:href="../Images/rfamandarin/2023-05-23T16-05-00-04-00/000002.png" xlink:type="simple" xlink:show="embed" xlink:actuate="onLoad" draw:mime-type="image/png"/>
</draw:frame>
 脱口秀演员House此前也在《脱口秀大会》中讲过关于其收养的狗的桥段。（脱口秀大会youtube视频截图）  <text:a xlink:type="simple" xlink:href="https://www.rfa.org/mandarin/yataibaodao/renquanfazhi/jw-05232023101542.html/a.jpeg" text:style-name="Internet_20_link" text:visited-style-name="Visited_20_Internet_20_Link">
</text:a>
</text:p>
      <text:p text:style-name="P4">
<text:span text:style-name="T4">
举报风文革最盛：一代人的集体创伤</text:span>
</text:p>
      <text:p text:style-name="P4">
在政治高压下，举报行为似乎成为中共建政以来的后遗症。文革十年间，子女告发父母、夫妻反目导致家破人亡的事件几乎成为常态。严酷的政治压迫下，人人自危成了一代人永远的创伤。</text:p>
      <text:p text:style-name="P4">
中国官媒人民网2013年曾转载《新京报》的一篇采访报道，讲述了文革中的一位红卫兵在举报自己母亲并致其被枪决后，多年来的忏悔。</text:p>
      <text:p text:style-name="P4">
在这篇报道中，已经成为北京博圣律师事务所律师的张红兵讲述了他的愿望。1970年，张红兵的母亲方忠谋在家中说了一些支持刘少奇、批评毛泽东的言论，被张红兵举报。方忠谋的言论被定性为“反革命”，两个月后即被枪决。1980年，方忠谋的案子获得平反，当时法院裁定“实属冤杀，应予昭雪”。</text:p>
      <text:p text:style-name="P4">
张红兵表示，“那时候大家都被裹挟在一种氛围里，想跑也跑不了。我人性中的善良、美好被彻底地、无可挽回地‘格式化‘了。”他说，多年来一直被内心的痛苦折磨，从2011年起向有关部门申请，希望认定母亲的墓地为文物，不过一直未能成功。</text:p>
      <text:p text:style-name="P4">
张红兵强调，公开那段痛苦的经历，是希望人们记住那段历史的残酷。</text:p>
      <text:p text:style-name="P4">
中国民主党全委会执行长、在纽约的律师陈闯创指出，中国的举报现象并非始于文革，但在文革最盛。</text:p>
      <text:p text:style-name="P4">
“举报这种氛围、环境、习惯，甚至是文化，也不是说文革才有。这种不让你在任何私下小环境中得到安宁，其实中共建政以来就这么搞。”他说：“在整个政治系统表现中，效忠是最重要的，这个忠诚只是对习近平个人忠诚。过去几年来，习近平非常在意提升军人形象，其实他就是想让军队为他效力打台湾，这样环境下涉军言论变得更加敏感。”</text:p>
      <text:p text:style-name="P4">
陈闯创认为，有鉴于习近平治下的中国舆论环境，“笑果事件”的处理结果不容乐观，而李昊石本人也可能面临难以估量的迫害。</text:p>
      <text:p text:style-name="P4">
记者：经纬 责编：何平 网编：洪伟 <text:span text:style-name="T4">
<text:span text:style-name="T5">
* </text:span>
</text:span>
*</text:p>
      <text:p text:style-name="P4">
Source: <text:a xlink:type="simple" xlink:href="https://www.rfa.org/mandarin/yataibaodao/renquanfazhi/jw-05232023101542.html" text:style-name="Internet_20_link" text:visited-style-name="Visited_20_Internet_20_Link">
https://www.rfa.org/mandarin/yataibaodao/renquanfazhi/jw-05232023101542.html</text:a>
</text:p>
      <!--NEWS-->
      <text:h text:style-name="P10" text:outline-level="1">
<text:span text:style-name="T4">
美国巴新签署安全协议 澳大利亚欢迎 中国称要警惕地缘政治博弈</text:span>
</text:h>
      <text:p text:style-name="P4">
Author: chinese@voanews.com (杨安)</text:p>
      <text:p text:style-name="P4">
Publisher: 美国之音中文网 (Type: NewsMediaOrganization)</text:p>
      <text:p text:style-name="P4">
Published Time: 2023-05-23T16:08:16+08:00</text:p>
      <text:p text:style-name="P4">
Modified Time: 2023-05-23 08:08:16Z</text:p>
      <text:p text:style-name="P4">
Description: 美国和巴布亚新几内亚周一(2023年5月22日)签署了一项安全协议，内容包括允许美国军队进入巴新的水域和港口，被视为抑制中国在该区域日益增长的影响力。针对这些协议的签署，中国称要警惕以合作之名搞地缘政治博弈，澳大利亚则表示欢迎。</text:p>
      <text:p text:style-name="P4">
Videos: []</text:p>
      <text:p text:style-name="P4">
Images: []</text:p>
      <text:p text:style-name="P4">
Categories: ['亚太', '美国', '中国']</text:p>
      <text:p text:style-name="P4">
Type: None</text:p>
      <!--METADATA-->
      <text:p text:style-name="P4">
NoneNone</text:p>
      <text:p text:style-name="P4">
Source: <text:a xlink:type="simple" xlink:href="https://www.voachinese.com/a/reaction-to-us-png-defense-pact-20230523/7105058.html" text:style-name="Internet_20_link" text:visited-style-name="Visited_20_Internet_20_Link">
https://www.voachinese.com/a/reaction-to-us-png-defense-pact-20230523/7105058.html</text:a>
</text:p>
      <!--NEWS-->
      <text:h text:style-name="P10" text:outline-level="1">
<text:span text:style-name="T4">
希腊左翼联盟料不组阁 将寻求第二轮选举</text:span>
</text:h>
      <text:p text:style-name="P4">
Author: 联合早报 (Person)</text:p>
      <text:p text:style-name="P4">
Publisher: 联合早报 (Organization)</text:p>
      <text:p text:style-name="P4">
Published Time: 2023-05-23T16:11</text:p>
      <text:p text:style-name="P4">
Modified Time: 2023-05-23T16:59</text:p>
      <text:p text:style-name="P4">
Description: 希腊左派政党将于星期二（5月23日）获得授权组建联合政府，但他们预计将寻求进行第二轮投票。路透社报道，希腊总理米佐塔基斯领导的执政党新民主党星期天（21日）在选举中获得40.8%选...</text:p>
      <text:p text:style-name="P4">
Videos: []</text:p>
      <text:p text:style-name="P4">
Audios: []</text:p>
      <text:p text:style-name="P4">
Images: []</text:p>
      <text:p text:style-name="P4">
Type: NewsArticle</text:p>
      <text:p text:style-name="P4">
Breadcrumbs: ['即时', '国际']</text:p>
      <text:p text:style-name="P4">
Keywords: ['希腊', '选举']</text:p>
      <!--METADATA-->
      <text:p text:style-name="P4">
希腊左派政党将于星期二（5月23日）获得授权组建联合政府，但他们预计将寻求进行第二轮投票。</text:p>
      <text:p text:style-name="P4">
路透社报道，希腊总理米佐塔基斯领导的执政党新民主党星期天（21日）在选举中获得40.8%选票，左翼联盟得票率为20.1%。新民主党赢得146个议席，距离绝对多数还差五个。</text:p>
      <text:p text:style-name="P4">
米佐塔基斯星期一（22日）表明拒绝与其他政党组阁，这意味着6月25日预计将会进行第二轮选举。米佐塔基斯之前多次表明，希望新民主党能独立执政。</text:p>
      <text:p text:style-name="P4">
在没有新民主党的情况下，其他在野党没有足够的议席来组阁；所有参选政党已表明不会进行任何谈判。左翼联盟说，“最后的战斗”还未到来，暗示将寻求进行第二轮选举。左翼联盟领导人齐普拉斯星期一在电视声明中说：“在来临的选举中，我们的首要任务是防止出现一位全能且无法控制的统治者兼总理。但也要保护左派在这个国家的政治格局中的领导地位。”</text:p>
      <text:p text:style-name="P4">
希腊总统萨克拉罗普卢从星期一开始给予得票率前三的政党依次三天时间进行组阁谈判。若组阁成功，则新一届希腊政府成立；若这三个党派均组阁失败，则进入第二轮选举。萨克拉罗普卢将于星期二上午8时（新加坡时间下午4时）授权齐普拉斯尝试组阁。</text:p>
      <text:p text:style-name="P4">
第二轮选举将采用2020年修订通过的“浮动比例奖励议席制”，即最大党有效选票比率大于或等于25%，可获得奖励议席20席，奖励议席随得票率提高而增加；得票率为40%可获得最高50个奖励议席，以此提升赢得选举的政党单独组阁的可能性。所有政党都有资格再次参选。</text:p>
      <text:p text:style-name="P4">
Source: <text:a xlink:type="simple" xlink:href="https://www.zaobao.com.sg/realtime/world/story20230523-1397450" text:style-name="Internet_20_link" text:visited-style-name="Visited_20_Internet_20_Link">
https://www.zaobao.com.sg/realtime/world/story20230523-1397450</text:a>
</text:p>
      <!--NEWS-->
      <text:h text:style-name="P10" text:outline-level="1">
<text:span text:style-name="T4">
谢锋就任中国驻美大使 美中关系能否"起死回生"？</text:span>
</text:h>
      <text:p text:style-name="P4">
Author: None</text:p>
      <text:p text:style-name="P4">
Publisher: Radio Free Asia (Organization)</text:p>
      <text:p text:style-name="P4">
Published Time: 2023-05-23T16:18:00-04:00</text:p>
      <text:p text:style-name="P4">
Modified Time: 2023-05-23T16:54:01-04:00</text:p>
      <text:p text:style-name="P4">
Description: None</text:p>
      <text:p text:style-name="P4">
Videos: []</text:p>
      <text:p text:style-name="P4">
Audios: ["<text:a xlink:type="simple" xlink:href="https://www.rfa.org/mandarin/yataibaodao/junshiwaijiao/sc-0523202312401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3" text:anchor-type="as-char" svg:width="6.9236in" svg:height="4.612011in" draw:z-index="0">
<draw:image xlink:href="../Images/rfamandarin/2023-05-23T16-18-00-04-00/000000.png" xlink:type="simple" xlink:show="embed" xlink:actuate="onLoad" draw:mime-type="image/png"/>
</draw:frame>
2023年5月23日，中国新任驻美国大使谢峰抵达纽约肯尼迪国际机场。 <text:a xlink:type="simple" xlink:href="https://www.rfa.org/mandarin/yataibaodao/junshiwaijiao/sc-05232023124015.html/@@images/image" text:style-name="Internet_20_link" text:visited-style-name="Visited_20_Internet_20_Link">
</text:a>
路透社  <text:a xlink:type="simple" xlink:href="https://www.rfa.org/mandarin/yataibaodao/junshiwaijiao/sc-05232023124015.html/@@stream" text:style-name="Internet_20_link" text:visited-style-name="Visited_20_Internet_20_Link">
</text:a>
</text:p>
      <text:p text:style-name="P4">
中国新任驻美大使谢锋已在本周二抵达美国。现年59岁的谢锋到华盛顿走马上任，是否意味着中国的对美政策将有所改变？</text:p>
      <text:p text:style-name="P4">
<text:a xlink:type="simple" xlink:href="https://www.rfa.org/mandarin/yataibaodao/junshiwaijiao/bx-01122023101347.html" text:style-name="Internet_20_link" text:visited-style-name="Visited_20_Internet_20_Link">
 <text:span text:style-name="T4">
中国外交部班子换马 谢锋有望出任驻美大使?</text:span>
 </text:a>
</text:p>
      <text:p text:style-name="P4">
<text:span text:style-name="T4">
谢锋就任中国驻美大使，两国关系缓和的信号？</text:span>
</text:p>
      <text:p text:style-name="P4">
谢锋曾于中国外交部北美大洋洲司美国处工作，后来在2000年前往中国驻美大使馆，并在那里先后担任多项职务。2008年，谢锋出任中国驻美大使馆公使。2010年，他就任中国外交部北美大洋洲司司长。2021年，他又担任了中国外交部副部长。</text:p>
      <text:p text:style-name="P4">
美国华盛顿智库德国马歇尔基金会（GMF）印太项目主任葛来仪（BonnieGlaser）在接受本台采访时表示，与上一任中国驻美大使秦刚相比，谢锋有所不同。她说：“谢锋与美国打交道已经有相当长的时间了。他是一位一直在外交部负责美国事务的专家，而秦刚在美中关系方面没有很强的背景。所以我认为这是一个重要的区别。”</text:p>
      <text:p text:style-name="P4">
在去年11月美国总统拜登与中国领导人习近平的视频会晤中，谢锋曾作为参会人员出席。近年来，谢锋也曾多次与美国工商界、华侨界及地方州市代表进行交流和会晤活动。美国《华尔街日报》的报道提出，谢锋出任中国驻美大使“有可能释出一个信号”，也就是在近期的一连串外交摩擦下，“中国政府仍愿意改善沟通”。</text:p>
      <text:p text:style-name="P4">
中国的上一任驻美大使秦刚已经于今年1月2日离任。葛来仪表示，由于中国已有好几个月没有派出驻美大使，这在某种程度上阻碍了美中两国政府之间的沟通。她说：“有一位中国大使来讨论所发生的各种进展，并与普通公众见面、与智库交谈、到别的州去与商业界交谈，这是重要的。”</text:p>
      <text:p text:style-name="P4">
<draw:frame draw:style-name="fr1" draw:name="Image124" text:anchor-type="as-char" svg:width="6.9236in" svg:height="4.727521in" draw:z-index="0">
<draw:image xlink:href="../Images/rfamandarin/2023-05-23T16-18-00-04-00/000001.png" xlink:type="simple" xlink:show="embed" xlink:actuate="onLoad" draw:mime-type="image/png"/>
</draw:frame>
2023年5月23日，中国新任驻美国大使谢峰抵达纽约肯尼迪国际机场。（路透社）  <text:a xlink:type="simple" xlink:href="https://www.rfa.org/mandarin/yataibaodao/junshiwaijiao/sc-05232023124015.html/2023-05-23t183957z_1223711575_rc2i41aqs9uq_rtrmadp_3_usa-china-ambassador.jpg" text:style-name="Internet_20_link" text:visited-style-name="Visited_20_Internet_20_Link">
</text:a>
</text:p>
      <text:p text:style-name="P4">
<text:span text:style-name="T4">
学者观点：大使是一个执行者 并不是政策的决定者</text:span>
</text:p>
      <text:p text:style-name="P4">
葛来仪也指出，实际上大使所能起到的作用是有限的：“大使可以帮助为两国关系设定一个积极的基调，但大使并不真正做出有关政策的决定。这不是大使的角色。他将是一个执行者，但他仍然可以对关系产生积极或消极的影响。”</text:p>
      <text:p text:style-name="P4">
据多家媒体报道，谢锋此前在中国驻美大使馆任上，曾与前任中国外交部长杨洁篪建立牢固的关系，成为杨洁篪的亲信。在2019年的香港反送中运动期间，担任中国外交部驻港公署特派员的谢锋因为“敢于斗争”，而受到高层的赏识。此外，谢锋在2021年陪同拉美和加勒比国家驻华使节访问新疆时，曾表达过强硬的外交立场，说“反华势力为了搞乱新疆、挑动宗教民族矛盾、破坏中国稳定、遏制中国发展，精心设计了一条从制造谎言到发动攻击的‘全产业链’。”</text:p>
      <text:p text:style-name="P4">
美国华盛顿“对话中国”智库负责人王丹认为，谢锋就任中国驻美大使一事，并不能被判断成美中两国关系缓和的信号。他说：“现在的中国在习近平连任以后，（外交态度）基本上变成习近平一个人的态度了。他换什么样的人当大使，我觉得都不能当作一些政治信号来看待，主要的还是要看习近平的态度。”</text:p>
      <text:p text:style-name="P4">
王丹说，在习近平采取与美国对抗、竞争战略的背景下，就算原本比较温和的外交官也会“绵羊变战狼”。他表示：“我们过去也都看到过类似这样的经验，相信谢锋也会走同样的路。”</text:p>
      <text:p text:style-name="P4">
记者也向中国驻美大使馆发送邮件，希望对方就谢锋出任中国驻美大使一事对中国对美外交政策的影响进行评论。中国驻美大使馆方面在回复邮件中，未对这一事件进行直接评论，并表示：“我们会及时发布有关消息。请关注我馆网站和官方社交媒体平台。”</text:p>
      <text:p text:style-name="P4">
记者：孙诚 责编：嘉远 网编：洪伟</text:p>
      <text:p text:style-name="P4">
Source: <text:a xlink:type="simple" xlink:href="https://www.rfa.org/mandarin/yataibaodao/junshiwaijiao/sc-05232023124015.html" text:style-name="Internet_20_link" text:visited-style-name="Visited_20_Internet_20_Link">
https://www.rfa.org/mandarin/yataibaodao/junshiwaijiao/sc-05232023124015.html</text:a>
</text:p>
      <!--NEWS-->
      <text:h text:style-name="P10" text:outline-level="1">
<text:span text:style-name="T4">
声援王爱忠开庭　王默被取保候审已获释回家</text:span>
</text:h>
      <text:p text:style-name="P4">
Author: None</text:p>
      <text:p text:style-name="P4">
Publisher: Radio Free Asia (Organization)</text:p>
      <text:p text:style-name="P4">
Published Time: 2023-05-23T16:32:07-04:00</text:p>
      <text:p text:style-name="P4">
Modified Time: 2023-05-23T16:32: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874983in" draw:z-index="0">
<draw:image xlink:href="../Images/rfamandarin/2023-05-23T16-32-07-04-00/000000.png" xlink:type="simple" xlink:show="embed" xlink:actuate="onLoad" draw:mime-type="image/png"/>
</draw:frame>
 江苏人权捍卫者王默 <text:a xlink:type="simple" xlink:href="https://www.rfa.org/mandarin/Xinwen/10-05232023162816.html/@@images/image" text:style-name="Internet_20_link" text:visited-style-name="Visited_20_Internet_20_Link">
</text:a>
网络截图/维权网  据中国民间权益组织“民生观察”发布的消息,江苏公民王默日前因前往广州举牌声援王爱忠案开庭，被广州警方带走后刑拘。5月22日，王默被广州警方以取保候审的方式予以释放，目前已被送回位于江苏淮安的家中。王爱忠被控寻衅滋事一案5月18日上午在广州市天河区人民法院30法庭公开开庭审理。据民生观察消息，王默当日到达广州并举牌声援王爱忠案开庭。当天下午四点多，他在广州地铁13号线官湖站，被自称广州市公安局的人带走失联。王默的父亲20日接到了电话通知，得知其已被广州警方以寻衅滋事罪名刑事拘留，关押在广州市天河区看守所。5月22日，王默被广州警方取保候审予以释放。但广州天河区公安分局的扣押决定书显示，王默的2部手机于2023年5月18日被警方扣押。王默曾是南方街头运动践行者标杆性人物之一，曾参与了山东曲阜事件，郑州十君子事件等公民街头围观活动。他曾在2016年4月，被广州当局以“煽动颠覆国家政权罪”判刑4年半。刑满获释后，于2019年5月14日再次被抓，后被以"寻衅滋事罪"判处有期徒刑三年。责编：凯迪</text:p>
      <text:p text:style-name="P4">
Source: <text:a xlink:type="simple" xlink:href="https://www.rfa.org/mandarin/Xinwen/10-05232023162816.html" text:style-name="Internet_20_link" text:visited-style-name="Visited_20_Internet_20_Link">
https://www.rfa.org/mandarin/Xinwen/10-05232023162816.html</text:a>
</text:p>
      <!--NEWS-->
      <text:h text:style-name="P10" text:outline-level="1">
<text:span text:style-name="T4">
《亚太报道》2023年5月23日音频</text:span>
</text:h>
      <text:p text:style-name="P4">
Author: None</text:p>
      <text:p text:style-name="P4">
Publisher: Radio Free Asia (Organization)</text:p>
      <text:p text:style-name="P4">
Published Time: 2023-05-23T16:49:05-04:00</text:p>
      <text:p text:style-name="P4">
Modified Time: 2023-05-23T16:49:05-04:00</text:p>
      <text:p text:style-name="P4">
Description: None</text:p>
      <text:p text:style-name="P4">
Videos: []</text:p>
      <text:p text:style-name="P4">
Audios: ["<text:a xlink:type="simple" xlink:href="https://www.rfa.org/mandarin/apr-audio/yp-05232023092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23T16-49-05-04-00/000000.png" xlink:type="simple" xlink:show="embed" xlink:actuate="onLoad" draw:mime-type="image/png"/>
</draw:frame>
 <text:a xlink:type="simple" xlink:href="https://www.rfa.org/mandarin/apr-audio/yp-05232023092721.html/@@images/image" text:style-name="Internet_20_link" text:visited-style-name="Visited_20_Internet_20_Link">
</text:a>
 自由亚洲电台制图  <text:a xlink:type="simple" xlink:href="https://www.rfa.org/mandarin/apr-audio/yp-05232023092721.html/@@stream" text:style-name="Internet_20_link" text:visited-style-name="Visited_20_Internet_20_Link">
</text:a>
</text:p>
      <text:p text:style-name="P4">
此次节目的主要内容：</text:p>
      <text:p text:style-name="P4">
1. 民族主义玩火也会自焚，中国网管删除反西方抖音挑战；</text:p>
      <text:p text:style-name="P4">
2. "笑果事件"透视，举报现象源自共产党政治高压；</text:p>
      <text:p text:style-name="P4">
3. 知名维权律师江天勇遭边控，难与在美妻儿团聚；</text:p>
      <text:p text:style-name="P4">
4. 六四前夕维稳升级，中国多地警方要求检查青少年手机；</text:p>
      <text:p text:style-name="P4">
5. 中国新任驻美大使谢峰启程赴美，美中关系前景莫测。</text:p>
      <text:p text:style-name="P4">
Source: <text:a xlink:type="simple" xlink:href="https://www.rfa.org/mandarin/apr-audio/yp-05232023092721.html" text:style-name="Internet_20_link" text:visited-style-name="Visited_20_Internet_20_Link">
https://www.rfa.org/mandarin/apr-audio/yp-05232023092721.html</text:a>
</text:p>
      <!--NEWS-->
      <text:h text:style-name="P10" text:outline-level="1">
<text:span text:style-name="T4">
面对西方持续制裁 俄罗斯总理到中国寻求更大支持</text:span>
</text:h>
      <text:p text:style-name="P4">
Author: chinese@voanews.com (金谷)</text:p>
      <text:p text:style-name="P4">
Publisher: 美国之音中文网 (Type: NewsMediaOrganization)</text:p>
      <text:p text:style-name="P4">
Published Time: 2023-05-23T17:07:40+08:00</text:p>
      <text:p text:style-name="P4">
Modified Time: 2023-05-23 09:08:11Z</text:p>
      <text:p text:style-name="P4">
Description: 俄罗斯总理米哈伊尔·米舒斯京（Mikhail Mishustin）周二(5月23日)在中国展开为期两天的访问。米舒斯京当天出席上海举行的俄中商务论坛并发表谈话，周三他将赴北京，与中国国家主席习近平、中国国务院总理李强进行会谈。</text:p>
      <text:p text:style-name="P4">
Videos: []</text:p>
      <text:p text:style-name="P4">
Images: []</text:p>
      <text:p text:style-name="P4">
Categories: ['欧洲', '中国', '乌克兰局势']</text:p>
      <text:p text:style-name="P4">
Type: None</text:p>
      <!--METADATA-->
      <text:p text:style-name="P4">
NoneNone</text:p>
      <text:p text:style-name="P4">
Source: <text:a xlink:type="simple" xlink:href="https://www.voachinese.com/a/russia-pm-visits-china-20230523/7105079.html" text:style-name="Internet_20_link" text:visited-style-name="Visited_20_Internet_20_Link">
https://www.voachinese.com/a/russia-pm-visits-china-20230523/7105079.html</text:a>
</text:p>
      <!--NEWS-->
      <text:h text:style-name="P10" text:outline-level="1">
<text:span text:style-name="T4">
乌称巴赫穆特战斗减少 周围炮击仍继续</text:span>
</text:h>
      <text:p text:style-name="P4">
Author: 联合早报 (Person)</text:p>
      <text:p text:style-name="P4">
Publisher: 联合早报 (Organization)</text:p>
      <text:p text:style-name="P4">
Published Time: 2023-05-23T17:24</text:p>
      <text:p text:style-name="P4">
Modified Time: 2023-05-23T17:31</text:p>
      <text:p text:style-name="P4">
Description: 乌克兰星期二（5月23日）说，乌东重镇巴赫穆特的战斗已经减少，但周围地区的炮击仍在继续。路透社报道，乌克兰军队在巴赫穆特边缘保持了一个小据点，俄罗斯军队正在清理他们所控制的地区。俄...</text:p>
      <text:p text:style-name="P4">
Videos: []</text:p>
      <text:p text:style-name="P4">
Audios: []</text:p>
      <text:p text:style-name="P4">
Images: []</text:p>
      <text:p text:style-name="P4">
Type: NewsArticle</text:p>
      <text:p text:style-name="P4">
Breadcrumbs: ['即时', '国际']</text:p>
      <text:p text:style-name="P4">
Keywords: ['乌克兰', '俄罗斯', '俄乌战争']</text:p>
      <!--METADATA-->
      <text:p text:style-name="P4">
乌克兰星期二（5月23日）说，乌东重镇巴赫穆特的战斗已经减少，但周围地区的炮击仍在继续。</text:p>
      <text:p text:style-name="P4">
路透社报道，乌克兰军队在巴赫穆特边缘保持了一个小据点，俄罗斯军队正在清理他们所控制的地区。俄罗斯军队星期六（20日）称，经过几个月的激烈战斗，他们已经 <text:a xlink:type="simple" xlink:href="https://www.zaobao.com/realtime/world/story20230520-1396628" text:style-name="Internet_20_link" text:visited-style-name="Visited_20_Internet_20_Link">
</text:a>
。乌克兰称，它已经在这个被破坏的城市的北侧和南推进，并希望能包围它。</text:p>
      <text:p text:style-name="P4">
乌克兰国防部副部长汉娜马利亚尔在Telegram应用上说：“在巴赫穆特市，战斗已经减少，敌人继续清理控制区。”</text:p>
      <text:p text:style-name="P4">
她重复了乌克兰的说法，即乌部队仍然控制着巴赫穆特的一小部分地区。“我们的部队控制着该市（巴赫穆特）西南郊区的’利塔克’区”。她说，基辅的部队“在巴赫穆特北部和南部的侧翼“取得了一些进展，但没有提供细节。她还说，俄罗斯的进攻行动略有减少，并补充说：“与此同时，炮击的数量一直很高”。</text:p>
      <text:p text:style-name="P4">
Source: <text:a xlink:type="simple" xlink:href="https://www.zaobao.com.sg/realtime/world/story20230523-1397468" text:style-name="Internet_20_link" text:visited-style-name="Visited_20_Internet_20_Link">
https://www.zaobao.com.sg/realtime/world/story20230523-1397468</text:a>
</text:p>
      <!--NEWS-->
      <text:h text:style-name="P10" text:outline-level="1">
<text:span text:style-name="T4">
中国新任驻美大使谢锋：美中关系面临严峻挑战</text:span>
</text:h>
      <text:p text:style-name="P4">
Author: None</text:p>
      <text:p text:style-name="P4">
Publisher: Radio Free Asia (Organization)</text:p>
      <text:p text:style-name="P4">
Published Time: 2023-05-23T17:33:00-04:00</text:p>
      <text:p text:style-name="P4">
Modified Time: 2023-05-23T17:3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12011in" draw:z-index="0">
<draw:image xlink:href="../Images/rfamandarin/2023-05-23T17-33-00-04-00/000000.png" xlink:type="simple" xlink:show="embed" xlink:actuate="onLoad" draw:mime-type="image/png"/>
</draw:frame>
2023年5月23日，中国新任驻美国大使谢峰抵达纽约肯尼迪国际机场。 <text:a xlink:type="simple" xlink:href="https://www.rfa.org/mandarin/Xinwen/11-05232023173029.html/@@images/image" text:style-name="Internet_20_link" text:visited-style-name="Visited_20_Internet_20_Link">
</text:a>
路透社图片</text:p>
      <text:p text:style-name="P4">
中国新任驻美大使谢锋周二（23日）抵达美国履新。他表示，将寻求加强中美合作，但双边关系面临严峻挑战。</text:p>
      <text:p text:style-name="P4">
据路透社报道，谢锋在23日抵达纽约肯尼迪国际机场后告诉记者：“我来这里是为了维护中国的利益。这是我的神圣职责。"</text:p>
      <text:p text:style-name="P4">
谢锋还说：“我也是中国人民的使者，所以我来这里是为了加强中美交流与合作。” 但他同时也承认，美中两国关系面临“严重的困难和挑战”。</text:p>
      <text:p text:style-name="P4">
59 岁的谢锋此前担任中国外交部副部长，负责监督对美政策。</text:p>
      <text:p text:style-name="P4">
美国国务院发言人马修·米勒(Matthew Miller)在周二的例行记者会上说，美方对谢锋的到来表示欢迎。他说：“我们期待与候任大使及其团队合作。正如我们在多个场合所说，我们仍然致力于与中华人民共和国保持沟通渠道，以负责任地管理竞争。”</text:p>
      <text:p text:style-name="P4">
谢锋的前任秦刚去年底被提升为外交部长后，驻美大使一职位一直空缺。谢锋的到来可能有助于北京避免被批评无视拜登政府增加接触的呼吁。</text:p>
      <text:p text:style-name="P4">
秦刚本月曾告诉美国驻华大使伯恩斯，稳定关系至关重要。美中关系在中国间谍气球事件后持续恶化。拜登曾表示希望与中国领导人习近平会谈，但一直未果。上周日，拜登在七国集团峰会后的新闻会上表示，与中国的关系将很快“解冻”。</text:p>
      <text:p text:style-name="P4">
责编：凯迪</text:p>
      <text:p text:style-name="P4">
Source: <text:a xlink:type="simple" xlink:href="https://www.rfa.org/mandarin/Xinwen/11-05232023173029.html" text:style-name="Internet_20_link" text:visited-style-name="Visited_20_Internet_20_Link">
https://www.rfa.org/mandarin/Xinwen/11-05232023173029.html</text:a>
</text:p>
      <!--NEWS-->
      <text:h text:style-name="P10" text:outline-level="1">
<text:span text:style-name="T4">
英国商会调查：七成企业对华投资抱持观望</text:span>
</text:h>
      <text:p text:style-name="P4">
Author: chinese@voanews.com (杨安)</text:p>
      <text:p text:style-name="P4">
Publisher: 美国之音中文网 (Type: NewsMediaOrganization)</text:p>
      <text:p text:style-name="P4">
Published Time: 2023-05-23T17:35:43+08:00</text:p>
      <text:p text:style-name="P4">
Modified Time: 2023-05-23 09:35:43Z</text:p>
      <text:p text:style-name="P4">
Description: 中国英国商会（British Chamber of Commerce in China）周二（5月23日）发布年度建议书，尽管在华英国企业对中国自疫情开放后感到乐观，但是政策的不确定性又削弱了企业的信心。对于中国亟欲吸纳外资来华，70%的受访企业表示将采取观望态度。</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british-chamber-of-commerce-in-china-survey-20230523/7105089.html" text:style-name="Internet_20_link" text:visited-style-name="Visited_20_Internet_20_Link">
https://www.voachinese.com/a/british-chamber-of-commerce-in-china-survey-20230523/7105089.html</text:a>
</text:p>
      <!--NEWS-->
      <text:h text:style-name="P10" text:outline-level="1">
<text:span text:style-name="T4">
韩国：正了解门户网站Naver在华遭屏蔽消息</text:span>
</text:h>
      <text:p text:style-name="P4">
Author: 联合早报 (Person)</text:p>
      <text:p text:style-name="P4">
Publisher: 联合早报 (Organization)</text:p>
      <text:p text:style-name="P4">
Published Time: 2023-05-23T17:44</text:p>
      <text:p text:style-name="P4">
Modified Time: 2023-05-23T17:48</text:p>
      <text:p text:style-name="P4">
Description: 韩国外交部说，当局已注意到门户网站Naver近期在华遭屏蔽的报道，目前正携手有关部门确认具体情况。韩联社报道，韩国外交部发言人任洙奭星期二（5月23日）作出上述说明。据北京消息人士...</text:p>
      <text:p text:style-name="P4">
Videos: []</text:p>
      <text:p text:style-name="P4">
Audios: []</text:p>
      <text:p text:style-name="P4">
Images: []</text:p>
      <text:p text:style-name="P4">
Type: NewsArticle</text:p>
      <text:p text:style-name="P4">
Breadcrumbs: ['即时', '国际']</text:p>
      <text:p text:style-name="P4">
Keywords: ['韩国', '中国']</text:p>
      <!--METADATA-->
      <text:p text:style-name="P4">
韩国外交部说，当局已注意到门户网站Naver近期在华遭屏蔽的报道，目前正携手有关部门确认具体情况。</text:p>
      <text:p text:style-name="P4">
韩联社报道，韩国外交部发言人任洙奭星期二（5月23日）作出上述说明。</text:p>
      <text:p text:style-name="P4">
据北京消息人士透露，北京、沈阳等中国主要地区近期无法访问Naver网站，或网页打开速度极慢，只能通过虚拟私人网络（VPN）软件“翻墙”访问。据悉，韩中外交部门星期一（22日）在首尔举行司局级磋商时，未就有关问题进行讨论。</text:p>
      <text:p text:style-name="P4">
在此之前，韩国的另一家门户网站Daum从2019年1月起在华被屏蔽。</text:p>
      <text:p text:style-name="P4">
Source: <text:a xlink:type="simple" xlink:href="https://www.zaobao.com.sg/realtime/world/story20230523-1397472" text:style-name="Internet_20_link" text:visited-style-name="Visited_20_Internet_20_Link">
https://www.zaobao.com.sg/realtime/world/story20230523-1397472</text:a>
</text:p>
      <!--NEWS-->
      <text:h text:style-name="P10" text:outline-level="1">
<text:span text:style-name="T4">
印尼默拉皮火山喷发 喷出的熔岩逾两公里</text:span>
</text:h>
      <text:p text:style-name="P4">
Author: 联合早报 (Person)</text:p>
      <text:p text:style-name="P4">
Publisher: 联合早报 (Organization)</text:p>
      <text:p text:style-name="P4">
Published Time: 2023-05-23T18:28</text:p>
      <text:p text:style-name="P4">
Modified Time: 2023-05-23T18:28</text:p>
      <text:p text:style-name="P4">
Description: 印度尼西亚中爪哇省的默拉皮火山星期二（5月23日）喷发，从火山口喷出的熔岩超过两公里。法新社报道，据监测火山的政府机构、地质灾害技术研究与发展中心（BPPTKG）称，当局星期二记录...</text:p>
      <text:p text:style-name="P4">
Videos: []</text:p>
      <text:p text:style-name="P4">
Audios: []</text:p>
      <text:p text:style-name="P4">
Images: []</text:p>
      <text:p text:style-name="P4">
Type: NewsArticle</text:p>
      <text:p text:style-name="P4">
Breadcrumbs: ['即时', '国际']</text:p>
      <text:p text:style-name="P4">
Keywords: ['印度尼西亚', '火山']</text:p>
      <!--METADATA-->
      <text:p text:style-name="P4">
印度尼西亚中爪哇省的默拉皮火山星期二（5月23日）喷发，从火山口喷出的熔岩超过两公里。</text:p>
      <text:p text:style-name="P4">
法新社报道，据监测火山的政府机构、地质灾害技术研究与发展中心（BPPTKG）称，当局星期二记录了数十次与默拉皮火山爆发有关的小幅震荡。印尼政府管理的默拉皮火山观测站发布了熔岩从冒烟的火山口喷涌而出的图像。</text:p>
      <text:p text:style-name="P4">
BPPTKG负责人说：“默拉皮的活动在过去几天略有增加，但默拉皮经常发生这种活动。”他说，由于天气晴朗，人们可以很容易看到火山喷发。</text:p>
      <text:p text:style-name="P4">
默拉皮位于爪哇中南部日惹以北28公里处，受到当局的密切监测。印尼当局对周围村庄进行风险评估后，将火山周围七公里定为危险区域，默拉皮火山爆发产生的熔岩完全落在这个区域内。BPPTKG负责人说，自2020年以来，随着火山活动的增加，默拉皮的警戒级别一直保持在第二高的水平，目前保持不变。</text:p>
      <text:p text:style-name="P4">
默拉皮火山海拔近3000米，是印尼最活跃的火山，2010年一次喷发，导致超过350人死亡、28万居民疏散。它在1930年也曾喷发，造成1300人丧命。1994年的喷发造成60人死亡。</text:p>
      <text:p text:style-name="P4">
Source: <text:a xlink:type="simple" xlink:href="https://www.zaobao.com.sg/realtime/world/story20230523-1397480" text:style-name="Internet_20_link" text:visited-style-name="Visited_20_Internet_20_Link">
https://www.zaobao.com.sg/realtime/world/story20230523-1397480</text:a>
</text:p>
      <!--NEWS-->
      <text:h text:style-name="P10" text:outline-level="1">
<text:span text:style-name="T4">
美债务上限协商未达成协议  欧股收低</text:span>
</text:h>
      <text:p text:style-name="P4">
Publisher: 法新社</text:p>
      <text:p text:style-name="P4">
Published Time: 2023-05-23T18:32:08+00:00</text:p>
      <text:p text:style-name="P4">
Modified Time: 2023-05-23T18:05:02+00:00</text:p>
      <text:p text:style-name="P4">
Description: （法新社伦敦23日电） 投资人关注美国举债上限协商，美国总统拜登和众议院议长麦卡锡的会谈虽然「颇具成效」，仍未达成协议，以避免灾难性违约，欧洲股市今天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23T18-32-08-00-00/000000.png" xlink:type="simple" xlink:show="embed" xlink:actuate="onLoad" draw:mime-type="image/png"/>
</draw:frame>
</text:p>
      <text:p text:style-name="P4">
伦敦FTSE 100指数小跌8.04点或0.10%，收7762.95点。</text:p>
      <text:p text:style-name="P4">
法兰克福DAX指数下滑71.13点或0.44%，收16152.86点。</text:p>
      <text:p text:style-name="P4">
巴黎CAC 40指数下挫99.45点或1.33%，收7378.71点。（译者：陈政一）</text:p>
      <text:p text:style-name="P4">
Source: <text:a xlink:type="simple" xlink:href="https://www.rfi.fr/cn/%E8%B4%A2%E7%BB%8F%E5%BF%AB%E8%AE%AF/20230523-%E7%BE%8E%E5%80%BA%E5%8A%A1%E4%B8%8A%E9%99%90%E5%8D%8F%E5%95%86%E6%9C%AA%E8%BE%BE%E6%88%90%E5%8D%8F%E8%AE%AE-%E6%AC%A7%E8%82%A1%E6%94%B6%E4%BD%8E" text:style-name="Internet_20_link" text:visited-style-name="Visited_20_Internet_20_Link">
https://www.rfi.fr/cn/%E8%B4%A2%E7%BB%8F%E5%BF%AB%E8%AE%AF/20230523-%E7%BE%8E%E5%80%BA%E5%8A%A1%E4%B8%8A%E9%99%90%E5%8D%8F%E5%95%86%E6%9C%AA%E8%BE%BE%E6%88%90%E5%8D%8F%E8%AE%AE-%E6%AC%A7%E8%82%A1%E6%94%B6%E4%BD%8E</text:a>
</text:p>
      <!--NEWS-->
      <text:h text:style-name="P10" text:outline-level="1">
<text:span text:style-name="T4">
TikTok总裁周受资：蒙大拿州禁令违宪</text:span>
</text:h>
      <text:p text:style-name="P4">
Author: 联合早报 (Person)</text:p>
      <text:p text:style-name="P4">
Publisher: 联合早报 (Organization)</text:p>
      <text:p text:style-name="P4">
Published Time: 2023-05-23T18:40</text:p>
      <text:p text:style-name="P4">
Modified Time: 2023-05-23T18:40</text:p>
      <text:p text:style-name="P4">
Description: 中国短视频平台抖音的海外版TikTok总裁周受资说，TikTok有信心阻止美国蒙大拿州的禁令。综合法新社和路透社报道，周受资星期二（5月23日）告诉卡塔尔经济论坛：“我们认为最近通...</text:p>
      <text:p text:style-name="P4">
Videos: []</text:p>
      <text:p text:style-name="P4">
Audios: []</text:p>
      <text:p text:style-name="P4">
Images: []</text:p>
      <text:p text:style-name="P4">
Type: NewsArticle</text:p>
      <text:p text:style-name="P4">
Breadcrumbs: ['即时', '国际']</text:p>
      <text:p text:style-name="P4">
Keywords: ['TikTok', '美国']</text:p>
      <!--METADATA-->
      <text:p text:style-name="P4">
中国短视频平台抖音的海外版TikTok总裁周受资说，TikTok有信心阻止美国蒙大拿州的禁令。</text:p>
      <text:p text:style-name="P4">
综合法新社和路透社报道，周受资星期二（5月23日）告诉卡塔尔经济论坛：“我们认为最近通过的蒙大拿州法案根本是违宪的。”他说，TikTok已提起诉讼，并相信会胜诉。</text:p>
      <text:p text:style-name="P4">
TikTok星期一（22日）向美国联邦法院 <text:a xlink:type="simple" xlink:href="https://www.zaobao.com/realtime/china/story20230523-1397299" text:style-name="Internet_20_link" text:visited-style-name="Visited_20_Internet_20_Link">
</text:a>
，要求阻止蒙大拿州对TikTok实施全面禁令。 <text:a xlink:type="simple" xlink:href="https://www.zaobao.com/news/world/story20230518-1396024" text:style-name="Internet_20_link" text:visited-style-name="Visited_20_Internet_20_Link">
</text:a>
，禁止TikTok在州内运营，新法将于2024年生效。</text:p>
      <text:p text:style-name="P4">
TikTok在诉讼中指出，蒙大拿州的禁令违反了宪法保护的言论自由权，并相信它的司法挑战最终将取得胜利。</text:p>
      <text:p text:style-name="P4">
Source: <text:a xlink:type="simple" xlink:href="https://www.zaobao.com.sg/realtime/world/story20230523-1397483" text:style-name="Internet_20_link" text:visited-style-name="Visited_20_Internet_20_Link">
https://www.zaobao.com.sg/realtime/world/story20230523-1397483</text:a>
</text:p>
      <!--NEWS-->
      <text:h text:style-name="P10" text:outline-level="1">
<text:span text:style-name="T4">
中国驻美大使空位多月后 谢锋据信最快本周履新</text:span>
</text:h>
      <text:p text:style-name="P4">
Author: chinese@voanews.com (金谷)</text:p>
      <text:p text:style-name="P4">
Publisher: 美国之音中文网 (Type: NewsMediaOrganization)</text:p>
      <text:p text:style-name="P4">
Published Time: 2023-05-23T18:41:20+07:59</text:p>
      <text:p text:style-name="P4">
Modified Time: 2023-05-23 10:41:20Z</text:p>
      <text:p text:style-name="P4">
Description: 据美国政治新闻网站Politico引述知情人士报道，中国新任驻美大使谢锋，最快周二(5月23日)抵达华盛顿履新。自上一任中国驻美大使秦刚年初回北京担任外交部长之后，新大使一直未前来履新。</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china-new-us-ambassador-expected-to-arrive-soon-20230523/7105141.html" text:style-name="Internet_20_link" text:visited-style-name="Visited_20_Internet_20_Link">
https://www.voachinese.com/a/china-new-us-ambassador-expected-to-arrive-soon-20230523/7105141.html</text:a>
</text:p>
      <!--NEWS-->
      <text:h text:style-name="P10" text:outline-level="1">
<text:span text:style-name="T4">
韩国安首长：朝有近期发射侦察卫星的可能性</text:span>
</text:h>
      <text:p text:style-name="P4">
Author: 联合早报 (Person)</text:p>
      <text:p text:style-name="P4">
Publisher: 联合早报 (Organization)</text:p>
      <text:p text:style-name="P4">
Published Time: 2023-05-23T20:15</text:p>
      <text:p text:style-name="P4">
Modified Time: 2023-05-23T20:16</text:p>
      <text:p text:style-name="P4">
Description: 韩国国家安保室室长赵太庸说，朝鲜有可能在不久的将来发射“军事侦察卫星一号”。韩联社报道，赵太庸星期二（5月23日）在韩联社TV的一档节目提出上述看法。他说，若朝方发射侦察卫星，我们...</text:p>
      <text:p text:style-name="P4">
Videos: []</text:p>
      <text:p text:style-name="P4">
Audios: []</text:p>
      <text:p text:style-name="P4">
Images: []</text:p>
      <text:p text:style-name="P4">
Type: NewsArticle</text:p>
      <text:p text:style-name="P4">
Breadcrumbs: ['即时', '国际']</text:p>
      <text:p text:style-name="P4">
Keywords: ['韩国', '朝鲜', '金正恩', '卫星']</text:p>
      <!--METADATA-->
      <text:p text:style-name="P4">
韩国国家安保室室长赵太庸说，朝鲜有可能在不久的将来发射“军事侦察卫星一号”。</text:p>
      <text:p text:style-name="P4">
韩联社报道，赵太庸星期二（5月23日）在韩联社TV的一档节目提出上述看法。他说，若朝方发射侦察卫星，我们将进一步努力使朝鲜更加孤立于国际外交，并呼吁国际社会切实落实对朝制裁措施，还将与立场相同的国家共同采取涉朝单边制裁措施。他强调，更重要的是要让朝鲜清楚认识到，再也无法凭借射星、核试验等行为在国际社会上刷存在感，也无法借此得到经济利益。</text:p>
      <text:p text:style-name="P4">
赵太庸说，朝鲜领导人金正恩曾宣称要在4月末之前发射侦察卫星，但尚未将其落实，朝方似乎遇到种种问题。</text:p>
      <text:p text:style-name="P4">
Source: <text:a xlink:type="simple" xlink:href="https://www.zaobao.com.sg/realtime/world/story20230523-1397502" text:style-name="Internet_20_link" text:visited-style-name="Visited_20_Internet_20_Link">
https://www.zaobao.com.sg/realtime/world/story20230523-1397502</text:a>
</text:p>
      <!--NEWS-->
      <text:h text:style-name="P10" text:outline-level="1">
<text:span text:style-name="T4">
国门洞开：俄边境地区遭越境袭击，战斗延续至第二天</text:span>
</text:h>
      <text:p text:style-name="P4">
Author: chinese@voanews.com (松仁)</text:p>
      <text:p text:style-name="P4">
Publisher: 美国之音中文网 (Type: NewsMediaOrganization)</text:p>
      <text:p text:style-name="P4">
Published Time: 2023-05-23T21:29:10+08:00</text:p>
      <text:p text:style-name="P4">
Modified Time: 2023-05-23 13:29:10Z</text:p>
      <text:p text:style-name="P4">
Description: 俄罗斯与乌克兰接壤的别尔哥罗德州遭武装人员越境袭击后，战斗从星期一（5月22日）延续至星期二，而别尔哥罗德州州长星期二发出警告，因躲避战事而逃离当地的俄罗斯居民目前回家仍不安全。</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fighting-in-russian-region-enters-second-day-after-raid-from-ukraine-20230523/7105315.html" text:style-name="Internet_20_link" text:visited-style-name="Visited_20_Internet_20_Link">
https://www.voachinese.com/a/fighting-in-russian-region-enters-second-day-after-raid-from-ukraine-20230523/7105315.html</text:a>
</text:p>
      <!--NEWS-->
      <text:h text:style-name="P10" text:outline-level="1">
<text:span text:style-name="T4">
联合国：缅甸和孟加拉需逾3亿美元援助</text:span>
</text:h>
      <text:p text:style-name="P4">
Author: 联合早报 (Person)</text:p>
      <text:p text:style-name="P4">
Publisher: 联合早报 (Organization)</text:p>
      <text:p text:style-name="P4">
Published Time: 2023-05-23T21:36</text:p>
      <text:p text:style-name="P4">
Modified Time: 2023-05-23T22:17</text:p>
      <text:p text:style-name="P4">
Description: 联合国说，它需要3.75亿美元（约5.05亿新元）的资金，来为数百万缅甸人和孟加拉人提供救灾物资。路透社报道，缅甸西部和邻国孟加拉的一些省份有大量的罗兴亚穆斯林和难民，他们在5月1...</text:p>
      <text:p text:style-name="P4">
Videos: []</text:p>
      <text:p text:style-name="P4">
Audios: []</text:p>
      <text:p text:style-name="P4">
Images: []</text:p>
      <text:p text:style-name="P4">
Type: NewsArticle</text:p>
      <text:p text:style-name="P4">
Breadcrumbs: ['即时', '国际']</text:p>
      <text:p text:style-name="P4">
Keywords: ['联合国', '孟加拉', '缅甸']</text:p>
      <!--METADATA-->
      <text:p text:style-name="P4">
联合国说，它需要3.75亿美元（约5.05亿新元）的资金，来为数百万缅甸人和孟加拉人提供救灾物资。</text:p>
      <text:p text:style-name="P4">
路透社报道，缅甸西部和邻国孟加拉的一些省份有大量的罗兴亚穆斯林和难民，他们在5月14日的摩卡气旋（CycloneMocha）中首当其冲。气旋估计导致数百人死亡，并造成广泛的破坏。这笔资金将用来为受灾者提供粮食、药物及其他物资。</text:p>
      <text:p text:style-name="P4">
联合国正在呼吁为缅甸提供1.22亿美元的额外资金，并将现有资金中的2.11亿美元用于应对气旋，而为孟加拉单独提供4200万美元。</text:p>
      <text:p text:style-name="P4">
联合国缅甸驻地协调员巴拉克里希南说：“我们现在正在与时间赛跑，为所有受影响社区的人们提供安全的住所，并防止水媒疾病的传播。”</text:p>
      <text:p text:style-name="P4">
一名不愿透露姓名的高级援助人员告诉路透社，灾难发生一个多星期后，物资被放在缅甸商业首都仰光的仓库里，等待清关。这名援助人员说：“如果我们有充分的、不受阻碍的通道，我们就能清空我们的仓库，把（物资）送到实兑（Sittwe），并提供更大规模的援助。”他补充说，援助机构没有公开发表意见，因为担心受到军方的报复。</text:p>
      <text:p text:style-name="P4">
缅甸军方领导较早前说，有145人在风暴中死亡，援助物资正在送往受灾地区。</text:p>
      <text:p text:style-name="P4">
联合国驻达卡的驻地协调员刘易斯说，在孟加拉，一个 “复杂的灾害管理系统”挽救了许多人的生命，但基础设施和房屋遭到严重破坏。</text:p>
      <text:p text:style-name="P4">
Source: <text:a xlink:type="simple" xlink:href="https://www.zaobao.com.sg/realtime/world/story20230523-1397523" text:style-name="Internet_20_link" text:visited-style-name="Visited_20_Internet_20_Link">
https://www.zaobao.com.sg/realtime/world/story20230523-1397523</text:a>
</text:p>
      <!--NEWS-->
      <text:h text:style-name="P10" text:outline-level="1">
<text:span text:style-name="T4">
中共新一代太子党何去何从？</text:span>
</text:h>
      <text:p text:style-name="P4">
Author: chinese@voanews.com (平凡)</text:p>
      <text:p text:style-name="P4">
Publisher: 美国之音中文网 (Type: NewsMediaOrganization)</text:p>
      <text:p text:style-name="P4">
Published Time: 2023-05-23T22:02:00+08:00</text:p>
      <text:p text:style-name="P4">
Modified Time: 2023-05-23 14:05:58Z</text:p>
      <text:p text:style-name="P4">
Description: 中国的“红二代”、“官二代”一直是人们乐此不疲的话题，也是人们对中共执政不满的要点之一。中共二十大和中国人大第十四届全国代表大会的结果显示，中共最高领导人习近平基本上已经将与他同辈的中国红二代排除出中国的最高决策层和省部级领导层，这对现在和将来出现的新一代“红二代”意味着什么呢？</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xi-jinping-and-china-s-new-generation-of-red-princelings-20230523/7105368.html" text:style-name="Internet_20_link" text:visited-style-name="Visited_20_Internet_20_Link">
https://www.voachinese.com/a/xi-jinping-and-china-s-new-generation-of-red-princelings-20230523/7105368.html</text:a>
</text:p>
      <!--NEWS-->
      <text:h text:style-name="P10" text:outline-level="1">
<text:span text:style-name="T4">
日本股市爆火，日股基金受到中国资金追捧触发风险警示</text:span>
</text:h>
      <text:p text:style-name="P4">
Author: chinese@voanews.com (美国之音)</text:p>
      <text:p text:style-name="P4">
Publisher: 美国之音中文网 (Type: NewsMediaOrganization)</text:p>
      <text:p text:style-name="P4">
Published Time: 2023-05-23T22:08:02+08:00</text:p>
      <text:p text:style-name="P4">
Modified Time: 2023-05-23 14:08:02Z</text:p>
      <text:p text:style-name="P4">
Description: 随着日本日经指数冲上33年来的新高，中国的资金也开始大举涌入专买日本股票的交易基金，基金经理们屡次发出警告要投资人注意相关市场的风险。</text:p>
      <text:p text:style-name="P4">
Videos: []</text:p>
      <text:p text:style-name="P4">
Images: []</text:p>
      <text:p text:style-name="P4">
Categories: ['经济·金融·贸易', '亚太', '中国']</text:p>
      <text:p text:style-name="P4">
Type: None</text:p>
      <!--METADATA-->
      <text:p text:style-name="P4">
NoneNone</text:p>
      <text:p text:style-name="P4">
Source: <text:a xlink:type="simple" xlink:href="https://www.voachinese.com/a/chinese-money-pours-into-japan-focused-funds-052323/7105354.html" text:style-name="Internet_20_link" text:visited-style-name="Visited_20_Internet_20_Link">
https://www.voachinese.com/a/chinese-money-pours-into-japan-focused-funds-052323/7105354.html</text:a>
</text:p>
      <!--NEWS-->
      <text:h text:style-name="P10" text:outline-level="1">
<text:span text:style-name="T4">
中澳关系进一步解冻，澳动力煤对华出口4月份飙升</text:span>
</text:h>
      <text:p text:style-name="P4">
Author: chinese@voanews.com (美国之音)</text:p>
      <text:p text:style-name="P4">
Publisher: 美国之音中文网 (Type: NewsMediaOrganization)</text:p>
      <text:p text:style-name="P4">
Published Time: 2023-05-23T22:23:02+08:00</text:p>
      <text:p text:style-name="P4">
Modified Time: 2023-05-23 14:23:02Z</text:p>
      <text:p text:style-name="P4">
Description: 据中国海关数据显示，随着中国与澳大利亚双边关系逐步改善，中国今年4月从澳大利亚的煤炭进口飙升了75%，重新获得澳大利亚高质量的动力煤(Thermal Coal)。</text:p>
      <text:p text:style-name="P4">
Videos: []</text:p>
      <text:p text:style-name="P4">
Images: []</text:p>
      <text:p text:style-name="P4">
Categories: ['中国', '亚太', '经济·金融·贸易']</text:p>
      <text:p text:style-name="P4">
Type: None</text:p>
      <!--METADATA-->
      <text:p text:style-name="P4">
NoneNone</text:p>
      <text:p text:style-name="P4">
Source: <text:a xlink:type="simple" xlink:href="https://www.voachinese.com/a/china-s-coal-imports-from-australia-surged-by-75-in-april-20230523/7105258.html" text:style-name="Internet_20_link" text:visited-style-name="Visited_20_Internet_20_Link">
https://www.voachinese.com/a/china-s-coal-imports-from-australia-surged-by-75-in-april-20230523/7105258.html</text:a>
</text:p>
      <!--NEWS-->
      <text:h text:style-name="P10" text:outline-level="1">
<text:span text:style-name="T4">
乌克兰：反攻将很快开始</text:span>
</text:h>
      <text:p text:style-name="P4">
Author: 联合早报 (Person)</text:p>
      <text:p text:style-name="P4">
Publisher: 联合早报 (Organization)</text:p>
      <text:p text:style-name="P4">
Published Time: 2023-05-23T22:30</text:p>
      <text:p text:style-name="P4">
Modified Time: 2023-05-23T23:12</text:p>
      <text:p text:style-name="P4">
Description: 乌克兰国防部情报局局长布达诺夫在接受日本放送协会（NHK）电视台采访时说，反攻将很快开始，所需的最基本的武器储备已经到位。布达诺夫说：“反攻所需的最基本的武器储备已经到位。可以告诉...</text:p>
      <text:p text:style-name="P4">
Videos: []</text:p>
      <text:p text:style-name="P4">
Audios: []</text:p>
      <text:p text:style-name="P4">
Images: []</text:p>
      <text:p text:style-name="P4">
Type: NewsArticle</text:p>
      <text:p text:style-name="P4">
Breadcrumbs: ['即时', '国际']</text:p>
      <text:p text:style-name="P4">
Keywords: ['乌克兰', '俄罗斯', '泽连斯基', '俄乌战争']</text:p>
      <!--METADATA-->
      <text:p text:style-name="P4">
乌克兰国防部情报局局长布达诺夫在接受日本放送协会（NHK）电视台采访时说，反攻将很快开始，所需的最基本的武器储备已经到位。</text:p>
      <text:p text:style-name="P4">
布达诺夫说：“反攻所需的最基本的武器储备已经到位。可以告诉您，行动将很快开始。“</text:p>
      <text:p text:style-name="P4">
NHK电视台报道说：“为了顺利地持续推进行动，需要储备大量武器和弹药”。报道说：“布达诺夫暗示，俄军将顽强抵抗，这有可能是一场长期的激烈战斗”。</text:p>
      <text:p text:style-name="P4">
据美国有线电视新闻网（CNN）报道，乌克兰总统泽连斯基5月13日说，人们期待已久的针对俄罗斯军队的军事反攻，“很快就会迈出重要的第一步”。</text:p>
      <text:p text:style-name="P4">
泽连斯基当天在罗马与意大利媒体的高级编辑交谈时说：“我们正在非常认真地准备（反攻），肯定会采取非常严肃的步骤。</text:p>
      <text:p text:style-name="P4">
“我们都很有动力，不仅是那些知道这个计划的人，还有我们的人民。我不能告诉你何时开展反攻。但你肯定会看到，俄罗斯肯定会感受到我们的反攻。我们相信会取得胜利，我们相信反攻的重要第一步很快就会迈出。”</text:p>
      <text:p text:style-name="P4">
Source: <text:a xlink:type="simple" xlink:href="https://www.zaobao.com.sg/realtime/world/story20230523-1397536" text:style-name="Internet_20_link" text:visited-style-name="Visited_20_Internet_20_Link">
https://www.zaobao.com.sg/realtime/world/story20230523-1397536</text:a>
</text:p>
      <!--NEWS-->
      <text:h text:style-name="P10" text:outline-level="1">
<text:span text:style-name="T4">
俄国防部：乌武装团伙在别尔哥罗德州被击溃</text:span>
</text:h>
      <text:p text:style-name="P4">
Author: 联合早报 (Person)</text:p>
      <text:p text:style-name="P4">
Publisher: 联合早报 (Organization)</text:p>
      <text:p text:style-name="P4">
Published Time: 2023-05-23T22:35</text:p>
      <text:p text:style-name="P4">
Modified Time: 2023-05-23T22:59</text:p>
      <text:p text:style-name="P4">
Description: 俄罗斯国防部星期二（5月23日）称，俄军击溃5月22日进入别尔哥罗德州的乌克兰武装团伙，消灭了70多名“乌克兰恐怖分子”。俄国防部向记者称：“基辅政权在巴赫穆特战败后，开始针对平民...</text:p>
      <text:p text:style-name="P4">
Videos: []</text:p>
      <text:p text:style-name="P4">
Audios: []</text:p>
      <text:p text:style-name="P4">
Images: []</text:p>
      <text:p text:style-name="P4">
Type: NewsArticle</text:p>
      <text:p text:style-name="P4">
Breadcrumbs: ['即时', '国际']</text:p>
      <text:p text:style-name="P4">
Keywords: ['乌克兰', '俄罗斯']</text:p>
      <!--METADATA-->
      <text:p text:style-name="P4">
俄罗斯国防部星期二（5月23日）称，俄军击溃5月22日进入别尔哥罗德州的乌克兰武装团伙，消灭了70多名“乌克兰恐怖分子”。</text:p>
      <text:p text:style-name="P4">
俄国防部向记者称：“基辅政权在巴赫穆特战败后，开始针对平民实施恐怖活动。5月22日，他们对科津卡国际口岸和别尔哥罗德州格赖沃沦区其他一些民用设施进行密集炮击后，一个乌克兰民族主义编队侵入俄罗斯境内。”</text:p>
      <text:p text:style-name="P4">
俄国防部称：“在这次反恐行动中，俄军在空中打击、火炮火力和保卫西部军区国界部队的积极行动下，包围并击溃了该民族主义编队。”</text:p>
      <text:p text:style-name="P4">
俄国防部指出，乌方编队的残余力量退回乌克兰境内，但俄军继续实施打击，直至将其全部消灭为止。</text:p>
      <text:p text:style-name="P4">
俄国防部称：“俄军消灭了70多名乌克兰恐怖分子，摧毁四辆装甲战车和五辆皮卡。”</text:p>
      <text:p text:style-name="P4">
自称来自“俄罗斯自由军团”与“俄罗斯志愿军”的武装人员在当地时间22日从乌克兰出发，对俄罗斯发动越境突袭，并声称占领俄别尔哥罗德州的边境村庄科津卡，同时派遣部队进入别尔哥罗德州的格赖沃沦。</text:p>
      <text:p text:style-name="P4">
“俄罗斯自由军团”是一个总部设在乌克兰的俄罗斯民兵组织，这一组织自称要推翻俄总统普京。俄总统新闻秘书佩斯科夫22日说，相关部门已就此事向普京做了汇报。对于这次事件，乌克兰否认与此有关。</text:p>
      <text:p text:style-name="P4">
Source: <text:a xlink:type="simple" xlink:href="https://www.zaobao.com.sg/realtime/world/story20230523-1397538" text:style-name="Internet_20_link" text:visited-style-name="Visited_20_Internet_20_Link">
https://www.zaobao.com.sg/realtime/world/story20230523-1397538</text:a>
</text:p>
      <!--NEWS-->
      <text:h text:style-name="P10" text:outline-level="1">
<text:span text:style-name="T4">
取消器官捐赠登记的港人剧增，香港政府不爽</text:span>
</text:h>
      <text:p text:style-name="P4">
Author: chinese@voanews.com (高锋)</text:p>
      <text:p text:style-name="P4">
Publisher: 美国之音中文网 (Type: NewsMediaOrganization)</text:p>
      <text:p text:style-name="P4">
Published Time: 2023-05-23T23:17:46+08:00</text:p>
      <text:p text:style-name="P4">
Modified Time: 2023-05-23 15:55:54Z</text:p>
      <text:p text:style-name="P4">
Description: 自从有消息说香港政府正研究与中国大陆建立常设器官移植互助机制后，在过去五个月共有近6000个器官捐赠申请取消登记。港府认为数字不寻常，批评有人想破坏捐赠器官系统，要求警方介入调查。有医学界人士认为，中国大陆的器官移植标准尚未与国际社会接轨，不宜贸然与其他地区共享器官捐赠。</text:p>
      <text:p text:style-name="P4">
Videos: []</text:p>
      <text:p text:style-name="P4">
Images: []</text:p>
      <text:p text:style-name="P4">
Categories: ['港澳', '健康', '中国', '法律']</text:p>
      <text:p text:style-name="P4">
Type: None</text:p>
      <!--METADATA-->
      <text:p text:style-name="P4">
NoneNone</text:p>
      <text:p text:style-name="P4">
Source: <text:a xlink:type="simple" xlink:href="https://www.voachinese.com/a/hong-kong-alleges-attempts-to-disrupt-cross-border-organ-donation-20230523/7105429.html" text:style-name="Internet_20_link" text:visited-style-name="Visited_20_Internet_20_Link">
https://www.voachinese.com/a/hong-kong-alleges-attempts-to-disrupt-cross-border-organ-donation-20230523/7105429.html</text:a>
</text:p>
      <!--NEWS-->
      <text:h text:style-name="P10" text:outline-level="1">
<text:span text:style-name="T4">
世卫草案：富裕国家应发挥更大作用防治大流行病</text:span>
</text:h>
      <text:p text:style-name="P4">
Author: 联合早报 (Person)</text:p>
      <text:p text:style-name="P4">
Publisher: 联合早报 (Organization)</text:p>
      <text:p text:style-name="P4">
Published Time: 2023-05-23T23:30</text:p>
      <text:p text:style-name="P4">
Modified Time: 2023-05-23T23:38</text:p>
      <text:p text:style-name="P4">
Description: 根据世界卫生组织正在谈判的一份新条约草案，要求较富裕的国家发挥更大作用，帮助世界应对大流行病。据路透社星期二（5月23日）看到的这份草案建议，拥有更多“能力和资源”的国家，应该为准...</text:p>
      <text:p text:style-name="P4">
Videos: []</text:p>
      <text:p text:style-name="P4">
Audios: []</text:p>
      <text:p text:style-name="P4">
Images: []</text:p>
      <text:p text:style-name="P4">
Type: NewsArticle</text:p>
      <text:p text:style-name="P4">
Breadcrumbs: ['即时', '国际']</text:p>
      <text:p text:style-name="P4">
Keywords: ['世界卫生组织', '冠状病毒19', '流行病']</text:p>
      <!--METADATA-->
      <text:p text:style-name="P4">
根据世界卫生组织正在谈判的一份新条约草案，要求较富裕的国家发挥更大作用，帮助世界应对大流行病。</text:p>
      <text:p text:style-name="P4">
据路透社星期二（5月23日）看到的这份草案建议，拥有更多“能力和资源”的国家，应该为准备和应对全球卫生威胁承担“相应程度的”责任。</text:p>
      <text:p text:style-name="P4">
这项由世卫组织成员国谈判的条约，是一份具有法律约束的协议，旨在解决国际社会在世界各地公平对抗冠病大流行的“灾难性失败”。</text:p>
      <text:p text:style-name="P4">
自冠病疫情暴发以来，累计感染病例超过7.5亿起，累计死亡病例约700万起。这份42页的文件旨在帮助世界在下一次做得更好。成员国可以选择在未来的谈判中删除其中的许多段落，包括关于责任的段落。</text:p>
      <text:p text:style-name="P4">
在早期草案中被证明存在争议的部分，包括围绕知识产权和保留20%的检测、治疗和疫苗，供世卫组织在紧急情况下分发给较贫穷国家的部分，仍保留在新草案中，但仍可能被删除。</text:p>
      <text:p text:style-name="P4">
这份文件也将“大流行”定义为“一种病原体或变体的全球传播”，不仅容易传播，也很危险，可导致卫生系统不堪重负，并需要国际协调。这项条约将于2024年完成。</text:p>
      <text:p text:style-name="P4">
Source: <text:a xlink:type="simple" xlink:href="https://www.zaobao.com.sg/realtime/world/story20230523-1397549" text:style-name="Internet_20_link" text:visited-style-name="Visited_20_Internet_20_Link">
https://www.zaobao.com.sg/realtime/world/story20230523-1397549</text:a>
</text:p>
      <!--NEWS-->
      <text:h text:style-name="P10" text:outline-level="1">
<text:span text:style-name="T4">
西甲皇马巴西球员被辱骂猴子 警方依种族歧视逮捕3人</text:span>
</text:h>
      <text:p text:style-name="P4">
Publisher: 法新社</text:p>
      <text:p text:style-name="P4">
Published Time: 2023-05-23T9:02:08+00:00</text:p>
      <text:p text:style-name="P4">
Modified Time: 2023-05-23T15:50:02+00:00</text:p>
      <text:p text:style-name="P4">
Description: （法新社马德里23日电） 西班牙甲级足球联赛皇家马德里队巴西籍前锋小维尼修斯（Vinicius Jr）上周末比赛时遭对手球迷种族歧视辱骂，这起事件引发国际谴责，西班牙警方今天逮捕3名涉案年轻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23T9-02-08-00-00/000000.png" xlink:type="simple" xlink:show="embed" xlink:actuate="onLoad" draw:mime-type="image/png"/>
</draw:frame>
</text:p>
      <text:p text:style-name="P4">
法新社报导，小维尼修斯现年22岁，是巴西国脚前锋，皇家马德里队（Real Madrid）21日在瓦伦西亚队（ValenciaCF）主场比赛时，他遭到地主队支持者针对，最后犯规被驱逐出场，瓦伦西亚终场以1比0击败皇马。</text:p>
      <text:p text:style-name="P4">
事发时，小维尼修斯站到球门后，对着观众席指着明显在辱骂他的始作俑者。下半场赛事因而延误了几分钟。裁判在赛后报告中写道，有球迷对小维尼修斯高喊「猴子」。</text:p>
      <text:p text:style-name="P4">
西班牙全国警察总局发表声明指出：「警方今天基于种族歧视行为，在瓦伦西亚逮捕了3名年轻人，此等行为发生在周日（21日）瓦伦西亚队与皇马队比赛期间。」</text:p>
      <text:p text:style-name="P4">
警方今天稍早表示已逮捕4名男子。他们涉嫌于今年1月在马德里一座桥梁上，悬挂穿着小维尼修斯球衣的人偶。</text:p>
      <text:p text:style-name="P4">
西班牙检方已对这起事件展开调查。巴西总统鲁拉（Luiz Inacio Lula da Silva）及西班牙总理桑杰士（PedroSanchez）均对此发出谴责。</text:p>
      <text:p text:style-name="P4">
Source: <text:a xlink:type="simple" xlink:href="https://www.rfi.fr/cn/%E8%BF%90%E5%8A%A8%E5%A4%A9%E5%9C%B0/20230523-%E8%A5%BF%E7%94%B2%E7%9A%87%E9%A9%AC%E5%B7%B4%E8%A5%BF%E7%90%83%E5%91%98%E8%A2%AB%E8%BE%B1%E9%AA%82%E7%8C%B4%E5%AD%90-%E8%AD%A6%E6%96%B9%E4%BE%9D%E7%A7%8D%E6%97%8F%E6%AD%A7%E8%A7%86%E9%80%AE%E6%8D%953%E4%BA%BA" text:style-name="Internet_20_link" text:visited-style-name="Visited_20_Internet_20_Link">
https://www.rfi.fr/cn/%E8%BF%90%E5%8A%A8%E5%A4%A9%E5%9C%B0/20230523-%E8%A5%BF%E7%94%B2%E7%9A%87%E9%A9%AC%E5%B7%B4%E8%A5%BF%E7%90%83%E5%91%98%E8%A2%AB%E8%BE%B1%E9%AA%82%E7%8C%B4%E5%AD%90-%E8%AD%A6%E6%96%B9%E4%BE%9D%E7%A7%8D%E6%97%8F%E6%AD%A7%E8%A7%86%E9%80%AE%E6%8D%953%E4%BA%BA</text:a>
</text:p>
      <!--NEWS-->
      <text:h text:style-name="P10" text:outline-level="1">
<text:span text:style-name="T4">
G7峰会最大成果之一：协调一致应对中国经济胁迫</text:span>
</text:h>
      <text:p text:style-name="P4">
Author: chinese@voanews.com (赵楠旭)</text:p>
      <text:p text:style-name="P4">
Publisher: 美国之音中文网 (Type: NewsMediaOrganization)</text:p>
      <text:p text:style-name="P4">
Published Time: 2023-05-24T00:33:03+08:00</text:p>
      <text:p text:style-name="P4">
Modified Time: 2023-05-23 20:03:47Z</text:p>
      <text:p text:style-name="P4">
Description: 日本广岛举行的七国集团峰会发表的联合声明指出，成员国必须通过去风险化来抵御中国的经济胁迫，同时表达了对台海局势的关切。分析人士指出，在乌克兰战争的背景下，欧洲国家正在安全领域强化与美国的合作关系；而七个工业大国在对付中国经济胁迫上能出台一整套措施是“很不容易”的一件事。</text:p>
      <text:p text:style-name="P4">
Videos: []</text:p>
      <text:p text:style-name="P4">
Images: []</text:p>
      <text:p text:style-name="P4">
Categories: ['全球议题', '美国', '中国', '编辑推荐']</text:p>
      <text:p text:style-name="P4">
Type: None</text:p>
      <!--METADATA-->
      <text:p text:style-name="P4">
NoneNone</text:p>
      <text:p text:style-name="P4">
Source: <text:a xlink:type="simple" xlink:href="https://www.voachinese.com/a/g7-focuses-on-economic-coercion-eu-reinforces-transatlantic-cooperation/7105575.html" text:style-name="Internet_20_link" text:visited-style-name="Visited_20_Internet_20_Link">
https://www.voachinese.com/a/g7-focuses-on-economic-coercion-eu-reinforces-transatlantic-cooperation/7105575.html</text:a>
</text:p>
      <!--NEWS-->
      <text:h text:style-name="P10" text:outline-level="1">
<text:span text:style-name="T4">
乌克兰飞行员开始接受F-16战机驾驶培训，欧盟表示欢迎</text:span>
</text:h>
      <text:p text:style-name="P4">
Author: chinese@voanews.com (松仁)</text:p>
      <text:p text:style-name="P4">
Publisher: 美国之音中文网 (Type: NewsMediaOrganization)</text:p>
      <text:p text:style-name="P4">
Published Time: 2023-05-24T01:21:42+08:00</text:p>
      <text:p text:style-name="P4">
Modified Time: 2023-05-23 17:37:10Z</text:p>
      <text:p text:style-name="P4">
Description: 欧盟外交与安全政策高级代表何塞普·博雷利（Josep Borrell）星期二（5月23日）表示，美国对培训乌克兰飞行员驾驶F-16战机开放绿灯开启了一个难以阻挡的势头，并将最终让美国生产的这一高性能战机用于乌克兰战场。</text:p>
      <text:p text:style-name="P4">
Videos: []</text:p>
      <text:p text:style-name="P4">
Images: []</text:p>
      <text:p text:style-name="P4">
Categories: ['欧洲', '军事', '乌克兰局势']</text:p>
      <text:p text:style-name="P4">
Type: None</text:p>
      <!--METADATA-->
      <text:p text:style-name="P4">
NoneNone</text:p>
      <text:p text:style-name="P4">
Source: <text:a xlink:type="simple" xlink:href="https://www.voachinese.com/a/eu-welcomes-f-16-jet-decision-for-ukraine-pilots-already-being-trained-052323/7105453.html" text:style-name="Internet_20_link" text:visited-style-name="Visited_20_Internet_20_Link">
https://www.voachinese.com/a/eu-welcomes-f-16-jet-decision-for-ukraine-pilots-already-being-trained-052323/7105453.html</text:a>
</text:p>
      <!--NEWS-->
      <text:h text:style-name="P10" text:outline-level="1">
<text:span text:style-name="T4">
学非所用：中国青年人失业严重部分原因乃专业与就业需求错配</text:span>
</text:h>
      <text:p text:style-name="P4">
Author: chinese@voanews.com (美国之音)</text:p>
      <text:p text:style-name="P4">
Publisher: 美国之音中文网 (Type: NewsMediaOrganization)</text:p>
      <text:p text:style-name="P4">
Published Time: 2023-05-24T01:23:54+08:00</text:p>
      <text:p text:style-name="P4">
Modified Time: 2023-05-23 17:36:37Z</text:p>
      <text:p text:style-name="P4">
Description: 美国高盛公司的分析师周一在一个研究报告中说，中国出现创记录的青年人高失业率，部分原因是专业和就业机会的“错配”或“不匹配”。</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goldman-sachs-says-jobs-mismatch-drove-up-china-s-youth-unemployment-20230523/7105390.html" text:style-name="Internet_20_link" text:visited-style-name="Visited_20_Internet_20_Link">
https://www.voachinese.com/a/goldman-sachs-says-jobs-mismatch-drove-up-china-s-youth-unemployment-20230523/7105390.html</text:a>
</text:p>
      <!--NEWS-->
      <text:h text:style-name="P10" text:outline-level="1">
<text:span text:style-name="T4">
市场专家：中国经济已经“烂透”，复苏愿景只是“海市蜃楼”</text:span>
</text:h>
      <text:p text:style-name="P4">
Author: chinese@voanews.com (松仁)</text:p>
      <text:p text:style-name="P4">
Publisher: 美国之音中文网 (Type: NewsMediaOrganization)</text:p>
      <text:p text:style-name="P4">
Published Time: 2023-05-24T01:24:42+08:00</text:p>
      <text:p text:style-name="P4">
Modified Time: 2023-05-23 18:18:06Z</text:p>
      <text:p text:style-name="P4">
Description: 一位著名的市场专家在英国金融时报上撰文指出，中国经济在经历了严厉的封控措施之后于去年年底解封。外界曾对疫情之后经济强劲复苏期待甚高。但近几个的经济数据显示，期望与现实差距巨大。</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boomy-talk-about-the-chinese-economy-is-a-charade-20230523/7105452.html" text:style-name="Internet_20_link" text:visited-style-name="Visited_20_Internet_20_Link">
https://www.voachinese.com/a/boomy-talk-about-the-chinese-economy-is-a-charade-20230523/7105452.html</text:a>
</text:p>
      <!--NEWS-->
      <text:h text:style-name="P10" text:outline-level="1">
<text:span text:style-name="T4">
美国说索马里青年党领导人在空袭中受伤</text:span>
</text:h>
      <text:p text:style-name="P4">
Author: chinese@voanews.com (马瑞夫)</text:p>
      <text:p text:style-name="P4">
Publisher: 美国之音中文网 (Type: NewsMediaOrganization)</text:p>
      <text:p text:style-name="P4">
Published Time: 2023-05-24T04:09:11+08:00</text:p>
      <text:p text:style-name="P4">
Modified Time: 2023-05-23 20:09:11Z</text:p>
      <text:p text:style-name="P4">
Description: 美国非洲司令部发言人说，索马里青年党一名领导人似乎在美国在索马里最新的军事空袭中得以幸存。</text:p>
      <text:p text:style-name="P4">
Videos: []</text:p>
      <text:p text:style-name="P4">
Images: []</text:p>
      <text:p text:style-name="P4">
Categories: ['非洲', '美国', '军事']</text:p>
      <text:p text:style-name="P4">
Type: None</text:p>
      <!--METADATA-->
      <text:p text:style-name="P4">
NoneNone</text:p>
      <text:p text:style-name="P4">
Source: <text:a xlink:type="simple" xlink:href="https://www.voachinese.com/a/al-shabab-leader-injured-20230523/7105911.html" text:style-name="Internet_20_link" text:visited-style-name="Visited_20_Internet_20_Link">
https://www.voachinese.com/a/al-shabab-leader-injured-20230523/7105911.html</text:a>
</text:p>
      <!--NEWS-->
      <text:h text:style-name="P10" text:outline-level="1">
<text:span text:style-name="T4">
乌克兰仍为巴赫穆特而战   北约举行春季风暴演习</text:span>
</text:h>
      <text:p text:style-name="P4">
Author: chinese@voanews.com (刘恩民)</text:p>
      <text:p text:style-name="P4">
Publisher: 美国之音中文网 (Type: Organization)</text:p>
      <text:p text:style-name="P4">
Published Time: 2023-05-24T04:10:18+08:00</text:p>
      <text:p text:style-name="P4">
Modified Time: 2023-05-23 20:10:18Z</text:p>
      <text:p text:style-name="P4">
Description: “俄罗斯的威胁永远不会消失” 爱沙尼亚国防部长佩夫库尔表示。时值乌克兰仍继续为巴赫穆特而战，由英国领导的北约增强型前沿存在 (eFP) 部队在爱沙尼亚开始了年度最大的春季风暴演习，有来自11个北约盟国参与。为因应俄罗斯的威胁，爱沙尼亚已将国防开支增加到百分之三，明年甚至会增加到三点二。</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nato-kicks-off-annual-spring-storm-exercises-in-estonia-as-ukraine-fights-around-bakhmut-20230524/7105942.html" text:style-name="Internet_20_link" text:visited-style-name="Visited_20_Internet_20_Link">
https://www.voachinese.com/a/nato-kicks-off-annual-spring-storm-exercises-in-estonia-as-ukraine-fights-around-bakhmut-20230524/7105942.html</text:a>
</text:p>
      <!--NEWS-->
      <text:h text:style-name="P10" text:outline-level="1">
<text:span text:style-name="T4">
美国对朝鲜实施新制裁,涉数千IT人员,其中许多在中俄运作</text:span>
</text:h>
      <text:p text:style-name="P4">
Author: chinese@voanews.com (美国之音)</text:p>
      <text:p text:style-name="P4">
Publisher: 美国之音中文网 (Type: NewsMediaOrganization)</text:p>
      <text:p text:style-name="P4">
Published Time: 2023-05-24T04:21:02+08:00</text:p>
      <text:p text:style-name="P4">
Modified Time: 2023-05-23 20:21:02Z</text:p>
      <text:p text:style-name="P4">
Description: 美国周二(5月23日)对朝鲜实施新制裁，涉及数千名朝鲜信息技术(IT)工作者，其中许多人在中国和俄罗斯运作，他们的工作据称帮助为大规模杀伤性武器和导弹项目提供资金。</text:p>
      <text:p text:style-name="P4">
Videos: []</text:p>
      <text:p text:style-name="P4">
Images: []</text:p>
      <text:p text:style-name="P4">
Categories: ['美国', '亚太', '科技']</text:p>
      <text:p text:style-name="P4">
Type: None</text:p>
      <!--METADATA-->
      <text:p text:style-name="P4">
NoneNone</text:p>
      <text:p text:style-name="P4">
Source: <text:a xlink:type="simple" xlink:href="https://www.voachinese.com/a/us-issues-fresh-north-korea-sanctions-on-illicit-it-workforce-20230523/7105910.html" text:style-name="Internet_20_link" text:visited-style-name="Visited_20_Internet_20_Link">
https://www.voachinese.com/a/us-issues-fresh-north-korea-sanctions-on-illicit-it-workforce-20230523/7105910.html</text:a>
</text:p>
      <!--NEWS-->
      <text:h text:style-name="P10" text:outline-level="1">
<text:span text:style-name="T4">
俄罗斯宣称击退了对别尔哥罗德地区的越境袭击</text:span>
</text:h>
      <text:p text:style-name="P4">
Author: chinese@voanews.com (美国之音)</text:p>
      <text:p text:style-name="P4">
Publisher: 美国之音中文网 (Type: NewsMediaOrganization)</text:p>
      <text:p text:style-name="P4">
Published Time: 2023-05-24T04:32:08+08:00</text:p>
      <text:p text:style-name="P4">
Modified Time: 2023-05-23 20:32:08Z</text:p>
      <text:p text:style-name="P4">
Description: 一名俄罗斯高级官员星期二(5月23日)声称，俄军已经击退了来自乌克兰的越境袭击，俄罗斯在持续大约24小时的战斗中打死了70多名袭击者。</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contends-it-has-repelled-incursion-in-belgorod-region20230523/7105979.html" text:style-name="Internet_20_link" text:visited-style-name="Visited_20_Internet_20_Link">
https://www.voachinese.com/a/russia-contends-it-has-repelled-incursion-in-belgorod-region20230523/7105979.html</text:a>
</text:p>
      <!--NEWS-->
      <text:h text:style-name="P10" text:outline-level="1">
<text:span text:style-name="T4">
荷兰外交大臣在中国说，保护经济是优先要务</text:span>
</text:h>
      <text:p text:style-name="P4">
Author: chinese@voanews.com (美国之音)</text:p>
      <text:p text:style-name="P4">
Publisher: 美国之音中文网 (Type: NewsMediaOrganization)</text:p>
      <text:p text:style-name="P4">
Published Time: 2023-05-24T05:05:06+08:00</text:p>
      <text:p text:style-name="P4">
Modified Time: 2023-05-23 21:05:06Z</text:p>
      <text:p text:style-name="P4">
Description: 荷兰副首相兼外交大臣胡克斯特拉(Wopke Hoekstra)星期二在中国说，保护荷兰经济和网络空间是荷兰的一项优先要务，西方国家政府同时对北京采取更加防卫的立场。</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holand-to-safeguard-economy-20230523/7106039.html" text:style-name="Internet_20_link" text:visited-style-name="Visited_20_Internet_20_Link">
https://www.voachinese.com/a/holand-to-safeguard-economy-20230523/7106039.html</text:a>
</text:p>
      <!--NEWS-->
      <text:h text:style-name="P10" text:outline-level="1">
<text:span text:style-name="T4">
中国新任大使谢峰抵美 美国国务院：期待与谢锋合作</text:span>
</text:h>
      <text:p text:style-name="P4">
Author: chinese@voanews.com (美国之音)</text:p>
      <text:p text:style-name="P4">
Publisher: 美国之音中文网 (Type: NewsMediaOrganization)</text:p>
      <text:p text:style-name="P4">
Published Time: 2023-05-24T05:41:58+08:00</text:p>
      <text:p text:style-name="P4">
Modified Time: 2023-05-23 21:54:18Z</text:p>
      <text:p text:style-name="P4">
Description: 中国新任驻美国大使谢峰周二（5月23日）第一站抵达纽约就职。他在纽约肯尼迪国际机场对记者们表示，中美两国关系面临“严峻的困难和挑战”。</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new-chinese-ambassador-to-us-acknowledges-challenges-in-relations-20230523/7106059.html" text:style-name="Internet_20_link" text:visited-style-name="Visited_20_Internet_20_Link">
https://www.voachinese.com/a/new-chinese-ambassador-to-us-acknowledges-challenges-in-relations-20230523/710605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